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55.4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8" table:default-cell-style-name="ce3"/>
        <table:table-column table:style-name="co8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noveltitle</text:p>
          </table:table-cell>
          <table:table-cell office:value-type="string" calcext:value-type="string">
            <text:p>noveltyp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joinyear</text:p>
          </table:table-cell>
          <table:table-cell table:style-name="Default" office:value-type="string" calcext:value-type="string">
            <text:p>sales2011</text:p>
          </table:table-cell>
          <table:table-cell table:style-name="Default" office:value-type="string" calcext:value-type="string">
            <text:p>sales2012</text:p>
          </table:table-cell>
          <table:table-cell table:style-name="Default" office:value-type="string" calcext:value-type="string">
            <text:p>sales2013</text:p>
          </table:table-cell>
          <table:table-cell table:style-name="Default" office:value-type="string" calcext:value-type="string">
            <text:p>sales2014</text:p>
          </table:table-cell>
          <table:table-cell table:style-name="Default" office:value-type="string" calcext:value-type="string">
            <text:p>sales2015</text:p>
          </table:table-cell>
          <table:table-cell table:style-name="Default" office:value-type="string" calcext:value-type="string">
            <text:p>sales2016</text:p>
          </table:table-cell>
          <table:table-cell table:style-name="Default" office:value-type="string" calcext:value-type="string">
            <text:p>sales2017</text:p>
          </table:table-cell>
          <table:table-cell table:style-name="Default" office:value-type="string" calcext:value-type="string">
            <text:p>unitsales</text:p>
          </table:table-cell>
          <table:table-cell table:style-name="Default" office:value-type="string" calcext:value-type="string">
            <text:p>salary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gail Schmidt</text:p>
          </table:table-cell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2]&gt;NUMBERVALUE(RIGHT([.G$1];4));0;RANDBETWEEN(1000;1000000))" office:value-type="float" office:value="0" calcext:value-type="float">
            <text:p>0</text:p>
          </table:table-cell>
          <table:table-cell table:formula="of:=IF([.$F2]&gt;NUMBERVALUE(RIGHT([.H$1];4));0;RANDBETWEEN(1000;1000000))" office:value-type="float" office:value="0" calcext:value-type="float">
            <text:p>0</text:p>
          </table:table-cell>
          <table:table-cell table:formula="of:=IF([.$F2]&gt;NUMBERVALUE(RIGHT([.I$1];4));0;RANDBETWEEN(1000;1000000))" office:value-type="float" office:value="0" calcext:value-type="float">
            <text:p>0</text:p>
          </table:table-cell>
          <table:table-cell table:formula="of:=IF([.$F2]&gt;NUMBERVALUE(RIGHT([.J$1];4));0;RANDBETWEEN(1000;1000000))" office:value-type="float" office:value="0" calcext:value-type="float">
            <text:p>0</text:p>
          </table:table-cell>
          <table:table-cell table:formula="of:=IF([.$F2]&gt;NUMBERVALUE(RIGHT([.K$1];4));0;RANDBETWEEN(1000;1000000))" office:value-type="float" office:value="0" calcext:value-type="float">
            <text:p>0</text:p>
          </table:table-cell>
          <table:table-cell table:formula="of:=IF([.$F2]&gt;NUMBERVALUE(RIGHT([.L$1];4));0;RANDBETWEEN(1000;1000000))" office:value-type="float" office:value="891192" calcext:value-type="float">
            <text:p>891192</text:p>
          </table:table-cell>
          <table:table-cell table:formula="of:=IF([.$F2]&gt;NUMBERVALUE(RIGHT([.M$1];4));0;RANDBETWEEN(1000;1000000))" office:value-type="float" office:value="385669" calcext:value-type="float">
            <text:p>385669</text:p>
          </table:table-cell>
          <table:table-cell table:formula="of:=SUM([.G2:.M2])" office:value-type="float" office:value="1276861" calcext:value-type="float">
            <text:p>1276861</text:p>
          </table:table-cell>
          <table:table-cell table:formula="of:=[.G2]*VLOOKUP(NUMBERVALUE(RIGHT([.G$1];4));[$'salary-percopy'.$A$1:.$B$7];2)+[.H2]*VLOOKUP(NUMBERVALUE(RIGHT([.H$1];4));[$'salary-percopy'.$A$1:.$B$7];2)+[.I2]*VLOOKUP(NUMBERVALUE(RIGHT([.I$1];4));[$'salary-percopy'.$A$1:.$B$7];2)+[.J2]*VLOOKUP(NUMBERVALUE(RIGHT([.J$1];4));[$'salary-percopy'.$A$1:.$B$7];2)+[.K2]*VLOOKUP(NUMBERVALUE(RIGHT([.K$1];4));[$'salary-percopy'.$A$1:.$B$7];2)+[.L2]*VLOOKUP(NUMBERVALUE(RIGHT([.L$1];4));[$'salary-percopy'.$A$1:.$B$7];2)+[.M2]*VLOOKUP(NUMBERVALUE(RIGHT([.M$1];4));[$'salary-percopy'.$A$1:.$B$7];2)" office:value-type="float" office:value="242004320" calcext:value-type="float">
            <text:p>242004320</text:p>
          </table:table-cell>
          <table:table-cell table:formula="of:=IF([.G2]&gt;500000;[.G2]*0.1*VLOOKUP(NUMBERVALUE(RIGHT([.G$1];4));[$'salary-percopy'.$A$1:.$B$7];2))+IF([.H2]&gt;500000;[.H2]*0.1*VLOOKUP(NUMBERVALUE(RIGHT([.H$1];4));[$'salary-percopy'.$A$1:.$B$7];2))+IF([.I2]&gt;500000;[.I2]*0.1*VLOOKUP(NUMBERVALUE(RIGHT([.I$1];4));[$'salary-percopy'.$A$1:.$B$7];2))+IF([.J2]&gt;500000;[.J2]*0.1*VLOOKUP(NUMBERVALUE(RIGHT([.J$1];4));[$'salary-percopy'.$A$1:.$B$7];2))+IF([.K2]&gt;500000;[.K2]*0.1*VLOOKUP(NUMBERVALUE(RIGHT([.K$1];4));[$'salary-percopy'.$A$1:.$B$7];2))+IF([.L2]&gt;500000;[.L2]*0.1*VLOOKUP(NUMBERVALUE(RIGHT([.L$1];4));[$'salary-percopy'.$A$1:.$B$7];2))+IF([.M2]&gt;500000;[.M2]*0.1*VLOOKUP(NUMBERVALUE(RIGHT([.M$1];4));[$'salary-percopy'.$A$1:.$B$7];2))" office:value-type="float" office:value="16487052" calcext:value-type="float">
            <text:p>16487052</text:p>
          </table:table-cell>
          <table:table-cell table:formula="of:=[.O2]+[.P2]" office:value-type="float" office:value="258491372" calcext:value-type="float">
            <text:p>258491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el Beard</text:p>
          </table:table-cell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3]&gt;NUMBERVALUE(RIGHT([.G$1];4));0;RANDBETWEEN(1000;1000000))" office:value-type="float" office:value="336810" calcext:value-type="float">
            <text:p>336810</text:p>
          </table:table-cell>
          <table:table-cell table:formula="of:=IF([.$F3]&gt;NUMBERVALUE(RIGHT([.H$1];4));0;RANDBETWEEN(1000;1000000))" office:value-type="float" office:value="970216" calcext:value-type="float">
            <text:p>970216</text:p>
          </table:table-cell>
          <table:table-cell table:formula="of:=IF([.$F3]&gt;NUMBERVALUE(RIGHT([.I$1];4));0;RANDBETWEEN(1000;1000000))" office:value-type="float" office:value="108621" calcext:value-type="float">
            <text:p>108621</text:p>
          </table:table-cell>
          <table:table-cell table:formula="of:=IF([.$F3]&gt;NUMBERVALUE(RIGHT([.J$1];4));0;RANDBETWEEN(1000;1000000))" office:value-type="float" office:value="46837" calcext:value-type="float">
            <text:p>46837</text:p>
          </table:table-cell>
          <table:table-cell table:formula="of:=IF([.$F3]&gt;NUMBERVALUE(RIGHT([.K$1];4));0;RANDBETWEEN(1000;1000000))" office:value-type="float" office:value="175709" calcext:value-type="float">
            <text:p>175709</text:p>
          </table:table-cell>
          <table:table-cell table:formula="of:=IF([.$F3]&gt;NUMBERVALUE(RIGHT([.L$1];4));0;RANDBETWEEN(1000;1000000))" office:value-type="float" office:value="547598" calcext:value-type="float">
            <text:p>547598</text:p>
          </table:table-cell>
          <table:table-cell table:formula="of:=IF([.$F3]&gt;NUMBERVALUE(RIGHT([.M$1];4));0;RANDBETWEEN(1000;1000000))" office:value-type="float" office:value="739875" calcext:value-type="float">
            <text:p>739875</text:p>
          </table:table-cell>
          <table:table-cell table:formula="of:=SUM([.G3:.M3])" office:value-type="float" office:value="2925666" calcext:value-type="float">
            <text:p>2925666</text:p>
          </table:table-cell>
          <table:table-cell table:formula="of:=[.G3]*VLOOKUP(NUMBERVALUE(RIGHT([.G$1];4));[$'salary-percopy'.$A$1:.$B$7];2)+[.H3]*VLOOKUP(NUMBERVALUE(RIGHT([.H$1];4));[$'salary-percopy'.$A$1:.$B$7];2)+[.I3]*VLOOKUP(NUMBERVALUE(RIGHT([.I$1];4));[$'salary-percopy'.$A$1:.$B$7];2)+[.J3]*VLOOKUP(NUMBERVALUE(RIGHT([.J$1];4));[$'salary-percopy'.$A$1:.$B$7];2)+[.K3]*VLOOKUP(NUMBERVALUE(RIGHT([.K$1];4));[$'salary-percopy'.$A$1:.$B$7];2)+[.L3]*VLOOKUP(NUMBERVALUE(RIGHT([.L$1];4));[$'salary-percopy'.$A$1:.$B$7];2)+[.M3]*VLOOKUP(NUMBERVALUE(RIGHT([.M$1];4));[$'salary-percopy'.$A$1:.$B$7];2)" office:value-type="float" office:value="439147620" calcext:value-type="float">
            <text:p>439147620</text:p>
          </table:table-cell>
          <table:table-cell table:formula="of:=IF([.G3]&gt;500000;[.G3]*0.1*VLOOKUP(NUMBERVALUE(RIGHT([.G$1];4));[$'salary-percopy'.$A$1:.$B$7];2))+IF([.H3]&gt;500000;[.H3]*0.1*VLOOKUP(NUMBERVALUE(RIGHT([.H$1];4));[$'salary-percopy'.$A$1:.$B$7];2))+IF([.I3]&gt;500000;[.I3]*0.1*VLOOKUP(NUMBERVALUE(RIGHT([.I$1];4));[$'salary-percopy'.$A$1:.$B$7];2))+IF([.J3]&gt;500000;[.J3]*0.1*VLOOKUP(NUMBERVALUE(RIGHT([.J$1];4));[$'salary-percopy'.$A$1:.$B$7];2))+IF([.K3]&gt;500000;[.K3]*0.1*VLOOKUP(NUMBERVALUE(RIGHT([.K$1];4));[$'salary-percopy'.$A$1:.$B$7];2))+IF([.L3]&gt;500000;[.L3]*0.1*VLOOKUP(NUMBERVALUE(RIGHT([.L$1];4));[$'salary-percopy'.$A$1:.$B$7];2))+IF([.M3]&gt;500000;[.M3]*0.1*VLOOKUP(NUMBERVALUE(RIGHT([.M$1];4));[$'salary-percopy'.$A$1:.$B$7];2))" office:value-type="float" office:value="35600439" calcext:value-type="float">
            <text:p>35600439</text:p>
          </table:table-cell>
          <table:table-cell table:formula="of:=[.O3]+[.P3]" office:value-type="float" office:value="474748059" calcext:value-type="float">
            <text:p>474748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son Ryan</text:p>
          </table:table-cell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4]&gt;NUMBERVALUE(RIGHT([.G$1];4));0;RANDBETWEEN(1000;1000000))" office:value-type="float" office:value="0" calcext:value-type="float">
            <text:p>0</text:p>
          </table:table-cell>
          <table:table-cell table:formula="of:=IF([.$F4]&gt;NUMBERVALUE(RIGHT([.H$1];4));0;RANDBETWEEN(1000;1000000))" office:value-type="float" office:value="0" calcext:value-type="float">
            <text:p>0</text:p>
          </table:table-cell>
          <table:table-cell table:formula="of:=IF([.$F4]&gt;NUMBERVALUE(RIGHT([.I$1];4));0;RANDBETWEEN(1000;1000000))" office:value-type="float" office:value="0" calcext:value-type="float">
            <text:p>0</text:p>
          </table:table-cell>
          <table:table-cell table:formula="of:=IF([.$F4]&gt;NUMBERVALUE(RIGHT([.J$1];4));0;RANDBETWEEN(1000;1000000))" office:value-type="float" office:value="0" calcext:value-type="float">
            <text:p>0</text:p>
          </table:table-cell>
          <table:table-cell table:formula="of:=IF([.$F4]&gt;NUMBERVALUE(RIGHT([.K$1];4));0;RANDBETWEEN(1000;1000000))" office:value-type="float" office:value="162454" calcext:value-type="float">
            <text:p>162454</text:p>
          </table:table-cell>
          <table:table-cell table:formula="of:=IF([.$F4]&gt;NUMBERVALUE(RIGHT([.L$1];4));0;RANDBETWEEN(1000;1000000))" office:value-type="float" office:value="90939" calcext:value-type="float">
            <text:p>90939</text:p>
          </table:table-cell>
          <table:table-cell table:formula="of:=IF([.$F4]&gt;NUMBERVALUE(RIGHT([.M$1];4));0;RANDBETWEEN(1000;1000000))" office:value-type="float" office:value="215732" calcext:value-type="float">
            <text:p>215732</text:p>
          </table:table-cell>
          <table:table-cell table:formula="of:=SUM([.G4:.M4])" office:value-type="float" office:value="469125" calcext:value-type="float">
            <text:p>469125</text:p>
          </table:table-cell>
          <table:table-cell table:formula="of:=[.G4]*VLOOKUP(NUMBERVALUE(RIGHT([.G$1];4));[$'salary-percopy'.$A$1:.$B$7];2)+[.H4]*VLOOKUP(NUMBERVALUE(RIGHT([.H$1];4));[$'salary-percopy'.$A$1:.$B$7];2)+[.I4]*VLOOKUP(NUMBERVALUE(RIGHT([.I$1];4));[$'salary-percopy'.$A$1:.$B$7];2)+[.J4]*VLOOKUP(NUMBERVALUE(RIGHT([.J$1];4));[$'salary-percopy'.$A$1:.$B$7];2)+[.K4]*VLOOKUP(NUMBERVALUE(RIGHT([.K$1];4));[$'salary-percopy'.$A$1:.$B$7];2)+[.L4]*VLOOKUP(NUMBERVALUE(RIGHT([.L$1];4));[$'salary-percopy'.$A$1:.$B$7];2)+[.M4]*VLOOKUP(NUMBERVALUE(RIGHT([.M$1];4));[$'salary-percopy'.$A$1:.$B$7];2)" office:value-type="float" office:value="87587295" calcext:value-type="float">
            <text:p>87587295</text:p>
          </table:table-cell>
          <table:table-cell table:formula="of:=IF([.G4]&gt;500000;[.G4]*0.1*VLOOKUP(NUMBERVALUE(RIGHT([.G$1];4));[$'salary-percopy'.$A$1:.$B$7];2))+IF([.H4]&gt;500000;[.H4]*0.1*VLOOKUP(NUMBERVALUE(RIGHT([.H$1];4));[$'salary-percopy'.$A$1:.$B$7];2))+IF([.I4]&gt;500000;[.I4]*0.1*VLOOKUP(NUMBERVALUE(RIGHT([.I$1];4));[$'salary-percopy'.$A$1:.$B$7];2))+IF([.J4]&gt;500000;[.J4]*0.1*VLOOKUP(NUMBERVALUE(RIGHT([.J$1];4));[$'salary-percopy'.$A$1:.$B$7];2))+IF([.K4]&gt;500000;[.K4]*0.1*VLOOKUP(NUMBERVALUE(RIGHT([.K$1];4));[$'salary-percopy'.$A$1:.$B$7];2))+IF([.L4]&gt;500000;[.L4]*0.1*VLOOKUP(NUMBERVALUE(RIGHT([.L$1];4));[$'salary-percopy'.$A$1:.$B$7];2))+IF([.M4]&gt;500000;[.M4]*0.1*VLOOKUP(NUMBERVALUE(RIGHT([.M$1];4));[$'salary-percopy'.$A$1:.$B$7];2))" office:value-type="float" office:value="0" calcext:value-type="float">
            <text:p>0</text:p>
          </table:table-cell>
          <table:table-cell table:formula="of:=[.O4]+[.P4]" office:value-type="float" office:value="87587295" calcext:value-type="float">
            <text:p>87587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onis White</text:p>
          </table:table-cell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5]&gt;NUMBERVALUE(RIGHT([.G$1];4));0;RANDBETWEEN(1000;1000000))" office:value-type="float" office:value="0" calcext:value-type="float">
            <text:p>0</text:p>
          </table:table-cell>
          <table:table-cell table:formula="of:=IF([.$F5]&gt;NUMBERVALUE(RIGHT([.H$1];4));0;RANDBETWEEN(1000;1000000))" office:value-type="float" office:value="92097" calcext:value-type="float">
            <text:p>92097</text:p>
          </table:table-cell>
          <table:table-cell table:formula="of:=IF([.$F5]&gt;NUMBERVALUE(RIGHT([.I$1];4));0;RANDBETWEEN(1000;1000000))" office:value-type="float" office:value="408785" calcext:value-type="float">
            <text:p>408785</text:p>
          </table:table-cell>
          <table:table-cell table:formula="of:=IF([.$F5]&gt;NUMBERVALUE(RIGHT([.J$1];4));0;RANDBETWEEN(1000;1000000))" office:value-type="float" office:value="530941" calcext:value-type="float">
            <text:p>530941</text:p>
          </table:table-cell>
          <table:table-cell table:formula="of:=IF([.$F5]&gt;NUMBERVALUE(RIGHT([.K$1];4));0;RANDBETWEEN(1000;1000000))" office:value-type="float" office:value="823682" calcext:value-type="float">
            <text:p>823682</text:p>
          </table:table-cell>
          <table:table-cell table:formula="of:=IF([.$F5]&gt;NUMBERVALUE(RIGHT([.L$1];4));0;RANDBETWEEN(1000;1000000))" office:value-type="float" office:value="170719" calcext:value-type="float">
            <text:p>170719</text:p>
          </table:table-cell>
          <table:table-cell table:formula="of:=IF([.$F5]&gt;NUMBERVALUE(RIGHT([.M$1];4));0;RANDBETWEEN(1000;1000000))" office:value-type="float" office:value="626206" calcext:value-type="float">
            <text:p>626206</text:p>
          </table:table-cell>
          <table:table-cell table:formula="of:=SUM([.G5:.M5])" office:value-type="float" office:value="2652430" calcext:value-type="float">
            <text:p>2652430</text:p>
          </table:table-cell>
          <table:table-cell table:formula="of:=[.G5]*VLOOKUP(NUMBERVALUE(RIGHT([.G$1];4));[$'salary-percopy'.$A$1:.$B$7];2)+[.H5]*VLOOKUP(NUMBERVALUE(RIGHT([.H$1];4));[$'salary-percopy'.$A$1:.$B$7];2)+[.I5]*VLOOKUP(NUMBERVALUE(RIGHT([.I$1];4));[$'salary-percopy'.$A$1:.$B$7];2)+[.J5]*VLOOKUP(NUMBERVALUE(RIGHT([.J$1];4));[$'salary-percopy'.$A$1:.$B$7];2)+[.K5]*VLOOKUP(NUMBERVALUE(RIGHT([.K$1];4));[$'salary-percopy'.$A$1:.$B$7];2)+[.L5]*VLOOKUP(NUMBERVALUE(RIGHT([.L$1];4));[$'salary-percopy'.$A$1:.$B$7];2)+[.M5]*VLOOKUP(NUMBERVALUE(RIGHT([.M$1];4));[$'salary-percopy'.$A$1:.$B$7];2)" office:value-type="float" office:value="430366765" calcext:value-type="float">
            <text:p>430366765</text:p>
          </table:table-cell>
          <table:table-cell table:formula="of:=IF([.G5]&gt;500000;[.G5]*0.1*VLOOKUP(NUMBERVALUE(RIGHT([.G$1];4));[$'salary-percopy'.$A$1:.$B$7];2))+IF([.H5]&gt;500000;[.H5]*0.1*VLOOKUP(NUMBERVALUE(RIGHT([.H$1];4));[$'salary-percopy'.$A$1:.$B$7];2))+IF([.I5]&gt;500000;[.I5]*0.1*VLOOKUP(NUMBERVALUE(RIGHT([.I$1];4));[$'salary-percopy'.$A$1:.$B$7];2))+IF([.J5]&gt;500000;[.J5]*0.1*VLOOKUP(NUMBERVALUE(RIGHT([.J$1];4));[$'salary-percopy'.$A$1:.$B$7];2))+IF([.K5]&gt;500000;[.K5]*0.1*VLOOKUP(NUMBERVALUE(RIGHT([.K$1];4));[$'salary-percopy'.$A$1:.$B$7];2))+IF([.L5]&gt;500000;[.L5]*0.1*VLOOKUP(NUMBERVALUE(RIGHT([.L$1];4));[$'salary-percopy'.$A$1:.$B$7];2))+IF([.M5]&gt;500000;[.M5]*0.1*VLOOKUP(NUMBERVALUE(RIGHT([.M$1];4));[$'salary-percopy'.$A$1:.$B$7];2))" office:value-type="float" office:value="33959888" calcext:value-type="float">
            <text:p>33959888</text:p>
          </table:table-cell>
          <table:table-cell table:formula="of:=[.O5]+[.P5]" office:value-type="float" office:value="464326653" calcext:value-type="float">
            <text:p>464326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hmad Lynn</text:p>
          </table:table-cell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6]&gt;NUMBERVALUE(RIGHT([.G$1];4));0;RANDBETWEEN(1000;1000000))" office:value-type="float" office:value="0" calcext:value-type="float">
            <text:p>0</text:p>
          </table:table-cell>
          <table:table-cell table:formula="of:=IF([.$F6]&gt;NUMBERVALUE(RIGHT([.H$1];4));0;RANDBETWEEN(1000;1000000))" office:value-type="float" office:value="0" calcext:value-type="float">
            <text:p>0</text:p>
          </table:table-cell>
          <table:table-cell table:formula="of:=IF([.$F6]&gt;NUMBERVALUE(RIGHT([.I$1];4));0;RANDBETWEEN(1000;1000000))" office:value-type="float" office:value="0" calcext:value-type="float">
            <text:p>0</text:p>
          </table:table-cell>
          <table:table-cell table:formula="of:=IF([.$F6]&gt;NUMBERVALUE(RIGHT([.J$1];4));0;RANDBETWEEN(1000;1000000))" office:value-type="float" office:value="0" calcext:value-type="float">
            <text:p>0</text:p>
          </table:table-cell>
          <table:table-cell table:formula="of:=IF([.$F6]&gt;NUMBERVALUE(RIGHT([.K$1];4));0;RANDBETWEEN(1000;1000000))" office:value-type="float" office:value="0" calcext:value-type="float">
            <text:p>0</text:p>
          </table:table-cell>
          <table:table-cell table:formula="of:=IF([.$F6]&gt;NUMBERVALUE(RIGHT([.L$1];4));0;RANDBETWEEN(1000;1000000))" office:value-type="float" office:value="0" calcext:value-type="float">
            <text:p>0</text:p>
          </table:table-cell>
          <table:table-cell table:formula="of:=IF([.$F6]&gt;NUMBERVALUE(RIGHT([.M$1];4));0;RANDBETWEEN(1000;1000000))" office:value-type="float" office:value="84588" calcext:value-type="float">
            <text:p>84588</text:p>
          </table:table-cell>
          <table:table-cell table:formula="of:=SUM([.G6:.M6])" office:value-type="float" office:value="84588" calcext:value-type="float">
            <text:p>84588</text:p>
          </table:table-cell>
          <table:table-cell table:formula="of:=[.G6]*VLOOKUP(NUMBERVALUE(RIGHT([.G$1];4));[$'salary-percopy'.$A$1:.$B$7];2)+[.H6]*VLOOKUP(NUMBERVALUE(RIGHT([.H$1];4));[$'salary-percopy'.$A$1:.$B$7];2)+[.I6]*VLOOKUP(NUMBERVALUE(RIGHT([.I$1];4));[$'salary-percopy'.$A$1:.$B$7];2)+[.J6]*VLOOKUP(NUMBERVALUE(RIGHT([.J$1];4));[$'salary-percopy'.$A$1:.$B$7];2)+[.K6]*VLOOKUP(NUMBERVALUE(RIGHT([.K$1];4));[$'salary-percopy'.$A$1:.$B$7];2)+[.L6]*VLOOKUP(NUMBERVALUE(RIGHT([.L$1];4));[$'salary-percopy'.$A$1:.$B$7];2)+[.M6]*VLOOKUP(NUMBERVALUE(RIGHT([.M$1];4));[$'salary-percopy'.$A$1:.$B$7];2)" office:value-type="float" office:value="16917600" calcext:value-type="float">
            <text:p>16917600</text:p>
          </table:table-cell>
          <table:table-cell table:formula="of:=IF([.G6]&gt;500000;[.G6]*0.1*VLOOKUP(NUMBERVALUE(RIGHT([.G$1];4));[$'salary-percopy'.$A$1:.$B$7];2))+IF([.H6]&gt;500000;[.H6]*0.1*VLOOKUP(NUMBERVALUE(RIGHT([.H$1];4));[$'salary-percopy'.$A$1:.$B$7];2))+IF([.I6]&gt;500000;[.I6]*0.1*VLOOKUP(NUMBERVALUE(RIGHT([.I$1];4));[$'salary-percopy'.$A$1:.$B$7];2))+IF([.J6]&gt;500000;[.J6]*0.1*VLOOKUP(NUMBERVALUE(RIGHT([.J$1];4));[$'salary-percopy'.$A$1:.$B$7];2))+IF([.K6]&gt;500000;[.K6]*0.1*VLOOKUP(NUMBERVALUE(RIGHT([.K$1];4));[$'salary-percopy'.$A$1:.$B$7];2))+IF([.L6]&gt;500000;[.L6]*0.1*VLOOKUP(NUMBERVALUE(RIGHT([.L$1];4));[$'salary-percopy'.$A$1:.$B$7];2))+IF([.M6]&gt;500000;[.M6]*0.1*VLOOKUP(NUMBERVALUE(RIGHT([.M$1];4));[$'salary-percopy'.$A$1:.$B$7];2))" office:value-type="float" office:value="0" calcext:value-type="float">
            <text:p>0</text:p>
          </table:table-cell>
          <table:table-cell table:formula="of:=[.O6]+[.P6]" office:value-type="float" office:value="16917600" calcext:value-type="float">
            <text:p>16917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a Castro</text:p>
          </table:table-cell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7]&gt;NUMBERVALUE(RIGHT([.G$1];4));0;RANDBETWEEN(1000;1000000))" office:value-type="float" office:value="31307" calcext:value-type="float">
            <text:p>31307</text:p>
          </table:table-cell>
          <table:table-cell table:formula="of:=IF([.$F7]&gt;NUMBERVALUE(RIGHT([.H$1];4));0;RANDBETWEEN(1000;1000000))" office:value-type="float" office:value="281009" calcext:value-type="float">
            <text:p>281009</text:p>
          </table:table-cell>
          <table:table-cell table:formula="of:=IF([.$F7]&gt;NUMBERVALUE(RIGHT([.I$1];4));0;RANDBETWEEN(1000;1000000))" office:value-type="float" office:value="716618" calcext:value-type="float">
            <text:p>716618</text:p>
          </table:table-cell>
          <table:table-cell table:formula="of:=IF([.$F7]&gt;NUMBERVALUE(RIGHT([.J$1];4));0;RANDBETWEEN(1000;1000000))" office:value-type="float" office:value="260194" calcext:value-type="float">
            <text:p>260194</text:p>
          </table:table-cell>
          <table:table-cell table:formula="of:=IF([.$F7]&gt;NUMBERVALUE(RIGHT([.K$1];4));0;RANDBETWEEN(1000;1000000))" office:value-type="float" office:value="950929" calcext:value-type="float">
            <text:p>950929</text:p>
          </table:table-cell>
          <table:table-cell table:formula="of:=IF([.$F7]&gt;NUMBERVALUE(RIGHT([.L$1];4));0;RANDBETWEEN(1000;1000000))" office:value-type="float" office:value="303421" calcext:value-type="float">
            <text:p>303421</text:p>
          </table:table-cell>
          <table:table-cell table:formula="of:=IF([.$F7]&gt;NUMBERVALUE(RIGHT([.M$1];4));0;RANDBETWEEN(1000;1000000))" office:value-type="float" office:value="741463" calcext:value-type="float">
            <text:p>741463</text:p>
          </table:table-cell>
          <table:table-cell table:formula="of:=SUM([.G7:.M7])" office:value-type="float" office:value="3284941" calcext:value-type="float">
            <text:p>3284941</text:p>
          </table:table-cell>
          <table:table-cell table:formula="of:=[.G7]*VLOOKUP(NUMBERVALUE(RIGHT([.G$1];4));[$'salary-percopy'.$A$1:.$B$7];2)+[.H7]*VLOOKUP(NUMBERVALUE(RIGHT([.H$1];4));[$'salary-percopy'.$A$1:.$B$7];2)+[.I7]*VLOOKUP(NUMBERVALUE(RIGHT([.I$1];4));[$'salary-percopy'.$A$1:.$B$7];2)+[.J7]*VLOOKUP(NUMBERVALUE(RIGHT([.J$1];4));[$'salary-percopy'.$A$1:.$B$7];2)+[.K7]*VLOOKUP(NUMBERVALUE(RIGHT([.K$1];4));[$'salary-percopy'.$A$1:.$B$7];2)+[.L7]*VLOOKUP(NUMBERVALUE(RIGHT([.L$1];4));[$'salary-percopy'.$A$1:.$B$7];2)+[.M7]*VLOOKUP(NUMBERVALUE(RIGHT([.M$1];4));[$'salary-percopy'.$A$1:.$B$7];2)" office:value-type="float" office:value="522546425" calcext:value-type="float">
            <text:p>522546425</text:p>
          </table:table-cell>
          <table:table-cell table:formula="of:=IF([.G7]&gt;500000;[.G7]*0.1*VLOOKUP(NUMBERVALUE(RIGHT([.G$1];4));[$'salary-percopy'.$A$1:.$B$7];2))+IF([.H7]&gt;500000;[.H7]*0.1*VLOOKUP(NUMBERVALUE(RIGHT([.H$1];4));[$'salary-percopy'.$A$1:.$B$7];2))+IF([.I7]&gt;500000;[.I7]*0.1*VLOOKUP(NUMBERVALUE(RIGHT([.I$1];4));[$'salary-percopy'.$A$1:.$B$7];2))+IF([.J7]&gt;500000;[.J7]*0.1*VLOOKUP(NUMBERVALUE(RIGHT([.J$1];4));[$'salary-percopy'.$A$1:.$B$7];2))+IF([.K7]&gt;500000;[.K7]*0.1*VLOOKUP(NUMBERVALUE(RIGHT([.K$1];4));[$'salary-percopy'.$A$1:.$B$7];2))+IF([.L7]&gt;500000;[.L7]*0.1*VLOOKUP(NUMBERVALUE(RIGHT([.L$1];4));[$'salary-percopy'.$A$1:.$B$7];2))+IF([.M7]&gt;500000;[.M7]*0.1*VLOOKUP(NUMBERVALUE(RIGHT([.M$1];4));[$'salary-percopy'.$A$1:.$B$7];2))" office:value-type="float" office:value="39594469" calcext:value-type="float">
            <text:p>39594469</text:p>
          </table:table-cell>
          <table:table-cell table:formula="of:=[.O7]+[.P7]" office:value-type="float" office:value="562140894" calcext:value-type="float">
            <text:p>5621408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berto Cortez</text:p>
          </table:table-cell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8]&gt;NUMBERVALUE(RIGHT([.G$1];4));0;RANDBETWEEN(1000;1000000))" office:value-type="float" office:value="0" calcext:value-type="float">
            <text:p>0</text:p>
          </table:table-cell>
          <table:table-cell table:formula="of:=IF([.$F8]&gt;NUMBERVALUE(RIGHT([.H$1];4));0;RANDBETWEEN(1000;1000000))" office:value-type="float" office:value="0" calcext:value-type="float">
            <text:p>0</text:p>
          </table:table-cell>
          <table:table-cell table:formula="of:=IF([.$F8]&gt;NUMBERVALUE(RIGHT([.I$1];4));0;RANDBETWEEN(1000;1000000))" office:value-type="float" office:value="0" calcext:value-type="float">
            <text:p>0</text:p>
          </table:table-cell>
          <table:table-cell table:formula="of:=IF([.$F8]&gt;NUMBERVALUE(RIGHT([.J$1];4));0;RANDBETWEEN(1000;1000000))" office:value-type="float" office:value="0" calcext:value-type="float">
            <text:p>0</text:p>
          </table:table-cell>
          <table:table-cell table:formula="of:=IF([.$F8]&gt;NUMBERVALUE(RIGHT([.K$1];4));0;RANDBETWEEN(1000;1000000))" office:value-type="float" office:value="0" calcext:value-type="float">
            <text:p>0</text:p>
          </table:table-cell>
          <table:table-cell table:formula="of:=IF([.$F8]&gt;NUMBERVALUE(RIGHT([.L$1];4));0;RANDBETWEEN(1000;1000000))" office:value-type="float" office:value="0" calcext:value-type="float">
            <text:p>0</text:p>
          </table:table-cell>
          <table:table-cell table:formula="of:=IF([.$F8]&gt;NUMBERVALUE(RIGHT([.M$1];4));0;RANDBETWEEN(1000;1000000))" office:value-type="float" office:value="902355" calcext:value-type="float">
            <text:p>902355</text:p>
          </table:table-cell>
          <table:table-cell table:formula="of:=SUM([.G8:.M8])" office:value-type="float" office:value="902355" calcext:value-type="float">
            <text:p>902355</text:p>
          </table:table-cell>
          <table:table-cell table:formula="of:=[.G8]*VLOOKUP(NUMBERVALUE(RIGHT([.G$1];4));[$'salary-percopy'.$A$1:.$B$7];2)+[.H8]*VLOOKUP(NUMBERVALUE(RIGHT([.H$1];4));[$'salary-percopy'.$A$1:.$B$7];2)+[.I8]*VLOOKUP(NUMBERVALUE(RIGHT([.I$1];4));[$'salary-percopy'.$A$1:.$B$7];2)+[.J8]*VLOOKUP(NUMBERVALUE(RIGHT([.J$1];4));[$'salary-percopy'.$A$1:.$B$7];2)+[.K8]*VLOOKUP(NUMBERVALUE(RIGHT([.K$1];4));[$'salary-percopy'.$A$1:.$B$7];2)+[.L8]*VLOOKUP(NUMBERVALUE(RIGHT([.L$1];4));[$'salary-percopy'.$A$1:.$B$7];2)+[.M8]*VLOOKUP(NUMBERVALUE(RIGHT([.M$1];4));[$'salary-percopy'.$A$1:.$B$7];2)" office:value-type="float" office:value="180471000" calcext:value-type="float">
            <text:p>180471000</text:p>
          </table:table-cell>
          <table:table-cell table:formula="of:=IF([.G8]&gt;500000;[.G8]*0.1*VLOOKUP(NUMBERVALUE(RIGHT([.G$1];4));[$'salary-percopy'.$A$1:.$B$7];2))+IF([.H8]&gt;500000;[.H8]*0.1*VLOOKUP(NUMBERVALUE(RIGHT([.H$1];4));[$'salary-percopy'.$A$1:.$B$7];2))+IF([.I8]&gt;500000;[.I8]*0.1*VLOOKUP(NUMBERVALUE(RIGHT([.I$1];4));[$'salary-percopy'.$A$1:.$B$7];2))+IF([.J8]&gt;500000;[.J8]*0.1*VLOOKUP(NUMBERVALUE(RIGHT([.J$1];4));[$'salary-percopy'.$A$1:.$B$7];2))+IF([.K8]&gt;500000;[.K8]*0.1*VLOOKUP(NUMBERVALUE(RIGHT([.K$1];4));[$'salary-percopy'.$A$1:.$B$7];2))+IF([.L8]&gt;500000;[.L8]*0.1*VLOOKUP(NUMBERVALUE(RIGHT([.L$1];4));[$'salary-percopy'.$A$1:.$B$7];2))+IF([.M8]&gt;500000;[.M8]*0.1*VLOOKUP(NUMBERVALUE(RIGHT([.M$1];4));[$'salary-percopy'.$A$1:.$B$7];2))" office:value-type="float" office:value="18047100" calcext:value-type="float">
            <text:p>18047100</text:p>
          </table:table-cell>
          <table:table-cell table:formula="of:=[.O8]+[.P8]" office:value-type="float" office:value="198518100" calcext:value-type="float">
            <text:p>198518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ce Hudson</text:p>
          </table:table-cell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9]&gt;NUMBERVALUE(RIGHT([.G$1];4));0;RANDBETWEEN(1000;1000000))" office:value-type="float" office:value="0" calcext:value-type="float">
            <text:p>0</text:p>
          </table:table-cell>
          <table:table-cell table:formula="of:=IF([.$F9]&gt;NUMBERVALUE(RIGHT([.H$1];4));0;RANDBETWEEN(1000;1000000))" office:value-type="float" office:value="0" calcext:value-type="float">
            <text:p>0</text:p>
          </table:table-cell>
          <table:table-cell table:formula="of:=IF([.$F9]&gt;NUMBERVALUE(RIGHT([.I$1];4));0;RANDBETWEEN(1000;1000000))" office:value-type="float" office:value="0" calcext:value-type="float">
            <text:p>0</text:p>
          </table:table-cell>
          <table:table-cell table:formula="of:=IF([.$F9]&gt;NUMBERVALUE(RIGHT([.J$1];4));0;RANDBETWEEN(1000;1000000))" office:value-type="float" office:value="0" calcext:value-type="float">
            <text:p>0</text:p>
          </table:table-cell>
          <table:table-cell table:formula="of:=IF([.$F9]&gt;NUMBERVALUE(RIGHT([.K$1];4));0;RANDBETWEEN(1000;1000000))" office:value-type="float" office:value="757629" calcext:value-type="float">
            <text:p>757629</text:p>
          </table:table-cell>
          <table:table-cell table:formula="of:=IF([.$F9]&gt;NUMBERVALUE(RIGHT([.L$1];4));0;RANDBETWEEN(1000;1000000))" office:value-type="float" office:value="424891" calcext:value-type="float">
            <text:p>424891</text:p>
          </table:table-cell>
          <table:table-cell table:formula="of:=IF([.$F9]&gt;NUMBERVALUE(RIGHT([.M$1];4));0;RANDBETWEEN(1000;1000000))" office:value-type="float" office:value="652827" calcext:value-type="float">
            <text:p>652827</text:p>
          </table:table-cell>
          <table:table-cell table:formula="of:=SUM([.G9:.M9])" office:value-type="float" office:value="1835347" calcext:value-type="float">
            <text:p>1835347</text:p>
          </table:table-cell>
          <table:table-cell table:formula="of:=[.G9]*VLOOKUP(NUMBERVALUE(RIGHT([.G$1];4));[$'salary-percopy'.$A$1:.$B$7];2)+[.H9]*VLOOKUP(NUMBERVALUE(RIGHT([.H$1];4));[$'salary-percopy'.$A$1:.$B$7];2)+[.I9]*VLOOKUP(NUMBERVALUE(RIGHT([.I$1];4));[$'salary-percopy'.$A$1:.$B$7];2)+[.J9]*VLOOKUP(NUMBERVALUE(RIGHT([.J$1];4));[$'salary-percopy'.$A$1:.$B$7];2)+[.K9]*VLOOKUP(NUMBERVALUE(RIGHT([.K$1];4));[$'salary-percopy'.$A$1:.$B$7];2)+[.L9]*VLOOKUP(NUMBERVALUE(RIGHT([.L$1];4));[$'salary-percopy'.$A$1:.$B$7];2)+[.M9]*VLOOKUP(NUMBERVALUE(RIGHT([.M$1];4));[$'salary-percopy'.$A$1:.$B$7];2)" office:value-type="float" office:value="337967165" calcext:value-type="float">
            <text:p>337967165</text:p>
          </table:table-cell>
          <table:table-cell table:formula="of:=IF([.G9]&gt;500000;[.G9]*0.1*VLOOKUP(NUMBERVALUE(RIGHT([.G$1];4));[$'salary-percopy'.$A$1:.$B$7];2))+IF([.H9]&gt;500000;[.H9]*0.1*VLOOKUP(NUMBERVALUE(RIGHT([.H$1];4));[$'salary-percopy'.$A$1:.$B$7];2))+IF([.I9]&gt;500000;[.I9]*0.1*VLOOKUP(NUMBERVALUE(RIGHT([.I$1];4));[$'salary-percopy'.$A$1:.$B$7];2))+IF([.J9]&gt;500000;[.J9]*0.1*VLOOKUP(NUMBERVALUE(RIGHT([.J$1];4));[$'salary-percopy'.$A$1:.$B$7];2))+IF([.K9]&gt;500000;[.K9]*0.1*VLOOKUP(NUMBERVALUE(RIGHT([.K$1];4));[$'salary-percopy'.$A$1:.$B$7];2))+IF([.L9]&gt;500000;[.L9]*0.1*VLOOKUP(NUMBERVALUE(RIGHT([.L$1];4));[$'salary-percopy'.$A$1:.$B$7];2))+IF([.M9]&gt;500000;[.M9]*0.1*VLOOKUP(NUMBERVALUE(RIGHT([.M$1];4));[$'salary-percopy'.$A$1:.$B$7];2))" office:value-type="float" office:value="25936233" calcext:value-type="float">
            <text:p>25936233</text:p>
          </table:table-cell>
          <table:table-cell table:formula="of:=[.O9]+[.P9]" office:value-type="float" office:value="363903398" calcext:value-type="float">
            <text:p>363903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onso Johns</text:p>
          </table:table-cell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10]&gt;NUMBERVALUE(RIGHT([.G$1];4));0;RANDBETWEEN(1000;1000000))" office:value-type="float" office:value="0" calcext:value-type="float">
            <text:p>0</text:p>
          </table:table-cell>
          <table:table-cell table:formula="of:=IF([.$F10]&gt;NUMBERVALUE(RIGHT([.H$1];4));0;RANDBETWEEN(1000;1000000))" office:value-type="float" office:value="316254" calcext:value-type="float">
            <text:p>316254</text:p>
          </table:table-cell>
          <table:table-cell table:formula="of:=IF([.$F10]&gt;NUMBERVALUE(RIGHT([.I$1];4));0;RANDBETWEEN(1000;1000000))" office:value-type="float" office:value="976352" calcext:value-type="float">
            <text:p>976352</text:p>
          </table:table-cell>
          <table:table-cell table:formula="of:=IF([.$F10]&gt;NUMBERVALUE(RIGHT([.J$1];4));0;RANDBETWEEN(1000;1000000))" office:value-type="float" office:value="712402" calcext:value-type="float">
            <text:p>712402</text:p>
          </table:table-cell>
          <table:table-cell table:formula="of:=IF([.$F10]&gt;NUMBERVALUE(RIGHT([.K$1];4));0;RANDBETWEEN(1000;1000000))" office:value-type="float" office:value="574088" calcext:value-type="float">
            <text:p>574088</text:p>
          </table:table-cell>
          <table:table-cell table:formula="of:=IF([.$F10]&gt;NUMBERVALUE(RIGHT([.L$1];4));0;RANDBETWEEN(1000;1000000))" office:value-type="float" office:value="936434" calcext:value-type="float">
            <text:p>936434</text:p>
          </table:table-cell>
          <table:table-cell table:formula="of:=IF([.$F10]&gt;NUMBERVALUE(RIGHT([.M$1];4));0;RANDBETWEEN(1000;1000000))" office:value-type="float" office:value="710284" calcext:value-type="float">
            <text:p>710284</text:p>
          </table:table-cell>
          <table:table-cell table:formula="of:=SUM([.G10:.M10])" office:value-type="float" office:value="4225814" calcext:value-type="float">
            <text:p>4225814</text:p>
          </table:table-cell>
          <table:table-cell table:formula="of:=[.G10]*VLOOKUP(NUMBERVALUE(RIGHT([.G$1];4));[$'salary-percopy'.$A$1:.$B$7];2)+[.H10]*VLOOKUP(NUMBERVALUE(RIGHT([.H$1];4));[$'salary-percopy'.$A$1:.$B$7];2)+[.I10]*VLOOKUP(NUMBERVALUE(RIGHT([.I$1];4));[$'salary-percopy'.$A$1:.$B$7];2)+[.J10]*VLOOKUP(NUMBERVALUE(RIGHT([.J$1];4));[$'salary-percopy'.$A$1:.$B$7];2)+[.K10]*VLOOKUP(NUMBERVALUE(RIGHT([.K$1];4));[$'salary-percopy'.$A$1:.$B$7];2)+[.L10]*VLOOKUP(NUMBERVALUE(RIGHT([.L$1];4));[$'salary-percopy'.$A$1:.$B$7];2)+[.M10]*VLOOKUP(NUMBERVALUE(RIGHT([.M$1];4));[$'salary-percopy'.$A$1:.$B$7];2)" office:value-type="float" office:value="664578510" calcext:value-type="float">
            <text:p>664578510</text:p>
          </table:table-cell>
          <table:table-cell table:formula="of:=IF([.G10]&gt;500000;[.G10]*0.1*VLOOKUP(NUMBERVALUE(RIGHT([.G$1];4));[$'salary-percopy'.$A$1:.$B$7];2))+IF([.H10]&gt;500000;[.H10]*0.1*VLOOKUP(NUMBERVALUE(RIGHT([.H$1];4));[$'salary-percopy'.$A$1:.$B$7];2))+IF([.I10]&gt;500000;[.I10]*0.1*VLOOKUP(NUMBERVALUE(RIGHT([.I$1];4));[$'salary-percopy'.$A$1:.$B$7];2))+IF([.J10]&gt;500000;[.J10]*0.1*VLOOKUP(NUMBERVALUE(RIGHT([.J$1];4));[$'salary-percopy'.$A$1:.$B$7];2))+IF([.K10]&gt;500000;[.K10]*0.1*VLOOKUP(NUMBERVALUE(RIGHT([.K$1];4));[$'salary-percopy'.$A$1:.$B$7];2))+IF([.L10]&gt;500000;[.L10]*0.1*VLOOKUP(NUMBERVALUE(RIGHT([.L$1];4));[$'salary-percopy'.$A$1:.$B$7];2))+IF([.M10]&gt;500000;[.M10]*0.1*VLOOKUP(NUMBERVALUE(RIGHT([.M$1];4));[$'salary-percopy'.$A$1:.$B$7];2))" office:value-type="float" office:value="62979057" calcext:value-type="float">
            <text:p>62979057</text:p>
          </table:table-cell>
          <table:table-cell table:formula="of:=[.O10]+[.P10]" office:value-type="float" office:value="727557567" calcext:value-type="float">
            <text:p>727557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ri Reyes</text:p>
          </table:table-cell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11]&gt;NUMBERVALUE(RIGHT([.G$1];4));0;RANDBETWEEN(1000;1000000))" office:value-type="float" office:value="798545" calcext:value-type="float">
            <text:p>798545</text:p>
          </table:table-cell>
          <table:table-cell table:formula="of:=IF([.$F11]&gt;NUMBERVALUE(RIGHT([.H$1];4));0;RANDBETWEEN(1000;1000000))" office:value-type="float" office:value="344184" calcext:value-type="float">
            <text:p>344184</text:p>
          </table:table-cell>
          <table:table-cell table:formula="of:=IF([.$F11]&gt;NUMBERVALUE(RIGHT([.I$1];4));0;RANDBETWEEN(1000;1000000))" office:value-type="float" office:value="35459" calcext:value-type="float">
            <text:p>35459</text:p>
          </table:table-cell>
          <table:table-cell table:formula="of:=IF([.$F11]&gt;NUMBERVALUE(RIGHT([.J$1];4));0;RANDBETWEEN(1000;1000000))" office:value-type="float" office:value="689139" calcext:value-type="float">
            <text:p>689139</text:p>
          </table:table-cell>
          <table:table-cell table:formula="of:=IF([.$F11]&gt;NUMBERVALUE(RIGHT([.K$1];4));0;RANDBETWEEN(1000;1000000))" office:value-type="float" office:value="997568" calcext:value-type="float">
            <text:p>997568</text:p>
          </table:table-cell>
          <table:table-cell table:formula="of:=IF([.$F11]&gt;NUMBERVALUE(RIGHT([.L$1];4));0;RANDBETWEEN(1000;1000000))" office:value-type="float" office:value="447542" calcext:value-type="float">
            <text:p>447542</text:p>
          </table:table-cell>
          <table:table-cell table:formula="of:=IF([.$F11]&gt;NUMBERVALUE(RIGHT([.M$1];4));0;RANDBETWEEN(1000;1000000))" office:value-type="float" office:value="978617" calcext:value-type="float">
            <text:p>978617</text:p>
          </table:table-cell>
          <table:table-cell table:formula="of:=SUM([.G11:.M11])" office:value-type="float" office:value="4291054" calcext:value-type="float">
            <text:p>4291054</text:p>
          </table:table-cell>
          <table:table-cell table:formula="of:=[.G11]*VLOOKUP(NUMBERVALUE(RIGHT([.G$1];4));[$'salary-percopy'.$A$1:.$B$7];2)+[.H11]*VLOOKUP(NUMBERVALUE(RIGHT([.H$1];4));[$'salary-percopy'.$A$1:.$B$7];2)+[.I11]*VLOOKUP(NUMBERVALUE(RIGHT([.I$1];4));[$'salary-percopy'.$A$1:.$B$7];2)+[.J11]*VLOOKUP(NUMBERVALUE(RIGHT([.J$1];4));[$'salary-percopy'.$A$1:.$B$7];2)+[.K11]*VLOOKUP(NUMBERVALUE(RIGHT([.K$1];4));[$'salary-percopy'.$A$1:.$B$7];2)+[.L11]*VLOOKUP(NUMBERVALUE(RIGHT([.L$1];4));[$'salary-percopy'.$A$1:.$B$7];2)+[.M11]*VLOOKUP(NUMBERVALUE(RIGHT([.M$1];4));[$'salary-percopy'.$A$1:.$B$7];2)" office:value-type="float" office:value="666554510" calcext:value-type="float">
            <text:p>666554510</text:p>
          </table:table-cell>
          <table:table-cell table:formula="of:=IF([.G11]&gt;500000;[.G11]*0.1*VLOOKUP(NUMBERVALUE(RIGHT([.G$1];4));[$'salary-percopy'.$A$1:.$B$7];2))+IF([.H11]&gt;500000;[.H11]*0.1*VLOOKUP(NUMBERVALUE(RIGHT([.H$1];4));[$'salary-percopy'.$A$1:.$B$7];2))+IF([.I11]&gt;500000;[.I11]*0.1*VLOOKUP(NUMBERVALUE(RIGHT([.I$1];4));[$'salary-percopy'.$A$1:.$B$7];2))+IF([.J11]&gt;500000;[.J11]*0.1*VLOOKUP(NUMBERVALUE(RIGHT([.J$1];4));[$'salary-percopy'.$A$1:.$B$7];2))+IF([.K11]&gt;500000;[.K11]*0.1*VLOOKUP(NUMBERVALUE(RIGHT([.K$1];4));[$'salary-percopy'.$A$1:.$B$7];2))+IF([.L11]&gt;500000;[.L11]*0.1*VLOOKUP(NUMBERVALUE(RIGHT([.L$1];4));[$'salary-percopy'.$A$1:.$B$7];2))+IF([.M11]&gt;500000;[.M11]*0.1*VLOOKUP(NUMBERVALUE(RIGHT([.M$1];4));[$'salary-percopy'.$A$1:.$B$7];2))" office:value-type="float" office:value="54164392" calcext:value-type="float">
            <text:p>54164392</text:p>
          </table:table-cell>
          <table:table-cell table:formula="of:=[.O11]+[.P11]" office:value-type="float" office:value="720718902" calcext:value-type="float">
            <text:p>720718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na Landry</text:p>
          </table:table-cell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12]&gt;NUMBERVALUE(RIGHT([.G$1];4));0;RANDBETWEEN(1000;1000000))" office:value-type="float" office:value="0" calcext:value-type="float">
            <text:p>0</text:p>
          </table:table-cell>
          <table:table-cell table:formula="of:=IF([.$F12]&gt;NUMBERVALUE(RIGHT([.H$1];4));0;RANDBETWEEN(1000;1000000))" office:value-type="float" office:value="613436" calcext:value-type="float">
            <text:p>613436</text:p>
          </table:table-cell>
          <table:table-cell table:formula="of:=IF([.$F12]&gt;NUMBERVALUE(RIGHT([.I$1];4));0;RANDBETWEEN(1000;1000000))" office:value-type="float" office:value="132353" calcext:value-type="float">
            <text:p>132353</text:p>
          </table:table-cell>
          <table:table-cell table:formula="of:=IF([.$F12]&gt;NUMBERVALUE(RIGHT([.J$1];4));0;RANDBETWEEN(1000;1000000))" office:value-type="float" office:value="403734" calcext:value-type="float">
            <text:p>403734</text:p>
          </table:table-cell>
          <table:table-cell table:formula="of:=IF([.$F12]&gt;NUMBERVALUE(RIGHT([.K$1];4));0;RANDBETWEEN(1000;1000000))" office:value-type="float" office:value="601648" calcext:value-type="float">
            <text:p>601648</text:p>
          </table:table-cell>
          <table:table-cell table:formula="of:=IF([.$F12]&gt;NUMBERVALUE(RIGHT([.L$1];4));0;RANDBETWEEN(1000;1000000))" office:value-type="float" office:value="468490" calcext:value-type="float">
            <text:p>468490</text:p>
          </table:table-cell>
          <table:table-cell table:formula="of:=IF([.$F12]&gt;NUMBERVALUE(RIGHT([.M$1];4));0;RANDBETWEEN(1000;1000000))" office:value-type="float" office:value="833086" calcext:value-type="float">
            <text:p>833086</text:p>
          </table:table-cell>
          <table:table-cell table:formula="of:=SUM([.G12:.M12])" office:value-type="float" office:value="3052747" calcext:value-type="float">
            <text:p>3052747</text:p>
          </table:table-cell>
          <table:table-cell table:formula="of:=[.G12]*VLOOKUP(NUMBERVALUE(RIGHT([.G$1];4));[$'salary-percopy'.$A$1:.$B$7];2)+[.H12]*VLOOKUP(NUMBERVALUE(RIGHT([.H$1];4));[$'salary-percopy'.$A$1:.$B$7];2)+[.I12]*VLOOKUP(NUMBERVALUE(RIGHT([.I$1];4));[$'salary-percopy'.$A$1:.$B$7];2)+[.J12]*VLOOKUP(NUMBERVALUE(RIGHT([.J$1];4));[$'salary-percopy'.$A$1:.$B$7];2)+[.K12]*VLOOKUP(NUMBERVALUE(RIGHT([.K$1];4));[$'salary-percopy'.$A$1:.$B$7];2)+[.L12]*VLOOKUP(NUMBERVALUE(RIGHT([.L$1];4));[$'salary-percopy'.$A$1:.$B$7];2)+[.M12]*VLOOKUP(NUMBERVALUE(RIGHT([.M$1];4));[$'salary-percopy'.$A$1:.$B$7];2)" office:value-type="float" office:value="495451090" calcext:value-type="float">
            <text:p>495451090</text:p>
          </table:table-cell>
          <table:table-cell table:formula="of:=IF([.G12]&gt;500000;[.G12]*0.1*VLOOKUP(NUMBERVALUE(RIGHT([.G$1];4));[$'salary-percopy'.$A$1:.$B$7];2))+IF([.H12]&gt;500000;[.H12]*0.1*VLOOKUP(NUMBERVALUE(RIGHT([.H$1];4));[$'salary-percopy'.$A$1:.$B$7];2))+IF([.I12]&gt;500000;[.I12]*0.1*VLOOKUP(NUMBERVALUE(RIGHT([.I$1];4));[$'salary-percopy'.$A$1:.$B$7];2))+IF([.J12]&gt;500000;[.J12]*0.1*VLOOKUP(NUMBERVALUE(RIGHT([.J$1];4));[$'salary-percopy'.$A$1:.$B$7];2))+IF([.K12]&gt;500000;[.K12]*0.1*VLOOKUP(NUMBERVALUE(RIGHT([.K$1];4));[$'salary-percopy'.$A$1:.$B$7];2))+IF([.L12]&gt;500000;[.L12]*0.1*VLOOKUP(NUMBERVALUE(RIGHT([.L$1];4));[$'salary-percopy'.$A$1:.$B$7];2))+IF([.M12]&gt;500000;[.M12]*0.1*VLOOKUP(NUMBERVALUE(RIGHT([.M$1];4));[$'salary-percopy'.$A$1:.$B$7];2))" office:value-type="float" office:value="33637532" calcext:value-type="float">
            <text:p>33637532</text:p>
          </table:table-cell>
          <table:table-cell table:formula="of:=[.O12]+[.P12]" office:value-type="float" office:value="529088622" calcext:value-type="float">
            <text:p>529088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il Rush</text:p>
          </table:table-cell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13]&gt;NUMBERVALUE(RIGHT([.G$1];4));0;RANDBETWEEN(1000;1000000))" office:value-type="float" office:value="0" calcext:value-type="float">
            <text:p>0</text:p>
          </table:table-cell>
          <table:table-cell table:formula="of:=IF([.$F13]&gt;NUMBERVALUE(RIGHT([.H$1];4));0;RANDBETWEEN(1000;1000000))" office:value-type="float" office:value="0" calcext:value-type="float">
            <text:p>0</text:p>
          </table:table-cell>
          <table:table-cell table:formula="of:=IF([.$F13]&gt;NUMBERVALUE(RIGHT([.I$1];4));0;RANDBETWEEN(1000;1000000))" office:value-type="float" office:value="139055" calcext:value-type="float">
            <text:p>139055</text:p>
          </table:table-cell>
          <table:table-cell table:formula="of:=IF([.$F13]&gt;NUMBERVALUE(RIGHT([.J$1];4));0;RANDBETWEEN(1000;1000000))" office:value-type="float" office:value="531607" calcext:value-type="float">
            <text:p>531607</text:p>
          </table:table-cell>
          <table:table-cell table:formula="of:=IF([.$F13]&gt;NUMBERVALUE(RIGHT([.K$1];4));0;RANDBETWEEN(1000;1000000))" office:value-type="float" office:value="520955" calcext:value-type="float">
            <text:p>520955</text:p>
          </table:table-cell>
          <table:table-cell table:formula="of:=IF([.$F13]&gt;NUMBERVALUE(RIGHT([.L$1];4));0;RANDBETWEEN(1000;1000000))" office:value-type="float" office:value="893361" calcext:value-type="float">
            <text:p>893361</text:p>
          </table:table-cell>
          <table:table-cell table:formula="of:=IF([.$F13]&gt;NUMBERVALUE(RIGHT([.M$1];4));0;RANDBETWEEN(1000;1000000))" office:value-type="float" office:value="731989" calcext:value-type="float">
            <text:p>731989</text:p>
          </table:table-cell>
          <table:table-cell table:formula="of:=SUM([.G13:.M13])" office:value-type="float" office:value="2816967" calcext:value-type="float">
            <text:p>2816967</text:p>
          </table:table-cell>
          <table:table-cell table:formula="of:=[.G13]*VLOOKUP(NUMBERVALUE(RIGHT([.G$1];4));[$'salary-percopy'.$A$1:.$B$7];2)+[.H13]*VLOOKUP(NUMBERVALUE(RIGHT([.H$1];4));[$'salary-percopy'.$A$1:.$B$7];2)+[.I13]*VLOOKUP(NUMBERVALUE(RIGHT([.I$1];4));[$'salary-percopy'.$A$1:.$B$7];2)+[.J13]*VLOOKUP(NUMBERVALUE(RIGHT([.J$1];4));[$'salary-percopy'.$A$1:.$B$7];2)+[.K13]*VLOOKUP(NUMBERVALUE(RIGHT([.K$1];4));[$'salary-percopy'.$A$1:.$B$7];2)+[.L13]*VLOOKUP(NUMBERVALUE(RIGHT([.L$1];4));[$'salary-percopy'.$A$1:.$B$7];2)+[.M13]*VLOOKUP(NUMBERVALUE(RIGHT([.M$1];4));[$'salary-percopy'.$A$1:.$B$7];2)" office:value-type="float" office:value="491343515" calcext:value-type="float">
            <text:p>491343515</text:p>
          </table:table-cell>
          <table:table-cell table:formula="of:=IF([.G13]&gt;500000;[.G13]*0.1*VLOOKUP(NUMBERVALUE(RIGHT([.G$1];4));[$'salary-percopy'.$A$1:.$B$7];2))+IF([.H13]&gt;500000;[.H13]*0.1*VLOOKUP(NUMBERVALUE(RIGHT([.H$1];4));[$'salary-percopy'.$A$1:.$B$7];2))+IF([.I13]&gt;500000;[.I13]*0.1*VLOOKUP(NUMBERVALUE(RIGHT([.I$1];4));[$'salary-percopy'.$A$1:.$B$7];2))+IF([.J13]&gt;500000;[.J13]*0.1*VLOOKUP(NUMBERVALUE(RIGHT([.J$1];4));[$'salary-percopy'.$A$1:.$B$7];2))+IF([.K13]&gt;500000;[.K13]*0.1*VLOOKUP(NUMBERVALUE(RIGHT([.K$1];4));[$'salary-percopy'.$A$1:.$B$7];2))+IF([.L13]&gt;500000;[.L13]*0.1*VLOOKUP(NUMBERVALUE(RIGHT([.L$1];4));[$'salary-percopy'.$A$1:.$B$7];2))+IF([.M13]&gt;500000;[.M13]*0.1*VLOOKUP(NUMBERVALUE(RIGHT([.M$1];4));[$'salary-percopy'.$A$1:.$B$7];2))" office:value-type="float" office:value="47465691.5" calcext:value-type="float">
            <text:p>47465692</text:p>
          </table:table-cell>
          <table:table-cell table:formula="of:=[.O13]+[.P13]" office:value-type="float" office:value="538809206.5" calcext:value-type="float">
            <text:p>538809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yanna Swanson</text:p>
          </table:table-cell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14]&gt;NUMBERVALUE(RIGHT([.G$1];4));0;RANDBETWEEN(1000;1000000))" office:value-type="float" office:value="0" calcext:value-type="float">
            <text:p>0</text:p>
          </table:table-cell>
          <table:table-cell table:formula="of:=IF([.$F14]&gt;NUMBERVALUE(RIGHT([.H$1];4));0;RANDBETWEEN(1000;1000000))" office:value-type="float" office:value="476627" calcext:value-type="float">
            <text:p>476627</text:p>
          </table:table-cell>
          <table:table-cell table:formula="of:=IF([.$F14]&gt;NUMBERVALUE(RIGHT([.I$1];4));0;RANDBETWEEN(1000;1000000))" office:value-type="float" office:value="867351" calcext:value-type="float">
            <text:p>867351</text:p>
          </table:table-cell>
          <table:table-cell table:formula="of:=IF([.$F14]&gt;NUMBERVALUE(RIGHT([.J$1];4));0;RANDBETWEEN(1000;1000000))" office:value-type="float" office:value="5973" calcext:value-type="float">
            <text:p>5973</text:p>
          </table:table-cell>
          <table:table-cell table:formula="of:=IF([.$F14]&gt;NUMBERVALUE(RIGHT([.K$1];4));0;RANDBETWEEN(1000;1000000))" office:value-type="float" office:value="788612" calcext:value-type="float">
            <text:p>788612</text:p>
          </table:table-cell>
          <table:table-cell table:formula="of:=IF([.$F14]&gt;NUMBERVALUE(RIGHT([.L$1];4));0;RANDBETWEEN(1000;1000000))" office:value-type="float" office:value="174687" calcext:value-type="float">
            <text:p>174687</text:p>
          </table:table-cell>
          <table:table-cell table:formula="of:=IF([.$F14]&gt;NUMBERVALUE(RIGHT([.M$1];4));0;RANDBETWEEN(1000;1000000))" office:value-type="float" office:value="805961" calcext:value-type="float">
            <text:p>805961</text:p>
          </table:table-cell>
          <table:table-cell table:formula="of:=SUM([.G14:.M14])" office:value-type="float" office:value="3119211" calcext:value-type="float">
            <text:p>3119211</text:p>
          </table:table-cell>
          <table:table-cell table:formula="of:=[.G14]*VLOOKUP(NUMBERVALUE(RIGHT([.G$1];4));[$'salary-percopy'.$A$1:.$B$7];2)+[.H14]*VLOOKUP(NUMBERVALUE(RIGHT([.H$1];4));[$'salary-percopy'.$A$1:.$B$7];2)+[.I14]*VLOOKUP(NUMBERVALUE(RIGHT([.I$1];4));[$'salary-percopy'.$A$1:.$B$7];2)+[.J14]*VLOOKUP(NUMBERVALUE(RIGHT([.J$1];4));[$'salary-percopy'.$A$1:.$B$7];2)+[.K14]*VLOOKUP(NUMBERVALUE(RIGHT([.K$1];4));[$'salary-percopy'.$A$1:.$B$7];2)+[.L14]*VLOOKUP(NUMBERVALUE(RIGHT([.L$1];4));[$'salary-percopy'.$A$1:.$B$7];2)+[.M14]*VLOOKUP(NUMBERVALUE(RIGHT([.M$1];4));[$'salary-percopy'.$A$1:.$B$7];2)" office:value-type="float" office:value="484920645" calcext:value-type="float">
            <text:p>484920645</text:p>
          </table:table-cell>
          <table:table-cell table:formula="of:=IF([.G14]&gt;500000;[.G14]*0.1*VLOOKUP(NUMBERVALUE(RIGHT([.G$1];4));[$'salary-percopy'.$A$1:.$B$7];2))+IF([.H14]&gt;500000;[.H14]*0.1*VLOOKUP(NUMBERVALUE(RIGHT([.H$1];4));[$'salary-percopy'.$A$1:.$B$7];2))+IF([.I14]&gt;500000;[.I14]*0.1*VLOOKUP(NUMBERVALUE(RIGHT([.I$1];4));[$'salary-percopy'.$A$1:.$B$7];2))+IF([.J14]&gt;500000;[.J14]*0.1*VLOOKUP(NUMBERVALUE(RIGHT([.J$1];4));[$'salary-percopy'.$A$1:.$B$7];2))+IF([.K14]&gt;500000;[.K14]*0.1*VLOOKUP(NUMBERVALUE(RIGHT([.K$1];4));[$'salary-percopy'.$A$1:.$B$7];2))+IF([.L14]&gt;500000;[.L14]*0.1*VLOOKUP(NUMBERVALUE(RIGHT([.L$1];4));[$'salary-percopy'.$A$1:.$B$7];2))+IF([.M14]&gt;500000;[.M14]*0.1*VLOOKUP(NUMBERVALUE(RIGHT([.M$1];4));[$'salary-percopy'.$A$1:.$B$7];2))" office:value-type="float" office:value="39933836" calcext:value-type="float">
            <text:p>39933836</text:p>
          </table:table-cell>
          <table:table-cell table:formula="of:=[.O14]+[.P14]" office:value-type="float" office:value="524854481" calcext:value-type="float">
            <text:p>524854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brey Glover</text:p>
          </table:table-cell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5]&gt;NUMBERVALUE(RIGHT([.G$1];4));0;RANDBETWEEN(1000;1000000))" office:value-type="float" office:value="0" calcext:value-type="float">
            <text:p>0</text:p>
          </table:table-cell>
          <table:table-cell table:formula="of:=IF([.$F15]&gt;NUMBERVALUE(RIGHT([.H$1];4));0;RANDBETWEEN(1000;1000000))" office:value-type="float" office:value="0" calcext:value-type="float">
            <text:p>0</text:p>
          </table:table-cell>
          <table:table-cell table:formula="of:=IF([.$F15]&gt;NUMBERVALUE(RIGHT([.I$1];4));0;RANDBETWEEN(1000;1000000))" office:value-type="float" office:value="0" calcext:value-type="float">
            <text:p>0</text:p>
          </table:table-cell>
          <table:table-cell table:formula="of:=IF([.$F15]&gt;NUMBERVALUE(RIGHT([.J$1];4));0;RANDBETWEEN(1000;1000000))" office:value-type="float" office:value="0" calcext:value-type="float">
            <text:p>0</text:p>
          </table:table-cell>
          <table:table-cell table:formula="of:=IF([.$F15]&gt;NUMBERVALUE(RIGHT([.K$1];4));0;RANDBETWEEN(1000;1000000))" office:value-type="float" office:value="0" calcext:value-type="float">
            <text:p>0</text:p>
          </table:table-cell>
          <table:table-cell table:formula="of:=IF([.$F15]&gt;NUMBERVALUE(RIGHT([.L$1];4));0;RANDBETWEEN(1000;1000000))" office:value-type="float" office:value="0" calcext:value-type="float">
            <text:p>0</text:p>
          </table:table-cell>
          <table:table-cell table:formula="of:=IF([.$F15]&gt;NUMBERVALUE(RIGHT([.M$1];4));0;RANDBETWEEN(1000;1000000))" office:value-type="float" office:value="661912" calcext:value-type="float">
            <text:p>661912</text:p>
          </table:table-cell>
          <table:table-cell table:formula="of:=SUM([.G15:.M15])" office:value-type="float" office:value="661912" calcext:value-type="float">
            <text:p>661912</text:p>
          </table:table-cell>
          <table:table-cell table:formula="of:=[.G15]*VLOOKUP(NUMBERVALUE(RIGHT([.G$1];4));[$'salary-percopy'.$A$1:.$B$7];2)+[.H15]*VLOOKUP(NUMBERVALUE(RIGHT([.H$1];4));[$'salary-percopy'.$A$1:.$B$7];2)+[.I15]*VLOOKUP(NUMBERVALUE(RIGHT([.I$1];4));[$'salary-percopy'.$A$1:.$B$7];2)+[.J15]*VLOOKUP(NUMBERVALUE(RIGHT([.J$1];4));[$'salary-percopy'.$A$1:.$B$7];2)+[.K15]*VLOOKUP(NUMBERVALUE(RIGHT([.K$1];4));[$'salary-percopy'.$A$1:.$B$7];2)+[.L15]*VLOOKUP(NUMBERVALUE(RIGHT([.L$1];4));[$'salary-percopy'.$A$1:.$B$7];2)+[.M15]*VLOOKUP(NUMBERVALUE(RIGHT([.M$1];4));[$'salary-percopy'.$A$1:.$B$7];2)" office:value-type="float" office:value="132382400" calcext:value-type="float">
            <text:p>132382400</text:p>
          </table:table-cell>
          <table:table-cell table:formula="of:=IF([.G15]&gt;500000;[.G15]*0.1*VLOOKUP(NUMBERVALUE(RIGHT([.G$1];4));[$'salary-percopy'.$A$1:.$B$7];2))+IF([.H15]&gt;500000;[.H15]*0.1*VLOOKUP(NUMBERVALUE(RIGHT([.H$1];4));[$'salary-percopy'.$A$1:.$B$7];2))+IF([.I15]&gt;500000;[.I15]*0.1*VLOOKUP(NUMBERVALUE(RIGHT([.I$1];4));[$'salary-percopy'.$A$1:.$B$7];2))+IF([.J15]&gt;500000;[.J15]*0.1*VLOOKUP(NUMBERVALUE(RIGHT([.J$1];4));[$'salary-percopy'.$A$1:.$B$7];2))+IF([.K15]&gt;500000;[.K15]*0.1*VLOOKUP(NUMBERVALUE(RIGHT([.K$1];4));[$'salary-percopy'.$A$1:.$B$7];2))+IF([.L15]&gt;500000;[.L15]*0.1*VLOOKUP(NUMBERVALUE(RIGHT([.L$1];4));[$'salary-percopy'.$A$1:.$B$7];2))+IF([.M15]&gt;500000;[.M15]*0.1*VLOOKUP(NUMBERVALUE(RIGHT([.M$1];4));[$'salary-percopy'.$A$1:.$B$7];2))" office:value-type="float" office:value="13238240" calcext:value-type="float">
            <text:p>13238240</text:p>
          </table:table-cell>
          <table:table-cell table:formula="of:=[.O15]+[.P15]" office:value-type="float" office:value="145620640" calcext:value-type="float">
            <text:p>1456206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rrett Blanchard</text:p>
          </table:table-cell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16]&gt;NUMBERVALUE(RIGHT([.G$1];4));0;RANDBETWEEN(1000;1000000))" office:value-type="float" office:value="0" calcext:value-type="float">
            <text:p>0</text:p>
          </table:table-cell>
          <table:table-cell table:formula="of:=IF([.$F16]&gt;NUMBERVALUE(RIGHT([.H$1];4));0;RANDBETWEEN(1000;1000000))" office:value-type="float" office:value="0" calcext:value-type="float">
            <text:p>0</text:p>
          </table:table-cell>
          <table:table-cell table:formula="of:=IF([.$F16]&gt;NUMBERVALUE(RIGHT([.I$1];4));0;RANDBETWEEN(1000;1000000))" office:value-type="float" office:value="0" calcext:value-type="float">
            <text:p>0</text:p>
          </table:table-cell>
          <table:table-cell table:formula="of:=IF([.$F16]&gt;NUMBERVALUE(RIGHT([.J$1];4));0;RANDBETWEEN(1000;1000000))" office:value-type="float" office:value="889959" calcext:value-type="float">
            <text:p>889959</text:p>
          </table:table-cell>
          <table:table-cell table:formula="of:=IF([.$F16]&gt;NUMBERVALUE(RIGHT([.K$1];4));0;RANDBETWEEN(1000;1000000))" office:value-type="float" office:value="827246" calcext:value-type="float">
            <text:p>827246</text:p>
          </table:table-cell>
          <table:table-cell table:formula="of:=IF([.$F16]&gt;NUMBERVALUE(RIGHT([.L$1];4));0;RANDBETWEEN(1000;1000000))" office:value-type="float" office:value="61911" calcext:value-type="float">
            <text:p>61911</text:p>
          </table:table-cell>
          <table:table-cell table:formula="of:=IF([.$F16]&gt;NUMBERVALUE(RIGHT([.M$1];4));0;RANDBETWEEN(1000;1000000))" office:value-type="float" office:value="296651" calcext:value-type="float">
            <text:p>296651</text:p>
          </table:table-cell>
          <table:table-cell table:formula="of:=SUM([.G16:.M16])" office:value-type="float" office:value="2075767" calcext:value-type="float">
            <text:p>2075767</text:p>
          </table:table-cell>
          <table:table-cell table:formula="of:=[.G16]*VLOOKUP(NUMBERVALUE(RIGHT([.G$1];4));[$'salary-percopy'.$A$1:.$B$7];2)+[.H16]*VLOOKUP(NUMBERVALUE(RIGHT([.H$1];4));[$'salary-percopy'.$A$1:.$B$7];2)+[.I16]*VLOOKUP(NUMBERVALUE(RIGHT([.I$1];4));[$'salary-percopy'.$A$1:.$B$7];2)+[.J16]*VLOOKUP(NUMBERVALUE(RIGHT([.J$1];4));[$'salary-percopy'.$A$1:.$B$7];2)+[.K16]*VLOOKUP(NUMBERVALUE(RIGHT([.K$1];4));[$'salary-percopy'.$A$1:.$B$7];2)+[.L16]*VLOOKUP(NUMBERVALUE(RIGHT([.L$1];4));[$'salary-percopy'.$A$1:.$B$7];2)+[.M16]*VLOOKUP(NUMBERVALUE(RIGHT([.M$1];4));[$'salary-percopy'.$A$1:.$B$7];2)" office:value-type="float" office:value="336009815" calcext:value-type="float">
            <text:p>336009815</text:p>
          </table:table-cell>
          <table:table-cell table:formula="of:=IF([.G16]&gt;500000;[.G16]*0.1*VLOOKUP(NUMBERVALUE(RIGHT([.G$1];4));[$'salary-percopy'.$A$1:.$B$7];2))+IF([.H16]&gt;500000;[.H16]*0.1*VLOOKUP(NUMBERVALUE(RIGHT([.H$1];4));[$'salary-percopy'.$A$1:.$B$7];2))+IF([.I16]&gt;500000;[.I16]*0.1*VLOOKUP(NUMBERVALUE(RIGHT([.I$1];4));[$'salary-percopy'.$A$1:.$B$7];2))+IF([.J16]&gt;500000;[.J16]*0.1*VLOOKUP(NUMBERVALUE(RIGHT([.J$1];4));[$'salary-percopy'.$A$1:.$B$7];2))+IF([.K16]&gt;500000;[.K16]*0.1*VLOOKUP(NUMBERVALUE(RIGHT([.K$1];4));[$'salary-percopy'.$A$1:.$B$7];2))+IF([.L16]&gt;500000;[.L16]*0.1*VLOOKUP(NUMBERVALUE(RIGHT([.L$1];4));[$'salary-percopy'.$A$1:.$B$7];2))+IF([.M16]&gt;500000;[.M16]*0.1*VLOOKUP(NUMBERVALUE(RIGHT([.M$1];4));[$'salary-percopy'.$A$1:.$B$7];2))" office:value-type="float" office:value="26522608" calcext:value-type="float">
            <text:p>26522608</text:p>
          </table:table-cell>
          <table:table-cell table:formula="of:=[.O16]+[.P16]" office:value-type="float" office:value="362532423" calcext:value-type="float">
            <text:p>362532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eden Lester</text:p>
          </table:table-cell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7]&gt;NUMBERVALUE(RIGHT([.G$1];4));0;RANDBETWEEN(1000;1000000))" office:value-type="float" office:value="0" calcext:value-type="float">
            <text:p>0</text:p>
          </table:table-cell>
          <table:table-cell table:formula="of:=IF([.$F17]&gt;NUMBERVALUE(RIGHT([.H$1];4));0;RANDBETWEEN(1000;1000000))" office:value-type="float" office:value="0" calcext:value-type="float">
            <text:p>0</text:p>
          </table:table-cell>
          <table:table-cell table:formula="of:=IF([.$F17]&gt;NUMBERVALUE(RIGHT([.I$1];4));0;RANDBETWEEN(1000;1000000))" office:value-type="float" office:value="0" calcext:value-type="float">
            <text:p>0</text:p>
          </table:table-cell>
          <table:table-cell table:formula="of:=IF([.$F17]&gt;NUMBERVALUE(RIGHT([.J$1];4));0;RANDBETWEEN(1000;1000000))" office:value-type="float" office:value="0" calcext:value-type="float">
            <text:p>0</text:p>
          </table:table-cell>
          <table:table-cell table:formula="of:=IF([.$F17]&gt;NUMBERVALUE(RIGHT([.K$1];4));0;RANDBETWEEN(1000;1000000))" office:value-type="float" office:value="0" calcext:value-type="float">
            <text:p>0</text:p>
          </table:table-cell>
          <table:table-cell table:formula="of:=IF([.$F17]&gt;NUMBERVALUE(RIGHT([.L$1];4));0;RANDBETWEEN(1000;1000000))" office:value-type="float" office:value="0" calcext:value-type="float">
            <text:p>0</text:p>
          </table:table-cell>
          <table:table-cell table:formula="of:=IF([.$F17]&gt;NUMBERVALUE(RIGHT([.M$1];4));0;RANDBETWEEN(1000;1000000))" office:value-type="float" office:value="827981" calcext:value-type="float">
            <text:p>827981</text:p>
          </table:table-cell>
          <table:table-cell table:formula="of:=SUM([.G17:.M17])" office:value-type="float" office:value="827981" calcext:value-type="float">
            <text:p>827981</text:p>
          </table:table-cell>
          <table:table-cell table:formula="of:=[.G17]*VLOOKUP(NUMBERVALUE(RIGHT([.G$1];4));[$'salary-percopy'.$A$1:.$B$7];2)+[.H17]*VLOOKUP(NUMBERVALUE(RIGHT([.H$1];4));[$'salary-percopy'.$A$1:.$B$7];2)+[.I17]*VLOOKUP(NUMBERVALUE(RIGHT([.I$1];4));[$'salary-percopy'.$A$1:.$B$7];2)+[.J17]*VLOOKUP(NUMBERVALUE(RIGHT([.J$1];4));[$'salary-percopy'.$A$1:.$B$7];2)+[.K17]*VLOOKUP(NUMBERVALUE(RIGHT([.K$1];4));[$'salary-percopy'.$A$1:.$B$7];2)+[.L17]*VLOOKUP(NUMBERVALUE(RIGHT([.L$1];4));[$'salary-percopy'.$A$1:.$B$7];2)+[.M17]*VLOOKUP(NUMBERVALUE(RIGHT([.M$1];4));[$'salary-percopy'.$A$1:.$B$7];2)" office:value-type="float" office:value="165596200" calcext:value-type="float">
            <text:p>165596200</text:p>
          </table:table-cell>
          <table:table-cell table:formula="of:=IF([.G17]&gt;500000;[.G17]*0.1*VLOOKUP(NUMBERVALUE(RIGHT([.G$1];4));[$'salary-percopy'.$A$1:.$B$7];2))+IF([.H17]&gt;500000;[.H17]*0.1*VLOOKUP(NUMBERVALUE(RIGHT([.H$1];4));[$'salary-percopy'.$A$1:.$B$7];2))+IF([.I17]&gt;500000;[.I17]*0.1*VLOOKUP(NUMBERVALUE(RIGHT([.I$1];4));[$'salary-percopy'.$A$1:.$B$7];2))+IF([.J17]&gt;500000;[.J17]*0.1*VLOOKUP(NUMBERVALUE(RIGHT([.J$1];4));[$'salary-percopy'.$A$1:.$B$7];2))+IF([.K17]&gt;500000;[.K17]*0.1*VLOOKUP(NUMBERVALUE(RIGHT([.K$1];4));[$'salary-percopy'.$A$1:.$B$7];2))+IF([.L17]&gt;500000;[.L17]*0.1*VLOOKUP(NUMBERVALUE(RIGHT([.L$1];4));[$'salary-percopy'.$A$1:.$B$7];2))+IF([.M17]&gt;500000;[.M17]*0.1*VLOOKUP(NUMBERVALUE(RIGHT([.M$1];4));[$'salary-percopy'.$A$1:.$B$7];2))" office:value-type="float" office:value="16559620" calcext:value-type="float">
            <text:p>16559620</text:p>
          </table:table-cell>
          <table:table-cell table:formula="of:=[.O17]+[.P17]" office:value-type="float" office:value="182155820" calcext:value-type="float">
            <text:p>182155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t Beasley</text:p>
          </table:table-cell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18]&gt;NUMBERVALUE(RIGHT([.G$1];4));0;RANDBETWEEN(1000;1000000))" office:value-type="float" office:value="0" calcext:value-type="float">
            <text:p>0</text:p>
          </table:table-cell>
          <table:table-cell table:formula="of:=IF([.$F18]&gt;NUMBERVALUE(RIGHT([.H$1];4));0;RANDBETWEEN(1000;1000000))" office:value-type="float" office:value="417976" calcext:value-type="float">
            <text:p>417976</text:p>
          </table:table-cell>
          <table:table-cell table:formula="of:=IF([.$F18]&gt;NUMBERVALUE(RIGHT([.I$1];4));0;RANDBETWEEN(1000;1000000))" office:value-type="float" office:value="915047" calcext:value-type="float">
            <text:p>915047</text:p>
          </table:table-cell>
          <table:table-cell table:formula="of:=IF([.$F18]&gt;NUMBERVALUE(RIGHT([.J$1];4));0;RANDBETWEEN(1000;1000000))" office:value-type="float" office:value="298434" calcext:value-type="float">
            <text:p>298434</text:p>
          </table:table-cell>
          <table:table-cell table:formula="of:=IF([.$F18]&gt;NUMBERVALUE(RIGHT([.K$1];4));0;RANDBETWEEN(1000;1000000))" office:value-type="float" office:value="316436" calcext:value-type="float">
            <text:p>316436</text:p>
          </table:table-cell>
          <table:table-cell table:formula="of:=IF([.$F18]&gt;NUMBERVALUE(RIGHT([.L$1];4));0;RANDBETWEEN(1000;1000000))" office:value-type="float" office:value="786487" calcext:value-type="float">
            <text:p>786487</text:p>
          </table:table-cell>
          <table:table-cell table:formula="of:=IF([.$F18]&gt;NUMBERVALUE(RIGHT([.M$1];4));0;RANDBETWEEN(1000;1000000))" office:value-type="float" office:value="251073" calcext:value-type="float">
            <text:p>251073</text:p>
          </table:table-cell>
          <table:table-cell table:formula="of:=SUM([.G18:.M18])" office:value-type="float" office:value="2985453" calcext:value-type="float">
            <text:p>2985453</text:p>
          </table:table-cell>
          <table:table-cell table:formula="of:=[.G18]*VLOOKUP(NUMBERVALUE(RIGHT([.G$1];4));[$'salary-percopy'.$A$1:.$B$7];2)+[.H18]*VLOOKUP(NUMBERVALUE(RIGHT([.H$1];4));[$'salary-percopy'.$A$1:.$B$7];2)+[.I18]*VLOOKUP(NUMBERVALUE(RIGHT([.I$1];4));[$'salary-percopy'.$A$1:.$B$7];2)+[.J18]*VLOOKUP(NUMBERVALUE(RIGHT([.J$1];4));[$'salary-percopy'.$A$1:.$B$7];2)+[.K18]*VLOOKUP(NUMBERVALUE(RIGHT([.K$1];4));[$'salary-percopy'.$A$1:.$B$7];2)+[.L18]*VLOOKUP(NUMBERVALUE(RIGHT([.L$1];4));[$'salary-percopy'.$A$1:.$B$7];2)+[.M18]*VLOOKUP(NUMBERVALUE(RIGHT([.M$1];4));[$'salary-percopy'.$A$1:.$B$7];2)" office:value-type="float" office:value="447072575" calcext:value-type="float">
            <text:p>447072575</text:p>
          </table:table-cell>
          <table:table-cell table:formula="of:=IF([.G18]&gt;500000;[.G18]*0.1*VLOOKUP(NUMBERVALUE(RIGHT([.G$1];4));[$'salary-percopy'.$A$1:.$B$7];2))+IF([.H18]&gt;500000;[.H18]*0.1*VLOOKUP(NUMBERVALUE(RIGHT([.H$1];4));[$'salary-percopy'.$A$1:.$B$7];2))+IF([.I18]&gt;500000;[.I18]*0.1*VLOOKUP(NUMBERVALUE(RIGHT([.I$1];4));[$'salary-percopy'.$A$1:.$B$7];2))+IF([.J18]&gt;500000;[.J18]*0.1*VLOOKUP(NUMBERVALUE(RIGHT([.J$1];4));[$'salary-percopy'.$A$1:.$B$7];2))+IF([.K18]&gt;500000;[.K18]*0.1*VLOOKUP(NUMBERVALUE(RIGHT([.K$1];4));[$'salary-percopy'.$A$1:.$B$7];2))+IF([.L18]&gt;500000;[.L18]*0.1*VLOOKUP(NUMBERVALUE(RIGHT([.L$1];4));[$'salary-percopy'.$A$1:.$B$7];2))+IF([.M18]&gt;500000;[.M18]*0.1*VLOOKUP(NUMBERVALUE(RIGHT([.M$1];4));[$'salary-percopy'.$A$1:.$B$7];2))" office:value-type="float" office:value="25530573.5" calcext:value-type="float">
            <text:p>25530574</text:p>
          </table:table-cell>
          <table:table-cell table:formula="of:=[.O18]+[.P18]" office:value-type="float" office:value="472603148.5" calcext:value-type="float">
            <text:p>4726031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uce Bryant</text:p>
          </table:table-cell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9]&gt;NUMBERVALUE(RIGHT([.G$1];4));0;RANDBETWEEN(1000;1000000))" office:value-type="float" office:value="0" calcext:value-type="float">
            <text:p>0</text:p>
          </table:table-cell>
          <table:table-cell table:formula="of:=IF([.$F19]&gt;NUMBERVALUE(RIGHT([.H$1];4));0;RANDBETWEEN(1000;1000000))" office:value-type="float" office:value="0" calcext:value-type="float">
            <text:p>0</text:p>
          </table:table-cell>
          <table:table-cell table:formula="of:=IF([.$F19]&gt;NUMBERVALUE(RIGHT([.I$1];4));0;RANDBETWEEN(1000;1000000))" office:value-type="float" office:value="0" calcext:value-type="float">
            <text:p>0</text:p>
          </table:table-cell>
          <table:table-cell table:formula="of:=IF([.$F19]&gt;NUMBERVALUE(RIGHT([.J$1];4));0;RANDBETWEEN(1000;1000000))" office:value-type="float" office:value="0" calcext:value-type="float">
            <text:p>0</text:p>
          </table:table-cell>
          <table:table-cell table:formula="of:=IF([.$F19]&gt;NUMBERVALUE(RIGHT([.K$1];4));0;RANDBETWEEN(1000;1000000))" office:value-type="float" office:value="0" calcext:value-type="float">
            <text:p>0</text:p>
          </table:table-cell>
          <table:table-cell table:formula="of:=IF([.$F19]&gt;NUMBERVALUE(RIGHT([.L$1];4));0;RANDBETWEEN(1000;1000000))" office:value-type="float" office:value="0" calcext:value-type="float">
            <text:p>0</text:p>
          </table:table-cell>
          <table:table-cell table:formula="of:=IF([.$F19]&gt;NUMBERVALUE(RIGHT([.M$1];4));0;RANDBETWEEN(1000;1000000))" office:value-type="float" office:value="866871" calcext:value-type="float">
            <text:p>866871</text:p>
          </table:table-cell>
          <table:table-cell table:formula="of:=SUM([.G19:.M19])" office:value-type="float" office:value="866871" calcext:value-type="float">
            <text:p>866871</text:p>
          </table:table-cell>
          <table:table-cell table:formula="of:=[.G19]*VLOOKUP(NUMBERVALUE(RIGHT([.G$1];4));[$'salary-percopy'.$A$1:.$B$7];2)+[.H19]*VLOOKUP(NUMBERVALUE(RIGHT([.H$1];4));[$'salary-percopy'.$A$1:.$B$7];2)+[.I19]*VLOOKUP(NUMBERVALUE(RIGHT([.I$1];4));[$'salary-percopy'.$A$1:.$B$7];2)+[.J19]*VLOOKUP(NUMBERVALUE(RIGHT([.J$1];4));[$'salary-percopy'.$A$1:.$B$7];2)+[.K19]*VLOOKUP(NUMBERVALUE(RIGHT([.K$1];4));[$'salary-percopy'.$A$1:.$B$7];2)+[.L19]*VLOOKUP(NUMBERVALUE(RIGHT([.L$1];4));[$'salary-percopy'.$A$1:.$B$7];2)+[.M19]*VLOOKUP(NUMBERVALUE(RIGHT([.M$1];4));[$'salary-percopy'.$A$1:.$B$7];2)" office:value-type="float" office:value="173374200" calcext:value-type="float">
            <text:p>173374200</text:p>
          </table:table-cell>
          <table:table-cell table:formula="of:=IF([.G19]&gt;500000;[.G19]*0.1*VLOOKUP(NUMBERVALUE(RIGHT([.G$1];4));[$'salary-percopy'.$A$1:.$B$7];2))+IF([.H19]&gt;500000;[.H19]*0.1*VLOOKUP(NUMBERVALUE(RIGHT([.H$1];4));[$'salary-percopy'.$A$1:.$B$7];2))+IF([.I19]&gt;500000;[.I19]*0.1*VLOOKUP(NUMBERVALUE(RIGHT([.I$1];4));[$'salary-percopy'.$A$1:.$B$7];2))+IF([.J19]&gt;500000;[.J19]*0.1*VLOOKUP(NUMBERVALUE(RIGHT([.J$1];4));[$'salary-percopy'.$A$1:.$B$7];2))+IF([.K19]&gt;500000;[.K19]*0.1*VLOOKUP(NUMBERVALUE(RIGHT([.K$1];4));[$'salary-percopy'.$A$1:.$B$7];2))+IF([.L19]&gt;500000;[.L19]*0.1*VLOOKUP(NUMBERVALUE(RIGHT([.L$1];4));[$'salary-percopy'.$A$1:.$B$7];2))+IF([.M19]&gt;500000;[.M19]*0.1*VLOOKUP(NUMBERVALUE(RIGHT([.M$1];4));[$'salary-percopy'.$A$1:.$B$7];2))" office:value-type="float" office:value="17337420" calcext:value-type="float">
            <text:p>17337420</text:p>
          </table:table-cell>
          <table:table-cell table:formula="of:=[.O19]+[.P19]" office:value-type="float" office:value="190711620" calcext:value-type="float">
            <text:p>1907116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ynn Wu</text:p>
          </table:table-cell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20]&gt;NUMBERVALUE(RIGHT([.G$1];4));0;RANDBETWEEN(1000;1000000))" office:value-type="float" office:value="0" calcext:value-type="float">
            <text:p>0</text:p>
          </table:table-cell>
          <table:table-cell table:formula="of:=IF([.$F20]&gt;NUMBERVALUE(RIGHT([.H$1];4));0;RANDBETWEEN(1000;1000000))" office:value-type="float" office:value="0" calcext:value-type="float">
            <text:p>0</text:p>
          </table:table-cell>
          <table:table-cell table:formula="of:=IF([.$F20]&gt;NUMBERVALUE(RIGHT([.I$1];4));0;RANDBETWEEN(1000;1000000))" office:value-type="float" office:value="133271" calcext:value-type="float">
            <text:p>133271</text:p>
          </table:table-cell>
          <table:table-cell table:formula="of:=IF([.$F20]&gt;NUMBERVALUE(RIGHT([.J$1];4));0;RANDBETWEEN(1000;1000000))" office:value-type="float" office:value="862225" calcext:value-type="float">
            <text:p>862225</text:p>
          </table:table-cell>
          <table:table-cell table:formula="of:=IF([.$F20]&gt;NUMBERVALUE(RIGHT([.K$1];4));0;RANDBETWEEN(1000;1000000))" office:value-type="float" office:value="74014" calcext:value-type="float">
            <text:p>74014</text:p>
          </table:table-cell>
          <table:table-cell table:formula="of:=IF([.$F20]&gt;NUMBERVALUE(RIGHT([.L$1];4));0;RANDBETWEEN(1000;1000000))" office:value-type="float" office:value="584150" calcext:value-type="float">
            <text:p>584150</text:p>
          </table:table-cell>
          <table:table-cell table:formula="of:=IF([.$F20]&gt;NUMBERVALUE(RIGHT([.M$1];4));0;RANDBETWEEN(1000;1000000))" office:value-type="float" office:value="23971" calcext:value-type="float">
            <text:p>23971</text:p>
          </table:table-cell>
          <table:table-cell table:formula="of:=SUM([.G20:.M20])" office:value-type="float" office:value="1677631" calcext:value-type="float">
            <text:p>1677631</text:p>
          </table:table-cell>
          <table:table-cell table:formula="of:=[.G20]*VLOOKUP(NUMBERVALUE(RIGHT([.G$1];4));[$'salary-percopy'.$A$1:.$B$7];2)+[.H20]*VLOOKUP(NUMBERVALUE(RIGHT([.H$1];4));[$'salary-percopy'.$A$1:.$B$7];2)+[.I20]*VLOOKUP(NUMBERVALUE(RIGHT([.I$1];4));[$'salary-percopy'.$A$1:.$B$7];2)+[.J20]*VLOOKUP(NUMBERVALUE(RIGHT([.J$1];4));[$'salary-percopy'.$A$1:.$B$7];2)+[.K20]*VLOOKUP(NUMBERVALUE(RIGHT([.K$1];4));[$'salary-percopy'.$A$1:.$B$7];2)+[.L20]*VLOOKUP(NUMBERVALUE(RIGHT([.L$1];4));[$'salary-percopy'.$A$1:.$B$7];2)+[.M20]*VLOOKUP(NUMBERVALUE(RIGHT([.M$1];4));[$'salary-percopy'.$A$1:.$B$7];2)" office:value-type="float" office:value="262148350" calcext:value-type="float">
            <text:p>262148350</text:p>
          </table:table-cell>
          <table:table-cell table:formula="of:=IF([.G20]&gt;500000;[.G20]*0.1*VLOOKUP(NUMBERVALUE(RIGHT([.G$1];4));[$'salary-percopy'.$A$1:.$B$7];2))+IF([.H20]&gt;500000;[.H20]*0.1*VLOOKUP(NUMBERVALUE(RIGHT([.H$1];4));[$'salary-percopy'.$A$1:.$B$7];2))+IF([.I20]&gt;500000;[.I20]*0.1*VLOOKUP(NUMBERVALUE(RIGHT([.I$1];4));[$'salary-percopy'.$A$1:.$B$7];2))+IF([.J20]&gt;500000;[.J20]*0.1*VLOOKUP(NUMBERVALUE(RIGHT([.J$1];4));[$'salary-percopy'.$A$1:.$B$7];2))+IF([.K20]&gt;500000;[.K20]*0.1*VLOOKUP(NUMBERVALUE(RIGHT([.K$1];4));[$'salary-percopy'.$A$1:.$B$7];2))+IF([.L20]&gt;500000;[.L20]*0.1*VLOOKUP(NUMBERVALUE(RIGHT([.L$1];4));[$'salary-percopy'.$A$1:.$B$7];2))+IF([.M20]&gt;500000;[.M20]*0.1*VLOOKUP(NUMBERVALUE(RIGHT([.M$1];4));[$'salary-percopy'.$A$1:.$B$7];2))" office:value-type="float" office:value="22877925" calcext:value-type="float">
            <text:p>22877925</text:p>
          </table:table-cell>
          <table:table-cell table:formula="of:=[.O20]+[.P20]" office:value-type="float" office:value="285026275" calcext:value-type="float">
            <text:p>285026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yron Nelson</text:p>
          </table:table-cell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21]&gt;NUMBERVALUE(RIGHT([.G$1];4));0;RANDBETWEEN(1000;1000000))" office:value-type="float" office:value="589186" calcext:value-type="float">
            <text:p>589186</text:p>
          </table:table-cell>
          <table:table-cell table:formula="of:=IF([.$F21]&gt;NUMBERVALUE(RIGHT([.H$1];4));0;RANDBETWEEN(1000;1000000))" office:value-type="float" office:value="674989" calcext:value-type="float">
            <text:p>674989</text:p>
          </table:table-cell>
          <table:table-cell table:formula="of:=IF([.$F21]&gt;NUMBERVALUE(RIGHT([.I$1];4));0;RANDBETWEEN(1000;1000000))" office:value-type="float" office:value="777541" calcext:value-type="float">
            <text:p>777541</text:p>
          </table:table-cell>
          <table:table-cell table:formula="of:=IF([.$F21]&gt;NUMBERVALUE(RIGHT([.J$1];4));0;RANDBETWEEN(1000;1000000))" office:value-type="float" office:value="176480" calcext:value-type="float">
            <text:p>176480</text:p>
          </table:table-cell>
          <table:table-cell table:formula="of:=IF([.$F21]&gt;NUMBERVALUE(RIGHT([.K$1];4));0;RANDBETWEEN(1000;1000000))" office:value-type="float" office:value="578501" calcext:value-type="float">
            <text:p>578501</text:p>
          </table:table-cell>
          <table:table-cell table:formula="of:=IF([.$F21]&gt;NUMBERVALUE(RIGHT([.L$1];4));0;RANDBETWEEN(1000;1000000))" office:value-type="float" office:value="536863" calcext:value-type="float">
            <text:p>536863</text:p>
          </table:table-cell>
          <table:table-cell table:formula="of:=IF([.$F21]&gt;NUMBERVALUE(RIGHT([.M$1];4));0;RANDBETWEEN(1000;1000000))" office:value-type="float" office:value="689527" calcext:value-type="float">
            <text:p>689527</text:p>
          </table:table-cell>
          <table:table-cell table:formula="of:=SUM([.G21:.M21])" office:value-type="float" office:value="4023087" calcext:value-type="float">
            <text:p>4023087</text:p>
          </table:table-cell>
          <table:table-cell table:formula="of:=[.G21]*VLOOKUP(NUMBERVALUE(RIGHT([.G$1];4));[$'salary-percopy'.$A$1:.$B$7];2)+[.H21]*VLOOKUP(NUMBERVALUE(RIGHT([.H$1];4));[$'salary-percopy'.$A$1:.$B$7];2)+[.I21]*VLOOKUP(NUMBERVALUE(RIGHT([.I$1];4));[$'salary-percopy'.$A$1:.$B$7];2)+[.J21]*VLOOKUP(NUMBERVALUE(RIGHT([.J$1];4));[$'salary-percopy'.$A$1:.$B$7];2)+[.K21]*VLOOKUP(NUMBERVALUE(RIGHT([.K$1];4));[$'salary-percopy'.$A$1:.$B$7];2)+[.L21]*VLOOKUP(NUMBERVALUE(RIGHT([.L$1];4));[$'salary-percopy'.$A$1:.$B$7];2)+[.M21]*VLOOKUP(NUMBERVALUE(RIGHT([.M$1];4));[$'salary-percopy'.$A$1:.$B$7];2)" office:value-type="float" office:value="586749735" calcext:value-type="float">
            <text:p>586749735</text:p>
          </table:table-cell>
          <table:table-cell table:formula="of:=IF([.G21]&gt;500000;[.G21]*0.1*VLOOKUP(NUMBERVALUE(RIGHT([.G$1];4));[$'salary-percopy'.$A$1:.$B$7];2))+IF([.H21]&gt;500000;[.H21]*0.1*VLOOKUP(NUMBERVALUE(RIGHT([.H$1];4));[$'salary-percopy'.$A$1:.$B$7];2))+IF([.I21]&gt;500000;[.I21]*0.1*VLOOKUP(NUMBERVALUE(RIGHT([.I$1];4));[$'salary-percopy'.$A$1:.$B$7];2))+IF([.J21]&gt;500000;[.J21]*0.1*VLOOKUP(NUMBERVALUE(RIGHT([.J$1];4));[$'salary-percopy'.$A$1:.$B$7];2))+IF([.K21]&gt;500000;[.K21]*0.1*VLOOKUP(NUMBERVALUE(RIGHT([.K$1];4));[$'salary-percopy'.$A$1:.$B$7];2))+IF([.L21]&gt;500000;[.L21]*0.1*VLOOKUP(NUMBERVALUE(RIGHT([.L$1];4));[$'salary-percopy'.$A$1:.$B$7];2))+IF([.M21]&gt;500000;[.M21]*0.1*VLOOKUP(NUMBERVALUE(RIGHT([.M$1];4));[$'salary-percopy'.$A$1:.$B$7];2))" office:value-type="float" office:value="56204253.5" calcext:value-type="float">
            <text:p>56204254</text:p>
          </table:table-cell>
          <table:table-cell table:formula="of:=[.O21]+[.P21]" office:value-type="float" office:value="642953988.5" calcext:value-type="float">
            <text:p>6429539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la Mccall</text:p>
          </table:table-cell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22]&gt;NUMBERVALUE(RIGHT([.G$1];4));0;RANDBETWEEN(1000;1000000))" office:value-type="float" office:value="0" calcext:value-type="float">
            <text:p>0</text:p>
          </table:table-cell>
          <table:table-cell table:formula="of:=IF([.$F22]&gt;NUMBERVALUE(RIGHT([.H$1];4));0;RANDBETWEEN(1000;1000000))" office:value-type="float" office:value="870155" calcext:value-type="float">
            <text:p>870155</text:p>
          </table:table-cell>
          <table:table-cell table:formula="of:=IF([.$F22]&gt;NUMBERVALUE(RIGHT([.I$1];4));0;RANDBETWEEN(1000;1000000))" office:value-type="float" office:value="350066" calcext:value-type="float">
            <text:p>350066</text:p>
          </table:table-cell>
          <table:table-cell table:formula="of:=IF([.$F22]&gt;NUMBERVALUE(RIGHT([.J$1];4));0;RANDBETWEEN(1000;1000000))" office:value-type="float" office:value="465024" calcext:value-type="float">
            <text:p>465024</text:p>
          </table:table-cell>
          <table:table-cell table:formula="of:=IF([.$F22]&gt;NUMBERVALUE(RIGHT([.K$1];4));0;RANDBETWEEN(1000;1000000))" office:value-type="float" office:value="48743" calcext:value-type="float">
            <text:p>48743</text:p>
          </table:table-cell>
          <table:table-cell table:formula="of:=IF([.$F22]&gt;NUMBERVALUE(RIGHT([.L$1];4));0;RANDBETWEEN(1000;1000000))" office:value-type="float" office:value="78659" calcext:value-type="float">
            <text:p>78659</text:p>
          </table:table-cell>
          <table:table-cell table:formula="of:=IF([.$F22]&gt;NUMBERVALUE(RIGHT([.M$1];4));0;RANDBETWEEN(1000;1000000))" office:value-type="float" office:value="343616" calcext:value-type="float">
            <text:p>343616</text:p>
          </table:table-cell>
          <table:table-cell table:formula="of:=SUM([.G22:.M22])" office:value-type="float" office:value="2156263" calcext:value-type="float">
            <text:p>2156263</text:p>
          </table:table-cell>
          <table:table-cell table:formula="of:=[.G22]*VLOOKUP(NUMBERVALUE(RIGHT([.G$1];4));[$'salary-percopy'.$A$1:.$B$7];2)+[.H22]*VLOOKUP(NUMBERVALUE(RIGHT([.H$1];4));[$'salary-percopy'.$A$1:.$B$7];2)+[.I22]*VLOOKUP(NUMBERVALUE(RIGHT([.I$1];4));[$'salary-percopy'.$A$1:.$B$7];2)+[.J22]*VLOOKUP(NUMBERVALUE(RIGHT([.J$1];4));[$'salary-percopy'.$A$1:.$B$7];2)+[.K22]*VLOOKUP(NUMBERVALUE(RIGHT([.K$1];4));[$'salary-percopy'.$A$1:.$B$7];2)+[.L22]*VLOOKUP(NUMBERVALUE(RIGHT([.L$1];4));[$'salary-percopy'.$A$1:.$B$7];2)+[.M22]*VLOOKUP(NUMBERVALUE(RIGHT([.M$1];4));[$'salary-percopy'.$A$1:.$B$7];2)" office:value-type="float" office:value="294389755" calcext:value-type="float">
            <text:p>294389755</text:p>
          </table:table-cell>
          <table:table-cell table:formula="of:=IF([.G22]&gt;500000;[.G22]*0.1*VLOOKUP(NUMBERVALUE(RIGHT([.G$1];4));[$'salary-percopy'.$A$1:.$B$7];2))+IF([.H22]&gt;500000;[.H22]*0.1*VLOOKUP(NUMBERVALUE(RIGHT([.H$1];4));[$'salary-percopy'.$A$1:.$B$7];2))+IF([.I22]&gt;500000;[.I22]*0.1*VLOOKUP(NUMBERVALUE(RIGHT([.I$1];4));[$'salary-percopy'.$A$1:.$B$7];2))+IF([.J22]&gt;500000;[.J22]*0.1*VLOOKUP(NUMBERVALUE(RIGHT([.J$1];4));[$'salary-percopy'.$A$1:.$B$7];2))+IF([.K22]&gt;500000;[.K22]*0.1*VLOOKUP(NUMBERVALUE(RIGHT([.K$1];4));[$'salary-percopy'.$A$1:.$B$7];2))+IF([.L22]&gt;500000;[.L22]*0.1*VLOOKUP(NUMBERVALUE(RIGHT([.L$1];4));[$'salary-percopy'.$A$1:.$B$7];2))+IF([.M22]&gt;500000;[.M22]*0.1*VLOOKUP(NUMBERVALUE(RIGHT([.M$1];4));[$'salary-percopy'.$A$1:.$B$7];2))" office:value-type="float" office:value="9571705" calcext:value-type="float">
            <text:p>9571705</text:p>
          </table:table-cell>
          <table:table-cell table:formula="of:=[.O22]+[.P22]" office:value-type="float" office:value="303961460" calcext:value-type="float">
            <text:p>3039614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ter Hahn</text:p>
          </table:table-cell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23]&gt;NUMBERVALUE(RIGHT([.G$1];4));0;RANDBETWEEN(1000;1000000))" office:value-type="float" office:value="0" calcext:value-type="float">
            <text:p>0</text:p>
          </table:table-cell>
          <table:table-cell table:formula="of:=IF([.$F23]&gt;NUMBERVALUE(RIGHT([.H$1];4));0;RANDBETWEEN(1000;1000000))" office:value-type="float" office:value="871430" calcext:value-type="float">
            <text:p>871430</text:p>
          </table:table-cell>
          <table:table-cell table:formula="of:=IF([.$F23]&gt;NUMBERVALUE(RIGHT([.I$1];4));0;RANDBETWEEN(1000;1000000))" office:value-type="float" office:value="579834" calcext:value-type="float">
            <text:p>579834</text:p>
          </table:table-cell>
          <table:table-cell table:formula="of:=IF([.$F23]&gt;NUMBERVALUE(RIGHT([.J$1];4));0;RANDBETWEEN(1000;1000000))" office:value-type="float" office:value="324385" calcext:value-type="float">
            <text:p>324385</text:p>
          </table:table-cell>
          <table:table-cell table:formula="of:=IF([.$F23]&gt;NUMBERVALUE(RIGHT([.K$1];4));0;RANDBETWEEN(1000;1000000))" office:value-type="float" office:value="244697" calcext:value-type="float">
            <text:p>244697</text:p>
          </table:table-cell>
          <table:table-cell table:formula="of:=IF([.$F23]&gt;NUMBERVALUE(RIGHT([.L$1];4));0;RANDBETWEEN(1000;1000000))" office:value-type="float" office:value="100942" calcext:value-type="float">
            <text:p>100942</text:p>
          </table:table-cell>
          <table:table-cell table:formula="of:=IF([.$F23]&gt;NUMBERVALUE(RIGHT([.M$1];4));0;RANDBETWEEN(1000;1000000))" office:value-type="float" office:value="243881" calcext:value-type="float">
            <text:p>243881</text:p>
          </table:table-cell>
          <table:table-cell table:formula="of:=SUM([.G23:.M23])" office:value-type="float" office:value="2365169" calcext:value-type="float">
            <text:p>2365169</text:p>
          </table:table-cell>
          <table:table-cell table:formula="of:=[.G23]*VLOOKUP(NUMBERVALUE(RIGHT([.G$1];4));[$'salary-percopy'.$A$1:.$B$7];2)+[.H23]*VLOOKUP(NUMBERVALUE(RIGHT([.H$1];4));[$'salary-percopy'.$A$1:.$B$7];2)+[.I23]*VLOOKUP(NUMBERVALUE(RIGHT([.I$1];4));[$'salary-percopy'.$A$1:.$B$7];2)+[.J23]*VLOOKUP(NUMBERVALUE(RIGHT([.J$1];4));[$'salary-percopy'.$A$1:.$B$7];2)+[.K23]*VLOOKUP(NUMBERVALUE(RIGHT([.K$1];4));[$'salary-percopy'.$A$1:.$B$7];2)+[.L23]*VLOOKUP(NUMBERVALUE(RIGHT([.L$1];4));[$'salary-percopy'.$A$1:.$B$7];2)+[.M23]*VLOOKUP(NUMBERVALUE(RIGHT([.M$1];4));[$'salary-percopy'.$A$1:.$B$7];2)" office:value-type="float" office:value="319900240" calcext:value-type="float">
            <text:p>319900240</text:p>
          </table:table-cell>
          <table:table-cell table:formula="of:=IF([.G23]&gt;500000;[.G23]*0.1*VLOOKUP(NUMBERVALUE(RIGHT([.G$1];4));[$'salary-percopy'.$A$1:.$B$7];2))+IF([.H23]&gt;500000;[.H23]*0.1*VLOOKUP(NUMBERVALUE(RIGHT([.H$1];4));[$'salary-percopy'.$A$1:.$B$7];2))+IF([.I23]&gt;500000;[.I23]*0.1*VLOOKUP(NUMBERVALUE(RIGHT([.I$1];4));[$'salary-percopy'.$A$1:.$B$7];2))+IF([.J23]&gt;500000;[.J23]*0.1*VLOOKUP(NUMBERVALUE(RIGHT([.J$1];4));[$'salary-percopy'.$A$1:.$B$7];2))+IF([.K23]&gt;500000;[.K23]*0.1*VLOOKUP(NUMBERVALUE(RIGHT([.K$1];4));[$'salary-percopy'.$A$1:.$B$7];2))+IF([.L23]&gt;500000;[.L23]*0.1*VLOOKUP(NUMBERVALUE(RIGHT([.L$1];4));[$'salary-percopy'.$A$1:.$B$7];2))+IF([.M23]&gt;500000;[.M23]*0.1*VLOOKUP(NUMBERVALUE(RIGHT([.M$1];4));[$'salary-percopy'.$A$1:.$B$7];2))" office:value-type="float" office:value="16543738" calcext:value-type="float">
            <text:p>16543738</text:p>
          </table:table-cell>
          <table:table-cell table:formula="of:=[.O23]+[.P23]" office:value-type="float" office:value="336443978" calcext:value-type="float">
            <text:p>3364439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ylee Crawford</text:p>
          </table:table-cell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24]&gt;NUMBERVALUE(RIGHT([.G$1];4));0;RANDBETWEEN(1000;1000000))" office:value-type="float" office:value="0" calcext:value-type="float">
            <text:p>0</text:p>
          </table:table-cell>
          <table:table-cell table:formula="of:=IF([.$F24]&gt;NUMBERVALUE(RIGHT([.H$1];4));0;RANDBETWEEN(1000;1000000))" office:value-type="float" office:value="0" calcext:value-type="float">
            <text:p>0</text:p>
          </table:table-cell>
          <table:table-cell table:formula="of:=IF([.$F24]&gt;NUMBERVALUE(RIGHT([.I$1];4));0;RANDBETWEEN(1000;1000000))" office:value-type="float" office:value="0" calcext:value-type="float">
            <text:p>0</text:p>
          </table:table-cell>
          <table:table-cell table:formula="of:=IF([.$F24]&gt;NUMBERVALUE(RIGHT([.J$1];4));0;RANDBETWEEN(1000;1000000))" office:value-type="float" office:value="707351" calcext:value-type="float">
            <text:p>707351</text:p>
          </table:table-cell>
          <table:table-cell table:formula="of:=IF([.$F24]&gt;NUMBERVALUE(RIGHT([.K$1];4));0;RANDBETWEEN(1000;1000000))" office:value-type="float" office:value="114775" calcext:value-type="float">
            <text:p>114775</text:p>
          </table:table-cell>
          <table:table-cell table:formula="of:=IF([.$F24]&gt;NUMBERVALUE(RIGHT([.L$1];4));0;RANDBETWEEN(1000;1000000))" office:value-type="float" office:value="679252" calcext:value-type="float">
            <text:p>679252</text:p>
          </table:table-cell>
          <table:table-cell table:formula="of:=IF([.$F24]&gt;NUMBERVALUE(RIGHT([.M$1];4));0;RANDBETWEEN(1000;1000000))" office:value-type="float" office:value="766206" calcext:value-type="float">
            <text:p>766206</text:p>
          </table:table-cell>
          <table:table-cell table:formula="of:=SUM([.G24:.M24])" office:value-type="float" office:value="2267584" calcext:value-type="float">
            <text:p>2267584</text:p>
          </table:table-cell>
          <table:table-cell table:formula="of:=[.G24]*VLOOKUP(NUMBERVALUE(RIGHT([.G$1];4));[$'salary-percopy'.$A$1:.$B$7];2)+[.H24]*VLOOKUP(NUMBERVALUE(RIGHT([.H$1];4));[$'salary-percopy'.$A$1:.$B$7];2)+[.I24]*VLOOKUP(NUMBERVALUE(RIGHT([.I$1];4));[$'salary-percopy'.$A$1:.$B$7];2)+[.J24]*VLOOKUP(NUMBERVALUE(RIGHT([.J$1];4));[$'salary-percopy'.$A$1:.$B$7];2)+[.K24]*VLOOKUP(NUMBERVALUE(RIGHT([.K$1];4));[$'salary-percopy'.$A$1:.$B$7];2)+[.L24]*VLOOKUP(NUMBERVALUE(RIGHT([.L$1];4));[$'salary-percopy'.$A$1:.$B$7];2)+[.M24]*VLOOKUP(NUMBERVALUE(RIGHT([.M$1];4));[$'salary-percopy'.$A$1:.$B$7];2)" office:value-type="float" office:value="397443710" calcext:value-type="float">
            <text:p>397443710</text:p>
          </table:table-cell>
          <table:table-cell table:formula="of:=IF([.G24]&gt;500000;[.G24]*0.1*VLOOKUP(NUMBERVALUE(RIGHT([.G$1];4));[$'salary-percopy'.$A$1:.$B$7];2))+IF([.H24]&gt;500000;[.H24]*0.1*VLOOKUP(NUMBERVALUE(RIGHT([.H$1];4));[$'salary-percopy'.$A$1:.$B$7];2))+IF([.I24]&gt;500000;[.I24]*0.1*VLOOKUP(NUMBERVALUE(RIGHT([.I$1];4));[$'salary-percopy'.$A$1:.$B$7];2))+IF([.J24]&gt;500000;[.J24]*0.1*VLOOKUP(NUMBERVALUE(RIGHT([.J$1];4));[$'salary-percopy'.$A$1:.$B$7];2))+IF([.K24]&gt;500000;[.K24]*0.1*VLOOKUP(NUMBERVALUE(RIGHT([.K$1];4));[$'salary-percopy'.$A$1:.$B$7];2))+IF([.L24]&gt;500000;[.L24]*0.1*VLOOKUP(NUMBERVALUE(RIGHT([.L$1];4));[$'salary-percopy'.$A$1:.$B$7];2))+IF([.M24]&gt;500000;[.M24]*0.1*VLOOKUP(NUMBERVALUE(RIGHT([.M$1];4));[$'salary-percopy'.$A$1:.$B$7];2))" office:value-type="float" office:value="37793196" calcext:value-type="float">
            <text:p>37793196</text:p>
          </table:table-cell>
          <table:table-cell table:formula="of:=[.O24]+[.P24]" office:value-type="float" office:value="435236906" calcext:value-type="float">
            <text:p>4352369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celia Ware</text:p>
          </table:table-cell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25]&gt;NUMBERVALUE(RIGHT([.G$1];4));0;RANDBETWEEN(1000;1000000))" office:value-type="float" office:value="0" calcext:value-type="float">
            <text:p>0</text:p>
          </table:table-cell>
          <table:table-cell table:formula="of:=IF([.$F25]&gt;NUMBERVALUE(RIGHT([.H$1];4));0;RANDBETWEEN(1000;1000000))" office:value-type="float" office:value="592523" calcext:value-type="float">
            <text:p>592523</text:p>
          </table:table-cell>
          <table:table-cell table:formula="of:=IF([.$F25]&gt;NUMBERVALUE(RIGHT([.I$1];4));0;RANDBETWEEN(1000;1000000))" office:value-type="float" office:value="17215" calcext:value-type="float">
            <text:p>17215</text:p>
          </table:table-cell>
          <table:table-cell table:formula="of:=IF([.$F25]&gt;NUMBERVALUE(RIGHT([.J$1];4));0;RANDBETWEEN(1000;1000000))" office:value-type="float" office:value="839382" calcext:value-type="float">
            <text:p>839382</text:p>
          </table:table-cell>
          <table:table-cell table:formula="of:=IF([.$F25]&gt;NUMBERVALUE(RIGHT([.K$1];4));0;RANDBETWEEN(1000;1000000))" office:value-type="float" office:value="328449" calcext:value-type="float">
            <text:p>328449</text:p>
          </table:table-cell>
          <table:table-cell table:formula="of:=IF([.$F25]&gt;NUMBERVALUE(RIGHT([.L$1];4));0;RANDBETWEEN(1000;1000000))" office:value-type="float" office:value="960169" calcext:value-type="float">
            <text:p>960169</text:p>
          </table:table-cell>
          <table:table-cell table:formula="of:=IF([.$F25]&gt;NUMBERVALUE(RIGHT([.M$1];4));0;RANDBETWEEN(1000;1000000))" office:value-type="float" office:value="996232" calcext:value-type="float">
            <text:p>996232</text:p>
          </table:table-cell>
          <table:table-cell table:formula="of:=SUM([.G25:.M25])" office:value-type="float" office:value="3733970" calcext:value-type="float">
            <text:p>3733970</text:p>
          </table:table-cell>
          <table:table-cell table:formula="of:=[.G25]*VLOOKUP(NUMBERVALUE(RIGHT([.G$1];4));[$'salary-percopy'.$A$1:.$B$7];2)+[.H25]*VLOOKUP(NUMBERVALUE(RIGHT([.H$1];4));[$'salary-percopy'.$A$1:.$B$7];2)+[.I25]*VLOOKUP(NUMBERVALUE(RIGHT([.I$1];4));[$'salary-percopy'.$A$1:.$B$7];2)+[.J25]*VLOOKUP(NUMBERVALUE(RIGHT([.J$1];4));[$'salary-percopy'.$A$1:.$B$7];2)+[.K25]*VLOOKUP(NUMBERVALUE(RIGHT([.K$1];4));[$'salary-percopy'.$A$1:.$B$7];2)+[.L25]*VLOOKUP(NUMBERVALUE(RIGHT([.L$1];4));[$'salary-percopy'.$A$1:.$B$7];2)+[.M25]*VLOOKUP(NUMBERVALUE(RIGHT([.M$1];4));[$'salary-percopy'.$A$1:.$B$7];2)" office:value-type="float" office:value="617470805" calcext:value-type="float">
            <text:p>617470805</text:p>
          </table:table-cell>
          <table:table-cell table:formula="of:=IF([.G25]&gt;500000;[.G25]*0.1*VLOOKUP(NUMBERVALUE(RIGHT([.G$1];4));[$'salary-percopy'.$A$1:.$B$7];2))+IF([.H25]&gt;500000;[.H25]*0.1*VLOOKUP(NUMBERVALUE(RIGHT([.H$1];4));[$'salary-percopy'.$A$1:.$B$7];2))+IF([.I25]&gt;500000;[.I25]*0.1*VLOOKUP(NUMBERVALUE(RIGHT([.I$1];4));[$'salary-percopy'.$A$1:.$B$7];2))+IF([.J25]&gt;500000;[.J25]*0.1*VLOOKUP(NUMBERVALUE(RIGHT([.J$1];4));[$'salary-percopy'.$A$1:.$B$7];2))+IF([.K25]&gt;500000;[.K25]*0.1*VLOOKUP(NUMBERVALUE(RIGHT([.K$1];4));[$'salary-percopy'.$A$1:.$B$7];2))+IF([.L25]&gt;500000;[.L25]*0.1*VLOOKUP(NUMBERVALUE(RIGHT([.L$1];4));[$'salary-percopy'.$A$1:.$B$7];2))+IF([.M25]&gt;500000;[.M25]*0.1*VLOOKUP(NUMBERVALUE(RIGHT([.M$1];4));[$'salary-percopy'.$A$1:.$B$7];2))" office:value-type="float" office:value="55956867.5" calcext:value-type="float">
            <text:p>55956868</text:p>
          </table:table-cell>
          <table:table-cell table:formula="of:=[.O25]+[.P25]" office:value-type="float" office:value="673427672.5" calcext:value-type="float">
            <text:p>6734276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se Bennett</text:p>
          </table:table-cell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26]&gt;NUMBERVALUE(RIGHT([.G$1];4));0;RANDBETWEEN(1000;1000000))" office:value-type="float" office:value="0" calcext:value-type="float">
            <text:p>0</text:p>
          </table:table-cell>
          <table:table-cell table:formula="of:=IF([.$F26]&gt;NUMBERVALUE(RIGHT([.H$1];4));0;RANDBETWEEN(1000;1000000))" office:value-type="float" office:value="0" calcext:value-type="float">
            <text:p>0</text:p>
          </table:table-cell>
          <table:table-cell table:formula="of:=IF([.$F26]&gt;NUMBERVALUE(RIGHT([.I$1];4));0;RANDBETWEEN(1000;1000000))" office:value-type="float" office:value="0" calcext:value-type="float">
            <text:p>0</text:p>
          </table:table-cell>
          <table:table-cell table:formula="of:=IF([.$F26]&gt;NUMBERVALUE(RIGHT([.J$1];4));0;RANDBETWEEN(1000;1000000))" office:value-type="float" office:value="0" calcext:value-type="float">
            <text:p>0</text:p>
          </table:table-cell>
          <table:table-cell table:formula="of:=IF([.$F26]&gt;NUMBERVALUE(RIGHT([.K$1];4));0;RANDBETWEEN(1000;1000000))" office:value-type="float" office:value="192523" calcext:value-type="float">
            <text:p>192523</text:p>
          </table:table-cell>
          <table:table-cell table:formula="of:=IF([.$F26]&gt;NUMBERVALUE(RIGHT([.L$1];4));0;RANDBETWEEN(1000;1000000))" office:value-type="float" office:value="725325" calcext:value-type="float">
            <text:p>725325</text:p>
          </table:table-cell>
          <table:table-cell table:formula="of:=IF([.$F26]&gt;NUMBERVALUE(RIGHT([.M$1];4));0;RANDBETWEEN(1000;1000000))" office:value-type="float" office:value="455929" calcext:value-type="float">
            <text:p>455929</text:p>
          </table:table-cell>
          <table:table-cell table:formula="of:=SUM([.G26:.M26])" office:value-type="float" office:value="1373777" calcext:value-type="float">
            <text:p>1373777</text:p>
          </table:table-cell>
          <table:table-cell table:formula="of:=[.G26]*VLOOKUP(NUMBERVALUE(RIGHT([.G$1];4));[$'salary-percopy'.$A$1:.$B$7];2)+[.H26]*VLOOKUP(NUMBERVALUE(RIGHT([.H$1];4));[$'salary-percopy'.$A$1:.$B$7];2)+[.I26]*VLOOKUP(NUMBERVALUE(RIGHT([.I$1];4));[$'salary-percopy'.$A$1:.$B$7];2)+[.J26]*VLOOKUP(NUMBERVALUE(RIGHT([.J$1];4));[$'salary-percopy'.$A$1:.$B$7];2)+[.K26]*VLOOKUP(NUMBERVALUE(RIGHT([.K$1];4));[$'salary-percopy'.$A$1:.$B$7];2)+[.L26]*VLOOKUP(NUMBERVALUE(RIGHT([.L$1];4));[$'salary-percopy'.$A$1:.$B$7];2)+[.M26]*VLOOKUP(NUMBERVALUE(RIGHT([.M$1];4));[$'salary-percopy'.$A$1:.$B$7];2)" office:value-type="float" office:value="258099835" calcext:value-type="float">
            <text:p>258099835</text:p>
          </table:table-cell>
          <table:table-cell table:formula="of:=IF([.G26]&gt;500000;[.G26]*0.1*VLOOKUP(NUMBERVALUE(RIGHT([.G$1];4));[$'salary-percopy'.$A$1:.$B$7];2))+IF([.H26]&gt;500000;[.H26]*0.1*VLOOKUP(NUMBERVALUE(RIGHT([.H$1];4));[$'salary-percopy'.$A$1:.$B$7];2))+IF([.I26]&gt;500000;[.I26]*0.1*VLOOKUP(NUMBERVALUE(RIGHT([.I$1];4));[$'salary-percopy'.$A$1:.$B$7];2))+IF([.J26]&gt;500000;[.J26]*0.1*VLOOKUP(NUMBERVALUE(RIGHT([.J$1];4));[$'salary-percopy'.$A$1:.$B$7];2))+IF([.K26]&gt;500000;[.K26]*0.1*VLOOKUP(NUMBERVALUE(RIGHT([.K$1];4));[$'salary-percopy'.$A$1:.$B$7];2))+IF([.L26]&gt;500000;[.L26]*0.1*VLOOKUP(NUMBERVALUE(RIGHT([.L$1];4));[$'salary-percopy'.$A$1:.$B$7];2))+IF([.M26]&gt;500000;[.M26]*0.1*VLOOKUP(NUMBERVALUE(RIGHT([.M$1];4));[$'salary-percopy'.$A$1:.$B$7];2))" office:value-type="float" office:value="13418512.5" calcext:value-type="float">
            <text:p>13418513</text:p>
          </table:table-cell>
          <table:table-cell table:formula="of:=[.O26]+[.P26]" office:value-type="float" office:value="271518347.5" calcext:value-type="float">
            <text:p>2715183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ya Clarke</text:p>
          </table:table-cell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27]&gt;NUMBERVALUE(RIGHT([.G$1];4));0;RANDBETWEEN(1000;1000000))" office:value-type="float" office:value="146756" calcext:value-type="float">
            <text:p>146756</text:p>
          </table:table-cell>
          <table:table-cell table:formula="of:=IF([.$F27]&gt;NUMBERVALUE(RIGHT([.H$1];4));0;RANDBETWEEN(1000;1000000))" office:value-type="float" office:value="727814" calcext:value-type="float">
            <text:p>727814</text:p>
          </table:table-cell>
          <table:table-cell table:formula="of:=IF([.$F27]&gt;NUMBERVALUE(RIGHT([.I$1];4));0;RANDBETWEEN(1000;1000000))" office:value-type="float" office:value="143690" calcext:value-type="float">
            <text:p>143690</text:p>
          </table:table-cell>
          <table:table-cell table:formula="of:=IF([.$F27]&gt;NUMBERVALUE(RIGHT([.J$1];4));0;RANDBETWEEN(1000;1000000))" office:value-type="float" office:value="853751" calcext:value-type="float">
            <text:p>853751</text:p>
          </table:table-cell>
          <table:table-cell table:formula="of:=IF([.$F27]&gt;NUMBERVALUE(RIGHT([.K$1];4));0;RANDBETWEEN(1000;1000000))" office:value-type="float" office:value="939547" calcext:value-type="float">
            <text:p>939547</text:p>
          </table:table-cell>
          <table:table-cell table:formula="of:=IF([.$F27]&gt;NUMBERVALUE(RIGHT([.L$1];4));0;RANDBETWEEN(1000;1000000))" office:value-type="float" office:value="493696" calcext:value-type="float">
            <text:p>493696</text:p>
          </table:table-cell>
          <table:table-cell table:formula="of:=IF([.$F27]&gt;NUMBERVALUE(RIGHT([.M$1];4));0;RANDBETWEEN(1000;1000000))" office:value-type="float" office:value="338354" calcext:value-type="float">
            <text:p>338354</text:p>
          </table:table-cell>
          <table:table-cell table:formula="of:=SUM([.G27:.M27])" office:value-type="float" office:value="3643608" calcext:value-type="float">
            <text:p>3643608</text:p>
          </table:table-cell>
          <table:table-cell table:formula="of:=[.G27]*VLOOKUP(NUMBERVALUE(RIGHT([.G$1];4));[$'salary-percopy'.$A$1:.$B$7];2)+[.H27]*VLOOKUP(NUMBERVALUE(RIGHT([.H$1];4));[$'salary-percopy'.$A$1:.$B$7];2)+[.I27]*VLOOKUP(NUMBERVALUE(RIGHT([.I$1];4));[$'salary-percopy'.$A$1:.$B$7];2)+[.J27]*VLOOKUP(NUMBERVALUE(RIGHT([.J$1];4));[$'salary-percopy'.$A$1:.$B$7];2)+[.K27]*VLOOKUP(NUMBERVALUE(RIGHT([.K$1];4));[$'salary-percopy'.$A$1:.$B$7];2)+[.L27]*VLOOKUP(NUMBERVALUE(RIGHT([.L$1];4));[$'salary-percopy'.$A$1:.$B$7];2)+[.M27]*VLOOKUP(NUMBERVALUE(RIGHT([.M$1];4));[$'salary-percopy'.$A$1:.$B$7];2)" office:value-type="float" office:value="550230630" calcext:value-type="float">
            <text:p>550230630</text:p>
          </table:table-cell>
          <table:table-cell table:formula="of:=IF([.G27]&gt;500000;[.G27]*0.1*VLOOKUP(NUMBERVALUE(RIGHT([.G$1];4));[$'salary-percopy'.$A$1:.$B$7];2))+IF([.H27]&gt;500000;[.H27]*0.1*VLOOKUP(NUMBERVALUE(RIGHT([.H$1];4));[$'salary-percopy'.$A$1:.$B$7];2))+IF([.I27]&gt;500000;[.I27]*0.1*VLOOKUP(NUMBERVALUE(RIGHT([.I$1];4));[$'salary-percopy'.$A$1:.$B$7];2))+IF([.J27]&gt;500000;[.J27]*0.1*VLOOKUP(NUMBERVALUE(RIGHT([.J$1];4));[$'salary-percopy'.$A$1:.$B$7];2))+IF([.K27]&gt;500000;[.K27]*0.1*VLOOKUP(NUMBERVALUE(RIGHT([.K$1];4));[$'salary-percopy'.$A$1:.$B$7];2))+IF([.L27]&gt;500000;[.L27]*0.1*VLOOKUP(NUMBERVALUE(RIGHT([.L$1];4));[$'salary-percopy'.$A$1:.$B$7];2))+IF([.M27]&gt;500000;[.M27]*0.1*VLOOKUP(NUMBERVALUE(RIGHT([.M$1];4));[$'salary-percopy'.$A$1:.$B$7];2))" office:value-type="float" office:value="35930767" calcext:value-type="float">
            <text:p>35930767</text:p>
          </table:table-cell>
          <table:table-cell table:formula="of:=[.O27]+[.P27]" office:value-type="float" office:value="586161397" calcext:value-type="float">
            <text:p>5861613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audia Hopkins</text:p>
          </table:table-cell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28]&gt;NUMBERVALUE(RIGHT([.G$1];4));0;RANDBETWEEN(1000;1000000))" office:value-type="float" office:value="0" calcext:value-type="float">
            <text:p>0</text:p>
          </table:table-cell>
          <table:table-cell table:formula="of:=IF([.$F28]&gt;NUMBERVALUE(RIGHT([.H$1];4));0;RANDBETWEEN(1000;1000000))" office:value-type="float" office:value="0" calcext:value-type="float">
            <text:p>0</text:p>
          </table:table-cell>
          <table:table-cell table:formula="of:=IF([.$F28]&gt;NUMBERVALUE(RIGHT([.I$1];4));0;RANDBETWEEN(1000;1000000))" office:value-type="float" office:value="602626" calcext:value-type="float">
            <text:p>602626</text:p>
          </table:table-cell>
          <table:table-cell table:formula="of:=IF([.$F28]&gt;NUMBERVALUE(RIGHT([.J$1];4));0;RANDBETWEEN(1000;1000000))" office:value-type="float" office:value="210593" calcext:value-type="float">
            <text:p>210593</text:p>
          </table:table-cell>
          <table:table-cell table:formula="of:=IF([.$F28]&gt;NUMBERVALUE(RIGHT([.K$1];4));0;RANDBETWEEN(1000;1000000))" office:value-type="float" office:value="298658" calcext:value-type="float">
            <text:p>298658</text:p>
          </table:table-cell>
          <table:table-cell table:formula="of:=IF([.$F28]&gt;NUMBERVALUE(RIGHT([.L$1];4));0;RANDBETWEEN(1000;1000000))" office:value-type="float" office:value="217496" calcext:value-type="float">
            <text:p>217496</text:p>
          </table:table-cell>
          <table:table-cell table:formula="of:=IF([.$F28]&gt;NUMBERVALUE(RIGHT([.M$1];4));0;RANDBETWEEN(1000;1000000))" office:value-type="float" office:value="173707" calcext:value-type="float">
            <text:p>173707</text:p>
          </table:table-cell>
          <table:table-cell table:formula="of:=SUM([.G28:.M28])" office:value-type="float" office:value="1503080" calcext:value-type="float">
            <text:p>1503080</text:p>
          </table:table-cell>
          <table:table-cell table:formula="of:=[.G28]*VLOOKUP(NUMBERVALUE(RIGHT([.G$1];4));[$'salary-percopy'.$A$1:.$B$7];2)+[.H28]*VLOOKUP(NUMBERVALUE(RIGHT([.H$1];4));[$'salary-percopy'.$A$1:.$B$7];2)+[.I28]*VLOOKUP(NUMBERVALUE(RIGHT([.I$1];4));[$'salary-percopy'.$A$1:.$B$7];2)+[.J28]*VLOOKUP(NUMBERVALUE(RIGHT([.J$1];4));[$'salary-percopy'.$A$1:.$B$7];2)+[.K28]*VLOOKUP(NUMBERVALUE(RIGHT([.K$1];4));[$'salary-percopy'.$A$1:.$B$7];2)+[.L28]*VLOOKUP(NUMBERVALUE(RIGHT([.L$1];4));[$'salary-percopy'.$A$1:.$B$7];2)+[.M28]*VLOOKUP(NUMBERVALUE(RIGHT([.M$1];4));[$'salary-percopy'.$A$1:.$B$7];2)" office:value-type="float" office:value="227548160" calcext:value-type="float">
            <text:p>227548160</text:p>
          </table:table-cell>
          <table:table-cell table:formula="of:=IF([.G28]&gt;500000;[.G28]*0.1*VLOOKUP(NUMBERVALUE(RIGHT([.G$1];4));[$'salary-percopy'.$A$1:.$B$7];2))+IF([.H28]&gt;500000;[.H28]*0.1*VLOOKUP(NUMBERVALUE(RIGHT([.H$1];4));[$'salary-percopy'.$A$1:.$B$7];2))+IF([.I28]&gt;500000;[.I28]*0.1*VLOOKUP(NUMBERVALUE(RIGHT([.I$1];4));[$'salary-percopy'.$A$1:.$B$7];2))+IF([.J28]&gt;500000;[.J28]*0.1*VLOOKUP(NUMBERVALUE(RIGHT([.J$1];4));[$'salary-percopy'.$A$1:.$B$7];2))+IF([.K28]&gt;500000;[.K28]*0.1*VLOOKUP(NUMBERVALUE(RIGHT([.K$1];4));[$'salary-percopy'.$A$1:.$B$7];2))+IF([.L28]&gt;500000;[.L28]*0.1*VLOOKUP(NUMBERVALUE(RIGHT([.L$1];4));[$'salary-percopy'.$A$1:.$B$7];2))+IF([.M28]&gt;500000;[.M28]*0.1*VLOOKUP(NUMBERVALUE(RIGHT([.M$1];4));[$'salary-percopy'.$A$1:.$B$7];2))" office:value-type="float" office:value="7231512" calcext:value-type="float">
            <text:p>7231512</text:p>
          </table:table-cell>
          <table:table-cell table:formula="of:=[.O28]+[.P28]" office:value-type="float" office:value="234779672" calcext:value-type="float">
            <text:p>234779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rad Morrow</text:p>
          </table:table-cell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29]&gt;NUMBERVALUE(RIGHT([.G$1];4));0;RANDBETWEEN(1000;1000000))" office:value-type="float" office:value="0" calcext:value-type="float">
            <text:p>0</text:p>
          </table:table-cell>
          <table:table-cell table:formula="of:=IF([.$F29]&gt;NUMBERVALUE(RIGHT([.H$1];4));0;RANDBETWEEN(1000;1000000))" office:value-type="float" office:value="0" calcext:value-type="float">
            <text:p>0</text:p>
          </table:table-cell>
          <table:table-cell table:formula="of:=IF([.$F29]&gt;NUMBERVALUE(RIGHT([.I$1];4));0;RANDBETWEEN(1000;1000000))" office:value-type="float" office:value="0" calcext:value-type="float">
            <text:p>0</text:p>
          </table:table-cell>
          <table:table-cell table:formula="of:=IF([.$F29]&gt;NUMBERVALUE(RIGHT([.J$1];4));0;RANDBETWEEN(1000;1000000))" office:value-type="float" office:value="794059" calcext:value-type="float">
            <text:p>794059</text:p>
          </table:table-cell>
          <table:table-cell table:formula="of:=IF([.$F29]&gt;NUMBERVALUE(RIGHT([.K$1];4));0;RANDBETWEEN(1000;1000000))" office:value-type="float" office:value="893865" calcext:value-type="float">
            <text:p>893865</text:p>
          </table:table-cell>
          <table:table-cell table:formula="of:=IF([.$F29]&gt;NUMBERVALUE(RIGHT([.L$1];4));0;RANDBETWEEN(1000;1000000))" office:value-type="float" office:value="358639" calcext:value-type="float">
            <text:p>358639</text:p>
          </table:table-cell>
          <table:table-cell table:formula="of:=IF([.$F29]&gt;NUMBERVALUE(RIGHT([.M$1];4));0;RANDBETWEEN(1000;1000000))" office:value-type="float" office:value="100967" calcext:value-type="float">
            <text:p>100967</text:p>
          </table:table-cell>
          <table:table-cell table:formula="of:=SUM([.G29:.M29])" office:value-type="float" office:value="2147530" calcext:value-type="float">
            <text:p>2147530</text:p>
          </table:table-cell>
          <table:table-cell table:formula="of:=[.G29]*VLOOKUP(NUMBERVALUE(RIGHT([.G$1];4));[$'salary-percopy'.$A$1:.$B$7];2)+[.H29]*VLOOKUP(NUMBERVALUE(RIGHT([.H$1];4));[$'salary-percopy'.$A$1:.$B$7];2)+[.I29]*VLOOKUP(NUMBERVALUE(RIGHT([.I$1];4));[$'salary-percopy'.$A$1:.$B$7];2)+[.J29]*VLOOKUP(NUMBERVALUE(RIGHT([.J$1];4));[$'salary-percopy'.$A$1:.$B$7];2)+[.K29]*VLOOKUP(NUMBERVALUE(RIGHT([.K$1];4));[$'salary-percopy'.$A$1:.$B$7];2)+[.L29]*VLOOKUP(NUMBERVALUE(RIGHT([.L$1];4));[$'salary-percopy'.$A$1:.$B$7];2)+[.M29]*VLOOKUP(NUMBERVALUE(RIGHT([.M$1];4));[$'salary-percopy'.$A$1:.$B$7];2)" office:value-type="float" office:value="349666925" calcext:value-type="float">
            <text:p>349666925</text:p>
          </table:table-cell>
          <table:table-cell table:formula="of:=IF([.G29]&gt;500000;[.G29]*0.1*VLOOKUP(NUMBERVALUE(RIGHT([.G$1];4));[$'salary-percopy'.$A$1:.$B$7];2))+IF([.H29]&gt;500000;[.H29]*0.1*VLOOKUP(NUMBERVALUE(RIGHT([.H$1];4));[$'salary-percopy'.$A$1:.$B$7];2))+IF([.I29]&gt;500000;[.I29]*0.1*VLOOKUP(NUMBERVALUE(RIGHT([.I$1];4));[$'salary-percopy'.$A$1:.$B$7];2))+IF([.J29]&gt;500000;[.J29]*0.1*VLOOKUP(NUMBERVALUE(RIGHT([.J$1];4));[$'salary-percopy'.$A$1:.$B$7];2))+IF([.K29]&gt;500000;[.K29]*0.1*VLOOKUP(NUMBERVALUE(RIGHT([.K$1];4));[$'salary-percopy'.$A$1:.$B$7];2))+IF([.L29]&gt;500000;[.L29]*0.1*VLOOKUP(NUMBERVALUE(RIGHT([.L$1];4));[$'salary-percopy'.$A$1:.$B$7];2))+IF([.M29]&gt;500000;[.M29]*0.1*VLOOKUP(NUMBERVALUE(RIGHT([.M$1];4));[$'salary-percopy'.$A$1:.$B$7];2))" office:value-type="float" office:value="26312531" calcext:value-type="float">
            <text:p>26312531</text:p>
          </table:table-cell>
          <table:table-cell table:formula="of:=[.O29]+[.P29]" office:value-type="float" office:value="375979456" calcext:value-type="float">
            <text:p>3759794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rtez Case</text:p>
          </table:table-cell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30]&gt;NUMBERVALUE(RIGHT([.G$1];4));0;RANDBETWEEN(1000;1000000))" office:value-type="float" office:value="733266" calcext:value-type="float">
            <text:p>733266</text:p>
          </table:table-cell>
          <table:table-cell table:formula="of:=IF([.$F30]&gt;NUMBERVALUE(RIGHT([.H$1];4));0;RANDBETWEEN(1000;1000000))" office:value-type="float" office:value="860227" calcext:value-type="float">
            <text:p>860227</text:p>
          </table:table-cell>
          <table:table-cell table:formula="of:=IF([.$F30]&gt;NUMBERVALUE(RIGHT([.I$1];4));0;RANDBETWEEN(1000;1000000))" office:value-type="float" office:value="12974" calcext:value-type="float">
            <text:p>12974</text:p>
          </table:table-cell>
          <table:table-cell table:formula="of:=IF([.$F30]&gt;NUMBERVALUE(RIGHT([.J$1];4));0;RANDBETWEEN(1000;1000000))" office:value-type="float" office:value="642864" calcext:value-type="float">
            <text:p>642864</text:p>
          </table:table-cell>
          <table:table-cell table:formula="of:=IF([.$F30]&gt;NUMBERVALUE(RIGHT([.K$1];4));0;RANDBETWEEN(1000;1000000))" office:value-type="float" office:value="766937" calcext:value-type="float">
            <text:p>766937</text:p>
          </table:table-cell>
          <table:table-cell table:formula="of:=IF([.$F30]&gt;NUMBERVALUE(RIGHT([.L$1];4));0;RANDBETWEEN(1000;1000000))" office:value-type="float" office:value="311856" calcext:value-type="float">
            <text:p>311856</text:p>
          </table:table-cell>
          <table:table-cell table:formula="of:=IF([.$F30]&gt;NUMBERVALUE(RIGHT([.M$1];4));0;RANDBETWEEN(1000;1000000))" office:value-type="float" office:value="880301" calcext:value-type="float">
            <text:p>880301</text:p>
          </table:table-cell>
          <table:table-cell table:formula="of:=SUM([.G30:.M30])" office:value-type="float" office:value="4208425" calcext:value-type="float">
            <text:p>4208425</text:p>
          </table:table-cell>
          <table:table-cell table:formula="of:=[.G30]*VLOOKUP(NUMBERVALUE(RIGHT([.G$1];4));[$'salary-percopy'.$A$1:.$B$7];2)+[.H30]*VLOOKUP(NUMBERVALUE(RIGHT([.H$1];4));[$'salary-percopy'.$A$1:.$B$7];2)+[.I30]*VLOOKUP(NUMBERVALUE(RIGHT([.I$1];4));[$'salary-percopy'.$A$1:.$B$7];2)+[.J30]*VLOOKUP(NUMBERVALUE(RIGHT([.J$1];4));[$'salary-percopy'.$A$1:.$B$7];2)+[.K30]*VLOOKUP(NUMBERVALUE(RIGHT([.K$1];4));[$'salary-percopy'.$A$1:.$B$7];2)+[.L30]*VLOOKUP(NUMBERVALUE(RIGHT([.L$1];4));[$'salary-percopy'.$A$1:.$B$7];2)+[.M30]*VLOOKUP(NUMBERVALUE(RIGHT([.M$1];4));[$'salary-percopy'.$A$1:.$B$7];2)" office:value-type="float" office:value="623642260" calcext:value-type="float">
            <text:p>623642260</text:p>
          </table:table-cell>
          <table:table-cell table:formula="of:=IF([.G30]&gt;500000;[.G30]*0.1*VLOOKUP(NUMBERVALUE(RIGHT([.G$1];4));[$'salary-percopy'.$A$1:.$B$7];2))+IF([.H30]&gt;500000;[.H30]*0.1*VLOOKUP(NUMBERVALUE(RIGHT([.H$1];4));[$'salary-percopy'.$A$1:.$B$7];2))+IF([.I30]&gt;500000;[.I30]*0.1*VLOOKUP(NUMBERVALUE(RIGHT([.I$1];4));[$'salary-percopy'.$A$1:.$B$7];2))+IF([.J30]&gt;500000;[.J30]*0.1*VLOOKUP(NUMBERVALUE(RIGHT([.J$1];4));[$'salary-percopy'.$A$1:.$B$7];2))+IF([.K30]&gt;500000;[.K30]*0.1*VLOOKUP(NUMBERVALUE(RIGHT([.K$1];4));[$'salary-percopy'.$A$1:.$B$7];2))+IF([.L30]&gt;500000;[.L30]*0.1*VLOOKUP(NUMBERVALUE(RIGHT([.L$1];4));[$'salary-percopy'.$A$1:.$B$7];2))+IF([.M30]&gt;500000;[.M30]*0.1*VLOOKUP(NUMBERVALUE(RIGHT([.M$1];4));[$'salary-percopy'.$A$1:.$B$7];2))" office:value-type="float" office:value="56439202" calcext:value-type="float">
            <text:p>56439202</text:p>
          </table:table-cell>
          <table:table-cell table:formula="of:=[.O30]+[.P30]" office:value-type="float" office:value="680081462" calcext:value-type="float">
            <text:p>6800814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rian Parsons</text:p>
          </table:table-cell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31]&gt;NUMBERVALUE(RIGHT([.G$1];4));0;RANDBETWEEN(1000;1000000))" office:value-type="float" office:value="0" calcext:value-type="float">
            <text:p>0</text:p>
          </table:table-cell>
          <table:table-cell table:formula="of:=IF([.$F31]&gt;NUMBERVALUE(RIGHT([.H$1];4));0;RANDBETWEEN(1000;1000000))" office:value-type="float" office:value="0" calcext:value-type="float">
            <text:p>0</text:p>
          </table:table-cell>
          <table:table-cell table:formula="of:=IF([.$F31]&gt;NUMBERVALUE(RIGHT([.I$1];4));0;RANDBETWEEN(1000;1000000))" office:value-type="float" office:value="0" calcext:value-type="float">
            <text:p>0</text:p>
          </table:table-cell>
          <table:table-cell table:formula="of:=IF([.$F31]&gt;NUMBERVALUE(RIGHT([.J$1];4));0;RANDBETWEEN(1000;1000000))" office:value-type="float" office:value="0" calcext:value-type="float">
            <text:p>0</text:p>
          </table:table-cell>
          <table:table-cell table:formula="of:=IF([.$F31]&gt;NUMBERVALUE(RIGHT([.K$1];4));0;RANDBETWEEN(1000;1000000))" office:value-type="float" office:value="0" calcext:value-type="float">
            <text:p>0</text:p>
          </table:table-cell>
          <table:table-cell table:formula="of:=IF([.$F31]&gt;NUMBERVALUE(RIGHT([.L$1];4));0;RANDBETWEEN(1000;1000000))" office:value-type="float" office:value="574228" calcext:value-type="float">
            <text:p>574228</text:p>
          </table:table-cell>
          <table:table-cell table:formula="of:=IF([.$F31]&gt;NUMBERVALUE(RIGHT([.M$1];4));0;RANDBETWEEN(1000;1000000))" office:value-type="float" office:value="723140" calcext:value-type="float">
            <text:p>723140</text:p>
          </table:table-cell>
          <table:table-cell table:formula="of:=SUM([.G31:.M31])" office:value-type="float" office:value="1297368" calcext:value-type="float">
            <text:p>1297368</text:p>
          </table:table-cell>
          <table:table-cell table:formula="of:=[.G31]*VLOOKUP(NUMBERVALUE(RIGHT([.G$1];4));[$'salary-percopy'.$A$1:.$B$7];2)+[.H31]*VLOOKUP(NUMBERVALUE(RIGHT([.H$1];4));[$'salary-percopy'.$A$1:.$B$7];2)+[.I31]*VLOOKUP(NUMBERVALUE(RIGHT([.I$1];4));[$'salary-percopy'.$A$1:.$B$7];2)+[.J31]*VLOOKUP(NUMBERVALUE(RIGHT([.J$1];4));[$'salary-percopy'.$A$1:.$B$7];2)+[.K31]*VLOOKUP(NUMBERVALUE(RIGHT([.K$1];4));[$'salary-percopy'.$A$1:.$B$7];2)+[.L31]*VLOOKUP(NUMBERVALUE(RIGHT([.L$1];4));[$'salary-percopy'.$A$1:.$B$7];2)+[.M31]*VLOOKUP(NUMBERVALUE(RIGHT([.M$1];4));[$'salary-percopy'.$A$1:.$B$7];2)" office:value-type="float" office:value="250860180" calcext:value-type="float">
            <text:p>250860180</text:p>
          </table:table-cell>
          <table:table-cell table:formula="of:=IF([.G31]&gt;500000;[.G31]*0.1*VLOOKUP(NUMBERVALUE(RIGHT([.G$1];4));[$'salary-percopy'.$A$1:.$B$7];2))+IF([.H31]&gt;500000;[.H31]*0.1*VLOOKUP(NUMBERVALUE(RIGHT([.H$1];4));[$'salary-percopy'.$A$1:.$B$7];2))+IF([.I31]&gt;500000;[.I31]*0.1*VLOOKUP(NUMBERVALUE(RIGHT([.I$1];4));[$'salary-percopy'.$A$1:.$B$7];2))+IF([.J31]&gt;500000;[.J31]*0.1*VLOOKUP(NUMBERVALUE(RIGHT([.J$1];4));[$'salary-percopy'.$A$1:.$B$7];2))+IF([.K31]&gt;500000;[.K31]*0.1*VLOOKUP(NUMBERVALUE(RIGHT([.K$1];4));[$'salary-percopy'.$A$1:.$B$7];2))+IF([.L31]&gt;500000;[.L31]*0.1*VLOOKUP(NUMBERVALUE(RIGHT([.L$1];4));[$'salary-percopy'.$A$1:.$B$7];2))+IF([.M31]&gt;500000;[.M31]*0.1*VLOOKUP(NUMBERVALUE(RIGHT([.M$1];4));[$'salary-percopy'.$A$1:.$B$7];2))" office:value-type="float" office:value="25086018" calcext:value-type="float">
            <text:p>25086018</text:p>
          </table:table-cell>
          <table:table-cell table:formula="of:=[.O31]+[.P31]" office:value-type="float" office:value="275946198" calcext:value-type="float">
            <text:p>2759461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vis Duncan</text:p>
          </table:table-cell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32]&gt;NUMBERVALUE(RIGHT([.G$1];4));0;RANDBETWEEN(1000;1000000))" office:value-type="float" office:value="0" calcext:value-type="float">
            <text:p>0</text:p>
          </table:table-cell>
          <table:table-cell table:formula="of:=IF([.$F32]&gt;NUMBERVALUE(RIGHT([.H$1];4));0;RANDBETWEEN(1000;1000000))" office:value-type="float" office:value="367722" calcext:value-type="float">
            <text:p>367722</text:p>
          </table:table-cell>
          <table:table-cell table:formula="of:=IF([.$F32]&gt;NUMBERVALUE(RIGHT([.I$1];4));0;RANDBETWEEN(1000;1000000))" office:value-type="float" office:value="198394" calcext:value-type="float">
            <text:p>198394</text:p>
          </table:table-cell>
          <table:table-cell table:formula="of:=IF([.$F32]&gt;NUMBERVALUE(RIGHT([.J$1];4));0;RANDBETWEEN(1000;1000000))" office:value-type="float" office:value="563707" calcext:value-type="float">
            <text:p>563707</text:p>
          </table:table-cell>
          <table:table-cell table:formula="of:=IF([.$F32]&gt;NUMBERVALUE(RIGHT([.K$1];4));0;RANDBETWEEN(1000;1000000))" office:value-type="float" office:value="711495" calcext:value-type="float">
            <text:p>711495</text:p>
          </table:table-cell>
          <table:table-cell table:formula="of:=IF([.$F32]&gt;NUMBERVALUE(RIGHT([.L$1];4));0;RANDBETWEEN(1000;1000000))" office:value-type="float" office:value="553845" calcext:value-type="float">
            <text:p>553845</text:p>
          </table:table-cell>
          <table:table-cell table:formula="of:=IF([.$F32]&gt;NUMBERVALUE(RIGHT([.M$1];4));0;RANDBETWEEN(1000;1000000))" office:value-type="float" office:value="598350" calcext:value-type="float">
            <text:p>598350</text:p>
          </table:table-cell>
          <table:table-cell table:formula="of:=SUM([.G32:.M32])" office:value-type="float" office:value="2993513" calcext:value-type="float">
            <text:p>2993513</text:p>
          </table:table-cell>
          <table:table-cell table:formula="of:=[.G32]*VLOOKUP(NUMBERVALUE(RIGHT([.G$1];4));[$'salary-percopy'.$A$1:.$B$7];2)+[.H32]*VLOOKUP(NUMBERVALUE(RIGHT([.H$1];4));[$'salary-percopy'.$A$1:.$B$7];2)+[.I32]*VLOOKUP(NUMBERVALUE(RIGHT([.I$1];4));[$'salary-percopy'.$A$1:.$B$7];2)+[.J32]*VLOOKUP(NUMBERVALUE(RIGHT([.J$1];4));[$'salary-percopy'.$A$1:.$B$7];2)+[.K32]*VLOOKUP(NUMBERVALUE(RIGHT([.K$1];4));[$'salary-percopy'.$A$1:.$B$7];2)+[.L32]*VLOOKUP(NUMBERVALUE(RIGHT([.L$1];4));[$'salary-percopy'.$A$1:.$B$7];2)+[.M32]*VLOOKUP(NUMBERVALUE(RIGHT([.M$1];4));[$'salary-percopy'.$A$1:.$B$7];2)" office:value-type="float" office:value="486261155" calcext:value-type="float">
            <text:p>486261155</text:p>
          </table:table-cell>
          <table:table-cell table:formula="of:=IF([.G32]&gt;500000;[.G32]*0.1*VLOOKUP(NUMBERVALUE(RIGHT([.G$1];4));[$'salary-percopy'.$A$1:.$B$7];2))+IF([.H32]&gt;500000;[.H32]*0.1*VLOOKUP(NUMBERVALUE(RIGHT([.H$1];4));[$'salary-percopy'.$A$1:.$B$7];2))+IF([.I32]&gt;500000;[.I32]*0.1*VLOOKUP(NUMBERVALUE(RIGHT([.I$1];4));[$'salary-percopy'.$A$1:.$B$7];2))+IF([.J32]&gt;500000;[.J32]*0.1*VLOOKUP(NUMBERVALUE(RIGHT([.J$1];4));[$'salary-percopy'.$A$1:.$B$7];2))+IF([.K32]&gt;500000;[.K32]*0.1*VLOOKUP(NUMBERVALUE(RIGHT([.K$1];4));[$'salary-percopy'.$A$1:.$B$7];2))+IF([.L32]&gt;500000;[.L32]*0.1*VLOOKUP(NUMBERVALUE(RIGHT([.L$1];4));[$'salary-percopy'.$A$1:.$B$7];2))+IF([.M32]&gt;500000;[.M32]*0.1*VLOOKUP(NUMBERVALUE(RIGHT([.M$1];4));[$'salary-percopy'.$A$1:.$B$7];2))" office:value-type="float" office:value="42200445.5" calcext:value-type="float">
            <text:p>42200446</text:p>
          </table:table-cell>
          <table:table-cell table:formula="of:=[.O32]+[.P32]" office:value-type="float" office:value="528461600.5" calcext:value-type="float">
            <text:p>5284616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yton Goodwin</text:p>
          </table:table-cell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33]&gt;NUMBERVALUE(RIGHT([.G$1];4));0;RANDBETWEEN(1000;1000000))" office:value-type="float" office:value="0" calcext:value-type="float">
            <text:p>0</text:p>
          </table:table-cell>
          <table:table-cell table:formula="of:=IF([.$F33]&gt;NUMBERVALUE(RIGHT([.H$1];4));0;RANDBETWEEN(1000;1000000))" office:value-type="float" office:value="0" calcext:value-type="float">
            <text:p>0</text:p>
          </table:table-cell>
          <table:table-cell table:formula="of:=IF([.$F33]&gt;NUMBERVALUE(RIGHT([.I$1];4));0;RANDBETWEEN(1000;1000000))" office:value-type="float" office:value="0" calcext:value-type="float">
            <text:p>0</text:p>
          </table:table-cell>
          <table:table-cell table:formula="of:=IF([.$F33]&gt;NUMBERVALUE(RIGHT([.J$1];4));0;RANDBETWEEN(1000;1000000))" office:value-type="float" office:value="0" calcext:value-type="float">
            <text:p>0</text:p>
          </table:table-cell>
          <table:table-cell table:formula="of:=IF([.$F33]&gt;NUMBERVALUE(RIGHT([.K$1];4));0;RANDBETWEEN(1000;1000000))" office:value-type="float" office:value="338127" calcext:value-type="float">
            <text:p>338127</text:p>
          </table:table-cell>
          <table:table-cell table:formula="of:=IF([.$F33]&gt;NUMBERVALUE(RIGHT([.L$1];4));0;RANDBETWEEN(1000;1000000))" office:value-type="float" office:value="888428" calcext:value-type="float">
            <text:p>888428</text:p>
          </table:table-cell>
          <table:table-cell table:formula="of:=IF([.$F33]&gt;NUMBERVALUE(RIGHT([.M$1];4));0;RANDBETWEEN(1000;1000000))" office:value-type="float" office:value="237998" calcext:value-type="float">
            <text:p>237998</text:p>
          </table:table-cell>
          <table:table-cell table:formula="of:=SUM([.G33:.M33])" office:value-type="float" office:value="1464553" calcext:value-type="float">
            <text:p>1464553</text:p>
          </table:table-cell>
          <table:table-cell table:formula="of:=[.G33]*VLOOKUP(NUMBERVALUE(RIGHT([.G$1];4));[$'salary-percopy'.$A$1:.$B$7];2)+[.H33]*VLOOKUP(NUMBERVALUE(RIGHT([.H$1];4));[$'salary-percopy'.$A$1:.$B$7];2)+[.I33]*VLOOKUP(NUMBERVALUE(RIGHT([.I$1];4));[$'salary-percopy'.$A$1:.$B$7];2)+[.J33]*VLOOKUP(NUMBERVALUE(RIGHT([.J$1];4));[$'salary-percopy'.$A$1:.$B$7];2)+[.K33]*VLOOKUP(NUMBERVALUE(RIGHT([.K$1];4));[$'salary-percopy'.$A$1:.$B$7];2)+[.L33]*VLOOKUP(NUMBERVALUE(RIGHT([.L$1];4));[$'salary-percopy'.$A$1:.$B$7];2)+[.M33]*VLOOKUP(NUMBERVALUE(RIGHT([.M$1];4));[$'salary-percopy'.$A$1:.$B$7];2)" office:value-type="float" office:value="269440370" calcext:value-type="float">
            <text:p>269440370</text:p>
          </table:table-cell>
          <table:table-cell table:formula="of:=IF([.G33]&gt;500000;[.G33]*0.1*VLOOKUP(NUMBERVALUE(RIGHT([.G$1];4));[$'salary-percopy'.$A$1:.$B$7];2))+IF([.H33]&gt;500000;[.H33]*0.1*VLOOKUP(NUMBERVALUE(RIGHT([.H$1];4));[$'salary-percopy'.$A$1:.$B$7];2))+IF([.I33]&gt;500000;[.I33]*0.1*VLOOKUP(NUMBERVALUE(RIGHT([.I$1];4));[$'salary-percopy'.$A$1:.$B$7];2))+IF([.J33]&gt;500000;[.J33]*0.1*VLOOKUP(NUMBERVALUE(RIGHT([.J$1];4));[$'salary-percopy'.$A$1:.$B$7];2))+IF([.K33]&gt;500000;[.K33]*0.1*VLOOKUP(NUMBERVALUE(RIGHT([.K$1];4));[$'salary-percopy'.$A$1:.$B$7];2))+IF([.L33]&gt;500000;[.L33]*0.1*VLOOKUP(NUMBERVALUE(RIGHT([.L$1];4));[$'salary-percopy'.$A$1:.$B$7];2))+IF([.M33]&gt;500000;[.M33]*0.1*VLOOKUP(NUMBERVALUE(RIGHT([.M$1];4));[$'salary-percopy'.$A$1:.$B$7];2))" office:value-type="float" office:value="16435918" calcext:value-type="float">
            <text:p>16435918</text:p>
          </table:table-cell>
          <table:table-cell table:formula="of:=[.O33]+[.P33]" office:value-type="float" office:value="285876288" calcext:value-type="float">
            <text:p>2858762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reon Hughes</text:p>
          </table:table-cell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34]&gt;NUMBERVALUE(RIGHT([.G$1];4));0;RANDBETWEEN(1000;1000000))" office:value-type="float" office:value="0" calcext:value-type="float">
            <text:p>0</text:p>
          </table:table-cell>
          <table:table-cell table:formula="of:=IF([.$F34]&gt;NUMBERVALUE(RIGHT([.H$1];4));0;RANDBETWEEN(1000;1000000))" office:value-type="float" office:value="0" calcext:value-type="float">
            <text:p>0</text:p>
          </table:table-cell>
          <table:table-cell table:formula="of:=IF([.$F34]&gt;NUMBERVALUE(RIGHT([.I$1];4));0;RANDBETWEEN(1000;1000000))" office:value-type="float" office:value="0" calcext:value-type="float">
            <text:p>0</text:p>
          </table:table-cell>
          <table:table-cell table:formula="of:=IF([.$F34]&gt;NUMBERVALUE(RIGHT([.J$1];4));0;RANDBETWEEN(1000;1000000))" office:value-type="float" office:value="0" calcext:value-type="float">
            <text:p>0</text:p>
          </table:table-cell>
          <table:table-cell table:formula="of:=IF([.$F34]&gt;NUMBERVALUE(RIGHT([.K$1];4));0;RANDBETWEEN(1000;1000000))" office:value-type="float" office:value="0" calcext:value-type="float">
            <text:p>0</text:p>
          </table:table-cell>
          <table:table-cell table:formula="of:=IF([.$F34]&gt;NUMBERVALUE(RIGHT([.L$1];4));0;RANDBETWEEN(1000;1000000))" office:value-type="float" office:value="520462" calcext:value-type="float">
            <text:p>520462</text:p>
          </table:table-cell>
          <table:table-cell table:formula="of:=IF([.$F34]&gt;NUMBERVALUE(RIGHT([.M$1];4));0;RANDBETWEEN(1000;1000000))" office:value-type="float" office:value="315374" calcext:value-type="float">
            <text:p>315374</text:p>
          </table:table-cell>
          <table:table-cell table:formula="of:=SUM([.G34:.M34])" office:value-type="float" office:value="835836" calcext:value-type="float">
            <text:p>835836</text:p>
          </table:table-cell>
          <table:table-cell table:formula="of:=[.G34]*VLOOKUP(NUMBERVALUE(RIGHT([.G$1];4));[$'salary-percopy'.$A$1:.$B$7];2)+[.H34]*VLOOKUP(NUMBERVALUE(RIGHT([.H$1];4));[$'salary-percopy'.$A$1:.$B$7];2)+[.I34]*VLOOKUP(NUMBERVALUE(RIGHT([.I$1];4));[$'salary-percopy'.$A$1:.$B$7];2)+[.J34]*VLOOKUP(NUMBERVALUE(RIGHT([.J$1];4));[$'salary-percopy'.$A$1:.$B$7];2)+[.K34]*VLOOKUP(NUMBERVALUE(RIGHT([.K$1];4));[$'salary-percopy'.$A$1:.$B$7];2)+[.L34]*VLOOKUP(NUMBERVALUE(RIGHT([.L$1];4));[$'salary-percopy'.$A$1:.$B$7];2)+[.M34]*VLOOKUP(NUMBERVALUE(RIGHT([.M$1];4));[$'salary-percopy'.$A$1:.$B$7];2)" office:value-type="float" office:value="159360270" calcext:value-type="float">
            <text:p>159360270</text:p>
          </table:table-cell>
          <table:table-cell table:formula="of:=IF([.G34]&gt;500000;[.G34]*0.1*VLOOKUP(NUMBERVALUE(RIGHT([.G$1];4));[$'salary-percopy'.$A$1:.$B$7];2))+IF([.H34]&gt;500000;[.H34]*0.1*VLOOKUP(NUMBERVALUE(RIGHT([.H$1];4));[$'salary-percopy'.$A$1:.$B$7];2))+IF([.I34]&gt;500000;[.I34]*0.1*VLOOKUP(NUMBERVALUE(RIGHT([.I$1];4));[$'salary-percopy'.$A$1:.$B$7];2))+IF([.J34]&gt;500000;[.J34]*0.1*VLOOKUP(NUMBERVALUE(RIGHT([.J$1];4));[$'salary-percopy'.$A$1:.$B$7];2))+IF([.K34]&gt;500000;[.K34]*0.1*VLOOKUP(NUMBERVALUE(RIGHT([.K$1];4));[$'salary-percopy'.$A$1:.$B$7];2))+IF([.L34]&gt;500000;[.L34]*0.1*VLOOKUP(NUMBERVALUE(RIGHT([.L$1];4));[$'salary-percopy'.$A$1:.$B$7];2))+IF([.M34]&gt;500000;[.M34]*0.1*VLOOKUP(NUMBERVALUE(RIGHT([.M$1];4));[$'salary-percopy'.$A$1:.$B$7];2))" office:value-type="float" office:value="9628547" calcext:value-type="float">
            <text:p>9628547</text:p>
          </table:table-cell>
          <table:table-cell table:formula="of:=[.O34]+[.P34]" office:value-type="float" office:value="168988817" calcext:value-type="float">
            <text:p>1689888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minique Osborne</text:p>
          </table:table-cell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35]&gt;NUMBERVALUE(RIGHT([.G$1];4));0;RANDBETWEEN(1000;1000000))" office:value-type="float" office:value="0" calcext:value-type="float">
            <text:p>0</text:p>
          </table:table-cell>
          <table:table-cell table:formula="of:=IF([.$F35]&gt;NUMBERVALUE(RIGHT([.H$1];4));0;RANDBETWEEN(1000;1000000))" office:value-type="float" office:value="0" calcext:value-type="float">
            <text:p>0</text:p>
          </table:table-cell>
          <table:table-cell table:formula="of:=IF([.$F35]&gt;NUMBERVALUE(RIGHT([.I$1];4));0;RANDBETWEEN(1000;1000000))" office:value-type="float" office:value="0" calcext:value-type="float">
            <text:p>0</text:p>
          </table:table-cell>
          <table:table-cell table:formula="of:=IF([.$F35]&gt;NUMBERVALUE(RIGHT([.J$1];4));0;RANDBETWEEN(1000;1000000))" office:value-type="float" office:value="0" calcext:value-type="float">
            <text:p>0</text:p>
          </table:table-cell>
          <table:table-cell table:formula="of:=IF([.$F35]&gt;NUMBERVALUE(RIGHT([.K$1];4));0;RANDBETWEEN(1000;1000000))" office:value-type="float" office:value="0" calcext:value-type="float">
            <text:p>0</text:p>
          </table:table-cell>
          <table:table-cell table:formula="of:=IF([.$F35]&gt;NUMBERVALUE(RIGHT([.L$1];4));0;RANDBETWEEN(1000;1000000))" office:value-type="float" office:value="0" calcext:value-type="float">
            <text:p>0</text:p>
          </table:table-cell>
          <table:table-cell table:formula="of:=IF([.$F35]&gt;NUMBERVALUE(RIGHT([.M$1];4));0;RANDBETWEEN(1000;1000000))" office:value-type="float" office:value="663879" calcext:value-type="float">
            <text:p>663879</text:p>
          </table:table-cell>
          <table:table-cell table:formula="of:=SUM([.G35:.M35])" office:value-type="float" office:value="663879" calcext:value-type="float">
            <text:p>663879</text:p>
          </table:table-cell>
          <table:table-cell table:formula="of:=[.G35]*VLOOKUP(NUMBERVALUE(RIGHT([.G$1];4));[$'salary-percopy'.$A$1:.$B$7];2)+[.H35]*VLOOKUP(NUMBERVALUE(RIGHT([.H$1];4));[$'salary-percopy'.$A$1:.$B$7];2)+[.I35]*VLOOKUP(NUMBERVALUE(RIGHT([.I$1];4));[$'salary-percopy'.$A$1:.$B$7];2)+[.J35]*VLOOKUP(NUMBERVALUE(RIGHT([.J$1];4));[$'salary-percopy'.$A$1:.$B$7];2)+[.K35]*VLOOKUP(NUMBERVALUE(RIGHT([.K$1];4));[$'salary-percopy'.$A$1:.$B$7];2)+[.L35]*VLOOKUP(NUMBERVALUE(RIGHT([.L$1];4));[$'salary-percopy'.$A$1:.$B$7];2)+[.M35]*VLOOKUP(NUMBERVALUE(RIGHT([.M$1];4));[$'salary-percopy'.$A$1:.$B$7];2)" office:value-type="float" office:value="132775800" calcext:value-type="float">
            <text:p>132775800</text:p>
          </table:table-cell>
          <table:table-cell table:formula="of:=IF([.G35]&gt;500000;[.G35]*0.1*VLOOKUP(NUMBERVALUE(RIGHT([.G$1];4));[$'salary-percopy'.$A$1:.$B$7];2))+IF([.H35]&gt;500000;[.H35]*0.1*VLOOKUP(NUMBERVALUE(RIGHT([.H$1];4));[$'salary-percopy'.$A$1:.$B$7];2))+IF([.I35]&gt;500000;[.I35]*0.1*VLOOKUP(NUMBERVALUE(RIGHT([.I$1];4));[$'salary-percopy'.$A$1:.$B$7];2))+IF([.J35]&gt;500000;[.J35]*0.1*VLOOKUP(NUMBERVALUE(RIGHT([.J$1];4));[$'salary-percopy'.$A$1:.$B$7];2))+IF([.K35]&gt;500000;[.K35]*0.1*VLOOKUP(NUMBERVALUE(RIGHT([.K$1];4));[$'salary-percopy'.$A$1:.$B$7];2))+IF([.L35]&gt;500000;[.L35]*0.1*VLOOKUP(NUMBERVALUE(RIGHT([.L$1];4));[$'salary-percopy'.$A$1:.$B$7];2))+IF([.M35]&gt;500000;[.M35]*0.1*VLOOKUP(NUMBERVALUE(RIGHT([.M$1];4));[$'salary-percopy'.$A$1:.$B$7];2))" office:value-type="float" office:value="13277580" calcext:value-type="float">
            <text:p>13277580</text:p>
          </table:table-cell>
          <table:table-cell table:formula="of:=[.O35]+[.P35]" office:value-type="float" office:value="146053380" calcext:value-type="float">
            <text:p>1460533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nna Mason</text:p>
          </table:table-cell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36]&gt;NUMBERVALUE(RIGHT([.G$1];4));0;RANDBETWEEN(1000;1000000))" office:value-type="float" office:value="0" calcext:value-type="float">
            <text:p>0</text:p>
          </table:table-cell>
          <table:table-cell table:formula="of:=IF([.$F36]&gt;NUMBERVALUE(RIGHT([.H$1];4));0;RANDBETWEEN(1000;1000000))" office:value-type="float" office:value="0" calcext:value-type="float">
            <text:p>0</text:p>
          </table:table-cell>
          <table:table-cell table:formula="of:=IF([.$F36]&gt;NUMBERVALUE(RIGHT([.I$1];4));0;RANDBETWEEN(1000;1000000))" office:value-type="float" office:value="0" calcext:value-type="float">
            <text:p>0</text:p>
          </table:table-cell>
          <table:table-cell table:formula="of:=IF([.$F36]&gt;NUMBERVALUE(RIGHT([.J$1];4));0;RANDBETWEEN(1000;1000000))" office:value-type="float" office:value="0" calcext:value-type="float">
            <text:p>0</text:p>
          </table:table-cell>
          <table:table-cell table:formula="of:=IF([.$F36]&gt;NUMBERVALUE(RIGHT([.K$1];4));0;RANDBETWEEN(1000;1000000))" office:value-type="float" office:value="342704" calcext:value-type="float">
            <text:p>342704</text:p>
          </table:table-cell>
          <table:table-cell table:formula="of:=IF([.$F36]&gt;NUMBERVALUE(RIGHT([.L$1];4));0;RANDBETWEEN(1000;1000000))" office:value-type="float" office:value="221170" calcext:value-type="float">
            <text:p>221170</text:p>
          </table:table-cell>
          <table:table-cell table:formula="of:=IF([.$F36]&gt;NUMBERVALUE(RIGHT([.M$1];4));0;RANDBETWEEN(1000;1000000))" office:value-type="float" office:value="694880" calcext:value-type="float">
            <text:p>694880</text:p>
          </table:table-cell>
          <table:table-cell table:formula="of:=SUM([.G36:.M36])" office:value-type="float" office:value="1258754" calcext:value-type="float">
            <text:p>1258754</text:p>
          </table:table-cell>
          <table:table-cell table:formula="of:=[.G36]*VLOOKUP(NUMBERVALUE(RIGHT([.G$1];4));[$'salary-percopy'.$A$1:.$B$7];2)+[.H36]*VLOOKUP(NUMBERVALUE(RIGHT([.H$1];4));[$'salary-percopy'.$A$1:.$B$7];2)+[.I36]*VLOOKUP(NUMBERVALUE(RIGHT([.I$1];4));[$'salary-percopy'.$A$1:.$B$7];2)+[.J36]*VLOOKUP(NUMBERVALUE(RIGHT([.J$1];4));[$'salary-percopy'.$A$1:.$B$7];2)+[.K36]*VLOOKUP(NUMBERVALUE(RIGHT([.K$1];4));[$'salary-percopy'.$A$1:.$B$7];2)+[.L36]*VLOOKUP(NUMBERVALUE(RIGHT([.L$1];4));[$'salary-percopy'.$A$1:.$B$7];2)+[.M36]*VLOOKUP(NUMBERVALUE(RIGHT([.M$1];4));[$'salary-percopy'.$A$1:.$B$7];2)" office:value-type="float" office:value="238152130" calcext:value-type="float">
            <text:p>238152130</text:p>
          </table:table-cell>
          <table:table-cell table:formula="of:=IF([.G36]&gt;500000;[.G36]*0.1*VLOOKUP(NUMBERVALUE(RIGHT([.G$1];4));[$'salary-percopy'.$A$1:.$B$7];2))+IF([.H36]&gt;500000;[.H36]*0.1*VLOOKUP(NUMBERVALUE(RIGHT([.H$1];4));[$'salary-percopy'.$A$1:.$B$7];2))+IF([.I36]&gt;500000;[.I36]*0.1*VLOOKUP(NUMBERVALUE(RIGHT([.I$1];4));[$'salary-percopy'.$A$1:.$B$7];2))+IF([.J36]&gt;500000;[.J36]*0.1*VLOOKUP(NUMBERVALUE(RIGHT([.J$1];4));[$'salary-percopy'.$A$1:.$B$7];2))+IF([.K36]&gt;500000;[.K36]*0.1*VLOOKUP(NUMBERVALUE(RIGHT([.K$1];4));[$'salary-percopy'.$A$1:.$B$7];2))+IF([.L36]&gt;500000;[.L36]*0.1*VLOOKUP(NUMBERVALUE(RIGHT([.L$1];4));[$'salary-percopy'.$A$1:.$B$7];2))+IF([.M36]&gt;500000;[.M36]*0.1*VLOOKUP(NUMBERVALUE(RIGHT([.M$1];4));[$'salary-percopy'.$A$1:.$B$7];2))" office:value-type="float" office:value="13897600" calcext:value-type="float">
            <text:p>13897600</text:p>
          </table:table-cell>
          <table:table-cell table:formula="of:=[.O36]+[.P36]" office:value-type="float" office:value="252049730" calcext:value-type="float">
            <text:p>2520497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ncan Galvan</text:p>
          </table:table-cell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37]&gt;NUMBERVALUE(RIGHT([.G$1];4));0;RANDBETWEEN(1000;1000000))" office:value-type="float" office:value="0" calcext:value-type="float">
            <text:p>0</text:p>
          </table:table-cell>
          <table:table-cell table:formula="of:=IF([.$F37]&gt;NUMBERVALUE(RIGHT([.H$1];4));0;RANDBETWEEN(1000;1000000))" office:value-type="float" office:value="285719" calcext:value-type="float">
            <text:p>285719</text:p>
          </table:table-cell>
          <table:table-cell table:formula="of:=IF([.$F37]&gt;NUMBERVALUE(RIGHT([.I$1];4));0;RANDBETWEEN(1000;1000000))" office:value-type="float" office:value="139620" calcext:value-type="float">
            <text:p>139620</text:p>
          </table:table-cell>
          <table:table-cell table:formula="of:=IF([.$F37]&gt;NUMBERVALUE(RIGHT([.J$1];4));0;RANDBETWEEN(1000;1000000))" office:value-type="float" office:value="98476" calcext:value-type="float">
            <text:p>98476</text:p>
          </table:table-cell>
          <table:table-cell table:formula="of:=IF([.$F37]&gt;NUMBERVALUE(RIGHT([.K$1];4));0;RANDBETWEEN(1000;1000000))" office:value-type="float" office:value="102624" calcext:value-type="float">
            <text:p>102624</text:p>
          </table:table-cell>
          <table:table-cell table:formula="of:=IF([.$F37]&gt;NUMBERVALUE(RIGHT([.L$1];4));0;RANDBETWEEN(1000;1000000))" office:value-type="float" office:value="62007" calcext:value-type="float">
            <text:p>62007</text:p>
          </table:table-cell>
          <table:table-cell table:formula="of:=IF([.$F37]&gt;NUMBERVALUE(RIGHT([.M$1];4));0;RANDBETWEEN(1000;1000000))" office:value-type="float" office:value="664191" calcext:value-type="float">
            <text:p>664191</text:p>
          </table:table-cell>
          <table:table-cell table:formula="of:=SUM([.G37:.M37])" office:value-type="float" office:value="1352637" calcext:value-type="float">
            <text:p>1352637</text:p>
          </table:table-cell>
          <table:table-cell table:formula="of:=[.G37]*VLOOKUP(NUMBERVALUE(RIGHT([.G$1];4));[$'salary-percopy'.$A$1:.$B$7];2)+[.H37]*VLOOKUP(NUMBERVALUE(RIGHT([.H$1];4));[$'salary-percopy'.$A$1:.$B$7];2)+[.I37]*VLOOKUP(NUMBERVALUE(RIGHT([.I$1];4));[$'salary-percopy'.$A$1:.$B$7];2)+[.J37]*VLOOKUP(NUMBERVALUE(RIGHT([.J$1];4));[$'salary-percopy'.$A$1:.$B$7];2)+[.K37]*VLOOKUP(NUMBERVALUE(RIGHT([.K$1];4));[$'salary-percopy'.$A$1:.$B$7];2)+[.L37]*VLOOKUP(NUMBERVALUE(RIGHT([.L$1];4));[$'salary-percopy'.$A$1:.$B$7];2)+[.M37]*VLOOKUP(NUMBERVALUE(RIGHT([.M$1];4));[$'salary-percopy'.$A$1:.$B$7];2)" office:value-type="float" office:value="223725705" calcext:value-type="float">
            <text:p>223725705</text:p>
          </table:table-cell>
          <table:table-cell table:formula="of:=IF([.G37]&gt;500000;[.G37]*0.1*VLOOKUP(NUMBERVALUE(RIGHT([.G$1];4));[$'salary-percopy'.$A$1:.$B$7];2))+IF([.H37]&gt;500000;[.H37]*0.1*VLOOKUP(NUMBERVALUE(RIGHT([.H$1];4));[$'salary-percopy'.$A$1:.$B$7];2))+IF([.I37]&gt;500000;[.I37]*0.1*VLOOKUP(NUMBERVALUE(RIGHT([.I$1];4));[$'salary-percopy'.$A$1:.$B$7];2))+IF([.J37]&gt;500000;[.J37]*0.1*VLOOKUP(NUMBERVALUE(RIGHT([.J$1];4));[$'salary-percopy'.$A$1:.$B$7];2))+IF([.K37]&gt;500000;[.K37]*0.1*VLOOKUP(NUMBERVALUE(RIGHT([.K$1];4));[$'salary-percopy'.$A$1:.$B$7];2))+IF([.L37]&gt;500000;[.L37]*0.1*VLOOKUP(NUMBERVALUE(RIGHT([.L$1];4));[$'salary-percopy'.$A$1:.$B$7];2))+IF([.M37]&gt;500000;[.M37]*0.1*VLOOKUP(NUMBERVALUE(RIGHT([.M$1];4));[$'salary-percopy'.$A$1:.$B$7];2))" office:value-type="float" office:value="13283820" calcext:value-type="float">
            <text:p>13283820</text:p>
          </table:table-cell>
          <table:table-cell table:formula="of:=[.O37]+[.P37]" office:value-type="float" office:value="237009525" calcext:value-type="float">
            <text:p>237009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wayne Bird</text:p>
          </table:table-cell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38]&gt;NUMBERVALUE(RIGHT([.G$1];4));0;RANDBETWEEN(1000;1000000))" office:value-type="float" office:value="0" calcext:value-type="float">
            <text:p>0</text:p>
          </table:table-cell>
          <table:table-cell table:formula="of:=IF([.$F38]&gt;NUMBERVALUE(RIGHT([.H$1];4));0;RANDBETWEEN(1000;1000000))" office:value-type="float" office:value="0" calcext:value-type="float">
            <text:p>0</text:p>
          </table:table-cell>
          <table:table-cell table:formula="of:=IF([.$F38]&gt;NUMBERVALUE(RIGHT([.I$1];4));0;RANDBETWEEN(1000;1000000))" office:value-type="float" office:value="0" calcext:value-type="float">
            <text:p>0</text:p>
          </table:table-cell>
          <table:table-cell table:formula="of:=IF([.$F38]&gt;NUMBERVALUE(RIGHT([.J$1];4));0;RANDBETWEEN(1000;1000000))" office:value-type="float" office:value="537889" calcext:value-type="float">
            <text:p>537889</text:p>
          </table:table-cell>
          <table:table-cell table:formula="of:=IF([.$F38]&gt;NUMBERVALUE(RIGHT([.K$1];4));0;RANDBETWEEN(1000;1000000))" office:value-type="float" office:value="145827" calcext:value-type="float">
            <text:p>145827</text:p>
          </table:table-cell>
          <table:table-cell table:formula="of:=IF([.$F38]&gt;NUMBERVALUE(RIGHT([.L$1];4));0;RANDBETWEEN(1000;1000000))" office:value-type="float" office:value="1541" calcext:value-type="float">
            <text:p>1541</text:p>
          </table:table-cell>
          <table:table-cell table:formula="of:=IF([.$F38]&gt;NUMBERVALUE(RIGHT([.M$1];4));0;RANDBETWEEN(1000;1000000))" office:value-type="float" office:value="239772" calcext:value-type="float">
            <text:p>239772</text:p>
          </table:table-cell>
          <table:table-cell table:formula="of:=SUM([.G38:.M38])" office:value-type="float" office:value="925029" calcext:value-type="float">
            <text:p>925029</text:p>
          </table:table-cell>
          <table:table-cell table:formula="of:=[.G38]*VLOOKUP(NUMBERVALUE(RIGHT([.G$1];4));[$'salary-percopy'.$A$1:.$B$7];2)+[.H38]*VLOOKUP(NUMBERVALUE(RIGHT([.H$1];4));[$'salary-percopy'.$A$1:.$B$7];2)+[.I38]*VLOOKUP(NUMBERVALUE(RIGHT([.I$1];4));[$'salary-percopy'.$A$1:.$B$7];2)+[.J38]*VLOOKUP(NUMBERVALUE(RIGHT([.J$1];4));[$'salary-percopy'.$A$1:.$B$7];2)+[.K38]*VLOOKUP(NUMBERVALUE(RIGHT([.K$1];4));[$'salary-percopy'.$A$1:.$B$7];2)+[.L38]*VLOOKUP(NUMBERVALUE(RIGHT([.L$1];4));[$'salary-percopy'.$A$1:.$B$7];2)+[.M38]*VLOOKUP(NUMBERVALUE(RIGHT([.M$1];4));[$'salary-percopy'.$A$1:.$B$7];2)" office:value-type="float" office:value="148334535" calcext:value-type="float">
            <text:p>148334535</text:p>
          </table:table-cell>
          <table:table-cell table:formula="of:=IF([.G38]&gt;500000;[.G38]*0.1*VLOOKUP(NUMBERVALUE(RIGHT([.G$1];4));[$'salary-percopy'.$A$1:.$B$7];2))+IF([.H38]&gt;500000;[.H38]*0.1*VLOOKUP(NUMBERVALUE(RIGHT([.H$1];4));[$'salary-percopy'.$A$1:.$B$7];2))+IF([.I38]&gt;500000;[.I38]*0.1*VLOOKUP(NUMBERVALUE(RIGHT([.I$1];4));[$'salary-percopy'.$A$1:.$B$7];2))+IF([.J38]&gt;500000;[.J38]*0.1*VLOOKUP(NUMBERVALUE(RIGHT([.J$1];4));[$'salary-percopy'.$A$1:.$B$7];2))+IF([.K38]&gt;500000;[.K38]*0.1*VLOOKUP(NUMBERVALUE(RIGHT([.K$1];4));[$'salary-percopy'.$A$1:.$B$7];2))+IF([.L38]&gt;500000;[.L38]*0.1*VLOOKUP(NUMBERVALUE(RIGHT([.L$1];4));[$'salary-percopy'.$A$1:.$B$7];2))+IF([.M38]&gt;500000;[.M38]*0.1*VLOOKUP(NUMBERVALUE(RIGHT([.M$1];4));[$'salary-percopy'.$A$1:.$B$7];2))" office:value-type="float" office:value="7530446" calcext:value-type="float">
            <text:p>7530446</text:p>
          </table:table-cell>
          <table:table-cell table:formula="of:=[.O38]+[.P38]" office:value-type="float" office:value="155864981" calcext:value-type="float">
            <text:p>1558649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then Skinner</text:p>
          </table:table-cell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39]&gt;NUMBERVALUE(RIGHT([.G$1];4));0;RANDBETWEEN(1000;1000000))" office:value-type="float" office:value="0" calcext:value-type="float">
            <text:p>0</text:p>
          </table:table-cell>
          <table:table-cell table:formula="of:=IF([.$F39]&gt;NUMBERVALUE(RIGHT([.H$1];4));0;RANDBETWEEN(1000;1000000))" office:value-type="float" office:value="0" calcext:value-type="float">
            <text:p>0</text:p>
          </table:table-cell>
          <table:table-cell table:formula="of:=IF([.$F39]&gt;NUMBERVALUE(RIGHT([.I$1];4));0;RANDBETWEEN(1000;1000000))" office:value-type="float" office:value="0" calcext:value-type="float">
            <text:p>0</text:p>
          </table:table-cell>
          <table:table-cell table:formula="of:=IF([.$F39]&gt;NUMBERVALUE(RIGHT([.J$1];4));0;RANDBETWEEN(1000;1000000))" office:value-type="float" office:value="0" calcext:value-type="float">
            <text:p>0</text:p>
          </table:table-cell>
          <table:table-cell table:formula="of:=IF([.$F39]&gt;NUMBERVALUE(RIGHT([.K$1];4));0;RANDBETWEEN(1000;1000000))" office:value-type="float" office:value="0" calcext:value-type="float">
            <text:p>0</text:p>
          </table:table-cell>
          <table:table-cell table:formula="of:=IF([.$F39]&gt;NUMBERVALUE(RIGHT([.L$1];4));0;RANDBETWEEN(1000;1000000))" office:value-type="float" office:value="0" calcext:value-type="float">
            <text:p>0</text:p>
          </table:table-cell>
          <table:table-cell table:formula="of:=IF([.$F39]&gt;NUMBERVALUE(RIGHT([.M$1];4));0;RANDBETWEEN(1000;1000000))" office:value-type="float" office:value="837859" calcext:value-type="float">
            <text:p>837859</text:p>
          </table:table-cell>
          <table:table-cell table:formula="of:=SUM([.G39:.M39])" office:value-type="float" office:value="837859" calcext:value-type="float">
            <text:p>837859</text:p>
          </table:table-cell>
          <table:table-cell table:formula="of:=[.G39]*VLOOKUP(NUMBERVALUE(RIGHT([.G$1];4));[$'salary-percopy'.$A$1:.$B$7];2)+[.H39]*VLOOKUP(NUMBERVALUE(RIGHT([.H$1];4));[$'salary-percopy'.$A$1:.$B$7];2)+[.I39]*VLOOKUP(NUMBERVALUE(RIGHT([.I$1];4));[$'salary-percopy'.$A$1:.$B$7];2)+[.J39]*VLOOKUP(NUMBERVALUE(RIGHT([.J$1];4));[$'salary-percopy'.$A$1:.$B$7];2)+[.K39]*VLOOKUP(NUMBERVALUE(RIGHT([.K$1];4));[$'salary-percopy'.$A$1:.$B$7];2)+[.L39]*VLOOKUP(NUMBERVALUE(RIGHT([.L$1];4));[$'salary-percopy'.$A$1:.$B$7];2)+[.M39]*VLOOKUP(NUMBERVALUE(RIGHT([.M$1];4));[$'salary-percopy'.$A$1:.$B$7];2)" office:value-type="float" office:value="167571800" calcext:value-type="float">
            <text:p>167571800</text:p>
          </table:table-cell>
          <table:table-cell table:formula="of:=IF([.G39]&gt;500000;[.G39]*0.1*VLOOKUP(NUMBERVALUE(RIGHT([.G$1];4));[$'salary-percopy'.$A$1:.$B$7];2))+IF([.H39]&gt;500000;[.H39]*0.1*VLOOKUP(NUMBERVALUE(RIGHT([.H$1];4));[$'salary-percopy'.$A$1:.$B$7];2))+IF([.I39]&gt;500000;[.I39]*0.1*VLOOKUP(NUMBERVALUE(RIGHT([.I$1];4));[$'salary-percopy'.$A$1:.$B$7];2))+IF([.J39]&gt;500000;[.J39]*0.1*VLOOKUP(NUMBERVALUE(RIGHT([.J$1];4));[$'salary-percopy'.$A$1:.$B$7];2))+IF([.K39]&gt;500000;[.K39]*0.1*VLOOKUP(NUMBERVALUE(RIGHT([.K$1];4));[$'salary-percopy'.$A$1:.$B$7];2))+IF([.L39]&gt;500000;[.L39]*0.1*VLOOKUP(NUMBERVALUE(RIGHT([.L$1];4));[$'salary-percopy'.$A$1:.$B$7];2))+IF([.M39]&gt;500000;[.M39]*0.1*VLOOKUP(NUMBERVALUE(RIGHT([.M$1];4));[$'salary-percopy'.$A$1:.$B$7];2))" office:value-type="float" office:value="16757180" calcext:value-type="float">
            <text:p>16757180</text:p>
          </table:table-cell>
          <table:table-cell table:formula="of:=[.O39]+[.P39]" office:value-type="float" office:value="184328980" calcext:value-type="float">
            <text:p>1843289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a York</text:p>
          </table:table-cell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40]&gt;NUMBERVALUE(RIGHT([.G$1];4));0;RANDBETWEEN(1000;1000000))" office:value-type="float" office:value="0" calcext:value-type="float">
            <text:p>0</text:p>
          </table:table-cell>
          <table:table-cell table:formula="of:=IF([.$F40]&gt;NUMBERVALUE(RIGHT([.H$1];4));0;RANDBETWEEN(1000;1000000))" office:value-type="float" office:value="0" calcext:value-type="float">
            <text:p>0</text:p>
          </table:table-cell>
          <table:table-cell table:formula="of:=IF([.$F40]&gt;NUMBERVALUE(RIGHT([.I$1];4));0;RANDBETWEEN(1000;1000000))" office:value-type="float" office:value="248556" calcext:value-type="float">
            <text:p>248556</text:p>
          </table:table-cell>
          <table:table-cell table:formula="of:=IF([.$F40]&gt;NUMBERVALUE(RIGHT([.J$1];4));0;RANDBETWEEN(1000;1000000))" office:value-type="float" office:value="294792" calcext:value-type="float">
            <text:p>294792</text:p>
          </table:table-cell>
          <table:table-cell table:formula="of:=IF([.$F40]&gt;NUMBERVALUE(RIGHT([.K$1];4));0;RANDBETWEEN(1000;1000000))" office:value-type="float" office:value="809816" calcext:value-type="float">
            <text:p>809816</text:p>
          </table:table-cell>
          <table:table-cell table:formula="of:=IF([.$F40]&gt;NUMBERVALUE(RIGHT([.L$1];4));0;RANDBETWEEN(1000;1000000))" office:value-type="float" office:value="398816" calcext:value-type="float">
            <text:p>398816</text:p>
          </table:table-cell>
          <table:table-cell table:formula="of:=IF([.$F40]&gt;NUMBERVALUE(RIGHT([.M$1];4));0;RANDBETWEEN(1000;1000000))" office:value-type="float" office:value="607855" calcext:value-type="float">
            <text:p>607855</text:p>
          </table:table-cell>
          <table:table-cell table:formula="of:=SUM([.G40:.M40])" office:value-type="float" office:value="2359835" calcext:value-type="float">
            <text:p>2359835</text:p>
          </table:table-cell>
          <table:table-cell table:formula="of:=[.G40]*VLOOKUP(NUMBERVALUE(RIGHT([.G$1];4));[$'salary-percopy'.$A$1:.$B$7];2)+[.H40]*VLOOKUP(NUMBERVALUE(RIGHT([.H$1];4));[$'salary-percopy'.$A$1:.$B$7];2)+[.I40]*VLOOKUP(NUMBERVALUE(RIGHT([.I$1];4));[$'salary-percopy'.$A$1:.$B$7];2)+[.J40]*VLOOKUP(NUMBERVALUE(RIGHT([.J$1];4));[$'salary-percopy'.$A$1:.$B$7];2)+[.K40]*VLOOKUP(NUMBERVALUE(RIGHT([.K$1];4));[$'salary-percopy'.$A$1:.$B$7];2)+[.L40]*VLOOKUP(NUMBERVALUE(RIGHT([.L$1];4));[$'salary-percopy'.$A$1:.$B$7];2)+[.M40]*VLOOKUP(NUMBERVALUE(RIGHT([.M$1];4));[$'salary-percopy'.$A$1:.$B$7];2)" office:value-type="float" office:value="404118280" calcext:value-type="float">
            <text:p>404118280</text:p>
          </table:table-cell>
          <table:table-cell table:formula="of:=IF([.G40]&gt;500000;[.G40]*0.1*VLOOKUP(NUMBERVALUE(RIGHT([.G$1];4));[$'salary-percopy'.$A$1:.$B$7];2))+IF([.H40]&gt;500000;[.H40]*0.1*VLOOKUP(NUMBERVALUE(RIGHT([.H$1];4));[$'salary-percopy'.$A$1:.$B$7];2))+IF([.I40]&gt;500000;[.I40]*0.1*VLOOKUP(NUMBERVALUE(RIGHT([.I$1];4));[$'salary-percopy'.$A$1:.$B$7];2))+IF([.J40]&gt;500000;[.J40]*0.1*VLOOKUP(NUMBERVALUE(RIGHT([.J$1];4));[$'salary-percopy'.$A$1:.$B$7];2))+IF([.K40]&gt;500000;[.K40]*0.1*VLOOKUP(NUMBERVALUE(RIGHT([.K$1];4));[$'salary-percopy'.$A$1:.$B$7];2))+IF([.L40]&gt;500000;[.L40]*0.1*VLOOKUP(NUMBERVALUE(RIGHT([.L$1];4));[$'salary-percopy'.$A$1:.$B$7];2))+IF([.M40]&gt;500000;[.M40]*0.1*VLOOKUP(NUMBERVALUE(RIGHT([.M$1];4));[$'salary-percopy'.$A$1:.$B$7];2))" office:value-type="float" office:value="25923972" calcext:value-type="float">
            <text:p>25923972</text:p>
          </table:table-cell>
          <table:table-cell table:formula="of:=[.O40]+[.P40]" office:value-type="float" office:value="430042252" calcext:value-type="float">
            <text:p>4300422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rald Nichols</text:p>
          </table:table-cell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41]&gt;NUMBERVALUE(RIGHT([.G$1];4));0;RANDBETWEEN(1000;1000000))" office:value-type="float" office:value="0" calcext:value-type="float">
            <text:p>0</text:p>
          </table:table-cell>
          <table:table-cell table:formula="of:=IF([.$F41]&gt;NUMBERVALUE(RIGHT([.H$1];4));0;RANDBETWEEN(1000;1000000))" office:value-type="float" office:value="0" calcext:value-type="float">
            <text:p>0</text:p>
          </table:table-cell>
          <table:table-cell table:formula="of:=IF([.$F41]&gt;NUMBERVALUE(RIGHT([.I$1];4));0;RANDBETWEEN(1000;1000000))" office:value-type="float" office:value="0" calcext:value-type="float">
            <text:p>0</text:p>
          </table:table-cell>
          <table:table-cell table:formula="of:=IF([.$F41]&gt;NUMBERVALUE(RIGHT([.J$1];4));0;RANDBETWEEN(1000;1000000))" office:value-type="float" office:value="0" calcext:value-type="float">
            <text:p>0</text:p>
          </table:table-cell>
          <table:table-cell table:formula="of:=IF([.$F41]&gt;NUMBERVALUE(RIGHT([.K$1];4));0;RANDBETWEEN(1000;1000000))" office:value-type="float" office:value="0" calcext:value-type="float">
            <text:p>0</text:p>
          </table:table-cell>
          <table:table-cell table:formula="of:=IF([.$F41]&gt;NUMBERVALUE(RIGHT([.L$1];4));0;RANDBETWEEN(1000;1000000))" office:value-type="float" office:value="0" calcext:value-type="float">
            <text:p>0</text:p>
          </table:table-cell>
          <table:table-cell table:formula="of:=IF([.$F41]&gt;NUMBERVALUE(RIGHT([.M$1];4));0;RANDBETWEEN(1000;1000000))" office:value-type="float" office:value="896335" calcext:value-type="float">
            <text:p>896335</text:p>
          </table:table-cell>
          <table:table-cell table:formula="of:=SUM([.G41:.M41])" office:value-type="float" office:value="896335" calcext:value-type="float">
            <text:p>896335</text:p>
          </table:table-cell>
          <table:table-cell table:formula="of:=[.G41]*VLOOKUP(NUMBERVALUE(RIGHT([.G$1];4));[$'salary-percopy'.$A$1:.$B$7];2)+[.H41]*VLOOKUP(NUMBERVALUE(RIGHT([.H$1];4));[$'salary-percopy'.$A$1:.$B$7];2)+[.I41]*VLOOKUP(NUMBERVALUE(RIGHT([.I$1];4));[$'salary-percopy'.$A$1:.$B$7];2)+[.J41]*VLOOKUP(NUMBERVALUE(RIGHT([.J$1];4));[$'salary-percopy'.$A$1:.$B$7];2)+[.K41]*VLOOKUP(NUMBERVALUE(RIGHT([.K$1];4));[$'salary-percopy'.$A$1:.$B$7];2)+[.L41]*VLOOKUP(NUMBERVALUE(RIGHT([.L$1];4));[$'salary-percopy'.$A$1:.$B$7];2)+[.M41]*VLOOKUP(NUMBERVALUE(RIGHT([.M$1];4));[$'salary-percopy'.$A$1:.$B$7];2)" office:value-type="float" office:value="179267000" calcext:value-type="float">
            <text:p>179267000</text:p>
          </table:table-cell>
          <table:table-cell table:formula="of:=IF([.G41]&gt;500000;[.G41]*0.1*VLOOKUP(NUMBERVALUE(RIGHT([.G$1];4));[$'salary-percopy'.$A$1:.$B$7];2))+IF([.H41]&gt;500000;[.H41]*0.1*VLOOKUP(NUMBERVALUE(RIGHT([.H$1];4));[$'salary-percopy'.$A$1:.$B$7];2))+IF([.I41]&gt;500000;[.I41]*0.1*VLOOKUP(NUMBERVALUE(RIGHT([.I$1];4));[$'salary-percopy'.$A$1:.$B$7];2))+IF([.J41]&gt;500000;[.J41]*0.1*VLOOKUP(NUMBERVALUE(RIGHT([.J$1];4));[$'salary-percopy'.$A$1:.$B$7];2))+IF([.K41]&gt;500000;[.K41]*0.1*VLOOKUP(NUMBERVALUE(RIGHT([.K$1];4));[$'salary-percopy'.$A$1:.$B$7];2))+IF([.L41]&gt;500000;[.L41]*0.1*VLOOKUP(NUMBERVALUE(RIGHT([.L$1];4));[$'salary-percopy'.$A$1:.$B$7];2))+IF([.M41]&gt;500000;[.M41]*0.1*VLOOKUP(NUMBERVALUE(RIGHT([.M$1];4));[$'salary-percopy'.$A$1:.$B$7];2))" office:value-type="float" office:value="17926700" calcext:value-type="float">
            <text:p>17926700</text:p>
          </table:table-cell>
          <table:table-cell table:formula="of:=[.O41]+[.P41]" office:value-type="float" office:value="197193700" calcext:value-type="float">
            <text:p>1971937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deon Rosario</text:p>
          </table:table-cell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42]&gt;NUMBERVALUE(RIGHT([.G$1];4));0;RANDBETWEEN(1000;1000000))" office:value-type="float" office:value="0" calcext:value-type="float">
            <text:p>0</text:p>
          </table:table-cell>
          <table:table-cell table:formula="of:=IF([.$F42]&gt;NUMBERVALUE(RIGHT([.H$1];4));0;RANDBETWEEN(1000;1000000))" office:value-type="float" office:value="0" calcext:value-type="float">
            <text:p>0</text:p>
          </table:table-cell>
          <table:table-cell table:formula="of:=IF([.$F42]&gt;NUMBERVALUE(RIGHT([.I$1];4));0;RANDBETWEEN(1000;1000000))" office:value-type="float" office:value="0" calcext:value-type="float">
            <text:p>0</text:p>
          </table:table-cell>
          <table:table-cell table:formula="of:=IF([.$F42]&gt;NUMBERVALUE(RIGHT([.J$1];4));0;RANDBETWEEN(1000;1000000))" office:value-type="float" office:value="0" calcext:value-type="float">
            <text:p>0</text:p>
          </table:table-cell>
          <table:table-cell table:formula="of:=IF([.$F42]&gt;NUMBERVALUE(RIGHT([.K$1];4));0;RANDBETWEEN(1000;1000000))" office:value-type="float" office:value="0" calcext:value-type="float">
            <text:p>0</text:p>
          </table:table-cell>
          <table:table-cell table:formula="of:=IF([.$F42]&gt;NUMBERVALUE(RIGHT([.L$1];4));0;RANDBETWEEN(1000;1000000))" office:value-type="float" office:value="0" calcext:value-type="float">
            <text:p>0</text:p>
          </table:table-cell>
          <table:table-cell table:formula="of:=IF([.$F42]&gt;NUMBERVALUE(RIGHT([.M$1];4));0;RANDBETWEEN(1000;1000000))" office:value-type="float" office:value="482163" calcext:value-type="float">
            <text:p>482163</text:p>
          </table:table-cell>
          <table:table-cell table:formula="of:=SUM([.G42:.M42])" office:value-type="float" office:value="482163" calcext:value-type="float">
            <text:p>482163</text:p>
          </table:table-cell>
          <table:table-cell table:formula="of:=[.G42]*VLOOKUP(NUMBERVALUE(RIGHT([.G$1];4));[$'salary-percopy'.$A$1:.$B$7];2)+[.H42]*VLOOKUP(NUMBERVALUE(RIGHT([.H$1];4));[$'salary-percopy'.$A$1:.$B$7];2)+[.I42]*VLOOKUP(NUMBERVALUE(RIGHT([.I$1];4));[$'salary-percopy'.$A$1:.$B$7];2)+[.J42]*VLOOKUP(NUMBERVALUE(RIGHT([.J$1];4));[$'salary-percopy'.$A$1:.$B$7];2)+[.K42]*VLOOKUP(NUMBERVALUE(RIGHT([.K$1];4));[$'salary-percopy'.$A$1:.$B$7];2)+[.L42]*VLOOKUP(NUMBERVALUE(RIGHT([.L$1];4));[$'salary-percopy'.$A$1:.$B$7];2)+[.M42]*VLOOKUP(NUMBERVALUE(RIGHT([.M$1];4));[$'salary-percopy'.$A$1:.$B$7];2)" office:value-type="float" office:value="96432600" calcext:value-type="float">
            <text:p>96432600</text:p>
          </table:table-cell>
          <table:table-cell table:formula="of:=IF([.G42]&gt;500000;[.G42]*0.1*VLOOKUP(NUMBERVALUE(RIGHT([.G$1];4));[$'salary-percopy'.$A$1:.$B$7];2))+IF([.H42]&gt;500000;[.H42]*0.1*VLOOKUP(NUMBERVALUE(RIGHT([.H$1];4));[$'salary-percopy'.$A$1:.$B$7];2))+IF([.I42]&gt;500000;[.I42]*0.1*VLOOKUP(NUMBERVALUE(RIGHT([.I$1];4));[$'salary-percopy'.$A$1:.$B$7];2))+IF([.J42]&gt;500000;[.J42]*0.1*VLOOKUP(NUMBERVALUE(RIGHT([.J$1];4));[$'salary-percopy'.$A$1:.$B$7];2))+IF([.K42]&gt;500000;[.K42]*0.1*VLOOKUP(NUMBERVALUE(RIGHT([.K$1];4));[$'salary-percopy'.$A$1:.$B$7];2))+IF([.L42]&gt;500000;[.L42]*0.1*VLOOKUP(NUMBERVALUE(RIGHT([.L$1];4));[$'salary-percopy'.$A$1:.$B$7];2))+IF([.M42]&gt;500000;[.M42]*0.1*VLOOKUP(NUMBERVALUE(RIGHT([.M$1];4));[$'salary-percopy'.$A$1:.$B$7];2))" office:value-type="float" office:value="0" calcext:value-type="float">
            <text:p>0</text:p>
          </table:table-cell>
          <table:table-cell table:formula="of:=[.O42]+[.P42]" office:value-type="float" office:value="96432600" calcext:value-type="float">
            <text:p>96432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ath Whitaker</text:p>
          </table:table-cell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43]&gt;NUMBERVALUE(RIGHT([.G$1];4));0;RANDBETWEEN(1000;1000000))" office:value-type="float" office:value="0" calcext:value-type="float">
            <text:p>0</text:p>
          </table:table-cell>
          <table:table-cell table:formula="of:=IF([.$F43]&gt;NUMBERVALUE(RIGHT([.H$1];4));0;RANDBETWEEN(1000;1000000))" office:value-type="float" office:value="0" calcext:value-type="float">
            <text:p>0</text:p>
          </table:table-cell>
          <table:table-cell table:formula="of:=IF([.$F43]&gt;NUMBERVALUE(RIGHT([.I$1];4));0;RANDBETWEEN(1000;1000000))" office:value-type="float" office:value="0" calcext:value-type="float">
            <text:p>0</text:p>
          </table:table-cell>
          <table:table-cell table:formula="of:=IF([.$F43]&gt;NUMBERVALUE(RIGHT([.J$1];4));0;RANDBETWEEN(1000;1000000))" office:value-type="float" office:value="0" calcext:value-type="float">
            <text:p>0</text:p>
          </table:table-cell>
          <table:table-cell table:formula="of:=IF([.$F43]&gt;NUMBERVALUE(RIGHT([.K$1];4));0;RANDBETWEEN(1000;1000000))" office:value-type="float" office:value="510776" calcext:value-type="float">
            <text:p>510776</text:p>
          </table:table-cell>
          <table:table-cell table:formula="of:=IF([.$F43]&gt;NUMBERVALUE(RIGHT([.L$1];4));0;RANDBETWEEN(1000;1000000))" office:value-type="float" office:value="259214" calcext:value-type="float">
            <text:p>259214</text:p>
          </table:table-cell>
          <table:table-cell table:formula="of:=IF([.$F43]&gt;NUMBERVALUE(RIGHT([.M$1];4));0;RANDBETWEEN(1000;1000000))" office:value-type="float" office:value="285741" calcext:value-type="float">
            <text:p>285741</text:p>
          </table:table-cell>
          <table:table-cell table:formula="of:=SUM([.G43:.M43])" office:value-type="float" office:value="1055731" calcext:value-type="float">
            <text:p>1055731</text:p>
          </table:table-cell>
          <table:table-cell table:formula="of:=[.G43]*VLOOKUP(NUMBERVALUE(RIGHT([.G$1];4));[$'salary-percopy'.$A$1:.$B$7];2)+[.H43]*VLOOKUP(NUMBERVALUE(RIGHT([.H$1];4));[$'salary-percopy'.$A$1:.$B$7];2)+[.I43]*VLOOKUP(NUMBERVALUE(RIGHT([.I$1];4));[$'salary-percopy'.$A$1:.$B$7];2)+[.J43]*VLOOKUP(NUMBERVALUE(RIGHT([.J$1];4));[$'salary-percopy'.$A$1:.$B$7];2)+[.K43]*VLOOKUP(NUMBERVALUE(RIGHT([.K$1];4));[$'salary-percopy'.$A$1:.$B$7];2)+[.L43]*VLOOKUP(NUMBERVALUE(RIGHT([.L$1];4));[$'salary-percopy'.$A$1:.$B$7];2)+[.M43]*VLOOKUP(NUMBERVALUE(RIGHT([.M$1];4));[$'salary-percopy'.$A$1:.$B$7];2)" office:value-type="float" office:value="191934710" calcext:value-type="float">
            <text:p>191934710</text:p>
          </table:table-cell>
          <table:table-cell table:formula="of:=IF([.G43]&gt;500000;[.G43]*0.1*VLOOKUP(NUMBERVALUE(RIGHT([.G$1];4));[$'salary-percopy'.$A$1:.$B$7];2))+IF([.H43]&gt;500000;[.H43]*0.1*VLOOKUP(NUMBERVALUE(RIGHT([.H$1];4));[$'salary-percopy'.$A$1:.$B$7];2))+IF([.I43]&gt;500000;[.I43]*0.1*VLOOKUP(NUMBERVALUE(RIGHT([.I$1];4));[$'salary-percopy'.$A$1:.$B$7];2))+IF([.J43]&gt;500000;[.J43]*0.1*VLOOKUP(NUMBERVALUE(RIGHT([.J$1];4));[$'salary-percopy'.$A$1:.$B$7];2))+IF([.K43]&gt;500000;[.K43]*0.1*VLOOKUP(NUMBERVALUE(RIGHT([.K$1];4));[$'salary-percopy'.$A$1:.$B$7];2))+IF([.L43]&gt;500000;[.L43]*0.1*VLOOKUP(NUMBERVALUE(RIGHT([.L$1];4));[$'salary-percopy'.$A$1:.$B$7];2))+IF([.M43]&gt;500000;[.M43]*0.1*VLOOKUP(NUMBERVALUE(RIGHT([.M$1];4));[$'salary-percopy'.$A$1:.$B$7];2))" office:value-type="float" office:value="8683192" calcext:value-type="float">
            <text:p>8683192</text:p>
          </table:table-cell>
          <table:table-cell table:formula="of:=[.O43]+[.P43]" office:value-type="float" office:value="200617902" calcext:value-type="float">
            <text:p>200617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lly Buckley</text:p>
          </table:table-cell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44]&gt;NUMBERVALUE(RIGHT([.G$1];4));0;RANDBETWEEN(1000;1000000))" office:value-type="float" office:value="0" calcext:value-type="float">
            <text:p>0</text:p>
          </table:table-cell>
          <table:table-cell table:formula="of:=IF([.$F44]&gt;NUMBERVALUE(RIGHT([.H$1];4));0;RANDBETWEEN(1000;1000000))" office:value-type="float" office:value="0" calcext:value-type="float">
            <text:p>0</text:p>
          </table:table-cell>
          <table:table-cell table:formula="of:=IF([.$F44]&gt;NUMBERVALUE(RIGHT([.I$1];4));0;RANDBETWEEN(1000;1000000))" office:value-type="float" office:value="645218" calcext:value-type="float">
            <text:p>645218</text:p>
          </table:table-cell>
          <table:table-cell table:formula="of:=IF([.$F44]&gt;NUMBERVALUE(RIGHT([.J$1];4));0;RANDBETWEEN(1000;1000000))" office:value-type="float" office:value="24319" calcext:value-type="float">
            <text:p>24319</text:p>
          </table:table-cell>
          <table:table-cell table:formula="of:=IF([.$F44]&gt;NUMBERVALUE(RIGHT([.K$1];4));0;RANDBETWEEN(1000;1000000))" office:value-type="float" office:value="825041" calcext:value-type="float">
            <text:p>825041</text:p>
          </table:table-cell>
          <table:table-cell table:formula="of:=IF([.$F44]&gt;NUMBERVALUE(RIGHT([.L$1];4));0;RANDBETWEEN(1000;1000000))" office:value-type="float" office:value="117330" calcext:value-type="float">
            <text:p>117330</text:p>
          </table:table-cell>
          <table:table-cell table:formula="of:=IF([.$F44]&gt;NUMBERVALUE(RIGHT([.M$1];4));0;RANDBETWEEN(1000;1000000))" office:value-type="float" office:value="85612" calcext:value-type="float">
            <text:p>85612</text:p>
          </table:table-cell>
          <table:table-cell table:formula="of:=SUM([.G44:.M44])" office:value-type="float" office:value="1697520" calcext:value-type="float">
            <text:p>1697520</text:p>
          </table:table-cell>
          <table:table-cell table:formula="of:=[.G44]*VLOOKUP(NUMBERVALUE(RIGHT([.G$1];4));[$'salary-percopy'.$A$1:.$B$7];2)+[.H44]*VLOOKUP(NUMBERVALUE(RIGHT([.H$1];4));[$'salary-percopy'.$A$1:.$B$7];2)+[.I44]*VLOOKUP(NUMBERVALUE(RIGHT([.I$1];4));[$'salary-percopy'.$A$1:.$B$7];2)+[.J44]*VLOOKUP(NUMBERVALUE(RIGHT([.J$1];4));[$'salary-percopy'.$A$1:.$B$7];2)+[.K44]*VLOOKUP(NUMBERVALUE(RIGHT([.K$1];4));[$'salary-percopy'.$A$1:.$B$7];2)+[.L44]*VLOOKUP(NUMBERVALUE(RIGHT([.L$1];4));[$'salary-percopy'.$A$1:.$B$7];2)+[.M44]*VLOOKUP(NUMBERVALUE(RIGHT([.M$1];4));[$'salary-percopy'.$A$1:.$B$7];2)" office:value-type="float" office:value="259916240" calcext:value-type="float">
            <text:p>259916240</text:p>
          </table:table-cell>
          <table:table-cell table:formula="of:=IF([.G44]&gt;500000;[.G44]*0.1*VLOOKUP(NUMBERVALUE(RIGHT([.G$1];4));[$'salary-percopy'.$A$1:.$B$7];2))+IF([.H44]&gt;500000;[.H44]*0.1*VLOOKUP(NUMBERVALUE(RIGHT([.H$1];4));[$'salary-percopy'.$A$1:.$B$7];2))+IF([.I44]&gt;500000;[.I44]*0.1*VLOOKUP(NUMBERVALUE(RIGHT([.I$1];4));[$'salary-percopy'.$A$1:.$B$7];2))+IF([.J44]&gt;500000;[.J44]*0.1*VLOOKUP(NUMBERVALUE(RIGHT([.J$1];4));[$'salary-percopy'.$A$1:.$B$7];2))+IF([.K44]&gt;500000;[.K44]*0.1*VLOOKUP(NUMBERVALUE(RIGHT([.K$1];4));[$'salary-percopy'.$A$1:.$B$7];2))+IF([.L44]&gt;500000;[.L44]*0.1*VLOOKUP(NUMBERVALUE(RIGHT([.L$1];4));[$'salary-percopy'.$A$1:.$B$7];2))+IF([.M44]&gt;500000;[.M44]*0.1*VLOOKUP(NUMBERVALUE(RIGHT([.M$1];4));[$'salary-percopy'.$A$1:.$B$7];2))" office:value-type="float" office:value="21768313" calcext:value-type="float">
            <text:p>21768313</text:p>
          </table:table-cell>
          <table:table-cell table:formula="of:=[.O44]+[.P44]" office:value-type="float" office:value="281684553" calcext:value-type="float">
            <text:p>2816845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ani Cordova</text:p>
          </table:table-cell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45]&gt;NUMBERVALUE(RIGHT([.G$1];4));0;RANDBETWEEN(1000;1000000))" office:value-type="float" office:value="127374" calcext:value-type="float">
            <text:p>127374</text:p>
          </table:table-cell>
          <table:table-cell table:formula="of:=IF([.$F45]&gt;NUMBERVALUE(RIGHT([.H$1];4));0;RANDBETWEEN(1000;1000000))" office:value-type="float" office:value="495860" calcext:value-type="float">
            <text:p>495860</text:p>
          </table:table-cell>
          <table:table-cell table:formula="of:=IF([.$F45]&gt;NUMBERVALUE(RIGHT([.I$1];4));0;RANDBETWEEN(1000;1000000))" office:value-type="float" office:value="386662" calcext:value-type="float">
            <text:p>386662</text:p>
          </table:table-cell>
          <table:table-cell table:formula="of:=IF([.$F45]&gt;NUMBERVALUE(RIGHT([.J$1];4));0;RANDBETWEEN(1000;1000000))" office:value-type="float" office:value="998519" calcext:value-type="float">
            <text:p>998519</text:p>
          </table:table-cell>
          <table:table-cell table:formula="of:=IF([.$F45]&gt;NUMBERVALUE(RIGHT([.K$1];4));0;RANDBETWEEN(1000;1000000))" office:value-type="float" office:value="903679" calcext:value-type="float">
            <text:p>903679</text:p>
          </table:table-cell>
          <table:table-cell table:formula="of:=IF([.$F45]&gt;NUMBERVALUE(RIGHT([.L$1];4));0;RANDBETWEEN(1000;1000000))" office:value-type="float" office:value="348805" calcext:value-type="float">
            <text:p>348805</text:p>
          </table:table-cell>
          <table:table-cell table:formula="of:=IF([.$F45]&gt;NUMBERVALUE(RIGHT([.M$1];4));0;RANDBETWEEN(1000;1000000))" office:value-type="float" office:value="859177" calcext:value-type="float">
            <text:p>859177</text:p>
          </table:table-cell>
          <table:table-cell table:formula="of:=SUM([.G45:.M45])" office:value-type="float" office:value="4120076" calcext:value-type="float">
            <text:p>4120076</text:p>
          </table:table-cell>
          <table:table-cell table:formula="of:=[.G45]*VLOOKUP(NUMBERVALUE(RIGHT([.G$1];4));[$'salary-percopy'.$A$1:.$B$7];2)+[.H45]*VLOOKUP(NUMBERVALUE(RIGHT([.H$1];4));[$'salary-percopy'.$A$1:.$B$7];2)+[.I45]*VLOOKUP(NUMBERVALUE(RIGHT([.I$1];4));[$'salary-percopy'.$A$1:.$B$7];2)+[.J45]*VLOOKUP(NUMBERVALUE(RIGHT([.J$1];4));[$'salary-percopy'.$A$1:.$B$7];2)+[.K45]*VLOOKUP(NUMBERVALUE(RIGHT([.K$1];4));[$'salary-percopy'.$A$1:.$B$7];2)+[.L45]*VLOOKUP(NUMBERVALUE(RIGHT([.L$1];4));[$'salary-percopy'.$A$1:.$B$7];2)+[.M45]*VLOOKUP(NUMBERVALUE(RIGHT([.M$1];4));[$'salary-percopy'.$A$1:.$B$7];2)" office:value-type="float" office:value="643463855" calcext:value-type="float">
            <text:p>643463855</text:p>
          </table:table-cell>
          <table:table-cell table:formula="of:=IF([.G45]&gt;500000;[.G45]*0.1*VLOOKUP(NUMBERVALUE(RIGHT([.G$1];4));[$'salary-percopy'.$A$1:.$B$7];2))+IF([.H45]&gt;500000;[.H45]*0.1*VLOOKUP(NUMBERVALUE(RIGHT([.H$1];4));[$'salary-percopy'.$A$1:.$B$7];2))+IF([.I45]&gt;500000;[.I45]*0.1*VLOOKUP(NUMBERVALUE(RIGHT([.I$1];4));[$'salary-percopy'.$A$1:.$B$7];2))+IF([.J45]&gt;500000;[.J45]*0.1*VLOOKUP(NUMBERVALUE(RIGHT([.J$1];4));[$'salary-percopy'.$A$1:.$B$7];2))+IF([.K45]&gt;500000;[.K45]*0.1*VLOOKUP(NUMBERVALUE(RIGHT([.K$1];4));[$'salary-percopy'.$A$1:.$B$7];2))+IF([.L45]&gt;500000;[.L45]*0.1*VLOOKUP(NUMBERVALUE(RIGHT([.L$1];4));[$'salary-percopy'.$A$1:.$B$7];2))+IF([.M45]&gt;500000;[.M45]*0.1*VLOOKUP(NUMBERVALUE(RIGHT([.M$1];4));[$'salary-percopy'.$A$1:.$B$7];2))" office:value-type="float" office:value="46525349" calcext:value-type="float">
            <text:p>46525349</text:p>
          </table:table-cell>
          <table:table-cell table:formula="of:=[.O45]+[.P45]" office:value-type="float" office:value="689989204" calcext:value-type="float">
            <text:p>6899892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haan Richardson</text:p>
          </table:table-cell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46]&gt;NUMBERVALUE(RIGHT([.G$1];4));0;RANDBETWEEN(1000;1000000))" office:value-type="float" office:value="0" calcext:value-type="float">
            <text:p>0</text:p>
          </table:table-cell>
          <table:table-cell table:formula="of:=IF([.$F46]&gt;NUMBERVALUE(RIGHT([.H$1];4));0;RANDBETWEEN(1000;1000000))" office:value-type="float" office:value="0" calcext:value-type="float">
            <text:p>0</text:p>
          </table:table-cell>
          <table:table-cell table:formula="of:=IF([.$F46]&gt;NUMBERVALUE(RIGHT([.I$1];4));0;RANDBETWEEN(1000;1000000))" office:value-type="float" office:value="0" calcext:value-type="float">
            <text:p>0</text:p>
          </table:table-cell>
          <table:table-cell table:formula="of:=IF([.$F46]&gt;NUMBERVALUE(RIGHT([.J$1];4));0;RANDBETWEEN(1000;1000000))" office:value-type="float" office:value="0" calcext:value-type="float">
            <text:p>0</text:p>
          </table:table-cell>
          <table:table-cell table:formula="of:=IF([.$F46]&gt;NUMBERVALUE(RIGHT([.K$1];4));0;RANDBETWEEN(1000;1000000))" office:value-type="float" office:value="0" calcext:value-type="float">
            <text:p>0</text:p>
          </table:table-cell>
          <table:table-cell table:formula="of:=IF([.$F46]&gt;NUMBERVALUE(RIGHT([.L$1];4));0;RANDBETWEEN(1000;1000000))" office:value-type="float" office:value="0" calcext:value-type="float">
            <text:p>0</text:p>
          </table:table-cell>
          <table:table-cell table:formula="of:=IF([.$F46]&gt;NUMBERVALUE(RIGHT([.M$1];4));0;RANDBETWEEN(1000;1000000))" office:value-type="float" office:value="847386" calcext:value-type="float">
            <text:p>847386</text:p>
          </table:table-cell>
          <table:table-cell table:formula="of:=SUM([.G46:.M46])" office:value-type="float" office:value="847386" calcext:value-type="float">
            <text:p>847386</text:p>
          </table:table-cell>
          <table:table-cell table:formula="of:=[.G46]*VLOOKUP(NUMBERVALUE(RIGHT([.G$1];4));[$'salary-percopy'.$A$1:.$B$7];2)+[.H46]*VLOOKUP(NUMBERVALUE(RIGHT([.H$1];4));[$'salary-percopy'.$A$1:.$B$7];2)+[.I46]*VLOOKUP(NUMBERVALUE(RIGHT([.I$1];4));[$'salary-percopy'.$A$1:.$B$7];2)+[.J46]*VLOOKUP(NUMBERVALUE(RIGHT([.J$1];4));[$'salary-percopy'.$A$1:.$B$7];2)+[.K46]*VLOOKUP(NUMBERVALUE(RIGHT([.K$1];4));[$'salary-percopy'.$A$1:.$B$7];2)+[.L46]*VLOOKUP(NUMBERVALUE(RIGHT([.L$1];4));[$'salary-percopy'.$A$1:.$B$7];2)+[.M46]*VLOOKUP(NUMBERVALUE(RIGHT([.M$1];4));[$'salary-percopy'.$A$1:.$B$7];2)" office:value-type="float" office:value="169477200" calcext:value-type="float">
            <text:p>169477200</text:p>
          </table:table-cell>
          <table:table-cell table:formula="of:=IF([.G46]&gt;500000;[.G46]*0.1*VLOOKUP(NUMBERVALUE(RIGHT([.G$1];4));[$'salary-percopy'.$A$1:.$B$7];2))+IF([.H46]&gt;500000;[.H46]*0.1*VLOOKUP(NUMBERVALUE(RIGHT([.H$1];4));[$'salary-percopy'.$A$1:.$B$7];2))+IF([.I46]&gt;500000;[.I46]*0.1*VLOOKUP(NUMBERVALUE(RIGHT([.I$1];4));[$'salary-percopy'.$A$1:.$B$7];2))+IF([.J46]&gt;500000;[.J46]*0.1*VLOOKUP(NUMBERVALUE(RIGHT([.J$1];4));[$'salary-percopy'.$A$1:.$B$7];2))+IF([.K46]&gt;500000;[.K46]*0.1*VLOOKUP(NUMBERVALUE(RIGHT([.K$1];4));[$'salary-percopy'.$A$1:.$B$7];2))+IF([.L46]&gt;500000;[.L46]*0.1*VLOOKUP(NUMBERVALUE(RIGHT([.L$1];4));[$'salary-percopy'.$A$1:.$B$7];2))+IF([.M46]&gt;500000;[.M46]*0.1*VLOOKUP(NUMBERVALUE(RIGHT([.M$1];4));[$'salary-percopy'.$A$1:.$B$7];2))" office:value-type="float" office:value="16947720" calcext:value-type="float">
            <text:p>16947720</text:p>
          </table:table-cell>
          <table:table-cell table:formula="of:=[.O46]+[.P46]" office:value-type="float" office:value="186424920" calcext:value-type="float">
            <text:p>1864249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ce Ford</text:p>
          </table:table-cell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47]&gt;NUMBERVALUE(RIGHT([.G$1];4));0;RANDBETWEEN(1000;1000000))" office:value-type="float" office:value="120983" calcext:value-type="float">
            <text:p>120983</text:p>
          </table:table-cell>
          <table:table-cell table:formula="of:=IF([.$F47]&gt;NUMBERVALUE(RIGHT([.H$1];4));0;RANDBETWEEN(1000;1000000))" office:value-type="float" office:value="688597" calcext:value-type="float">
            <text:p>688597</text:p>
          </table:table-cell>
          <table:table-cell table:formula="of:=IF([.$F47]&gt;NUMBERVALUE(RIGHT([.I$1];4));0;RANDBETWEEN(1000;1000000))" office:value-type="float" office:value="434942" calcext:value-type="float">
            <text:p>434942</text:p>
          </table:table-cell>
          <table:table-cell table:formula="of:=IF([.$F47]&gt;NUMBERVALUE(RIGHT([.J$1];4));0;RANDBETWEEN(1000;1000000))" office:value-type="float" office:value="723787" calcext:value-type="float">
            <text:p>723787</text:p>
          </table:table-cell>
          <table:table-cell table:formula="of:=IF([.$F47]&gt;NUMBERVALUE(RIGHT([.K$1];4));0;RANDBETWEEN(1000;1000000))" office:value-type="float" office:value="518578" calcext:value-type="float">
            <text:p>518578</text:p>
          </table:table-cell>
          <table:table-cell table:formula="of:=IF([.$F47]&gt;NUMBERVALUE(RIGHT([.L$1];4));0;RANDBETWEEN(1000;1000000))" office:value-type="float" office:value="344297" calcext:value-type="float">
            <text:p>344297</text:p>
          </table:table-cell>
          <table:table-cell table:formula="of:=IF([.$F47]&gt;NUMBERVALUE(RIGHT([.M$1];4));0;RANDBETWEEN(1000;1000000))" office:value-type="float" office:value="498753" calcext:value-type="float">
            <text:p>498753</text:p>
          </table:table-cell>
          <table:table-cell table:formula="of:=SUM([.G47:.M47])" office:value-type="float" office:value="3329937" calcext:value-type="float">
            <text:p>3329937</text:p>
          </table:table-cell>
          <table:table-cell table:formula="of:=[.G47]*VLOOKUP(NUMBERVALUE(RIGHT([.G$1];4));[$'salary-percopy'.$A$1:.$B$7];2)+[.H47]*VLOOKUP(NUMBERVALUE(RIGHT([.H$1];4));[$'salary-percopy'.$A$1:.$B$7];2)+[.I47]*VLOOKUP(NUMBERVALUE(RIGHT([.I$1];4));[$'salary-percopy'.$A$1:.$B$7];2)+[.J47]*VLOOKUP(NUMBERVALUE(RIGHT([.J$1];4));[$'salary-percopy'.$A$1:.$B$7];2)+[.K47]*VLOOKUP(NUMBERVALUE(RIGHT([.K$1];4));[$'salary-percopy'.$A$1:.$B$7];2)+[.L47]*VLOOKUP(NUMBERVALUE(RIGHT([.L$1];4));[$'salary-percopy'.$A$1:.$B$7];2)+[.M47]*VLOOKUP(NUMBERVALUE(RIGHT([.M$1];4));[$'salary-percopy'.$A$1:.$B$7];2)" office:value-type="float" office:value="492970995" calcext:value-type="float">
            <text:p>492970995</text:p>
          </table:table-cell>
          <table:table-cell table:formula="of:=IF([.G47]&gt;500000;[.G47]*0.1*VLOOKUP(NUMBERVALUE(RIGHT([.G$1];4));[$'salary-percopy'.$A$1:.$B$7];2))+IF([.H47]&gt;500000;[.H47]*0.1*VLOOKUP(NUMBERVALUE(RIGHT([.H$1];4));[$'salary-percopy'.$A$1:.$B$7];2))+IF([.I47]&gt;500000;[.I47]*0.1*VLOOKUP(NUMBERVALUE(RIGHT([.I$1];4));[$'salary-percopy'.$A$1:.$B$7];2))+IF([.J47]&gt;500000;[.J47]*0.1*VLOOKUP(NUMBERVALUE(RIGHT([.J$1];4));[$'salary-percopy'.$A$1:.$B$7];2))+IF([.K47]&gt;500000;[.K47]*0.1*VLOOKUP(NUMBERVALUE(RIGHT([.K$1];4));[$'salary-percopy'.$A$1:.$B$7];2))+IF([.L47]&gt;500000;[.L47]*0.1*VLOOKUP(NUMBERVALUE(RIGHT([.L$1];4));[$'salary-percopy'.$A$1:.$B$7];2))+IF([.M47]&gt;500000;[.M47]*0.1*VLOOKUP(NUMBERVALUE(RIGHT([.M$1];4));[$'salary-percopy'.$A$1:.$B$7];2))" office:value-type="float" office:value="26523411" calcext:value-type="float">
            <text:p>26523411</text:p>
          </table:table-cell>
          <table:table-cell table:formula="of:=[.O47]+[.P47]" office:value-type="float" office:value="519494406" calcext:value-type="float">
            <text:p>5194944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ackson Sharp</text:p>
          </table:table-cell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48]&gt;NUMBERVALUE(RIGHT([.G$1];4));0;RANDBETWEEN(1000;1000000))" office:value-type="float" office:value="0" calcext:value-type="float">
            <text:p>0</text:p>
          </table:table-cell>
          <table:table-cell table:formula="of:=IF([.$F48]&gt;NUMBERVALUE(RIGHT([.H$1];4));0;RANDBETWEEN(1000;1000000))" office:value-type="float" office:value="0" calcext:value-type="float">
            <text:p>0</text:p>
          </table:table-cell>
          <table:table-cell table:formula="of:=IF([.$F48]&gt;NUMBERVALUE(RIGHT([.I$1];4));0;RANDBETWEEN(1000;1000000))" office:value-type="float" office:value="0" calcext:value-type="float">
            <text:p>0</text:p>
          </table:table-cell>
          <table:table-cell table:formula="of:=IF([.$F48]&gt;NUMBERVALUE(RIGHT([.J$1];4));0;RANDBETWEEN(1000;1000000))" office:value-type="float" office:value="0" calcext:value-type="float">
            <text:p>0</text:p>
          </table:table-cell>
          <table:table-cell table:formula="of:=IF([.$F48]&gt;NUMBERVALUE(RIGHT([.K$1];4));0;RANDBETWEEN(1000;1000000))" office:value-type="float" office:value="0" calcext:value-type="float">
            <text:p>0</text:p>
          </table:table-cell>
          <table:table-cell table:formula="of:=IF([.$F48]&gt;NUMBERVALUE(RIGHT([.L$1];4));0;RANDBETWEEN(1000;1000000))" office:value-type="float" office:value="0" calcext:value-type="float">
            <text:p>0</text:p>
          </table:table-cell>
          <table:table-cell table:formula="of:=IF([.$F48]&gt;NUMBERVALUE(RIGHT([.M$1];4));0;RANDBETWEEN(1000;1000000))" office:value-type="float" office:value="961341" calcext:value-type="float">
            <text:p>961341</text:p>
          </table:table-cell>
          <table:table-cell table:formula="of:=SUM([.G48:.M48])" office:value-type="float" office:value="961341" calcext:value-type="float">
            <text:p>961341</text:p>
          </table:table-cell>
          <table:table-cell table:formula="of:=[.G48]*VLOOKUP(NUMBERVALUE(RIGHT([.G$1];4));[$'salary-percopy'.$A$1:.$B$7];2)+[.H48]*VLOOKUP(NUMBERVALUE(RIGHT([.H$1];4));[$'salary-percopy'.$A$1:.$B$7];2)+[.I48]*VLOOKUP(NUMBERVALUE(RIGHT([.I$1];4));[$'salary-percopy'.$A$1:.$B$7];2)+[.J48]*VLOOKUP(NUMBERVALUE(RIGHT([.J$1];4));[$'salary-percopy'.$A$1:.$B$7];2)+[.K48]*VLOOKUP(NUMBERVALUE(RIGHT([.K$1];4));[$'salary-percopy'.$A$1:.$B$7];2)+[.L48]*VLOOKUP(NUMBERVALUE(RIGHT([.L$1];4));[$'salary-percopy'.$A$1:.$B$7];2)+[.M48]*VLOOKUP(NUMBERVALUE(RIGHT([.M$1];4));[$'salary-percopy'.$A$1:.$B$7];2)" office:value-type="float" office:value="192268200" calcext:value-type="float">
            <text:p>192268200</text:p>
          </table:table-cell>
          <table:table-cell table:formula="of:=IF([.G48]&gt;500000;[.G48]*0.1*VLOOKUP(NUMBERVALUE(RIGHT([.G$1];4));[$'salary-percopy'.$A$1:.$B$7];2))+IF([.H48]&gt;500000;[.H48]*0.1*VLOOKUP(NUMBERVALUE(RIGHT([.H$1];4));[$'salary-percopy'.$A$1:.$B$7];2))+IF([.I48]&gt;500000;[.I48]*0.1*VLOOKUP(NUMBERVALUE(RIGHT([.I$1];4));[$'salary-percopy'.$A$1:.$B$7];2))+IF([.J48]&gt;500000;[.J48]*0.1*VLOOKUP(NUMBERVALUE(RIGHT([.J$1];4));[$'salary-percopy'.$A$1:.$B$7];2))+IF([.K48]&gt;500000;[.K48]*0.1*VLOOKUP(NUMBERVALUE(RIGHT([.K$1];4));[$'salary-percopy'.$A$1:.$B$7];2))+IF([.L48]&gt;500000;[.L48]*0.1*VLOOKUP(NUMBERVALUE(RIGHT([.L$1];4));[$'salary-percopy'.$A$1:.$B$7];2))+IF([.M48]&gt;500000;[.M48]*0.1*VLOOKUP(NUMBERVALUE(RIGHT([.M$1];4));[$'salary-percopy'.$A$1:.$B$7];2))" office:value-type="float" office:value="19226820" calcext:value-type="float">
            <text:p>19226820</text:p>
          </table:table-cell>
          <table:table-cell table:formula="of:=[.O48]+[.P48]" office:value-type="float" office:value="211495020" calcext:value-type="float">
            <text:p>211495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ada Norton</text:p>
          </table:table-cell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49]&gt;NUMBERVALUE(RIGHT([.G$1];4));0;RANDBETWEEN(1000;1000000))" office:value-type="float" office:value="0" calcext:value-type="float">
            <text:p>0</text:p>
          </table:table-cell>
          <table:table-cell table:formula="of:=IF([.$F49]&gt;NUMBERVALUE(RIGHT([.H$1];4));0;RANDBETWEEN(1000;1000000))" office:value-type="float" office:value="138221" calcext:value-type="float">
            <text:p>138221</text:p>
          </table:table-cell>
          <table:table-cell table:formula="of:=IF([.$F49]&gt;NUMBERVALUE(RIGHT([.I$1];4));0;RANDBETWEEN(1000;1000000))" office:value-type="float" office:value="724652" calcext:value-type="float">
            <text:p>724652</text:p>
          </table:table-cell>
          <table:table-cell table:formula="of:=IF([.$F49]&gt;NUMBERVALUE(RIGHT([.J$1];4));0;RANDBETWEEN(1000;1000000))" office:value-type="float" office:value="916771" calcext:value-type="float">
            <text:p>916771</text:p>
          </table:table-cell>
          <table:table-cell table:formula="of:=IF([.$F49]&gt;NUMBERVALUE(RIGHT([.K$1];4));0;RANDBETWEEN(1000;1000000))" office:value-type="float" office:value="945185" calcext:value-type="float">
            <text:p>945185</text:p>
          </table:table-cell>
          <table:table-cell table:formula="of:=IF([.$F49]&gt;NUMBERVALUE(RIGHT([.L$1];4));0;RANDBETWEEN(1000;1000000))" office:value-type="float" office:value="153260" calcext:value-type="float">
            <text:p>153260</text:p>
          </table:table-cell>
          <table:table-cell table:formula="of:=IF([.$F49]&gt;NUMBERVALUE(RIGHT([.M$1];4));0;RANDBETWEEN(1000;1000000))" office:value-type="float" office:value="804829" calcext:value-type="float">
            <text:p>804829</text:p>
          </table:table-cell>
          <table:table-cell table:formula="of:=SUM([.G49:.M49])" office:value-type="float" office:value="3682918" calcext:value-type="float">
            <text:p>3682918</text:p>
          </table:table-cell>
          <table:table-cell table:formula="of:=[.G49]*VLOOKUP(NUMBERVALUE(RIGHT([.G$1];4));[$'salary-percopy'.$A$1:.$B$7];2)+[.H49]*VLOOKUP(NUMBERVALUE(RIGHT([.H$1];4));[$'salary-percopy'.$A$1:.$B$7];2)+[.I49]*VLOOKUP(NUMBERVALUE(RIGHT([.I$1];4));[$'salary-percopy'.$A$1:.$B$7];2)+[.J49]*VLOOKUP(NUMBERVALUE(RIGHT([.J$1];4));[$'salary-percopy'.$A$1:.$B$7];2)+[.K49]*VLOOKUP(NUMBERVALUE(RIGHT([.K$1];4));[$'salary-percopy'.$A$1:.$B$7];2)+[.L49]*VLOOKUP(NUMBERVALUE(RIGHT([.L$1];4));[$'salary-percopy'.$A$1:.$B$7];2)+[.M49]*VLOOKUP(NUMBERVALUE(RIGHT([.M$1];4));[$'salary-percopy'.$A$1:.$B$7];2)" office:value-type="float" office:value="580510840" calcext:value-type="float">
            <text:p>580510840</text:p>
          </table:table-cell>
          <table:table-cell table:formula="of:=IF([.G49]&gt;500000;[.G49]*0.1*VLOOKUP(NUMBERVALUE(RIGHT([.G$1];4));[$'salary-percopy'.$A$1:.$B$7];2))+IF([.H49]&gt;500000;[.H49]*0.1*VLOOKUP(NUMBERVALUE(RIGHT([.H$1];4));[$'salary-percopy'.$A$1:.$B$7];2))+IF([.I49]&gt;500000;[.I49]*0.1*VLOOKUP(NUMBERVALUE(RIGHT([.I$1];4));[$'salary-percopy'.$A$1:.$B$7];2))+IF([.J49]&gt;500000;[.J49]*0.1*VLOOKUP(NUMBERVALUE(RIGHT([.J$1];4));[$'salary-percopy'.$A$1:.$B$7];2))+IF([.K49]&gt;500000;[.K49]*0.1*VLOOKUP(NUMBERVALUE(RIGHT([.K$1];4));[$'salary-percopy'.$A$1:.$B$7];2))+IF([.L49]&gt;500000;[.L49]*0.1*VLOOKUP(NUMBERVALUE(RIGHT([.L$1];4));[$'salary-percopy'.$A$1:.$B$7];2))+IF([.M49]&gt;500000;[.M49]*0.1*VLOOKUP(NUMBERVALUE(RIGHT([.M$1];4));[$'salary-percopy'.$A$1:.$B$7];2))" office:value-type="float" office:value="53695343" calcext:value-type="float">
            <text:p>53695343</text:p>
          </table:table-cell>
          <table:table-cell table:formula="of:=[.O49]+[.P49]" office:value-type="float" office:value="634206183" calcext:value-type="float">
            <text:p>6342061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den Santana</text:p>
          </table:table-cell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50]&gt;NUMBERVALUE(RIGHT([.G$1];4));0;RANDBETWEEN(1000;1000000))" office:value-type="float" office:value="0" calcext:value-type="float">
            <text:p>0</text:p>
          </table:table-cell>
          <table:table-cell table:formula="of:=IF([.$F50]&gt;NUMBERVALUE(RIGHT([.H$1];4));0;RANDBETWEEN(1000;1000000))" office:value-type="float" office:value="0" calcext:value-type="float">
            <text:p>0</text:p>
          </table:table-cell>
          <table:table-cell table:formula="of:=IF([.$F50]&gt;NUMBERVALUE(RIGHT([.I$1];4));0;RANDBETWEEN(1000;1000000))" office:value-type="float" office:value="0" calcext:value-type="float">
            <text:p>0</text:p>
          </table:table-cell>
          <table:table-cell table:formula="of:=IF([.$F50]&gt;NUMBERVALUE(RIGHT([.J$1];4));0;RANDBETWEEN(1000;1000000))" office:value-type="float" office:value="0" calcext:value-type="float">
            <text:p>0</text:p>
          </table:table-cell>
          <table:table-cell table:formula="of:=IF([.$F50]&gt;NUMBERVALUE(RIGHT([.K$1];4));0;RANDBETWEEN(1000;1000000))" office:value-type="float" office:value="198243" calcext:value-type="float">
            <text:p>198243</text:p>
          </table:table-cell>
          <table:table-cell table:formula="of:=IF([.$F50]&gt;NUMBERVALUE(RIGHT([.L$1];4));0;RANDBETWEEN(1000;1000000))" office:value-type="float" office:value="6840" calcext:value-type="float">
            <text:p>6840</text:p>
          </table:table-cell>
          <table:table-cell table:formula="of:=IF([.$F50]&gt;NUMBERVALUE(RIGHT([.M$1];4));0;RANDBETWEEN(1000;1000000))" office:value-type="float" office:value="953909" calcext:value-type="float">
            <text:p>953909</text:p>
          </table:table-cell>
          <table:table-cell table:formula="of:=SUM([.G50:.M50])" office:value-type="float" office:value="1158992" calcext:value-type="float">
            <text:p>1158992</text:p>
          </table:table-cell>
          <table:table-cell table:formula="of:=[.G50]*VLOOKUP(NUMBERVALUE(RIGHT([.G$1];4));[$'salary-percopy'.$A$1:.$B$7];2)+[.H50]*VLOOKUP(NUMBERVALUE(RIGHT([.H$1];4));[$'salary-percopy'.$A$1:.$B$7];2)+[.I50]*VLOOKUP(NUMBERVALUE(RIGHT([.I$1];4));[$'salary-percopy'.$A$1:.$B$7];2)+[.J50]*VLOOKUP(NUMBERVALUE(RIGHT([.J$1];4));[$'salary-percopy'.$A$1:.$B$7];2)+[.K50]*VLOOKUP(NUMBERVALUE(RIGHT([.K$1];4));[$'salary-percopy'.$A$1:.$B$7];2)+[.L50]*VLOOKUP(NUMBERVALUE(RIGHT([.L$1];4));[$'salary-percopy'.$A$1:.$B$7];2)+[.M50]*VLOOKUP(NUMBERVALUE(RIGHT([.M$1];4));[$'salary-percopy'.$A$1:.$B$7];2)" office:value-type="float" office:value="225748510" calcext:value-type="float">
            <text:p>225748510</text:p>
          </table:table-cell>
          <table:table-cell table:formula="of:=IF([.G50]&gt;500000;[.G50]*0.1*VLOOKUP(NUMBERVALUE(RIGHT([.G$1];4));[$'salary-percopy'.$A$1:.$B$7];2))+IF([.H50]&gt;500000;[.H50]*0.1*VLOOKUP(NUMBERVALUE(RIGHT([.H$1];4));[$'salary-percopy'.$A$1:.$B$7];2))+IF([.I50]&gt;500000;[.I50]*0.1*VLOOKUP(NUMBERVALUE(RIGHT([.I$1];4));[$'salary-percopy'.$A$1:.$B$7];2))+IF([.J50]&gt;500000;[.J50]*0.1*VLOOKUP(NUMBERVALUE(RIGHT([.J$1];4));[$'salary-percopy'.$A$1:.$B$7];2))+IF([.K50]&gt;500000;[.K50]*0.1*VLOOKUP(NUMBERVALUE(RIGHT([.K$1];4));[$'salary-percopy'.$A$1:.$B$7];2))+IF([.L50]&gt;500000;[.L50]*0.1*VLOOKUP(NUMBERVALUE(RIGHT([.L$1];4));[$'salary-percopy'.$A$1:.$B$7];2))+IF([.M50]&gt;500000;[.M50]*0.1*VLOOKUP(NUMBERVALUE(RIGHT([.M$1];4));[$'salary-percopy'.$A$1:.$B$7];2))" office:value-type="float" office:value="19078180" calcext:value-type="float">
            <text:p>19078180</text:p>
          </table:table-cell>
          <table:table-cell table:formula="of:=[.O50]+[.P50]" office:value-type="float" office:value="244826690" calcext:value-type="float">
            <text:p>2448266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gger Maxwell</text:p>
          </table:table-cell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51]&gt;NUMBERVALUE(RIGHT([.G$1];4));0;RANDBETWEEN(1000;1000000))" office:value-type="float" office:value="0" calcext:value-type="float">
            <text:p>0</text:p>
          </table:table-cell>
          <table:table-cell table:formula="of:=IF([.$F51]&gt;NUMBERVALUE(RIGHT([.H$1];4));0;RANDBETWEEN(1000;1000000))" office:value-type="float" office:value="0" calcext:value-type="float">
            <text:p>0</text:p>
          </table:table-cell>
          <table:table-cell table:formula="of:=IF([.$F51]&gt;NUMBERVALUE(RIGHT([.I$1];4));0;RANDBETWEEN(1000;1000000))" office:value-type="float" office:value="0" calcext:value-type="float">
            <text:p>0</text:p>
          </table:table-cell>
          <table:table-cell table:formula="of:=IF([.$F51]&gt;NUMBERVALUE(RIGHT([.J$1];4));0;RANDBETWEEN(1000;1000000))" office:value-type="float" office:value="0" calcext:value-type="float">
            <text:p>0</text:p>
          </table:table-cell>
          <table:table-cell table:formula="of:=IF([.$F51]&gt;NUMBERVALUE(RIGHT([.K$1];4));0;RANDBETWEEN(1000;1000000))" office:value-type="float" office:value="0" calcext:value-type="float">
            <text:p>0</text:p>
          </table:table-cell>
          <table:table-cell table:formula="of:=IF([.$F51]&gt;NUMBERVALUE(RIGHT([.L$1];4));0;RANDBETWEEN(1000;1000000))" office:value-type="float" office:value="0" calcext:value-type="float">
            <text:p>0</text:p>
          </table:table-cell>
          <table:table-cell table:formula="of:=IF([.$F51]&gt;NUMBERVALUE(RIGHT([.M$1];4));0;RANDBETWEEN(1000;1000000))" office:value-type="float" office:value="600616" calcext:value-type="float">
            <text:p>600616</text:p>
          </table:table-cell>
          <table:table-cell table:formula="of:=SUM([.G51:.M51])" office:value-type="float" office:value="600616" calcext:value-type="float">
            <text:p>600616</text:p>
          </table:table-cell>
          <table:table-cell table:formula="of:=[.G51]*VLOOKUP(NUMBERVALUE(RIGHT([.G$1];4));[$'salary-percopy'.$A$1:.$B$7];2)+[.H51]*VLOOKUP(NUMBERVALUE(RIGHT([.H$1];4));[$'salary-percopy'.$A$1:.$B$7];2)+[.I51]*VLOOKUP(NUMBERVALUE(RIGHT([.I$1];4));[$'salary-percopy'.$A$1:.$B$7];2)+[.J51]*VLOOKUP(NUMBERVALUE(RIGHT([.J$1];4));[$'salary-percopy'.$A$1:.$B$7];2)+[.K51]*VLOOKUP(NUMBERVALUE(RIGHT([.K$1];4));[$'salary-percopy'.$A$1:.$B$7];2)+[.L51]*VLOOKUP(NUMBERVALUE(RIGHT([.L$1];4));[$'salary-percopy'.$A$1:.$B$7];2)+[.M51]*VLOOKUP(NUMBERVALUE(RIGHT([.M$1];4));[$'salary-percopy'.$A$1:.$B$7];2)" office:value-type="float" office:value="120123200" calcext:value-type="float">
            <text:p>120123200</text:p>
          </table:table-cell>
          <table:table-cell table:formula="of:=IF([.G51]&gt;500000;[.G51]*0.1*VLOOKUP(NUMBERVALUE(RIGHT([.G$1];4));[$'salary-percopy'.$A$1:.$B$7];2))+IF([.H51]&gt;500000;[.H51]*0.1*VLOOKUP(NUMBERVALUE(RIGHT([.H$1];4));[$'salary-percopy'.$A$1:.$B$7];2))+IF([.I51]&gt;500000;[.I51]*0.1*VLOOKUP(NUMBERVALUE(RIGHT([.I$1];4));[$'salary-percopy'.$A$1:.$B$7];2))+IF([.J51]&gt;500000;[.J51]*0.1*VLOOKUP(NUMBERVALUE(RIGHT([.J$1];4));[$'salary-percopy'.$A$1:.$B$7];2))+IF([.K51]&gt;500000;[.K51]*0.1*VLOOKUP(NUMBERVALUE(RIGHT([.K$1];4));[$'salary-percopy'.$A$1:.$B$7];2))+IF([.L51]&gt;500000;[.L51]*0.1*VLOOKUP(NUMBERVALUE(RIGHT([.L$1];4));[$'salary-percopy'.$A$1:.$B$7];2))+IF([.M51]&gt;500000;[.M51]*0.1*VLOOKUP(NUMBERVALUE(RIGHT([.M$1];4));[$'salary-percopy'.$A$1:.$B$7];2))" office:value-type="float" office:value="12012320" calcext:value-type="float">
            <text:p>12012320</text:p>
          </table:table-cell>
          <table:table-cell table:formula="of:=[.O51]+[.P51]" office:value-type="float" office:value="132135520" calcext:value-type="float">
            <text:p>1321355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aidyn Weber</text:p>
          </table:table-cell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52]&gt;NUMBERVALUE(RIGHT([.G$1];4));0;RANDBETWEEN(1000;1000000))" office:value-type="float" office:value="269690" calcext:value-type="float">
            <text:p>269690</text:p>
          </table:table-cell>
          <table:table-cell table:formula="of:=IF([.$F52]&gt;NUMBERVALUE(RIGHT([.H$1];4));0;RANDBETWEEN(1000;1000000))" office:value-type="float" office:value="160444" calcext:value-type="float">
            <text:p>160444</text:p>
          </table:table-cell>
          <table:table-cell table:formula="of:=IF([.$F52]&gt;NUMBERVALUE(RIGHT([.I$1];4));0;RANDBETWEEN(1000;1000000))" office:value-type="float" office:value="637718" calcext:value-type="float">
            <text:p>637718</text:p>
          </table:table-cell>
          <table:table-cell table:formula="of:=IF([.$F52]&gt;NUMBERVALUE(RIGHT([.J$1];4));0;RANDBETWEEN(1000;1000000))" office:value-type="float" office:value="912538" calcext:value-type="float">
            <text:p>912538</text:p>
          </table:table-cell>
          <table:table-cell table:formula="of:=IF([.$F52]&gt;NUMBERVALUE(RIGHT([.K$1];4));0;RANDBETWEEN(1000;1000000))" office:value-type="float" office:value="780321" calcext:value-type="float">
            <text:p>780321</text:p>
          </table:table-cell>
          <table:table-cell table:formula="of:=IF([.$F52]&gt;NUMBERVALUE(RIGHT([.L$1];4));0;RANDBETWEEN(1000;1000000))" office:value-type="float" office:value="597164" calcext:value-type="float">
            <text:p>597164</text:p>
          </table:table-cell>
          <table:table-cell table:formula="of:=IF([.$F52]&gt;NUMBERVALUE(RIGHT([.M$1];4));0;RANDBETWEEN(1000;1000000))" office:value-type="float" office:value="203614" calcext:value-type="float">
            <text:p>203614</text:p>
          </table:table-cell>
          <table:table-cell table:formula="of:=SUM([.G52:.M52])" office:value-type="float" office:value="3561489" calcext:value-type="float">
            <text:p>3561489</text:p>
          </table:table-cell>
          <table:table-cell table:formula="of:=[.G52]*VLOOKUP(NUMBERVALUE(RIGHT([.G$1];4));[$'salary-percopy'.$A$1:.$B$7];2)+[.H52]*VLOOKUP(NUMBERVALUE(RIGHT([.H$1];4));[$'salary-percopy'.$A$1:.$B$7];2)+[.I52]*VLOOKUP(NUMBERVALUE(RIGHT([.I$1];4));[$'salary-percopy'.$A$1:.$B$7];2)+[.J52]*VLOOKUP(NUMBERVALUE(RIGHT([.J$1];4));[$'salary-percopy'.$A$1:.$B$7];2)+[.K52]*VLOOKUP(NUMBERVALUE(RIGHT([.K$1];4));[$'salary-percopy'.$A$1:.$B$7];2)+[.L52]*VLOOKUP(NUMBERVALUE(RIGHT([.L$1];4));[$'salary-percopy'.$A$1:.$B$7];2)+[.M52]*VLOOKUP(NUMBERVALUE(RIGHT([.M$1];4));[$'salary-percopy'.$A$1:.$B$7];2)" office:value-type="float" office:value="532752030" calcext:value-type="float">
            <text:p>532752030</text:p>
          </table:table-cell>
          <table:table-cell table:formula="of:=IF([.G52]&gt;500000;[.G52]*0.1*VLOOKUP(NUMBERVALUE(RIGHT([.G$1];4));[$'salary-percopy'.$A$1:.$B$7];2))+IF([.H52]&gt;500000;[.H52]*0.1*VLOOKUP(NUMBERVALUE(RIGHT([.H$1];4));[$'salary-percopy'.$A$1:.$B$7];2))+IF([.I52]&gt;500000;[.I52]*0.1*VLOOKUP(NUMBERVALUE(RIGHT([.I$1];4));[$'salary-percopy'.$A$1:.$B$7];2))+IF([.J52]&gt;500000;[.J52]*0.1*VLOOKUP(NUMBERVALUE(RIGHT([.J$1];4));[$'salary-percopy'.$A$1:.$B$7];2))+IF([.K52]&gt;500000;[.K52]*0.1*VLOOKUP(NUMBERVALUE(RIGHT([.K$1];4));[$'salary-percopy'.$A$1:.$B$7];2))+IF([.L52]&gt;500000;[.L52]*0.1*VLOOKUP(NUMBERVALUE(RIGHT([.L$1];4));[$'salary-percopy'.$A$1:.$B$7];2))+IF([.M52]&gt;500000;[.M52]*0.1*VLOOKUP(NUMBERVALUE(RIGHT([.M$1];4));[$'salary-percopy'.$A$1:.$B$7];2))" office:value-type="float" office:value="44741139" calcext:value-type="float">
            <text:p>44741139</text:p>
          </table:table-cell>
          <table:table-cell table:formula="of:=[.O52]+[.P52]" office:value-type="float" office:value="577493169" calcext:value-type="float">
            <text:p>5774931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kob Booth</text:p>
          </table:table-cell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53]&gt;NUMBERVALUE(RIGHT([.G$1];4));0;RANDBETWEEN(1000;1000000))" office:value-type="float" office:value="0" calcext:value-type="float">
            <text:p>0</text:p>
          </table:table-cell>
          <table:table-cell table:formula="of:=IF([.$F53]&gt;NUMBERVALUE(RIGHT([.H$1];4));0;RANDBETWEEN(1000;1000000))" office:value-type="float" office:value="0" calcext:value-type="float">
            <text:p>0</text:p>
          </table:table-cell>
          <table:table-cell table:formula="of:=IF([.$F53]&gt;NUMBERVALUE(RIGHT([.I$1];4));0;RANDBETWEEN(1000;1000000))" office:value-type="float" office:value="0" calcext:value-type="float">
            <text:p>0</text:p>
          </table:table-cell>
          <table:table-cell table:formula="of:=IF([.$F53]&gt;NUMBERVALUE(RIGHT([.J$1];4));0;RANDBETWEEN(1000;1000000))" office:value-type="float" office:value="0" calcext:value-type="float">
            <text:p>0</text:p>
          </table:table-cell>
          <table:table-cell table:formula="of:=IF([.$F53]&gt;NUMBERVALUE(RIGHT([.K$1];4));0;RANDBETWEEN(1000;1000000))" office:value-type="float" office:value="864090" calcext:value-type="float">
            <text:p>864090</text:p>
          </table:table-cell>
          <table:table-cell table:formula="of:=IF([.$F53]&gt;NUMBERVALUE(RIGHT([.L$1];4));0;RANDBETWEEN(1000;1000000))" office:value-type="float" office:value="717736" calcext:value-type="float">
            <text:p>717736</text:p>
          </table:table-cell>
          <table:table-cell table:formula="of:=IF([.$F53]&gt;NUMBERVALUE(RIGHT([.M$1];4));0;RANDBETWEEN(1000;1000000))" office:value-type="float" office:value="220776" calcext:value-type="float">
            <text:p>220776</text:p>
          </table:table-cell>
          <table:table-cell table:formula="of:=SUM([.G53:.M53])" office:value-type="float" office:value="1802602" calcext:value-type="float">
            <text:p>1802602</text:p>
          </table:table-cell>
          <table:table-cell table:formula="of:=[.G53]*VLOOKUP(NUMBERVALUE(RIGHT([.G$1];4));[$'salary-percopy'.$A$1:.$B$7];2)+[.H53]*VLOOKUP(NUMBERVALUE(RIGHT([.H$1];4));[$'salary-percopy'.$A$1:.$B$7];2)+[.I53]*VLOOKUP(NUMBERVALUE(RIGHT([.I$1];4));[$'salary-percopy'.$A$1:.$B$7];2)+[.J53]*VLOOKUP(NUMBERVALUE(RIGHT([.J$1];4));[$'salary-percopy'.$A$1:.$B$7];2)+[.K53]*VLOOKUP(NUMBERVALUE(RIGHT([.K$1];4));[$'salary-percopy'.$A$1:.$B$7];2)+[.L53]*VLOOKUP(NUMBERVALUE(RIGHT([.L$1];4));[$'salary-percopy'.$A$1:.$B$7];2)+[.M53]*VLOOKUP(NUMBERVALUE(RIGHT([.M$1];4));[$'salary-percopy'.$A$1:.$B$7];2)" office:value-type="float" office:value="323831660" calcext:value-type="float">
            <text:p>323831660</text:p>
          </table:table-cell>
          <table:table-cell table:formula="of:=IF([.G53]&gt;500000;[.G53]*0.1*VLOOKUP(NUMBERVALUE(RIGHT([.G$1];4));[$'salary-percopy'.$A$1:.$B$7];2))+IF([.H53]&gt;500000;[.H53]*0.1*VLOOKUP(NUMBERVALUE(RIGHT([.H$1];4));[$'salary-percopy'.$A$1:.$B$7];2))+IF([.I53]&gt;500000;[.I53]*0.1*VLOOKUP(NUMBERVALUE(RIGHT([.I$1];4));[$'salary-percopy'.$A$1:.$B$7];2))+IF([.J53]&gt;500000;[.J53]*0.1*VLOOKUP(NUMBERVALUE(RIGHT([.J$1];4));[$'salary-percopy'.$A$1:.$B$7];2))+IF([.K53]&gt;500000;[.K53]*0.1*VLOOKUP(NUMBERVALUE(RIGHT([.K$1];4));[$'salary-percopy'.$A$1:.$B$7];2))+IF([.L53]&gt;500000;[.L53]*0.1*VLOOKUP(NUMBERVALUE(RIGHT([.L$1];4));[$'salary-percopy'.$A$1:.$B$7];2))+IF([.M53]&gt;500000;[.M53]*0.1*VLOOKUP(NUMBERVALUE(RIGHT([.M$1];4));[$'salary-percopy'.$A$1:.$B$7];2))" office:value-type="float" office:value="27967646" calcext:value-type="float">
            <text:p>27967646</text:p>
          </table:table-cell>
          <table:table-cell table:formula="of:=[.O53]+[.P53]" office:value-type="float" office:value="351799306" calcext:value-type="float">
            <text:p>351799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ie Hardin</text:p>
          </table:table-cell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54]&gt;NUMBERVALUE(RIGHT([.G$1];4));0;RANDBETWEEN(1000;1000000))" office:value-type="float" office:value="44995" calcext:value-type="float">
            <text:p>44995</text:p>
          </table:table-cell>
          <table:table-cell table:formula="of:=IF([.$F54]&gt;NUMBERVALUE(RIGHT([.H$1];4));0;RANDBETWEEN(1000;1000000))" office:value-type="float" office:value="163660" calcext:value-type="float">
            <text:p>163660</text:p>
          </table:table-cell>
          <table:table-cell table:formula="of:=IF([.$F54]&gt;NUMBERVALUE(RIGHT([.I$1];4));0;RANDBETWEEN(1000;1000000))" office:value-type="float" office:value="753512" calcext:value-type="float">
            <text:p>753512</text:p>
          </table:table-cell>
          <table:table-cell table:formula="of:=IF([.$F54]&gt;NUMBERVALUE(RIGHT([.J$1];4));0;RANDBETWEEN(1000;1000000))" office:value-type="float" office:value="120779" calcext:value-type="float">
            <text:p>120779</text:p>
          </table:table-cell>
          <table:table-cell table:formula="of:=IF([.$F54]&gt;NUMBERVALUE(RIGHT([.K$1];4));0;RANDBETWEEN(1000;1000000))" office:value-type="float" office:value="314405" calcext:value-type="float">
            <text:p>314405</text:p>
          </table:table-cell>
          <table:table-cell table:formula="of:=IF([.$F54]&gt;NUMBERVALUE(RIGHT([.L$1];4));0;RANDBETWEEN(1000;1000000))" office:value-type="float" office:value="969551" calcext:value-type="float">
            <text:p>969551</text:p>
          </table:table-cell>
          <table:table-cell table:formula="of:=IF([.$F54]&gt;NUMBERVALUE(RIGHT([.M$1];4));0;RANDBETWEEN(1000;1000000))" office:value-type="float" office:value="818457" calcext:value-type="float">
            <text:p>818457</text:p>
          </table:table-cell>
          <table:table-cell table:formula="of:=SUM([.G54:.M54])" office:value-type="float" office:value="3185359" calcext:value-type="float">
            <text:p>3185359</text:p>
          </table:table-cell>
          <table:table-cell table:formula="of:=[.G54]*VLOOKUP(NUMBERVALUE(RIGHT([.G$1];4));[$'salary-percopy'.$A$1:.$B$7];2)+[.H54]*VLOOKUP(NUMBERVALUE(RIGHT([.H$1];4));[$'salary-percopy'.$A$1:.$B$7];2)+[.I54]*VLOOKUP(NUMBERVALUE(RIGHT([.I$1];4));[$'salary-percopy'.$A$1:.$B$7];2)+[.J54]*VLOOKUP(NUMBERVALUE(RIGHT([.J$1];4));[$'salary-percopy'.$A$1:.$B$7];2)+[.K54]*VLOOKUP(NUMBERVALUE(RIGHT([.K$1];4));[$'salary-percopy'.$A$1:.$B$7];2)+[.L54]*VLOOKUP(NUMBERVALUE(RIGHT([.L$1];4));[$'salary-percopy'.$A$1:.$B$7];2)+[.M54]*VLOOKUP(NUMBERVALUE(RIGHT([.M$1];4));[$'salary-percopy'.$A$1:.$B$7];2)" office:value-type="float" office:value="526339785" calcext:value-type="float">
            <text:p>526339785</text:p>
          </table:table-cell>
          <table:table-cell table:formula="of:=IF([.G54]&gt;500000;[.G54]*0.1*VLOOKUP(NUMBERVALUE(RIGHT([.G$1];4));[$'salary-percopy'.$A$1:.$B$7];2))+IF([.H54]&gt;500000;[.H54]*0.1*VLOOKUP(NUMBERVALUE(RIGHT([.H$1];4));[$'salary-percopy'.$A$1:.$B$7];2))+IF([.I54]&gt;500000;[.I54]*0.1*VLOOKUP(NUMBERVALUE(RIGHT([.I$1];4));[$'salary-percopy'.$A$1:.$B$7];2))+IF([.J54]&gt;500000;[.J54]*0.1*VLOOKUP(NUMBERVALUE(RIGHT([.J$1];4));[$'salary-percopy'.$A$1:.$B$7];2))+IF([.K54]&gt;500000;[.K54]*0.1*VLOOKUP(NUMBERVALUE(RIGHT([.K$1];4));[$'salary-percopy'.$A$1:.$B$7];2))+IF([.L54]&gt;500000;[.L54]*0.1*VLOOKUP(NUMBERVALUE(RIGHT([.L$1];4));[$'salary-percopy'.$A$1:.$B$7];2))+IF([.M54]&gt;500000;[.M54]*0.1*VLOOKUP(NUMBERVALUE(RIGHT([.M$1];4));[$'salary-percopy'.$A$1:.$B$7];2))" office:value-type="float" office:value="43347977.5" calcext:value-type="float">
            <text:p>43347978</text:p>
          </table:table-cell>
          <table:table-cell table:formula="of:=[.O54]+[.P54]" office:value-type="float" office:value="569687762.5" calcext:value-type="float">
            <text:p>5696877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queline Brewer</text:p>
          </table:table-cell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55]&gt;NUMBERVALUE(RIGHT([.G$1];4));0;RANDBETWEEN(1000;1000000))" office:value-type="float" office:value="0" calcext:value-type="float">
            <text:p>0</text:p>
          </table:table-cell>
          <table:table-cell table:formula="of:=IF([.$F55]&gt;NUMBERVALUE(RIGHT([.H$1];4));0;RANDBETWEEN(1000;1000000))" office:value-type="float" office:value="0" calcext:value-type="float">
            <text:p>0</text:p>
          </table:table-cell>
          <table:table-cell table:formula="of:=IF([.$F55]&gt;NUMBERVALUE(RIGHT([.I$1];4));0;RANDBETWEEN(1000;1000000))" office:value-type="float" office:value="0" calcext:value-type="float">
            <text:p>0</text:p>
          </table:table-cell>
          <table:table-cell table:formula="of:=IF([.$F55]&gt;NUMBERVALUE(RIGHT([.J$1];4));0;RANDBETWEEN(1000;1000000))" office:value-type="float" office:value="0" calcext:value-type="float">
            <text:p>0</text:p>
          </table:table-cell>
          <table:table-cell table:formula="of:=IF([.$F55]&gt;NUMBERVALUE(RIGHT([.K$1];4));0;RANDBETWEEN(1000;1000000))" office:value-type="float" office:value="154809" calcext:value-type="float">
            <text:p>154809</text:p>
          </table:table-cell>
          <table:table-cell table:formula="of:=IF([.$F55]&gt;NUMBERVALUE(RIGHT([.L$1];4));0;RANDBETWEEN(1000;1000000))" office:value-type="float" office:value="163171" calcext:value-type="float">
            <text:p>163171</text:p>
          </table:table-cell>
          <table:table-cell table:formula="of:=IF([.$F55]&gt;NUMBERVALUE(RIGHT([.M$1];4));0;RANDBETWEEN(1000;1000000))" office:value-type="float" office:value="619518" calcext:value-type="float">
            <text:p>619518</text:p>
          </table:table-cell>
          <table:table-cell table:formula="of:=SUM([.G55:.M55])" office:value-type="float" office:value="937498" calcext:value-type="float">
            <text:p>937498</text:p>
          </table:table-cell>
          <table:table-cell table:formula="of:=[.G55]*VLOOKUP(NUMBERVALUE(RIGHT([.G$1];4));[$'salary-percopy'.$A$1:.$B$7];2)+[.H55]*VLOOKUP(NUMBERVALUE(RIGHT([.H$1];4));[$'salary-percopy'.$A$1:.$B$7];2)+[.I55]*VLOOKUP(NUMBERVALUE(RIGHT([.I$1];4));[$'salary-percopy'.$A$1:.$B$7];2)+[.J55]*VLOOKUP(NUMBERVALUE(RIGHT([.J$1];4));[$'salary-percopy'.$A$1:.$B$7];2)+[.K55]*VLOOKUP(NUMBERVALUE(RIGHT([.K$1];4));[$'salary-percopy'.$A$1:.$B$7];2)+[.L55]*VLOOKUP(NUMBERVALUE(RIGHT([.L$1];4));[$'salary-percopy'.$A$1:.$B$7];2)+[.M55]*VLOOKUP(NUMBERVALUE(RIGHT([.M$1];4));[$'salary-percopy'.$A$1:.$B$7];2)" office:value-type="float" office:value="180407765" calcext:value-type="float">
            <text:p>180407765</text:p>
          </table:table-cell>
          <table:table-cell table:formula="of:=IF([.G55]&gt;500000;[.G55]*0.1*VLOOKUP(NUMBERVALUE(RIGHT([.G$1];4));[$'salary-percopy'.$A$1:.$B$7];2))+IF([.H55]&gt;500000;[.H55]*0.1*VLOOKUP(NUMBERVALUE(RIGHT([.H$1];4));[$'salary-percopy'.$A$1:.$B$7];2))+IF([.I55]&gt;500000;[.I55]*0.1*VLOOKUP(NUMBERVALUE(RIGHT([.I$1];4));[$'salary-percopy'.$A$1:.$B$7];2))+IF([.J55]&gt;500000;[.J55]*0.1*VLOOKUP(NUMBERVALUE(RIGHT([.J$1];4));[$'salary-percopy'.$A$1:.$B$7];2))+IF([.K55]&gt;500000;[.K55]*0.1*VLOOKUP(NUMBERVALUE(RIGHT([.K$1];4));[$'salary-percopy'.$A$1:.$B$7];2))+IF([.L55]&gt;500000;[.L55]*0.1*VLOOKUP(NUMBERVALUE(RIGHT([.L$1];4));[$'salary-percopy'.$A$1:.$B$7];2))+IF([.M55]&gt;500000;[.M55]*0.1*VLOOKUP(NUMBERVALUE(RIGHT([.M$1];4));[$'salary-percopy'.$A$1:.$B$7];2))" office:value-type="float" office:value="12390360" calcext:value-type="float">
            <text:p>12390360</text:p>
          </table:table-cell>
          <table:table-cell table:formula="of:=[.O55]+[.P55]" office:value-type="float" office:value="192798125" calcext:value-type="float">
            <text:p>192798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red Howard</text:p>
          </table:table-cell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56]&gt;NUMBERVALUE(RIGHT([.G$1];4));0;RANDBETWEEN(1000;1000000))" office:value-type="float" office:value="0" calcext:value-type="float">
            <text:p>0</text:p>
          </table:table-cell>
          <table:table-cell table:formula="of:=IF([.$F56]&gt;NUMBERVALUE(RIGHT([.H$1];4));0;RANDBETWEEN(1000;1000000))" office:value-type="float" office:value="0" calcext:value-type="float">
            <text:p>0</text:p>
          </table:table-cell>
          <table:table-cell table:formula="of:=IF([.$F56]&gt;NUMBERVALUE(RIGHT([.I$1];4));0;RANDBETWEEN(1000;1000000))" office:value-type="float" office:value="0" calcext:value-type="float">
            <text:p>0</text:p>
          </table:table-cell>
          <table:table-cell table:formula="of:=IF([.$F56]&gt;NUMBERVALUE(RIGHT([.J$1];4));0;RANDBETWEEN(1000;1000000))" office:value-type="float" office:value="0" calcext:value-type="float">
            <text:p>0</text:p>
          </table:table-cell>
          <table:table-cell table:formula="of:=IF([.$F56]&gt;NUMBERVALUE(RIGHT([.K$1];4));0;RANDBETWEEN(1000;1000000))" office:value-type="float" office:value="0" calcext:value-type="float">
            <text:p>0</text:p>
          </table:table-cell>
          <table:table-cell table:formula="of:=IF([.$F56]&gt;NUMBERVALUE(RIGHT([.L$1];4));0;RANDBETWEEN(1000;1000000))" office:value-type="float" office:value="88504" calcext:value-type="float">
            <text:p>88504</text:p>
          </table:table-cell>
          <table:table-cell table:formula="of:=IF([.$F56]&gt;NUMBERVALUE(RIGHT([.M$1];4));0;RANDBETWEEN(1000;1000000))" office:value-type="float" office:value="795379" calcext:value-type="float">
            <text:p>795379</text:p>
          </table:table-cell>
          <table:table-cell table:formula="of:=SUM([.G56:.M56])" office:value-type="float" office:value="883883" calcext:value-type="float">
            <text:p>883883</text:p>
          </table:table-cell>
          <table:table-cell table:formula="of:=[.G56]*VLOOKUP(NUMBERVALUE(RIGHT([.G$1];4));[$'salary-percopy'.$A$1:.$B$7];2)+[.H56]*VLOOKUP(NUMBERVALUE(RIGHT([.H$1];4));[$'salary-percopy'.$A$1:.$B$7];2)+[.I56]*VLOOKUP(NUMBERVALUE(RIGHT([.I$1];4));[$'salary-percopy'.$A$1:.$B$7];2)+[.J56]*VLOOKUP(NUMBERVALUE(RIGHT([.J$1];4));[$'salary-percopy'.$A$1:.$B$7];2)+[.K56]*VLOOKUP(NUMBERVALUE(RIGHT([.K$1];4));[$'salary-percopy'.$A$1:.$B$7];2)+[.L56]*VLOOKUP(NUMBERVALUE(RIGHT([.L$1];4));[$'salary-percopy'.$A$1:.$B$7];2)+[.M56]*VLOOKUP(NUMBERVALUE(RIGHT([.M$1];4));[$'salary-percopy'.$A$1:.$B$7];2)" office:value-type="float" office:value="175449040" calcext:value-type="float">
            <text:p>175449040</text:p>
          </table:table-cell>
          <table:table-cell table:formula="of:=IF([.G56]&gt;500000;[.G56]*0.1*VLOOKUP(NUMBERVALUE(RIGHT([.G$1];4));[$'salary-percopy'.$A$1:.$B$7];2))+IF([.H56]&gt;500000;[.H56]*0.1*VLOOKUP(NUMBERVALUE(RIGHT([.H$1];4));[$'salary-percopy'.$A$1:.$B$7];2))+IF([.I56]&gt;500000;[.I56]*0.1*VLOOKUP(NUMBERVALUE(RIGHT([.I$1];4));[$'salary-percopy'.$A$1:.$B$7];2))+IF([.J56]&gt;500000;[.J56]*0.1*VLOOKUP(NUMBERVALUE(RIGHT([.J$1];4));[$'salary-percopy'.$A$1:.$B$7];2))+IF([.K56]&gt;500000;[.K56]*0.1*VLOOKUP(NUMBERVALUE(RIGHT([.K$1];4));[$'salary-percopy'.$A$1:.$B$7];2))+IF([.L56]&gt;500000;[.L56]*0.1*VLOOKUP(NUMBERVALUE(RIGHT([.L$1];4));[$'salary-percopy'.$A$1:.$B$7];2))+IF([.M56]&gt;500000;[.M56]*0.1*VLOOKUP(NUMBERVALUE(RIGHT([.M$1];4));[$'salary-percopy'.$A$1:.$B$7];2))" office:value-type="float" office:value="15907580" calcext:value-type="float">
            <text:p>15907580</text:p>
          </table:table-cell>
          <table:table-cell table:formula="of:=[.O56]+[.P56]" office:value-type="float" office:value="191356620" calcext:value-type="float">
            <text:p>1913566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son Chandler</text:p>
          </table:table-cell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57]&gt;NUMBERVALUE(RIGHT([.G$1];4));0;RANDBETWEEN(1000;1000000))" office:value-type="float" office:value="0" calcext:value-type="float">
            <text:p>0</text:p>
          </table:table-cell>
          <table:table-cell table:formula="of:=IF([.$F57]&gt;NUMBERVALUE(RIGHT([.H$1];4));0;RANDBETWEEN(1000;1000000))" office:value-type="float" office:value="0" calcext:value-type="float">
            <text:p>0</text:p>
          </table:table-cell>
          <table:table-cell table:formula="of:=IF([.$F57]&gt;NUMBERVALUE(RIGHT([.I$1];4));0;RANDBETWEEN(1000;1000000))" office:value-type="float" office:value="0" calcext:value-type="float">
            <text:p>0</text:p>
          </table:table-cell>
          <table:table-cell table:formula="of:=IF([.$F57]&gt;NUMBERVALUE(RIGHT([.J$1];4));0;RANDBETWEEN(1000;1000000))" office:value-type="float" office:value="81372" calcext:value-type="float">
            <text:p>81372</text:p>
          </table:table-cell>
          <table:table-cell table:formula="of:=IF([.$F57]&gt;NUMBERVALUE(RIGHT([.K$1];4));0;RANDBETWEEN(1000;1000000))" office:value-type="float" office:value="168784" calcext:value-type="float">
            <text:p>168784</text:p>
          </table:table-cell>
          <table:table-cell table:formula="of:=IF([.$F57]&gt;NUMBERVALUE(RIGHT([.L$1];4));0;RANDBETWEEN(1000;1000000))" office:value-type="float" office:value="685394" calcext:value-type="float">
            <text:p>685394</text:p>
          </table:table-cell>
          <table:table-cell table:formula="of:=IF([.$F57]&gt;NUMBERVALUE(RIGHT([.M$1];4));0;RANDBETWEEN(1000;1000000))" office:value-type="float" office:value="213821" calcext:value-type="float">
            <text:p>213821</text:p>
          </table:table-cell>
          <table:table-cell table:formula="of:=SUM([.G57:.M57])" office:value-type="float" office:value="1149371" calcext:value-type="float">
            <text:p>1149371</text:p>
          </table:table-cell>
          <table:table-cell table:formula="of:=[.G57]*VLOOKUP(NUMBERVALUE(RIGHT([.G$1];4));[$'salary-percopy'.$A$1:.$B$7];2)+[.H57]*VLOOKUP(NUMBERVALUE(RIGHT([.H$1];4));[$'salary-percopy'.$A$1:.$B$7];2)+[.I57]*VLOOKUP(NUMBERVALUE(RIGHT([.I$1];4));[$'salary-percopy'.$A$1:.$B$7];2)+[.J57]*VLOOKUP(NUMBERVALUE(RIGHT([.J$1];4));[$'salary-percopy'.$A$1:.$B$7];2)+[.K57]*VLOOKUP(NUMBERVALUE(RIGHT([.K$1];4));[$'salary-percopy'.$A$1:.$B$7];2)+[.L57]*VLOOKUP(NUMBERVALUE(RIGHT([.L$1];4));[$'salary-percopy'.$A$1:.$B$7];2)+[.M57]*VLOOKUP(NUMBERVALUE(RIGHT([.M$1];4));[$'salary-percopy'.$A$1:.$B$7];2)" office:value-type="float" office:value="209647450" calcext:value-type="float">
            <text:p>209647450</text:p>
          </table:table-cell>
          <table:table-cell table:formula="of:=IF([.G57]&gt;500000;[.G57]*0.1*VLOOKUP(NUMBERVALUE(RIGHT([.G$1];4));[$'salary-percopy'.$A$1:.$B$7];2))+IF([.H57]&gt;500000;[.H57]*0.1*VLOOKUP(NUMBERVALUE(RIGHT([.H$1];4));[$'salary-percopy'.$A$1:.$B$7];2))+IF([.I57]&gt;500000;[.I57]*0.1*VLOOKUP(NUMBERVALUE(RIGHT([.I$1];4));[$'salary-percopy'.$A$1:.$B$7];2))+IF([.J57]&gt;500000;[.J57]*0.1*VLOOKUP(NUMBERVALUE(RIGHT([.J$1];4));[$'salary-percopy'.$A$1:.$B$7];2))+IF([.K57]&gt;500000;[.K57]*0.1*VLOOKUP(NUMBERVALUE(RIGHT([.K$1];4));[$'salary-percopy'.$A$1:.$B$7];2))+IF([.L57]&gt;500000;[.L57]*0.1*VLOOKUP(NUMBERVALUE(RIGHT([.L$1];4));[$'salary-percopy'.$A$1:.$B$7];2))+IF([.M57]&gt;500000;[.M57]*0.1*VLOOKUP(NUMBERVALUE(RIGHT([.M$1];4));[$'salary-percopy'.$A$1:.$B$7];2))" office:value-type="float" office:value="12679789" calcext:value-type="float">
            <text:p>12679789</text:p>
          </table:table-cell>
          <table:table-cell table:formula="of:=[.O57]+[.P57]" office:value-type="float" office:value="222327239" calcext:value-type="float">
            <text:p>2223272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ydon Bullock</text:p>
          </table:table-cell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58]&gt;NUMBERVALUE(RIGHT([.G$1];4));0;RANDBETWEEN(1000;1000000))" office:value-type="float" office:value="0" calcext:value-type="float">
            <text:p>0</text:p>
          </table:table-cell>
          <table:table-cell table:formula="of:=IF([.$F58]&gt;NUMBERVALUE(RIGHT([.H$1];4));0;RANDBETWEEN(1000;1000000))" office:value-type="float" office:value="0" calcext:value-type="float">
            <text:p>0</text:p>
          </table:table-cell>
          <table:table-cell table:formula="of:=IF([.$F58]&gt;NUMBERVALUE(RIGHT([.I$1];4));0;RANDBETWEEN(1000;1000000))" office:value-type="float" office:value="258975" calcext:value-type="float">
            <text:p>258975</text:p>
          </table:table-cell>
          <table:table-cell table:formula="of:=IF([.$F58]&gt;NUMBERVALUE(RIGHT([.J$1];4));0;RANDBETWEEN(1000;1000000))" office:value-type="float" office:value="769763" calcext:value-type="float">
            <text:p>769763</text:p>
          </table:table-cell>
          <table:table-cell table:formula="of:=IF([.$F58]&gt;NUMBERVALUE(RIGHT([.K$1];4));0;RANDBETWEEN(1000;1000000))" office:value-type="float" office:value="595875" calcext:value-type="float">
            <text:p>595875</text:p>
          </table:table-cell>
          <table:table-cell table:formula="of:=IF([.$F58]&gt;NUMBERVALUE(RIGHT([.L$1];4));0;RANDBETWEEN(1000;1000000))" office:value-type="float" office:value="33046" calcext:value-type="float">
            <text:p>33046</text:p>
          </table:table-cell>
          <table:table-cell table:formula="of:=IF([.$F58]&gt;NUMBERVALUE(RIGHT([.M$1];4));0;RANDBETWEEN(1000;1000000))" office:value-type="float" office:value="256886" calcext:value-type="float">
            <text:p>256886</text:p>
          </table:table-cell>
          <table:table-cell table:formula="of:=SUM([.G58:.M58])" office:value-type="float" office:value="1914545" calcext:value-type="float">
            <text:p>1914545</text:p>
          </table:table-cell>
          <table:table-cell table:formula="of:=[.G58]*VLOOKUP(NUMBERVALUE(RIGHT([.G$1];4));[$'salary-percopy'.$A$1:.$B$7];2)+[.H58]*VLOOKUP(NUMBERVALUE(RIGHT([.H$1];4));[$'salary-percopy'.$A$1:.$B$7];2)+[.I58]*VLOOKUP(NUMBERVALUE(RIGHT([.I$1];4));[$'salary-percopy'.$A$1:.$B$7];2)+[.J58]*VLOOKUP(NUMBERVALUE(RIGHT([.J$1];4));[$'salary-percopy'.$A$1:.$B$7];2)+[.K58]*VLOOKUP(NUMBERVALUE(RIGHT([.K$1];4));[$'salary-percopy'.$A$1:.$B$7];2)+[.L58]*VLOOKUP(NUMBERVALUE(RIGHT([.L$1];4));[$'salary-percopy'.$A$1:.$B$7];2)+[.M58]*VLOOKUP(NUMBERVALUE(RIGHT([.M$1];4));[$'salary-percopy'.$A$1:.$B$7];2)" office:value-type="float" office:value="297633280" calcext:value-type="float">
            <text:p>297633280</text:p>
          </table:table-cell>
          <table:table-cell table:formula="of:=IF([.G58]&gt;500000;[.G58]*0.1*VLOOKUP(NUMBERVALUE(RIGHT([.G$1];4));[$'salary-percopy'.$A$1:.$B$7];2))+IF([.H58]&gt;500000;[.H58]*0.1*VLOOKUP(NUMBERVALUE(RIGHT([.H$1];4));[$'salary-percopy'.$A$1:.$B$7];2))+IF([.I58]&gt;500000;[.I58]*0.1*VLOOKUP(NUMBERVALUE(RIGHT([.I$1];4));[$'salary-percopy'.$A$1:.$B$7];2))+IF([.J58]&gt;500000;[.J58]*0.1*VLOOKUP(NUMBERVALUE(RIGHT([.J$1];4));[$'salary-percopy'.$A$1:.$B$7];2))+IF([.K58]&gt;500000;[.K58]*0.1*VLOOKUP(NUMBERVALUE(RIGHT([.K$1];4));[$'salary-percopy'.$A$1:.$B$7];2))+IF([.L58]&gt;500000;[.L58]*0.1*VLOOKUP(NUMBERVALUE(RIGHT([.L$1];4));[$'salary-percopy'.$A$1:.$B$7];2))+IF([.M58]&gt;500000;[.M58]*0.1*VLOOKUP(NUMBERVALUE(RIGHT([.M$1];4));[$'salary-percopy'.$A$1:.$B$7];2))" office:value-type="float" office:value="20906557" calcext:value-type="float">
            <text:p>20906557</text:p>
          </table:table-cell>
          <table:table-cell table:formula="of:=[.O58]+[.P58]" office:value-type="float" office:value="318539837" calcext:value-type="float">
            <text:p>3185398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yla Ward</text:p>
          </table:table-cell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59]&gt;NUMBERVALUE(RIGHT([.G$1];4));0;RANDBETWEEN(1000;1000000))" office:value-type="float" office:value="0" calcext:value-type="float">
            <text:p>0</text:p>
          </table:table-cell>
          <table:table-cell table:formula="of:=IF([.$F59]&gt;NUMBERVALUE(RIGHT([.H$1];4));0;RANDBETWEEN(1000;1000000))" office:value-type="float" office:value="0" calcext:value-type="float">
            <text:p>0</text:p>
          </table:table-cell>
          <table:table-cell table:formula="of:=IF([.$F59]&gt;NUMBERVALUE(RIGHT([.I$1];4));0;RANDBETWEEN(1000;1000000))" office:value-type="float" office:value="0" calcext:value-type="float">
            <text:p>0</text:p>
          </table:table-cell>
          <table:table-cell table:formula="of:=IF([.$F59]&gt;NUMBERVALUE(RIGHT([.J$1];4));0;RANDBETWEEN(1000;1000000))" office:value-type="float" office:value="0" calcext:value-type="float">
            <text:p>0</text:p>
          </table:table-cell>
          <table:table-cell table:formula="of:=IF([.$F59]&gt;NUMBERVALUE(RIGHT([.K$1];4));0;RANDBETWEEN(1000;1000000))" office:value-type="float" office:value="0" calcext:value-type="float">
            <text:p>0</text:p>
          </table:table-cell>
          <table:table-cell table:formula="of:=IF([.$F59]&gt;NUMBERVALUE(RIGHT([.L$1];4));0;RANDBETWEEN(1000;1000000))" office:value-type="float" office:value="264822" calcext:value-type="float">
            <text:p>264822</text:p>
          </table:table-cell>
          <table:table-cell table:formula="of:=IF([.$F59]&gt;NUMBERVALUE(RIGHT([.M$1];4));0;RANDBETWEEN(1000;1000000))" office:value-type="float" office:value="891937" calcext:value-type="float">
            <text:p>891937</text:p>
          </table:table-cell>
          <table:table-cell table:formula="of:=SUM([.G59:.M59])" office:value-type="float" office:value="1156759" calcext:value-type="float">
            <text:p>1156759</text:p>
          </table:table-cell>
          <table:table-cell table:formula="of:=[.G59]*VLOOKUP(NUMBERVALUE(RIGHT([.G$1];4));[$'salary-percopy'.$A$1:.$B$7];2)+[.H59]*VLOOKUP(NUMBERVALUE(RIGHT([.H$1];4));[$'salary-percopy'.$A$1:.$B$7];2)+[.I59]*VLOOKUP(NUMBERVALUE(RIGHT([.I$1];4));[$'salary-percopy'.$A$1:.$B$7];2)+[.J59]*VLOOKUP(NUMBERVALUE(RIGHT([.J$1];4));[$'salary-percopy'.$A$1:.$B$7];2)+[.K59]*VLOOKUP(NUMBERVALUE(RIGHT([.K$1];4));[$'salary-percopy'.$A$1:.$B$7];2)+[.L59]*VLOOKUP(NUMBERVALUE(RIGHT([.L$1];4));[$'salary-percopy'.$A$1:.$B$7];2)+[.M59]*VLOOKUP(NUMBERVALUE(RIGHT([.M$1];4));[$'salary-percopy'.$A$1:.$B$7];2)" office:value-type="float" office:value="227379470" calcext:value-type="float">
            <text:p>227379470</text:p>
          </table:table-cell>
          <table:table-cell table:formula="of:=IF([.G59]&gt;500000;[.G59]*0.1*VLOOKUP(NUMBERVALUE(RIGHT([.G$1];4));[$'salary-percopy'.$A$1:.$B$7];2))+IF([.H59]&gt;500000;[.H59]*0.1*VLOOKUP(NUMBERVALUE(RIGHT([.H$1];4));[$'salary-percopy'.$A$1:.$B$7];2))+IF([.I59]&gt;500000;[.I59]*0.1*VLOOKUP(NUMBERVALUE(RIGHT([.I$1];4));[$'salary-percopy'.$A$1:.$B$7];2))+IF([.J59]&gt;500000;[.J59]*0.1*VLOOKUP(NUMBERVALUE(RIGHT([.J$1];4));[$'salary-percopy'.$A$1:.$B$7];2))+IF([.K59]&gt;500000;[.K59]*0.1*VLOOKUP(NUMBERVALUE(RIGHT([.K$1];4));[$'salary-percopy'.$A$1:.$B$7];2))+IF([.L59]&gt;500000;[.L59]*0.1*VLOOKUP(NUMBERVALUE(RIGHT([.L$1];4));[$'salary-percopy'.$A$1:.$B$7];2))+IF([.M59]&gt;500000;[.M59]*0.1*VLOOKUP(NUMBERVALUE(RIGHT([.M$1];4));[$'salary-percopy'.$A$1:.$B$7];2))" office:value-type="float" office:value="17838740" calcext:value-type="float">
            <text:p>17838740</text:p>
          </table:table-cell>
          <table:table-cell table:formula="of:=[.O59]+[.P59]" office:value-type="float" office:value="245218210" calcext:value-type="float">
            <text:p>2452182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ylen Rivers</text:p>
          </table:table-cell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60]&gt;NUMBERVALUE(RIGHT([.G$1];4));0;RANDBETWEEN(1000;1000000))" office:value-type="float" office:value="0" calcext:value-type="float">
            <text:p>0</text:p>
          </table:table-cell>
          <table:table-cell table:formula="of:=IF([.$F60]&gt;NUMBERVALUE(RIGHT([.H$1];4));0;RANDBETWEEN(1000;1000000))" office:value-type="float" office:value="0" calcext:value-type="float">
            <text:p>0</text:p>
          </table:table-cell>
          <table:table-cell table:formula="of:=IF([.$F60]&gt;NUMBERVALUE(RIGHT([.I$1];4));0;RANDBETWEEN(1000;1000000))" office:value-type="float" office:value="0" calcext:value-type="float">
            <text:p>0</text:p>
          </table:table-cell>
          <table:table-cell table:formula="of:=IF([.$F60]&gt;NUMBERVALUE(RIGHT([.J$1];4));0;RANDBETWEEN(1000;1000000))" office:value-type="float" office:value="0" calcext:value-type="float">
            <text:p>0</text:p>
          </table:table-cell>
          <table:table-cell table:formula="of:=IF([.$F60]&gt;NUMBERVALUE(RIGHT([.K$1];4));0;RANDBETWEEN(1000;1000000))" office:value-type="float" office:value="0" calcext:value-type="float">
            <text:p>0</text:p>
          </table:table-cell>
          <table:table-cell table:formula="of:=IF([.$F60]&gt;NUMBERVALUE(RIGHT([.L$1];4));0;RANDBETWEEN(1000;1000000))" office:value-type="float" office:value="0" calcext:value-type="float">
            <text:p>0</text:p>
          </table:table-cell>
          <table:table-cell table:formula="of:=IF([.$F60]&gt;NUMBERVALUE(RIGHT([.M$1];4));0;RANDBETWEEN(1000;1000000))" office:value-type="float" office:value="625432" calcext:value-type="float">
            <text:p>625432</text:p>
          </table:table-cell>
          <table:table-cell table:formula="of:=SUM([.G60:.M60])" office:value-type="float" office:value="625432" calcext:value-type="float">
            <text:p>625432</text:p>
          </table:table-cell>
          <table:table-cell table:formula="of:=[.G60]*VLOOKUP(NUMBERVALUE(RIGHT([.G$1];4));[$'salary-percopy'.$A$1:.$B$7];2)+[.H60]*VLOOKUP(NUMBERVALUE(RIGHT([.H$1];4));[$'salary-percopy'.$A$1:.$B$7];2)+[.I60]*VLOOKUP(NUMBERVALUE(RIGHT([.I$1];4));[$'salary-percopy'.$A$1:.$B$7];2)+[.J60]*VLOOKUP(NUMBERVALUE(RIGHT([.J$1];4));[$'salary-percopy'.$A$1:.$B$7];2)+[.K60]*VLOOKUP(NUMBERVALUE(RIGHT([.K$1];4));[$'salary-percopy'.$A$1:.$B$7];2)+[.L60]*VLOOKUP(NUMBERVALUE(RIGHT([.L$1];4));[$'salary-percopy'.$A$1:.$B$7];2)+[.M60]*VLOOKUP(NUMBERVALUE(RIGHT([.M$1];4));[$'salary-percopy'.$A$1:.$B$7];2)" office:value-type="float" office:value="125086400" calcext:value-type="float">
            <text:p>125086400</text:p>
          </table:table-cell>
          <table:table-cell table:formula="of:=IF([.G60]&gt;500000;[.G60]*0.1*VLOOKUP(NUMBERVALUE(RIGHT([.G$1];4));[$'salary-percopy'.$A$1:.$B$7];2))+IF([.H60]&gt;500000;[.H60]*0.1*VLOOKUP(NUMBERVALUE(RIGHT([.H$1];4));[$'salary-percopy'.$A$1:.$B$7];2))+IF([.I60]&gt;500000;[.I60]*0.1*VLOOKUP(NUMBERVALUE(RIGHT([.I$1];4));[$'salary-percopy'.$A$1:.$B$7];2))+IF([.J60]&gt;500000;[.J60]*0.1*VLOOKUP(NUMBERVALUE(RIGHT([.J$1];4));[$'salary-percopy'.$A$1:.$B$7];2))+IF([.K60]&gt;500000;[.K60]*0.1*VLOOKUP(NUMBERVALUE(RIGHT([.K$1];4));[$'salary-percopy'.$A$1:.$B$7];2))+IF([.L60]&gt;500000;[.L60]*0.1*VLOOKUP(NUMBERVALUE(RIGHT([.L$1];4));[$'salary-percopy'.$A$1:.$B$7];2))+IF([.M60]&gt;500000;[.M60]*0.1*VLOOKUP(NUMBERVALUE(RIGHT([.M$1];4));[$'salary-percopy'.$A$1:.$B$7];2))" office:value-type="float" office:value="12508640" calcext:value-type="float">
            <text:p>12508640</text:p>
          </table:table-cell>
          <table:table-cell table:formula="of:=[.O60]+[.P60]" office:value-type="float" office:value="137595040" calcext:value-type="float">
            <text:p>1375950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amiah Gill</text:p>
          </table:table-cell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61]&gt;NUMBERVALUE(RIGHT([.G$1];4));0;RANDBETWEEN(1000;1000000))" office:value-type="float" office:value="0" calcext:value-type="float">
            <text:p>0</text:p>
          </table:table-cell>
          <table:table-cell table:formula="of:=IF([.$F61]&gt;NUMBERVALUE(RIGHT([.H$1];4));0;RANDBETWEEN(1000;1000000))" office:value-type="float" office:value="0" calcext:value-type="float">
            <text:p>0</text:p>
          </table:table-cell>
          <table:table-cell table:formula="of:=IF([.$F61]&gt;NUMBERVALUE(RIGHT([.I$1];4));0;RANDBETWEEN(1000;1000000))" office:value-type="float" office:value="0" calcext:value-type="float">
            <text:p>0</text:p>
          </table:table-cell>
          <table:table-cell table:formula="of:=IF([.$F61]&gt;NUMBERVALUE(RIGHT([.J$1];4));0;RANDBETWEEN(1000;1000000))" office:value-type="float" office:value="0" calcext:value-type="float">
            <text:p>0</text:p>
          </table:table-cell>
          <table:table-cell table:formula="of:=IF([.$F61]&gt;NUMBERVALUE(RIGHT([.K$1];4));0;RANDBETWEEN(1000;1000000))" office:value-type="float" office:value="0" calcext:value-type="float">
            <text:p>0</text:p>
          </table:table-cell>
          <table:table-cell table:formula="of:=IF([.$F61]&gt;NUMBERVALUE(RIGHT([.L$1];4));0;RANDBETWEEN(1000;1000000))" office:value-type="float" office:value="0" calcext:value-type="float">
            <text:p>0</text:p>
          </table:table-cell>
          <table:table-cell table:formula="of:=IF([.$F61]&gt;NUMBERVALUE(RIGHT([.M$1];4));0;RANDBETWEEN(1000;1000000))" office:value-type="float" office:value="836211" calcext:value-type="float">
            <text:p>836211</text:p>
          </table:table-cell>
          <table:table-cell table:formula="of:=SUM([.G61:.M61])" office:value-type="float" office:value="836211" calcext:value-type="float">
            <text:p>836211</text:p>
          </table:table-cell>
          <table:table-cell table:formula="of:=[.G61]*VLOOKUP(NUMBERVALUE(RIGHT([.G$1];4));[$'salary-percopy'.$A$1:.$B$7];2)+[.H61]*VLOOKUP(NUMBERVALUE(RIGHT([.H$1];4));[$'salary-percopy'.$A$1:.$B$7];2)+[.I61]*VLOOKUP(NUMBERVALUE(RIGHT([.I$1];4));[$'salary-percopy'.$A$1:.$B$7];2)+[.J61]*VLOOKUP(NUMBERVALUE(RIGHT([.J$1];4));[$'salary-percopy'.$A$1:.$B$7];2)+[.K61]*VLOOKUP(NUMBERVALUE(RIGHT([.K$1];4));[$'salary-percopy'.$A$1:.$B$7];2)+[.L61]*VLOOKUP(NUMBERVALUE(RIGHT([.L$1];4));[$'salary-percopy'.$A$1:.$B$7];2)+[.M61]*VLOOKUP(NUMBERVALUE(RIGHT([.M$1];4));[$'salary-percopy'.$A$1:.$B$7];2)" office:value-type="float" office:value="167242200" calcext:value-type="float">
            <text:p>167242200</text:p>
          </table:table-cell>
          <table:table-cell table:formula="of:=IF([.G61]&gt;500000;[.G61]*0.1*VLOOKUP(NUMBERVALUE(RIGHT([.G$1];4));[$'salary-percopy'.$A$1:.$B$7];2))+IF([.H61]&gt;500000;[.H61]*0.1*VLOOKUP(NUMBERVALUE(RIGHT([.H$1];4));[$'salary-percopy'.$A$1:.$B$7];2))+IF([.I61]&gt;500000;[.I61]*0.1*VLOOKUP(NUMBERVALUE(RIGHT([.I$1];4));[$'salary-percopy'.$A$1:.$B$7];2))+IF([.J61]&gt;500000;[.J61]*0.1*VLOOKUP(NUMBERVALUE(RIGHT([.J$1];4));[$'salary-percopy'.$A$1:.$B$7];2))+IF([.K61]&gt;500000;[.K61]*0.1*VLOOKUP(NUMBERVALUE(RIGHT([.K$1];4));[$'salary-percopy'.$A$1:.$B$7];2))+IF([.L61]&gt;500000;[.L61]*0.1*VLOOKUP(NUMBERVALUE(RIGHT([.L$1];4));[$'salary-percopy'.$A$1:.$B$7];2))+IF([.M61]&gt;500000;[.M61]*0.1*VLOOKUP(NUMBERVALUE(RIGHT([.M$1];4));[$'salary-percopy'.$A$1:.$B$7];2))" office:value-type="float" office:value="16724220" calcext:value-type="float">
            <text:p>16724220</text:p>
          </table:table-cell>
          <table:table-cell table:formula="of:=[.O61]+[.P61]" office:value-type="float" office:value="183966420" calcext:value-type="float">
            <text:p>1839664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ett Michael</text:p>
          </table:table-cell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62]&gt;NUMBERVALUE(RIGHT([.G$1];4));0;RANDBETWEEN(1000;1000000))" office:value-type="float" office:value="0" calcext:value-type="float">
            <text:p>0</text:p>
          </table:table-cell>
          <table:table-cell table:formula="of:=IF([.$F62]&gt;NUMBERVALUE(RIGHT([.H$1];4));0;RANDBETWEEN(1000;1000000))" office:value-type="float" office:value="421812" calcext:value-type="float">
            <text:p>421812</text:p>
          </table:table-cell>
          <table:table-cell table:formula="of:=IF([.$F62]&gt;NUMBERVALUE(RIGHT([.I$1];4));0;RANDBETWEEN(1000;1000000))" office:value-type="float" office:value="13667" calcext:value-type="float">
            <text:p>13667</text:p>
          </table:table-cell>
          <table:table-cell table:formula="of:=IF([.$F62]&gt;NUMBERVALUE(RIGHT([.J$1];4));0;RANDBETWEEN(1000;1000000))" office:value-type="float" office:value="918096" calcext:value-type="float">
            <text:p>918096</text:p>
          </table:table-cell>
          <table:table-cell table:formula="of:=IF([.$F62]&gt;NUMBERVALUE(RIGHT([.K$1];4));0;RANDBETWEEN(1000;1000000))" office:value-type="float" office:value="3919" calcext:value-type="float">
            <text:p>3919</text:p>
          </table:table-cell>
          <table:table-cell table:formula="of:=IF([.$F62]&gt;NUMBERVALUE(RIGHT([.L$1];4));0;RANDBETWEEN(1000;1000000))" office:value-type="float" office:value="806360" calcext:value-type="float">
            <text:p>806360</text:p>
          </table:table-cell>
          <table:table-cell table:formula="of:=IF([.$F62]&gt;NUMBERVALUE(RIGHT([.M$1];4));0;RANDBETWEEN(1000;1000000))" office:value-type="float" office:value="60124" calcext:value-type="float">
            <text:p>60124</text:p>
          </table:table-cell>
          <table:table-cell table:formula="of:=SUM([.G62:.M62])" office:value-type="float" office:value="2223978" calcext:value-type="float">
            <text:p>2223978</text:p>
          </table:table-cell>
          <table:table-cell table:formula="of:=[.G62]*VLOOKUP(NUMBERVALUE(RIGHT([.G$1];4));[$'salary-percopy'.$A$1:.$B$7];2)+[.H62]*VLOOKUP(NUMBERVALUE(RIGHT([.H$1];4));[$'salary-percopy'.$A$1:.$B$7];2)+[.I62]*VLOOKUP(NUMBERVALUE(RIGHT([.I$1];4));[$'salary-percopy'.$A$1:.$B$7];2)+[.J62]*VLOOKUP(NUMBERVALUE(RIGHT([.J$1];4));[$'salary-percopy'.$A$1:.$B$7];2)+[.K62]*VLOOKUP(NUMBERVALUE(RIGHT([.K$1];4));[$'salary-percopy'.$A$1:.$B$7];2)+[.L62]*VLOOKUP(NUMBERVALUE(RIGHT([.L$1];4));[$'salary-percopy'.$A$1:.$B$7];2)+[.M62]*VLOOKUP(NUMBERVALUE(RIGHT([.M$1];4));[$'salary-percopy'.$A$1:.$B$7];2)" office:value-type="float" office:value="338440430" calcext:value-type="float">
            <text:p>338440430</text:p>
          </table:table-cell>
          <table:table-cell table:formula="of:=IF([.G62]&gt;500000;[.G62]*0.1*VLOOKUP(NUMBERVALUE(RIGHT([.G$1];4));[$'salary-percopy'.$A$1:.$B$7];2))+IF([.H62]&gt;500000;[.H62]*0.1*VLOOKUP(NUMBERVALUE(RIGHT([.H$1];4));[$'salary-percopy'.$A$1:.$B$7];2))+IF([.I62]&gt;500000;[.I62]*0.1*VLOOKUP(NUMBERVALUE(RIGHT([.I$1];4));[$'salary-percopy'.$A$1:.$B$7];2))+IF([.J62]&gt;500000;[.J62]*0.1*VLOOKUP(NUMBERVALUE(RIGHT([.J$1];4));[$'salary-percopy'.$A$1:.$B$7];2))+IF([.K62]&gt;500000;[.K62]*0.1*VLOOKUP(NUMBERVALUE(RIGHT([.K$1];4));[$'salary-percopy'.$A$1:.$B$7];2))+IF([.L62]&gt;500000;[.L62]*0.1*VLOOKUP(NUMBERVALUE(RIGHT([.L$1];4));[$'salary-percopy'.$A$1:.$B$7];2))+IF([.M62]&gt;500000;[.M62]*0.1*VLOOKUP(NUMBERVALUE(RIGHT([.M$1];4));[$'salary-percopy'.$A$1:.$B$7];2))" office:value-type="float" office:value="27771004" calcext:value-type="float">
            <text:p>27771004</text:p>
          </table:table-cell>
          <table:table-cell table:formula="of:=[.O62]+[.P62]" office:value-type="float" office:value="366211434" calcext:value-type="float">
            <text:p>3662114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han Villarreal</text:p>
          </table:table-cell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63]&gt;NUMBERVALUE(RIGHT([.G$1];4));0;RANDBETWEEN(1000;1000000))" office:value-type="float" office:value="0" calcext:value-type="float">
            <text:p>0</text:p>
          </table:table-cell>
          <table:table-cell table:formula="of:=IF([.$F63]&gt;NUMBERVALUE(RIGHT([.H$1];4));0;RANDBETWEEN(1000;1000000))" office:value-type="float" office:value="714862" calcext:value-type="float">
            <text:p>714862</text:p>
          </table:table-cell>
          <table:table-cell table:formula="of:=IF([.$F63]&gt;NUMBERVALUE(RIGHT([.I$1];4));0;RANDBETWEEN(1000;1000000))" office:value-type="float" office:value="644673" calcext:value-type="float">
            <text:p>644673</text:p>
          </table:table-cell>
          <table:table-cell table:formula="of:=IF([.$F63]&gt;NUMBERVALUE(RIGHT([.J$1];4));0;RANDBETWEEN(1000;1000000))" office:value-type="float" office:value="538552" calcext:value-type="float">
            <text:p>538552</text:p>
          </table:table-cell>
          <table:table-cell table:formula="of:=IF([.$F63]&gt;NUMBERVALUE(RIGHT([.K$1];4));0;RANDBETWEEN(1000;1000000))" office:value-type="float" office:value="79285" calcext:value-type="float">
            <text:p>79285</text:p>
          </table:table-cell>
          <table:table-cell table:formula="of:=IF([.$F63]&gt;NUMBERVALUE(RIGHT([.L$1];4));0;RANDBETWEEN(1000;1000000))" office:value-type="float" office:value="645910" calcext:value-type="float">
            <text:p>645910</text:p>
          </table:table-cell>
          <table:table-cell table:formula="of:=IF([.$F63]&gt;NUMBERVALUE(RIGHT([.M$1];4));0;RANDBETWEEN(1000;1000000))" office:value-type="float" office:value="322817" calcext:value-type="float">
            <text:p>322817</text:p>
          </table:table-cell>
          <table:table-cell table:formula="of:=SUM([.G63:.M63])" office:value-type="float" office:value="2946099" calcext:value-type="float">
            <text:p>2946099</text:p>
          </table:table-cell>
          <table:table-cell table:formula="of:=[.G63]*VLOOKUP(NUMBERVALUE(RIGHT([.G$1];4));[$'salary-percopy'.$A$1:.$B$7];2)+[.H63]*VLOOKUP(NUMBERVALUE(RIGHT([.H$1];4));[$'salary-percopy'.$A$1:.$B$7];2)+[.I63]*VLOOKUP(NUMBERVALUE(RIGHT([.I$1];4));[$'salary-percopy'.$A$1:.$B$7];2)+[.J63]*VLOOKUP(NUMBERVALUE(RIGHT([.J$1];4));[$'salary-percopy'.$A$1:.$B$7];2)+[.K63]*VLOOKUP(NUMBERVALUE(RIGHT([.K$1];4));[$'salary-percopy'.$A$1:.$B$7];2)+[.L63]*VLOOKUP(NUMBERVALUE(RIGHT([.L$1];4));[$'salary-percopy'.$A$1:.$B$7];2)+[.M63]*VLOOKUP(NUMBERVALUE(RIGHT([.M$1];4));[$'salary-percopy'.$A$1:.$B$7];2)" office:value-type="float" office:value="428928060" calcext:value-type="float">
            <text:p>428928060</text:p>
          </table:table-cell>
          <table:table-cell table:formula="of:=IF([.G63]&gt;500000;[.G63]*0.1*VLOOKUP(NUMBERVALUE(RIGHT([.G$1];4));[$'salary-percopy'.$A$1:.$B$7];2))+IF([.H63]&gt;500000;[.H63]*0.1*VLOOKUP(NUMBERVALUE(RIGHT([.H$1];4));[$'salary-percopy'.$A$1:.$B$7];2))+IF([.I63]&gt;500000;[.I63]*0.1*VLOOKUP(NUMBERVALUE(RIGHT([.I$1];4));[$'salary-percopy'.$A$1:.$B$7];2))+IF([.J63]&gt;500000;[.J63]*0.1*VLOOKUP(NUMBERVALUE(RIGHT([.J$1];4));[$'salary-percopy'.$A$1:.$B$7];2))+IF([.K63]&gt;500000;[.K63]*0.1*VLOOKUP(NUMBERVALUE(RIGHT([.K$1];4));[$'salary-percopy'.$A$1:.$B$7];2))+IF([.L63]&gt;500000;[.L63]*0.1*VLOOKUP(NUMBERVALUE(RIGHT([.L$1];4));[$'salary-percopy'.$A$1:.$B$7];2))+IF([.M63]&gt;500000;[.M63]*0.1*VLOOKUP(NUMBERVALUE(RIGHT([.M$1];4));[$'salary-percopy'.$A$1:.$B$7];2))" office:value-type="float" office:value="35088621" calcext:value-type="float">
            <text:p>35088621</text:p>
          </table:table-cell>
          <table:table-cell table:formula="of:=[.O63]+[.P63]" office:value-type="float" office:value="464016681" calcext:value-type="float">
            <text:p>4640166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nah Moreno</text:p>
          </table:table-cell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64]&gt;NUMBERVALUE(RIGHT([.G$1];4));0;RANDBETWEEN(1000;1000000))" office:value-type="float" office:value="782112" calcext:value-type="float">
            <text:p>782112</text:p>
          </table:table-cell>
          <table:table-cell table:formula="of:=IF([.$F64]&gt;NUMBERVALUE(RIGHT([.H$1];4));0;RANDBETWEEN(1000;1000000))" office:value-type="float" office:value="331993" calcext:value-type="float">
            <text:p>331993</text:p>
          </table:table-cell>
          <table:table-cell table:formula="of:=IF([.$F64]&gt;NUMBERVALUE(RIGHT([.I$1];4));0;RANDBETWEEN(1000;1000000))" office:value-type="float" office:value="559098" calcext:value-type="float">
            <text:p>559098</text:p>
          </table:table-cell>
          <table:table-cell table:formula="of:=IF([.$F64]&gt;NUMBERVALUE(RIGHT([.J$1];4));0;RANDBETWEEN(1000;1000000))" office:value-type="float" office:value="46753" calcext:value-type="float">
            <text:p>46753</text:p>
          </table:table-cell>
          <table:table-cell table:formula="of:=IF([.$F64]&gt;NUMBERVALUE(RIGHT([.K$1];4));0;RANDBETWEEN(1000;1000000))" office:value-type="float" office:value="805899" calcext:value-type="float">
            <text:p>805899</text:p>
          </table:table-cell>
          <table:table-cell table:formula="of:=IF([.$F64]&gt;NUMBERVALUE(RIGHT([.L$1];4));0;RANDBETWEEN(1000;1000000))" office:value-type="float" office:value="579823" calcext:value-type="float">
            <text:p>579823</text:p>
          </table:table-cell>
          <table:table-cell table:formula="of:=IF([.$F64]&gt;NUMBERVALUE(RIGHT([.M$1];4));0;RANDBETWEEN(1000;1000000))" office:value-type="float" office:value="996227" calcext:value-type="float">
            <text:p>996227</text:p>
          </table:table-cell>
          <table:table-cell table:formula="of:=SUM([.G64:.M64])" office:value-type="float" office:value="4101905" calcext:value-type="float">
            <text:p>4101905</text:p>
          </table:table-cell>
          <table:table-cell table:formula="of:=[.G64]*VLOOKUP(NUMBERVALUE(RIGHT([.G$1];4));[$'salary-percopy'.$A$1:.$B$7];2)+[.H64]*VLOOKUP(NUMBERVALUE(RIGHT([.H$1];4));[$'salary-percopy'.$A$1:.$B$7];2)+[.I64]*VLOOKUP(NUMBERVALUE(RIGHT([.I$1];4));[$'salary-percopy'.$A$1:.$B$7];2)+[.J64]*VLOOKUP(NUMBERVALUE(RIGHT([.J$1];4));[$'salary-percopy'.$A$1:.$B$7];2)+[.K64]*VLOOKUP(NUMBERVALUE(RIGHT([.K$1];4));[$'salary-percopy'.$A$1:.$B$7];2)+[.L64]*VLOOKUP(NUMBERVALUE(RIGHT([.L$1];4));[$'salary-percopy'.$A$1:.$B$7];2)+[.M64]*VLOOKUP(NUMBERVALUE(RIGHT([.M$1];4));[$'salary-percopy'.$A$1:.$B$7];2)" office:value-type="float" office:value="631883095" calcext:value-type="float">
            <text:p>631883095</text:p>
          </table:table-cell>
          <table:table-cell table:formula="of:=IF([.G64]&gt;500000;[.G64]*0.1*VLOOKUP(NUMBERVALUE(RIGHT([.G$1];4));[$'salary-percopy'.$A$1:.$B$7];2))+IF([.H64]&gt;500000;[.H64]*0.1*VLOOKUP(NUMBERVALUE(RIGHT([.H$1];4));[$'salary-percopy'.$A$1:.$B$7];2))+IF([.I64]&gt;500000;[.I64]*0.1*VLOOKUP(NUMBERVALUE(RIGHT([.I$1];4));[$'salary-percopy'.$A$1:.$B$7];2))+IF([.J64]&gt;500000;[.J64]*0.1*VLOOKUP(NUMBERVALUE(RIGHT([.J$1];4));[$'salary-percopy'.$A$1:.$B$7];2))+IF([.K64]&gt;500000;[.K64]*0.1*VLOOKUP(NUMBERVALUE(RIGHT([.K$1];4));[$'salary-percopy'.$A$1:.$B$7];2))+IF([.L64]&gt;500000;[.L64]*0.1*VLOOKUP(NUMBERVALUE(RIGHT([.L$1];4));[$'salary-percopy'.$A$1:.$B$7];2))+IF([.M64]&gt;500000;[.M64]*0.1*VLOOKUP(NUMBERVALUE(RIGHT([.M$1];4));[$'salary-percopy'.$A$1:.$B$7];2))" office:value-type="float" office:value="58881844.5" calcext:value-type="float">
            <text:p>58881845</text:p>
          </table:table-cell>
          <table:table-cell table:formula="of:=[.O64]+[.P64]" office:value-type="float" office:value="690764939.5" calcext:value-type="float">
            <text:p>6907649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selyn Henderson</text:p>
          </table:table-cell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65]&gt;NUMBERVALUE(RIGHT([.G$1];4));0;RANDBETWEEN(1000;1000000))" office:value-type="float" office:value="0" calcext:value-type="float">
            <text:p>0</text:p>
          </table:table-cell>
          <table:table-cell table:formula="of:=IF([.$F65]&gt;NUMBERVALUE(RIGHT([.H$1];4));0;RANDBETWEEN(1000;1000000))" office:value-type="float" office:value="0" calcext:value-type="float">
            <text:p>0</text:p>
          </table:table-cell>
          <table:table-cell table:formula="of:=IF([.$F65]&gt;NUMBERVALUE(RIGHT([.I$1];4));0;RANDBETWEEN(1000;1000000))" office:value-type="float" office:value="0" calcext:value-type="float">
            <text:p>0</text:p>
          </table:table-cell>
          <table:table-cell table:formula="of:=IF([.$F65]&gt;NUMBERVALUE(RIGHT([.J$1];4));0;RANDBETWEEN(1000;1000000))" office:value-type="float" office:value="87394" calcext:value-type="float">
            <text:p>87394</text:p>
          </table:table-cell>
          <table:table-cell table:formula="of:=IF([.$F65]&gt;NUMBERVALUE(RIGHT([.K$1];4));0;RANDBETWEEN(1000;1000000))" office:value-type="float" office:value="261483" calcext:value-type="float">
            <text:p>261483</text:p>
          </table:table-cell>
          <table:table-cell table:formula="of:=IF([.$F65]&gt;NUMBERVALUE(RIGHT([.L$1];4));0;RANDBETWEEN(1000;1000000))" office:value-type="float" office:value="329912" calcext:value-type="float">
            <text:p>329912</text:p>
          </table:table-cell>
          <table:table-cell table:formula="of:=IF([.$F65]&gt;NUMBERVALUE(RIGHT([.M$1];4));0;RANDBETWEEN(1000;1000000))" office:value-type="float" office:value="544274" calcext:value-type="float">
            <text:p>544274</text:p>
          </table:table-cell>
          <table:table-cell table:formula="of:=SUM([.G65:.M65])" office:value-type="float" office:value="1223063" calcext:value-type="float">
            <text:p>1223063</text:p>
          </table:table-cell>
          <table:table-cell table:formula="of:=[.G65]*VLOOKUP(NUMBERVALUE(RIGHT([.G$1];4));[$'salary-percopy'.$A$1:.$B$7];2)+[.H65]*VLOOKUP(NUMBERVALUE(RIGHT([.H$1];4));[$'salary-percopy'.$A$1:.$B$7];2)+[.I65]*VLOOKUP(NUMBERVALUE(RIGHT([.I$1];4));[$'salary-percopy'.$A$1:.$B$7];2)+[.J65]*VLOOKUP(NUMBERVALUE(RIGHT([.J$1];4));[$'salary-percopy'.$A$1:.$B$7];2)+[.K65]*VLOOKUP(NUMBERVALUE(RIGHT([.K$1];4));[$'salary-percopy'.$A$1:.$B$7];2)+[.L65]*VLOOKUP(NUMBERVALUE(RIGHT([.L$1];4));[$'salary-percopy'.$A$1:.$B$7];2)+[.M65]*VLOOKUP(NUMBERVALUE(RIGHT([.M$1];4));[$'salary-percopy'.$A$1:.$B$7];2)" office:value-type="float" office:value="226575790" calcext:value-type="float">
            <text:p>226575790</text:p>
          </table:table-cell>
          <table:table-cell table:formula="of:=IF([.G65]&gt;500000;[.G65]*0.1*VLOOKUP(NUMBERVALUE(RIGHT([.G$1];4));[$'salary-percopy'.$A$1:.$B$7];2))+IF([.H65]&gt;500000;[.H65]*0.1*VLOOKUP(NUMBERVALUE(RIGHT([.H$1];4));[$'salary-percopy'.$A$1:.$B$7];2))+IF([.I65]&gt;500000;[.I65]*0.1*VLOOKUP(NUMBERVALUE(RIGHT([.I$1];4));[$'salary-percopy'.$A$1:.$B$7];2))+IF([.J65]&gt;500000;[.J65]*0.1*VLOOKUP(NUMBERVALUE(RIGHT([.J$1];4));[$'salary-percopy'.$A$1:.$B$7];2))+IF([.K65]&gt;500000;[.K65]*0.1*VLOOKUP(NUMBERVALUE(RIGHT([.K$1];4));[$'salary-percopy'.$A$1:.$B$7];2))+IF([.L65]&gt;500000;[.L65]*0.1*VLOOKUP(NUMBERVALUE(RIGHT([.L$1];4));[$'salary-percopy'.$A$1:.$B$7];2))+IF([.M65]&gt;500000;[.M65]*0.1*VLOOKUP(NUMBERVALUE(RIGHT([.M$1];4));[$'salary-percopy'.$A$1:.$B$7];2))" office:value-type="float" office:value="10885480" calcext:value-type="float">
            <text:p>10885480</text:p>
          </table:table-cell>
          <table:table-cell table:formula="of:=[.O65]+[.P65]" office:value-type="float" office:value="237461270" calcext:value-type="float">
            <text:p>2374612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vanni Lambert</text:p>
          </table:table-cell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66]&gt;NUMBERVALUE(RIGHT([.G$1];4));0;RANDBETWEEN(1000;1000000))" office:value-type="float" office:value="0" calcext:value-type="float">
            <text:p>0</text:p>
          </table:table-cell>
          <table:table-cell table:formula="of:=IF([.$F66]&gt;NUMBERVALUE(RIGHT([.H$1];4));0;RANDBETWEEN(1000;1000000))" office:value-type="float" office:value="0" calcext:value-type="float">
            <text:p>0</text:p>
          </table:table-cell>
          <table:table-cell table:formula="of:=IF([.$F66]&gt;NUMBERVALUE(RIGHT([.I$1];4));0;RANDBETWEEN(1000;1000000))" office:value-type="float" office:value="0" calcext:value-type="float">
            <text:p>0</text:p>
          </table:table-cell>
          <table:table-cell table:formula="of:=IF([.$F66]&gt;NUMBERVALUE(RIGHT([.J$1];4));0;RANDBETWEEN(1000;1000000))" office:value-type="float" office:value="517881" calcext:value-type="float">
            <text:p>517881</text:p>
          </table:table-cell>
          <table:table-cell table:formula="of:=IF([.$F66]&gt;NUMBERVALUE(RIGHT([.K$1];4));0;RANDBETWEEN(1000;1000000))" office:value-type="float" office:value="640684" calcext:value-type="float">
            <text:p>640684</text:p>
          </table:table-cell>
          <table:table-cell table:formula="of:=IF([.$F66]&gt;NUMBERVALUE(RIGHT([.L$1];4));0;RANDBETWEEN(1000;1000000))" office:value-type="float" office:value="307904" calcext:value-type="float">
            <text:p>307904</text:p>
          </table:table-cell>
          <table:table-cell table:formula="of:=IF([.$F66]&gt;NUMBERVALUE(RIGHT([.M$1];4));0;RANDBETWEEN(1000;1000000))" office:value-type="float" office:value="938809" calcext:value-type="float">
            <text:p>938809</text:p>
          </table:table-cell>
          <table:table-cell table:formula="of:=SUM([.G66:.M66])" office:value-type="float" office:value="2405278" calcext:value-type="float">
            <text:p>2405278</text:p>
          </table:table-cell>
          <table:table-cell table:formula="of:=[.G66]*VLOOKUP(NUMBERVALUE(RIGHT([.G$1];4));[$'salary-percopy'.$A$1:.$B$7];2)+[.H66]*VLOOKUP(NUMBERVALUE(RIGHT([.H$1];4));[$'salary-percopy'.$A$1:.$B$7];2)+[.I66]*VLOOKUP(NUMBERVALUE(RIGHT([.I$1];4));[$'salary-percopy'.$A$1:.$B$7];2)+[.J66]*VLOOKUP(NUMBERVALUE(RIGHT([.J$1];4));[$'salary-percopy'.$A$1:.$B$7];2)+[.K66]*VLOOKUP(NUMBERVALUE(RIGHT([.K$1];4));[$'salary-percopy'.$A$1:.$B$7];2)+[.L66]*VLOOKUP(NUMBERVALUE(RIGHT([.L$1];4));[$'salary-percopy'.$A$1:.$B$7];2)+[.M66]*VLOOKUP(NUMBERVALUE(RIGHT([.M$1];4));[$'salary-percopy'.$A$1:.$B$7];2)" office:value-type="float" office:value="426143660" calcext:value-type="float">
            <text:p>426143660</text:p>
          </table:table-cell>
          <table:table-cell table:formula="of:=IF([.G66]&gt;500000;[.G66]*0.1*VLOOKUP(NUMBERVALUE(RIGHT([.G$1];4));[$'salary-percopy'.$A$1:.$B$7];2))+IF([.H66]&gt;500000;[.H66]*0.1*VLOOKUP(NUMBERVALUE(RIGHT([.H$1];4));[$'salary-percopy'.$A$1:.$B$7];2))+IF([.I66]&gt;500000;[.I66]*0.1*VLOOKUP(NUMBERVALUE(RIGHT([.I$1];4));[$'salary-percopy'.$A$1:.$B$7];2))+IF([.J66]&gt;500000;[.J66]*0.1*VLOOKUP(NUMBERVALUE(RIGHT([.J$1];4));[$'salary-percopy'.$A$1:.$B$7];2))+IF([.K66]&gt;500000;[.K66]*0.1*VLOOKUP(NUMBERVALUE(RIGHT([.K$1];4));[$'salary-percopy'.$A$1:.$B$7];2))+IF([.L66]&gt;500000;[.L66]*0.1*VLOOKUP(NUMBERVALUE(RIGHT([.L$1];4));[$'salary-percopy'.$A$1:.$B$7];2))+IF([.M66]&gt;500000;[.M66]*0.1*VLOOKUP(NUMBERVALUE(RIGHT([.M$1];4));[$'salary-percopy'.$A$1:.$B$7];2))" office:value-type="float" office:value="36918142" calcext:value-type="float">
            <text:p>36918142</text:p>
          </table:table-cell>
          <table:table-cell table:formula="of:=[.O66]+[.P66]" office:value-type="float" office:value="463061802" calcext:value-type="float">
            <text:p>4630618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reem Andrade</text:p>
          </table:table-cell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67]&gt;NUMBERVALUE(RIGHT([.G$1];4));0;RANDBETWEEN(1000;1000000))" office:value-type="float" office:value="12309" calcext:value-type="float">
            <text:p>12309</text:p>
          </table:table-cell>
          <table:table-cell table:formula="of:=IF([.$F67]&gt;NUMBERVALUE(RIGHT([.H$1];4));0;RANDBETWEEN(1000;1000000))" office:value-type="float" office:value="426477" calcext:value-type="float">
            <text:p>426477</text:p>
          </table:table-cell>
          <table:table-cell table:formula="of:=IF([.$F67]&gt;NUMBERVALUE(RIGHT([.I$1];4));0;RANDBETWEEN(1000;1000000))" office:value-type="float" office:value="305863" calcext:value-type="float">
            <text:p>305863</text:p>
          </table:table-cell>
          <table:table-cell table:formula="of:=IF([.$F67]&gt;NUMBERVALUE(RIGHT([.J$1];4));0;RANDBETWEEN(1000;1000000))" office:value-type="float" office:value="867450" calcext:value-type="float">
            <text:p>867450</text:p>
          </table:table-cell>
          <table:table-cell table:formula="of:=IF([.$F67]&gt;NUMBERVALUE(RIGHT([.K$1];4));0;RANDBETWEEN(1000;1000000))" office:value-type="float" office:value="972186" calcext:value-type="float">
            <text:p>972186</text:p>
          </table:table-cell>
          <table:table-cell table:formula="of:=IF([.$F67]&gt;NUMBERVALUE(RIGHT([.L$1];4));0;RANDBETWEEN(1000;1000000))" office:value-type="float" office:value="515764" calcext:value-type="float">
            <text:p>515764</text:p>
          </table:table-cell>
          <table:table-cell table:formula="of:=IF([.$F67]&gt;NUMBERVALUE(RIGHT([.M$1];4));0;RANDBETWEEN(1000;1000000))" office:value-type="float" office:value="296770" calcext:value-type="float">
            <text:p>296770</text:p>
          </table:table-cell>
          <table:table-cell table:formula="of:=SUM([.G67:.M67])" office:value-type="float" office:value="3396819" calcext:value-type="float">
            <text:p>3396819</text:p>
          </table:table-cell>
          <table:table-cell table:formula="of:=[.G67]*VLOOKUP(NUMBERVALUE(RIGHT([.G$1];4));[$'salary-percopy'.$A$1:.$B$7];2)+[.H67]*VLOOKUP(NUMBERVALUE(RIGHT([.H$1];4));[$'salary-percopy'.$A$1:.$B$7];2)+[.I67]*VLOOKUP(NUMBERVALUE(RIGHT([.I$1];4));[$'salary-percopy'.$A$1:.$B$7];2)+[.J67]*VLOOKUP(NUMBERVALUE(RIGHT([.J$1];4));[$'salary-percopy'.$A$1:.$B$7];2)+[.K67]*VLOOKUP(NUMBERVALUE(RIGHT([.K$1];4));[$'salary-percopy'.$A$1:.$B$7];2)+[.L67]*VLOOKUP(NUMBERVALUE(RIGHT([.L$1];4));[$'salary-percopy'.$A$1:.$B$7];2)+[.M67]*VLOOKUP(NUMBERVALUE(RIGHT([.M$1];4));[$'salary-percopy'.$A$1:.$B$7];2)" office:value-type="float" office:value="526331890" calcext:value-type="float">
            <text:p>526331890</text:p>
          </table:table-cell>
          <table:table-cell table:formula="of:=IF([.G67]&gt;500000;[.G67]*0.1*VLOOKUP(NUMBERVALUE(RIGHT([.G$1];4));[$'salary-percopy'.$A$1:.$B$7];2))+IF([.H67]&gt;500000;[.H67]*0.1*VLOOKUP(NUMBERVALUE(RIGHT([.H$1];4));[$'salary-percopy'.$A$1:.$B$7];2))+IF([.I67]&gt;500000;[.I67]*0.1*VLOOKUP(NUMBERVALUE(RIGHT([.I$1];4));[$'salary-percopy'.$A$1:.$B$7];2))+IF([.J67]&gt;500000;[.J67]*0.1*VLOOKUP(NUMBERVALUE(RIGHT([.J$1];4));[$'salary-percopy'.$A$1:.$B$7];2))+IF([.K67]&gt;500000;[.K67]*0.1*VLOOKUP(NUMBERVALUE(RIGHT([.K$1];4));[$'salary-percopy'.$A$1:.$B$7];2))+IF([.L67]&gt;500000;[.L67]*0.1*VLOOKUP(NUMBERVALUE(RIGHT([.L$1];4));[$'salary-percopy'.$A$1:.$B$7];2))+IF([.M67]&gt;500000;[.M67]*0.1*VLOOKUP(NUMBERVALUE(RIGHT([.M$1];4));[$'salary-percopy'.$A$1:.$B$7];2))" office:value-type="float" office:value="38213096" calcext:value-type="float">
            <text:p>38213096</text:p>
          </table:table-cell>
          <table:table-cell table:formula="of:=[.O67]+[.P67]" office:value-type="float" office:value="564544986" calcext:value-type="float">
            <text:p>5645449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athleen Crosby</text:p>
          </table:table-cell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68]&gt;NUMBERVALUE(RIGHT([.G$1];4));0;RANDBETWEEN(1000;1000000))" office:value-type="float" office:value="0" calcext:value-type="float">
            <text:p>0</text:p>
          </table:table-cell>
          <table:table-cell table:formula="of:=IF([.$F68]&gt;NUMBERVALUE(RIGHT([.H$1];4));0;RANDBETWEEN(1000;1000000))" office:value-type="float" office:value="0" calcext:value-type="float">
            <text:p>0</text:p>
          </table:table-cell>
          <table:table-cell table:formula="of:=IF([.$F68]&gt;NUMBERVALUE(RIGHT([.I$1];4));0;RANDBETWEEN(1000;1000000))" office:value-type="float" office:value="0" calcext:value-type="float">
            <text:p>0</text:p>
          </table:table-cell>
          <table:table-cell table:formula="of:=IF([.$F68]&gt;NUMBERVALUE(RIGHT([.J$1];4));0;RANDBETWEEN(1000;1000000))" office:value-type="float" office:value="0" calcext:value-type="float">
            <text:p>0</text:p>
          </table:table-cell>
          <table:table-cell table:formula="of:=IF([.$F68]&gt;NUMBERVALUE(RIGHT([.K$1];4));0;RANDBETWEEN(1000;1000000))" office:value-type="float" office:value="0" calcext:value-type="float">
            <text:p>0</text:p>
          </table:table-cell>
          <table:table-cell table:formula="of:=IF([.$F68]&gt;NUMBERVALUE(RIGHT([.L$1];4));0;RANDBETWEEN(1000;1000000))" office:value-type="float" office:value="0" calcext:value-type="float">
            <text:p>0</text:p>
          </table:table-cell>
          <table:table-cell table:formula="of:=IF([.$F68]&gt;NUMBERVALUE(RIGHT([.M$1];4));0;RANDBETWEEN(1000;1000000))" office:value-type="float" office:value="318567" calcext:value-type="float">
            <text:p>318567</text:p>
          </table:table-cell>
          <table:table-cell table:formula="of:=SUM([.G68:.M68])" office:value-type="float" office:value="318567" calcext:value-type="float">
            <text:p>318567</text:p>
          </table:table-cell>
          <table:table-cell table:formula="of:=[.G68]*VLOOKUP(NUMBERVALUE(RIGHT([.G$1];4));[$'salary-percopy'.$A$1:.$B$7];2)+[.H68]*VLOOKUP(NUMBERVALUE(RIGHT([.H$1];4));[$'salary-percopy'.$A$1:.$B$7];2)+[.I68]*VLOOKUP(NUMBERVALUE(RIGHT([.I$1];4));[$'salary-percopy'.$A$1:.$B$7];2)+[.J68]*VLOOKUP(NUMBERVALUE(RIGHT([.J$1];4));[$'salary-percopy'.$A$1:.$B$7];2)+[.K68]*VLOOKUP(NUMBERVALUE(RIGHT([.K$1];4));[$'salary-percopy'.$A$1:.$B$7];2)+[.L68]*VLOOKUP(NUMBERVALUE(RIGHT([.L$1];4));[$'salary-percopy'.$A$1:.$B$7];2)+[.M68]*VLOOKUP(NUMBERVALUE(RIGHT([.M$1];4));[$'salary-percopy'.$A$1:.$B$7];2)" office:value-type="float" office:value="63713400" calcext:value-type="float">
            <text:p>63713400</text:p>
          </table:table-cell>
          <table:table-cell table:formula="of:=IF([.G68]&gt;500000;[.G68]*0.1*VLOOKUP(NUMBERVALUE(RIGHT([.G$1];4));[$'salary-percopy'.$A$1:.$B$7];2))+IF([.H68]&gt;500000;[.H68]*0.1*VLOOKUP(NUMBERVALUE(RIGHT([.H$1];4));[$'salary-percopy'.$A$1:.$B$7];2))+IF([.I68]&gt;500000;[.I68]*0.1*VLOOKUP(NUMBERVALUE(RIGHT([.I$1];4));[$'salary-percopy'.$A$1:.$B$7];2))+IF([.J68]&gt;500000;[.J68]*0.1*VLOOKUP(NUMBERVALUE(RIGHT([.J$1];4));[$'salary-percopy'.$A$1:.$B$7];2))+IF([.K68]&gt;500000;[.K68]*0.1*VLOOKUP(NUMBERVALUE(RIGHT([.K$1];4));[$'salary-percopy'.$A$1:.$B$7];2))+IF([.L68]&gt;500000;[.L68]*0.1*VLOOKUP(NUMBERVALUE(RIGHT([.L$1];4));[$'salary-percopy'.$A$1:.$B$7];2))+IF([.M68]&gt;500000;[.M68]*0.1*VLOOKUP(NUMBERVALUE(RIGHT([.M$1];4));[$'salary-percopy'.$A$1:.$B$7];2))" office:value-type="float" office:value="0" calcext:value-type="float">
            <text:p>0</text:p>
          </table:table-cell>
          <table:table-cell table:formula="of:=[.O68]+[.P68]" office:value-type="float" office:value="63713400" calcext:value-type="float">
            <text:p>63713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ylyn Walter</text:p>
          </table:table-cell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69]&gt;NUMBERVALUE(RIGHT([.G$1];4));0;RANDBETWEEN(1000;1000000))" office:value-type="float" office:value="0" calcext:value-type="float">
            <text:p>0</text:p>
          </table:table-cell>
          <table:table-cell table:formula="of:=IF([.$F69]&gt;NUMBERVALUE(RIGHT([.H$1];4));0;RANDBETWEEN(1000;1000000))" office:value-type="float" office:value="973176" calcext:value-type="float">
            <text:p>973176</text:p>
          </table:table-cell>
          <table:table-cell table:formula="of:=IF([.$F69]&gt;NUMBERVALUE(RIGHT([.I$1];4));0;RANDBETWEEN(1000;1000000))" office:value-type="float" office:value="65304" calcext:value-type="float">
            <text:p>65304</text:p>
          </table:table-cell>
          <table:table-cell table:formula="of:=IF([.$F69]&gt;NUMBERVALUE(RIGHT([.J$1];4));0;RANDBETWEEN(1000;1000000))" office:value-type="float" office:value="456934" calcext:value-type="float">
            <text:p>456934</text:p>
          </table:table-cell>
          <table:table-cell table:formula="of:=IF([.$F69]&gt;NUMBERVALUE(RIGHT([.K$1];4));0;RANDBETWEEN(1000;1000000))" office:value-type="float" office:value="62216" calcext:value-type="float">
            <text:p>62216</text:p>
          </table:table-cell>
          <table:table-cell table:formula="of:=IF([.$F69]&gt;NUMBERVALUE(RIGHT([.L$1];4));0;RANDBETWEEN(1000;1000000))" office:value-type="float" office:value="855224" calcext:value-type="float">
            <text:p>855224</text:p>
          </table:table-cell>
          <table:table-cell table:formula="of:=IF([.$F69]&gt;NUMBERVALUE(RIGHT([.M$1];4));0;RANDBETWEEN(1000;1000000))" office:value-type="float" office:value="191485" calcext:value-type="float">
            <text:p>191485</text:p>
          </table:table-cell>
          <table:table-cell table:formula="of:=SUM([.G69:.M69])" office:value-type="float" office:value="2604339" calcext:value-type="float">
            <text:p>2604339</text:p>
          </table:table-cell>
          <table:table-cell table:formula="of:=[.G69]*VLOOKUP(NUMBERVALUE(RIGHT([.G$1];4));[$'salary-percopy'.$A$1:.$B$7];2)+[.H69]*VLOOKUP(NUMBERVALUE(RIGHT([.H$1];4));[$'salary-percopy'.$A$1:.$B$7];2)+[.I69]*VLOOKUP(NUMBERVALUE(RIGHT([.I$1];4));[$'salary-percopy'.$A$1:.$B$7];2)+[.J69]*VLOOKUP(NUMBERVALUE(RIGHT([.J$1];4));[$'salary-percopy'.$A$1:.$B$7];2)+[.K69]*VLOOKUP(NUMBERVALUE(RIGHT([.K$1];4));[$'salary-percopy'.$A$1:.$B$7];2)+[.L69]*VLOOKUP(NUMBERVALUE(RIGHT([.L$1];4));[$'salary-percopy'.$A$1:.$B$7];2)+[.M69]*VLOOKUP(NUMBERVALUE(RIGHT([.M$1];4));[$'salary-percopy'.$A$1:.$B$7];2)" office:value-type="float" office:value="385946760" calcext:value-type="float">
            <text:p>385946760</text:p>
          </table:table-cell>
          <table:table-cell table:formula="of:=IF([.G69]&gt;500000;[.G69]*0.1*VLOOKUP(NUMBERVALUE(RIGHT([.G$1];4));[$'salary-percopy'.$A$1:.$B$7];2))+IF([.H69]&gt;500000;[.H69]*0.1*VLOOKUP(NUMBERVALUE(RIGHT([.H$1];4));[$'salary-percopy'.$A$1:.$B$7];2))+IF([.I69]&gt;500000;[.I69]*0.1*VLOOKUP(NUMBERVALUE(RIGHT([.I$1];4));[$'salary-percopy'.$A$1:.$B$7];2))+IF([.J69]&gt;500000;[.J69]*0.1*VLOOKUP(NUMBERVALUE(RIGHT([.J$1];4));[$'salary-percopy'.$A$1:.$B$7];2))+IF([.K69]&gt;500000;[.K69]*0.1*VLOOKUP(NUMBERVALUE(RIGHT([.K$1];4));[$'salary-percopy'.$A$1:.$B$7];2))+IF([.L69]&gt;500000;[.L69]*0.1*VLOOKUP(NUMBERVALUE(RIGHT([.L$1];4));[$'salary-percopy'.$A$1:.$B$7];2))+IF([.M69]&gt;500000;[.M69]*0.1*VLOOKUP(NUMBERVALUE(RIGHT([.M$1];4));[$'salary-percopy'.$A$1:.$B$7];2))" office:value-type="float" office:value="26526580" calcext:value-type="float">
            <text:p>26526580</text:p>
          </table:table-cell>
          <table:table-cell table:formula="of:=[.O69]+[.P69]" office:value-type="float" office:value="412473340" calcext:value-type="float">
            <text:p>4124733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land Meyers</text:p>
          </table:table-cell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70]&gt;NUMBERVALUE(RIGHT([.G$1];4));0;RANDBETWEEN(1000;1000000))" office:value-type="float" office:value="0" calcext:value-type="float">
            <text:p>0</text:p>
          </table:table-cell>
          <table:table-cell table:formula="of:=IF([.$F70]&gt;NUMBERVALUE(RIGHT([.H$1];4));0;RANDBETWEEN(1000;1000000))" office:value-type="float" office:value="0" calcext:value-type="float">
            <text:p>0</text:p>
          </table:table-cell>
          <table:table-cell table:formula="of:=IF([.$F70]&gt;NUMBERVALUE(RIGHT([.I$1];4));0;RANDBETWEEN(1000;1000000))" office:value-type="float" office:value="0" calcext:value-type="float">
            <text:p>0</text:p>
          </table:table-cell>
          <table:table-cell table:formula="of:=IF([.$F70]&gt;NUMBERVALUE(RIGHT([.J$1];4));0;RANDBETWEEN(1000;1000000))" office:value-type="float" office:value="386568" calcext:value-type="float">
            <text:p>386568</text:p>
          </table:table-cell>
          <table:table-cell table:formula="of:=IF([.$F70]&gt;NUMBERVALUE(RIGHT([.K$1];4));0;RANDBETWEEN(1000;1000000))" office:value-type="float" office:value="149474" calcext:value-type="float">
            <text:p>149474</text:p>
          </table:table-cell>
          <table:table-cell table:formula="of:=IF([.$F70]&gt;NUMBERVALUE(RIGHT([.L$1];4));0;RANDBETWEEN(1000;1000000))" office:value-type="float" office:value="473484" calcext:value-type="float">
            <text:p>473484</text:p>
          </table:table-cell>
          <table:table-cell table:formula="of:=IF([.$F70]&gt;NUMBERVALUE(RIGHT([.M$1];4));0;RANDBETWEEN(1000;1000000))" office:value-type="float" office:value="970284" calcext:value-type="float">
            <text:p>970284</text:p>
          </table:table-cell>
          <table:table-cell table:formula="of:=SUM([.G70:.M70])" office:value-type="float" office:value="1979810" calcext:value-type="float">
            <text:p>1979810</text:p>
          </table:table-cell>
          <table:table-cell table:formula="of:=[.G70]*VLOOKUP(NUMBERVALUE(RIGHT([.G$1];4));[$'salary-percopy'.$A$1:.$B$7];2)+[.H70]*VLOOKUP(NUMBERVALUE(RIGHT([.H$1];4));[$'salary-percopy'.$A$1:.$B$7];2)+[.I70]*VLOOKUP(NUMBERVALUE(RIGHT([.I$1];4));[$'salary-percopy'.$A$1:.$B$7];2)+[.J70]*VLOOKUP(NUMBERVALUE(RIGHT([.J$1];4));[$'salary-percopy'.$A$1:.$B$7];2)+[.K70]*VLOOKUP(NUMBERVALUE(RIGHT([.K$1];4));[$'salary-percopy'.$A$1:.$B$7];2)+[.L70]*VLOOKUP(NUMBERVALUE(RIGHT([.L$1];4));[$'salary-percopy'.$A$1:.$B$7];2)+[.M70]*VLOOKUP(NUMBERVALUE(RIGHT([.M$1];4));[$'salary-percopy'.$A$1:.$B$7];2)" office:value-type="float" office:value="361181440" calcext:value-type="float">
            <text:p>361181440</text:p>
          </table:table-cell>
          <table:table-cell table:formula="of:=IF([.G70]&gt;500000;[.G70]*0.1*VLOOKUP(NUMBERVALUE(RIGHT([.G$1];4));[$'salary-percopy'.$A$1:.$B$7];2))+IF([.H70]&gt;500000;[.H70]*0.1*VLOOKUP(NUMBERVALUE(RIGHT([.H$1];4));[$'salary-percopy'.$A$1:.$B$7];2))+IF([.I70]&gt;500000;[.I70]*0.1*VLOOKUP(NUMBERVALUE(RIGHT([.I$1];4));[$'salary-percopy'.$A$1:.$B$7];2))+IF([.J70]&gt;500000;[.J70]*0.1*VLOOKUP(NUMBERVALUE(RIGHT([.J$1];4));[$'salary-percopy'.$A$1:.$B$7];2))+IF([.K70]&gt;500000;[.K70]*0.1*VLOOKUP(NUMBERVALUE(RIGHT([.K$1];4));[$'salary-percopy'.$A$1:.$B$7];2))+IF([.L70]&gt;500000;[.L70]*0.1*VLOOKUP(NUMBERVALUE(RIGHT([.L$1];4));[$'salary-percopy'.$A$1:.$B$7];2))+IF([.M70]&gt;500000;[.M70]*0.1*VLOOKUP(NUMBERVALUE(RIGHT([.M$1];4));[$'salary-percopy'.$A$1:.$B$7];2))" office:value-type="float" office:value="19405680" calcext:value-type="float">
            <text:p>19405680</text:p>
          </table:table-cell>
          <table:table-cell table:formula="of:=[.O70]+[.P70]" office:value-type="float" office:value="380587120" calcext:value-type="float">
            <text:p>3805871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on Cline</text:p>
          </table:table-cell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71]&gt;NUMBERVALUE(RIGHT([.G$1];4));0;RANDBETWEEN(1000;1000000))" office:value-type="float" office:value="0" calcext:value-type="float">
            <text:p>0</text:p>
          </table:table-cell>
          <table:table-cell table:formula="of:=IF([.$F71]&gt;NUMBERVALUE(RIGHT([.H$1];4));0;RANDBETWEEN(1000;1000000))" office:value-type="float" office:value="0" calcext:value-type="float">
            <text:p>0</text:p>
          </table:table-cell>
          <table:table-cell table:formula="of:=IF([.$F71]&gt;NUMBERVALUE(RIGHT([.I$1];4));0;RANDBETWEEN(1000;1000000))" office:value-type="float" office:value="0" calcext:value-type="float">
            <text:p>0</text:p>
          </table:table-cell>
          <table:table-cell table:formula="of:=IF([.$F71]&gt;NUMBERVALUE(RIGHT([.J$1];4));0;RANDBETWEEN(1000;1000000))" office:value-type="float" office:value="0" calcext:value-type="float">
            <text:p>0</text:p>
          </table:table-cell>
          <table:table-cell table:formula="of:=IF([.$F71]&gt;NUMBERVALUE(RIGHT([.K$1];4));0;RANDBETWEEN(1000;1000000))" office:value-type="float" office:value="566820" calcext:value-type="float">
            <text:p>566820</text:p>
          </table:table-cell>
          <table:table-cell table:formula="of:=IF([.$F71]&gt;NUMBERVALUE(RIGHT([.L$1];4));0;RANDBETWEEN(1000;1000000))" office:value-type="float" office:value="18534" calcext:value-type="float">
            <text:p>18534</text:p>
          </table:table-cell>
          <table:table-cell table:formula="of:=IF([.$F71]&gt;NUMBERVALUE(RIGHT([.M$1];4));0;RANDBETWEEN(1000;1000000))" office:value-type="float" office:value="716330" calcext:value-type="float">
            <text:p>716330</text:p>
          </table:table-cell>
          <table:table-cell table:formula="of:=SUM([.G71:.M71])" office:value-type="float" office:value="1301684" calcext:value-type="float">
            <text:p>1301684</text:p>
          </table:table-cell>
          <table:table-cell table:formula="of:=[.G71]*VLOOKUP(NUMBERVALUE(RIGHT([.G$1];4));[$'salary-percopy'.$A$1:.$B$7];2)+[.H71]*VLOOKUP(NUMBERVALUE(RIGHT([.H$1];4));[$'salary-percopy'.$A$1:.$B$7];2)+[.I71]*VLOOKUP(NUMBERVALUE(RIGHT([.I$1];4));[$'salary-percopy'.$A$1:.$B$7];2)+[.J71]*VLOOKUP(NUMBERVALUE(RIGHT([.J$1];4));[$'salary-percopy'.$A$1:.$B$7];2)+[.K71]*VLOOKUP(NUMBERVALUE(RIGHT([.K$1];4));[$'salary-percopy'.$A$1:.$B$7];2)+[.L71]*VLOOKUP(NUMBERVALUE(RIGHT([.L$1];4));[$'salary-percopy'.$A$1:.$B$7];2)+[.M71]*VLOOKUP(NUMBERVALUE(RIGHT([.M$1];4));[$'salary-percopy'.$A$1:.$B$7];2)" office:value-type="float" office:value="243054190" calcext:value-type="float">
            <text:p>243054190</text:p>
          </table:table-cell>
          <table:table-cell table:formula="of:=IF([.G71]&gt;500000;[.G71]*0.1*VLOOKUP(NUMBERVALUE(RIGHT([.G$1];4));[$'salary-percopy'.$A$1:.$B$7];2))+IF([.H71]&gt;500000;[.H71]*0.1*VLOOKUP(NUMBERVALUE(RIGHT([.H$1];4));[$'salary-percopy'.$A$1:.$B$7];2))+IF([.I71]&gt;500000;[.I71]*0.1*VLOOKUP(NUMBERVALUE(RIGHT([.I$1];4));[$'salary-percopy'.$A$1:.$B$7];2))+IF([.J71]&gt;500000;[.J71]*0.1*VLOOKUP(NUMBERVALUE(RIGHT([.J$1];4));[$'salary-percopy'.$A$1:.$B$7];2))+IF([.K71]&gt;500000;[.K71]*0.1*VLOOKUP(NUMBERVALUE(RIGHT([.K$1];4));[$'salary-percopy'.$A$1:.$B$7];2))+IF([.L71]&gt;500000;[.L71]*0.1*VLOOKUP(NUMBERVALUE(RIGHT([.L$1];4));[$'salary-percopy'.$A$1:.$B$7];2))+IF([.M71]&gt;500000;[.M71]*0.1*VLOOKUP(NUMBERVALUE(RIGHT([.M$1];4));[$'salary-percopy'.$A$1:.$B$7];2))" office:value-type="float" office:value="23962540" calcext:value-type="float">
            <text:p>23962540</text:p>
          </table:table-cell>
          <table:table-cell table:formula="of:=[.O71]+[.P71]" office:value-type="float" office:value="267016730" calcext:value-type="float">
            <text:p>2670167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onel Cain</text:p>
          </table:table-cell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72]&gt;NUMBERVALUE(RIGHT([.G$1];4));0;RANDBETWEEN(1000;1000000))" office:value-type="float" office:value="0" calcext:value-type="float">
            <text:p>0</text:p>
          </table:table-cell>
          <table:table-cell table:formula="of:=IF([.$F72]&gt;NUMBERVALUE(RIGHT([.H$1];4));0;RANDBETWEEN(1000;1000000))" office:value-type="float" office:value="0" calcext:value-type="float">
            <text:p>0</text:p>
          </table:table-cell>
          <table:table-cell table:formula="of:=IF([.$F72]&gt;NUMBERVALUE(RIGHT([.I$1];4));0;RANDBETWEEN(1000;1000000))" office:value-type="float" office:value="0" calcext:value-type="float">
            <text:p>0</text:p>
          </table:table-cell>
          <table:table-cell table:formula="of:=IF([.$F72]&gt;NUMBERVALUE(RIGHT([.J$1];4));0;RANDBETWEEN(1000;1000000))" office:value-type="float" office:value="0" calcext:value-type="float">
            <text:p>0</text:p>
          </table:table-cell>
          <table:table-cell table:formula="of:=IF([.$F72]&gt;NUMBERVALUE(RIGHT([.K$1];4));0;RANDBETWEEN(1000;1000000))" office:value-type="float" office:value="0" calcext:value-type="float">
            <text:p>0</text:p>
          </table:table-cell>
          <table:table-cell table:formula="of:=IF([.$F72]&gt;NUMBERVALUE(RIGHT([.L$1];4));0;RANDBETWEEN(1000;1000000))" office:value-type="float" office:value="0" calcext:value-type="float">
            <text:p>0</text:p>
          </table:table-cell>
          <table:table-cell table:formula="of:=IF([.$F72]&gt;NUMBERVALUE(RIGHT([.M$1];4));0;RANDBETWEEN(1000;1000000))" office:value-type="float" office:value="215366" calcext:value-type="float">
            <text:p>215366</text:p>
          </table:table-cell>
          <table:table-cell table:formula="of:=SUM([.G72:.M72])" office:value-type="float" office:value="215366" calcext:value-type="float">
            <text:p>215366</text:p>
          </table:table-cell>
          <table:table-cell table:formula="of:=[.G72]*VLOOKUP(NUMBERVALUE(RIGHT([.G$1];4));[$'salary-percopy'.$A$1:.$B$7];2)+[.H72]*VLOOKUP(NUMBERVALUE(RIGHT([.H$1];4));[$'salary-percopy'.$A$1:.$B$7];2)+[.I72]*VLOOKUP(NUMBERVALUE(RIGHT([.I$1];4));[$'salary-percopy'.$A$1:.$B$7];2)+[.J72]*VLOOKUP(NUMBERVALUE(RIGHT([.J$1];4));[$'salary-percopy'.$A$1:.$B$7];2)+[.K72]*VLOOKUP(NUMBERVALUE(RIGHT([.K$1];4));[$'salary-percopy'.$A$1:.$B$7];2)+[.L72]*VLOOKUP(NUMBERVALUE(RIGHT([.L$1];4));[$'salary-percopy'.$A$1:.$B$7];2)+[.M72]*VLOOKUP(NUMBERVALUE(RIGHT([.M$1];4));[$'salary-percopy'.$A$1:.$B$7];2)" office:value-type="float" office:value="43073200" calcext:value-type="float">
            <text:p>43073200</text:p>
          </table:table-cell>
          <table:table-cell table:formula="of:=IF([.G72]&gt;500000;[.G72]*0.1*VLOOKUP(NUMBERVALUE(RIGHT([.G$1];4));[$'salary-percopy'.$A$1:.$B$7];2))+IF([.H72]&gt;500000;[.H72]*0.1*VLOOKUP(NUMBERVALUE(RIGHT([.H$1];4));[$'salary-percopy'.$A$1:.$B$7];2))+IF([.I72]&gt;500000;[.I72]*0.1*VLOOKUP(NUMBERVALUE(RIGHT([.I$1];4));[$'salary-percopy'.$A$1:.$B$7];2))+IF([.J72]&gt;500000;[.J72]*0.1*VLOOKUP(NUMBERVALUE(RIGHT([.J$1];4));[$'salary-percopy'.$A$1:.$B$7];2))+IF([.K72]&gt;500000;[.K72]*0.1*VLOOKUP(NUMBERVALUE(RIGHT([.K$1];4));[$'salary-percopy'.$A$1:.$B$7];2))+IF([.L72]&gt;500000;[.L72]*0.1*VLOOKUP(NUMBERVALUE(RIGHT([.L$1];4));[$'salary-percopy'.$A$1:.$B$7];2))+IF([.M72]&gt;500000;[.M72]*0.1*VLOOKUP(NUMBERVALUE(RIGHT([.M$1];4));[$'salary-percopy'.$A$1:.$B$7];2))" office:value-type="float" office:value="0" calcext:value-type="float">
            <text:p>0</text:p>
          </table:table-cell>
          <table:table-cell table:formula="of:=[.O72]+[.P72]" office:value-type="float" office:value="43073200" calcext:value-type="float">
            <text:p>43073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lah Gay</text:p>
          </table:table-cell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73]&gt;NUMBERVALUE(RIGHT([.G$1];4));0;RANDBETWEEN(1000;1000000))" office:value-type="float" office:value="0" calcext:value-type="float">
            <text:p>0</text:p>
          </table:table-cell>
          <table:table-cell table:formula="of:=IF([.$F73]&gt;NUMBERVALUE(RIGHT([.H$1];4));0;RANDBETWEEN(1000;1000000))" office:value-type="float" office:value="0" calcext:value-type="float">
            <text:p>0</text:p>
          </table:table-cell>
          <table:table-cell table:formula="of:=IF([.$F73]&gt;NUMBERVALUE(RIGHT([.I$1];4));0;RANDBETWEEN(1000;1000000))" office:value-type="float" office:value="0" calcext:value-type="float">
            <text:p>0</text:p>
          </table:table-cell>
          <table:table-cell table:formula="of:=IF([.$F73]&gt;NUMBERVALUE(RIGHT([.J$1];4));0;RANDBETWEEN(1000;1000000))" office:value-type="float" office:value="0" calcext:value-type="float">
            <text:p>0</text:p>
          </table:table-cell>
          <table:table-cell table:formula="of:=IF([.$F73]&gt;NUMBERVALUE(RIGHT([.K$1];4));0;RANDBETWEEN(1000;1000000))" office:value-type="float" office:value="926362" calcext:value-type="float">
            <text:p>926362</text:p>
          </table:table-cell>
          <table:table-cell table:formula="of:=IF([.$F73]&gt;NUMBERVALUE(RIGHT([.L$1];4));0;RANDBETWEEN(1000;1000000))" office:value-type="float" office:value="478679" calcext:value-type="float">
            <text:p>478679</text:p>
          </table:table-cell>
          <table:table-cell table:formula="of:=IF([.$F73]&gt;NUMBERVALUE(RIGHT([.M$1];4));0;RANDBETWEEN(1000;1000000))" office:value-type="float" office:value="925914" calcext:value-type="float">
            <text:p>925914</text:p>
          </table:table-cell>
          <table:table-cell table:formula="of:=SUM([.G73:.M73])" office:value-type="float" office:value="2330955" calcext:value-type="float">
            <text:p>2330955</text:p>
          </table:table-cell>
          <table:table-cell table:formula="of:=[.G73]*VLOOKUP(NUMBERVALUE(RIGHT([.G$1];4));[$'salary-percopy'.$A$1:.$B$7];2)+[.H73]*VLOOKUP(NUMBERVALUE(RIGHT([.H$1];4));[$'salary-percopy'.$A$1:.$B$7];2)+[.I73]*VLOOKUP(NUMBERVALUE(RIGHT([.I$1];4));[$'salary-percopy'.$A$1:.$B$7];2)+[.J73]*VLOOKUP(NUMBERVALUE(RIGHT([.J$1];4));[$'salary-percopy'.$A$1:.$B$7];2)+[.K73]*VLOOKUP(NUMBERVALUE(RIGHT([.K$1];4));[$'salary-percopy'.$A$1:.$B$7];2)+[.L73]*VLOOKUP(NUMBERVALUE(RIGHT([.L$1];4));[$'salary-percopy'.$A$1:.$B$7];2)+[.M73]*VLOOKUP(NUMBERVALUE(RIGHT([.M$1];4));[$'salary-percopy'.$A$1:.$B$7];2)" office:value-type="float" office:value="431219955" calcext:value-type="float">
            <text:p>431219955</text:p>
          </table:table-cell>
          <table:table-cell table:formula="of:=IF([.G73]&gt;500000;[.G73]*0.1*VLOOKUP(NUMBERVALUE(RIGHT([.G$1];4));[$'salary-percopy'.$A$1:.$B$7];2))+IF([.H73]&gt;500000;[.H73]*0.1*VLOOKUP(NUMBERVALUE(RIGHT([.H$1];4));[$'salary-percopy'.$A$1:.$B$7];2))+IF([.I73]&gt;500000;[.I73]*0.1*VLOOKUP(NUMBERVALUE(RIGHT([.I$1];4));[$'salary-percopy'.$A$1:.$B$7];2))+IF([.J73]&gt;500000;[.J73]*0.1*VLOOKUP(NUMBERVALUE(RIGHT([.J$1];4));[$'salary-percopy'.$A$1:.$B$7];2))+IF([.K73]&gt;500000;[.K73]*0.1*VLOOKUP(NUMBERVALUE(RIGHT([.K$1];4));[$'salary-percopy'.$A$1:.$B$7];2))+IF([.L73]&gt;500000;[.L73]*0.1*VLOOKUP(NUMBERVALUE(RIGHT([.L$1];4));[$'salary-percopy'.$A$1:.$B$7];2))+IF([.M73]&gt;500000;[.M73]*0.1*VLOOKUP(NUMBERVALUE(RIGHT([.M$1];4));[$'salary-percopy'.$A$1:.$B$7];2))" office:value-type="float" office:value="34266434" calcext:value-type="float">
            <text:p>34266434</text:p>
          </table:table-cell>
          <table:table-cell table:formula="of:=[.O73]+[.P73]" office:value-type="float" office:value="465486389" calcext:value-type="float">
            <text:p>4654863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ka Wolf</text:p>
          </table:table-cell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74]&gt;NUMBERVALUE(RIGHT([.G$1];4));0;RANDBETWEEN(1000;1000000))" office:value-type="float" office:value="836431" calcext:value-type="float">
            <text:p>836431</text:p>
          </table:table-cell>
          <table:table-cell table:formula="of:=IF([.$F74]&gt;NUMBERVALUE(RIGHT([.H$1];4));0;RANDBETWEEN(1000;1000000))" office:value-type="float" office:value="146579" calcext:value-type="float">
            <text:p>146579</text:p>
          </table:table-cell>
          <table:table-cell table:formula="of:=IF([.$F74]&gt;NUMBERVALUE(RIGHT([.I$1];4));0;RANDBETWEEN(1000;1000000))" office:value-type="float" office:value="215861" calcext:value-type="float">
            <text:p>215861</text:p>
          </table:table-cell>
          <table:table-cell table:formula="of:=IF([.$F74]&gt;NUMBERVALUE(RIGHT([.J$1];4));0;RANDBETWEEN(1000;1000000))" office:value-type="float" office:value="870973" calcext:value-type="float">
            <text:p>870973</text:p>
          </table:table-cell>
          <table:table-cell table:formula="of:=IF([.$F74]&gt;NUMBERVALUE(RIGHT([.K$1];4));0;RANDBETWEEN(1000;1000000))" office:value-type="float" office:value="760642" calcext:value-type="float">
            <text:p>760642</text:p>
          </table:table-cell>
          <table:table-cell table:formula="of:=IF([.$F74]&gt;NUMBERVALUE(RIGHT([.L$1];4));0;RANDBETWEEN(1000;1000000))" office:value-type="float" office:value="386705" calcext:value-type="float">
            <text:p>386705</text:p>
          </table:table-cell>
          <table:table-cell table:formula="of:=IF([.$F74]&gt;NUMBERVALUE(RIGHT([.M$1];4));0;RANDBETWEEN(1000;1000000))" office:value-type="float" office:value="581837" calcext:value-type="float">
            <text:p>581837</text:p>
          </table:table-cell>
          <table:table-cell table:formula="of:=SUM([.G74:.M74])" office:value-type="float" office:value="3799028" calcext:value-type="float">
            <text:p>3799028</text:p>
          </table:table-cell>
          <table:table-cell table:formula="of:=[.G74]*VLOOKUP(NUMBERVALUE(RIGHT([.G$1];4));[$'salary-percopy'.$A$1:.$B$7];2)+[.H74]*VLOOKUP(NUMBERVALUE(RIGHT([.H$1];4));[$'salary-percopy'.$A$1:.$B$7];2)+[.I74]*VLOOKUP(NUMBERVALUE(RIGHT([.I$1];4));[$'salary-percopy'.$A$1:.$B$7];2)+[.J74]*VLOOKUP(NUMBERVALUE(RIGHT([.J$1];4));[$'salary-percopy'.$A$1:.$B$7];2)+[.K74]*VLOOKUP(NUMBERVALUE(RIGHT([.K$1];4));[$'salary-percopy'.$A$1:.$B$7];2)+[.L74]*VLOOKUP(NUMBERVALUE(RIGHT([.L$1];4));[$'salary-percopy'.$A$1:.$B$7];2)+[.M74]*VLOOKUP(NUMBERVALUE(RIGHT([.M$1];4));[$'salary-percopy'.$A$1:.$B$7];2)" office:value-type="float" office:value="564823295" calcext:value-type="float">
            <text:p>564823295</text:p>
          </table:table-cell>
          <table:table-cell table:formula="of:=IF([.G74]&gt;500000;[.G74]*0.1*VLOOKUP(NUMBERVALUE(RIGHT([.G$1];4));[$'salary-percopy'.$A$1:.$B$7];2))+IF([.H74]&gt;500000;[.H74]*0.1*VLOOKUP(NUMBERVALUE(RIGHT([.H$1];4));[$'salary-percopy'.$A$1:.$B$7];2))+IF([.I74]&gt;500000;[.I74]*0.1*VLOOKUP(NUMBERVALUE(RIGHT([.I$1];4));[$'salary-percopy'.$A$1:.$B$7];2))+IF([.J74]&gt;500000;[.J74]*0.1*VLOOKUP(NUMBERVALUE(RIGHT([.J$1];4));[$'salary-percopy'.$A$1:.$B$7];2))+IF([.K74]&gt;500000;[.K74]*0.1*VLOOKUP(NUMBERVALUE(RIGHT([.K$1];4));[$'salary-percopy'.$A$1:.$B$7];2))+IF([.L74]&gt;500000;[.L74]*0.1*VLOOKUP(NUMBERVALUE(RIGHT([.L$1];4));[$'salary-percopy'.$A$1:.$B$7];2))+IF([.M74]&gt;500000;[.M74]*0.1*VLOOKUP(NUMBERVALUE(RIGHT([.M$1];4));[$'salary-percopy'.$A$1:.$B$7];2))" office:value-type="float" office:value="45125586" calcext:value-type="float">
            <text:p>45125586</text:p>
          </table:table-cell>
          <table:table-cell table:formula="of:=[.O74]+[.P74]" office:value-type="float" office:value="609948881" calcext:value-type="float">
            <text:p>6099488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ximus Lewis</text:p>
          </table:table-cell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75]&gt;NUMBERVALUE(RIGHT([.G$1];4));0;RANDBETWEEN(1000;1000000))" office:value-type="float" office:value="0" calcext:value-type="float">
            <text:p>0</text:p>
          </table:table-cell>
          <table:table-cell table:formula="of:=IF([.$F75]&gt;NUMBERVALUE(RIGHT([.H$1];4));0;RANDBETWEEN(1000;1000000))" office:value-type="float" office:value="0" calcext:value-type="float">
            <text:p>0</text:p>
          </table:table-cell>
          <table:table-cell table:formula="of:=IF([.$F75]&gt;NUMBERVALUE(RIGHT([.I$1];4));0;RANDBETWEEN(1000;1000000))" office:value-type="float" office:value="0" calcext:value-type="float">
            <text:p>0</text:p>
          </table:table-cell>
          <table:table-cell table:formula="of:=IF([.$F75]&gt;NUMBERVALUE(RIGHT([.J$1];4));0;RANDBETWEEN(1000;1000000))" office:value-type="float" office:value="444720" calcext:value-type="float">
            <text:p>444720</text:p>
          </table:table-cell>
          <table:table-cell table:formula="of:=IF([.$F75]&gt;NUMBERVALUE(RIGHT([.K$1];4));0;RANDBETWEEN(1000;1000000))" office:value-type="float" office:value="988369" calcext:value-type="float">
            <text:p>988369</text:p>
          </table:table-cell>
          <table:table-cell table:formula="of:=IF([.$F75]&gt;NUMBERVALUE(RIGHT([.L$1];4));0;RANDBETWEEN(1000;1000000))" office:value-type="float" office:value="377460" calcext:value-type="float">
            <text:p>377460</text:p>
          </table:table-cell>
          <table:table-cell table:formula="of:=IF([.$F75]&gt;NUMBERVALUE(RIGHT([.M$1];4));0;RANDBETWEEN(1000;1000000))" office:value-type="float" office:value="540901" calcext:value-type="float">
            <text:p>540901</text:p>
          </table:table-cell>
          <table:table-cell table:formula="of:=SUM([.G75:.M75])" office:value-type="float" office:value="2351450" calcext:value-type="float">
            <text:p>2351450</text:p>
          </table:table-cell>
          <table:table-cell table:formula="of:=[.G75]*VLOOKUP(NUMBERVALUE(RIGHT([.G$1];4));[$'salary-percopy'.$A$1:.$B$7];2)+[.H75]*VLOOKUP(NUMBERVALUE(RIGHT([.H$1];4));[$'salary-percopy'.$A$1:.$B$7];2)+[.I75]*VLOOKUP(NUMBERVALUE(RIGHT([.I$1];4));[$'salary-percopy'.$A$1:.$B$7];2)+[.J75]*VLOOKUP(NUMBERVALUE(RIGHT([.J$1];4));[$'salary-percopy'.$A$1:.$B$7];2)+[.K75]*VLOOKUP(NUMBERVALUE(RIGHT([.K$1];4));[$'salary-percopy'.$A$1:.$B$7];2)+[.L75]*VLOOKUP(NUMBERVALUE(RIGHT([.L$1];4));[$'salary-percopy'.$A$1:.$B$7];2)+[.M75]*VLOOKUP(NUMBERVALUE(RIGHT([.M$1];4));[$'salary-percopy'.$A$1:.$B$7];2)" office:value-type="float" office:value="408293830" calcext:value-type="float">
            <text:p>408293830</text:p>
          </table:table-cell>
          <table:table-cell table:formula="of:=IF([.G75]&gt;500000;[.G75]*0.1*VLOOKUP(NUMBERVALUE(RIGHT([.G$1];4));[$'salary-percopy'.$A$1:.$B$7];2))+IF([.H75]&gt;500000;[.H75]*0.1*VLOOKUP(NUMBERVALUE(RIGHT([.H$1];4));[$'salary-percopy'.$A$1:.$B$7];2))+IF([.I75]&gt;500000;[.I75]*0.1*VLOOKUP(NUMBERVALUE(RIGHT([.I$1];4));[$'salary-percopy'.$A$1:.$B$7];2))+IF([.J75]&gt;500000;[.J75]*0.1*VLOOKUP(NUMBERVALUE(RIGHT([.J$1];4));[$'salary-percopy'.$A$1:.$B$7];2))+IF([.K75]&gt;500000;[.K75]*0.1*VLOOKUP(NUMBERVALUE(RIGHT([.K$1];4));[$'salary-percopy'.$A$1:.$B$7];2))+IF([.L75]&gt;500000;[.L75]*0.1*VLOOKUP(NUMBERVALUE(RIGHT([.L$1];4));[$'salary-percopy'.$A$1:.$B$7];2))+IF([.M75]&gt;500000;[.M75]*0.1*VLOOKUP(NUMBERVALUE(RIGHT([.M$1];4));[$'salary-percopy'.$A$1:.$B$7];2))" office:value-type="float" office:value="27620293" calcext:value-type="float">
            <text:p>27620293</text:p>
          </table:table-cell>
          <table:table-cell table:formula="of:=[.O75]+[.P75]" office:value-type="float" office:value="435914123" calcext:value-type="float">
            <text:p>4359141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elissa Crane</text:p>
          </table:table-cell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76]&gt;NUMBERVALUE(RIGHT([.G$1];4));0;RANDBETWEEN(1000;1000000))" office:value-type="float" office:value="0" calcext:value-type="float">
            <text:p>0</text:p>
          </table:table-cell>
          <table:table-cell table:formula="of:=IF([.$F76]&gt;NUMBERVALUE(RIGHT([.H$1];4));0;RANDBETWEEN(1000;1000000))" office:value-type="float" office:value="756447" calcext:value-type="float">
            <text:p>756447</text:p>
          </table:table-cell>
          <table:table-cell table:formula="of:=IF([.$F76]&gt;NUMBERVALUE(RIGHT([.I$1];4));0;RANDBETWEEN(1000;1000000))" office:value-type="float" office:value="924547" calcext:value-type="float">
            <text:p>924547</text:p>
          </table:table-cell>
          <table:table-cell table:formula="of:=IF([.$F76]&gt;NUMBERVALUE(RIGHT([.J$1];4));0;RANDBETWEEN(1000;1000000))" office:value-type="float" office:value="404683" calcext:value-type="float">
            <text:p>404683</text:p>
          </table:table-cell>
          <table:table-cell table:formula="of:=IF([.$F76]&gt;NUMBERVALUE(RIGHT([.K$1];4));0;RANDBETWEEN(1000;1000000))" office:value-type="float" office:value="551864" calcext:value-type="float">
            <text:p>551864</text:p>
          </table:table-cell>
          <table:table-cell table:formula="of:=IF([.$F76]&gt;NUMBERVALUE(RIGHT([.L$1];4));0;RANDBETWEEN(1000;1000000))" office:value-type="float" office:value="165412" calcext:value-type="float">
            <text:p>165412</text:p>
          </table:table-cell>
          <table:table-cell table:formula="of:=IF([.$F76]&gt;NUMBERVALUE(RIGHT([.M$1];4));0;RANDBETWEEN(1000;1000000))" office:value-type="float" office:value="72029" calcext:value-type="float">
            <text:p>72029</text:p>
          </table:table-cell>
          <table:table-cell table:formula="of:=SUM([.G76:.M76])" office:value-type="float" office:value="2874982" calcext:value-type="float">
            <text:p>2874982</text:p>
          </table:table-cell>
          <table:table-cell table:formula="of:=[.G76]*VLOOKUP(NUMBERVALUE(RIGHT([.G$1];4));[$'salary-percopy'.$A$1:.$B$7];2)+[.H76]*VLOOKUP(NUMBERVALUE(RIGHT([.H$1];4));[$'salary-percopy'.$A$1:.$B$7];2)+[.I76]*VLOOKUP(NUMBERVALUE(RIGHT([.I$1];4));[$'salary-percopy'.$A$1:.$B$7];2)+[.J76]*VLOOKUP(NUMBERVALUE(RIGHT([.J$1];4));[$'salary-percopy'.$A$1:.$B$7];2)+[.K76]*VLOOKUP(NUMBERVALUE(RIGHT([.K$1];4));[$'salary-percopy'.$A$1:.$B$7];2)+[.L76]*VLOOKUP(NUMBERVALUE(RIGHT([.L$1];4));[$'salary-percopy'.$A$1:.$B$7];2)+[.M76]*VLOOKUP(NUMBERVALUE(RIGHT([.M$1];4));[$'salary-percopy'.$A$1:.$B$7];2)" office:value-type="float" office:value="389634330" calcext:value-type="float">
            <text:p>389634330</text:p>
          </table:table-cell>
          <table:table-cell table:formula="of:=IF([.G76]&gt;500000;[.G76]*0.1*VLOOKUP(NUMBERVALUE(RIGHT([.G$1];4));[$'salary-percopy'.$A$1:.$B$7];2))+IF([.H76]&gt;500000;[.H76]*0.1*VLOOKUP(NUMBERVALUE(RIGHT([.H$1];4));[$'salary-percopy'.$A$1:.$B$7];2))+IF([.I76]&gt;500000;[.I76]*0.1*VLOOKUP(NUMBERVALUE(RIGHT([.I$1];4));[$'salary-percopy'.$A$1:.$B$7];2))+IF([.J76]&gt;500000;[.J76]*0.1*VLOOKUP(NUMBERVALUE(RIGHT([.J$1];4));[$'salary-percopy'.$A$1:.$B$7];2))+IF([.K76]&gt;500000;[.K76]*0.1*VLOOKUP(NUMBERVALUE(RIGHT([.K$1];4));[$'salary-percopy'.$A$1:.$B$7];2))+IF([.L76]&gt;500000;[.L76]*0.1*VLOOKUP(NUMBERVALUE(RIGHT([.L$1];4));[$'salary-percopy'.$A$1:.$B$7];2))+IF([.M76]&gt;500000;[.M76]*0.1*VLOOKUP(NUMBERVALUE(RIGHT([.M$1];4));[$'salary-percopy'.$A$1:.$B$7];2))" office:value-type="float" office:value="28797169" calcext:value-type="float">
            <text:p>28797169</text:p>
          </table:table-cell>
          <table:table-cell table:formula="of:=[.O76]+[.P76]" office:value-type="float" office:value="418431499" calcext:value-type="float">
            <text:p>4184314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chelle Mcgrath</text:p>
          </table:table-cell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77]&gt;NUMBERVALUE(RIGHT([.G$1];4));0;RANDBETWEEN(1000;1000000))" office:value-type="float" office:value="0" calcext:value-type="float">
            <text:p>0</text:p>
          </table:table-cell>
          <table:table-cell table:formula="of:=IF([.$F77]&gt;NUMBERVALUE(RIGHT([.H$1];4));0;RANDBETWEEN(1000;1000000))" office:value-type="float" office:value="0" calcext:value-type="float">
            <text:p>0</text:p>
          </table:table-cell>
          <table:table-cell table:formula="of:=IF([.$F77]&gt;NUMBERVALUE(RIGHT([.I$1];4));0;RANDBETWEEN(1000;1000000))" office:value-type="float" office:value="0" calcext:value-type="float">
            <text:p>0</text:p>
          </table:table-cell>
          <table:table-cell table:formula="of:=IF([.$F77]&gt;NUMBERVALUE(RIGHT([.J$1];4));0;RANDBETWEEN(1000;1000000))" office:value-type="float" office:value="0" calcext:value-type="float">
            <text:p>0</text:p>
          </table:table-cell>
          <table:table-cell table:formula="of:=IF([.$F77]&gt;NUMBERVALUE(RIGHT([.K$1];4));0;RANDBETWEEN(1000;1000000))" office:value-type="float" office:value="0" calcext:value-type="float">
            <text:p>0</text:p>
          </table:table-cell>
          <table:table-cell table:formula="of:=IF([.$F77]&gt;NUMBERVALUE(RIGHT([.L$1];4));0;RANDBETWEEN(1000;1000000))" office:value-type="float" office:value="0" calcext:value-type="float">
            <text:p>0</text:p>
          </table:table-cell>
          <table:table-cell table:formula="of:=IF([.$F77]&gt;NUMBERVALUE(RIGHT([.M$1];4));0;RANDBETWEEN(1000;1000000))" office:value-type="float" office:value="951881" calcext:value-type="float">
            <text:p>951881</text:p>
          </table:table-cell>
          <table:table-cell table:formula="of:=SUM([.G77:.M77])" office:value-type="float" office:value="951881" calcext:value-type="float">
            <text:p>951881</text:p>
          </table:table-cell>
          <table:table-cell table:formula="of:=[.G77]*VLOOKUP(NUMBERVALUE(RIGHT([.G$1];4));[$'salary-percopy'.$A$1:.$B$7];2)+[.H77]*VLOOKUP(NUMBERVALUE(RIGHT([.H$1];4));[$'salary-percopy'.$A$1:.$B$7];2)+[.I77]*VLOOKUP(NUMBERVALUE(RIGHT([.I$1];4));[$'salary-percopy'.$A$1:.$B$7];2)+[.J77]*VLOOKUP(NUMBERVALUE(RIGHT([.J$1];4));[$'salary-percopy'.$A$1:.$B$7];2)+[.K77]*VLOOKUP(NUMBERVALUE(RIGHT([.K$1];4));[$'salary-percopy'.$A$1:.$B$7];2)+[.L77]*VLOOKUP(NUMBERVALUE(RIGHT([.L$1];4));[$'salary-percopy'.$A$1:.$B$7];2)+[.M77]*VLOOKUP(NUMBERVALUE(RIGHT([.M$1];4));[$'salary-percopy'.$A$1:.$B$7];2)" office:value-type="float" office:value="190376200" calcext:value-type="float">
            <text:p>190376200</text:p>
          </table:table-cell>
          <table:table-cell table:formula="of:=IF([.G77]&gt;500000;[.G77]*0.1*VLOOKUP(NUMBERVALUE(RIGHT([.G$1];4));[$'salary-percopy'.$A$1:.$B$7];2))+IF([.H77]&gt;500000;[.H77]*0.1*VLOOKUP(NUMBERVALUE(RIGHT([.H$1];4));[$'salary-percopy'.$A$1:.$B$7];2))+IF([.I77]&gt;500000;[.I77]*0.1*VLOOKUP(NUMBERVALUE(RIGHT([.I$1];4));[$'salary-percopy'.$A$1:.$B$7];2))+IF([.J77]&gt;500000;[.J77]*0.1*VLOOKUP(NUMBERVALUE(RIGHT([.J$1];4));[$'salary-percopy'.$A$1:.$B$7];2))+IF([.K77]&gt;500000;[.K77]*0.1*VLOOKUP(NUMBERVALUE(RIGHT([.K$1];4));[$'salary-percopy'.$A$1:.$B$7];2))+IF([.L77]&gt;500000;[.L77]*0.1*VLOOKUP(NUMBERVALUE(RIGHT([.L$1];4));[$'salary-percopy'.$A$1:.$B$7];2))+IF([.M77]&gt;500000;[.M77]*0.1*VLOOKUP(NUMBERVALUE(RIGHT([.M$1];4));[$'salary-percopy'.$A$1:.$B$7];2))" office:value-type="float" office:value="19037620" calcext:value-type="float">
            <text:p>19037620</text:p>
          </table:table-cell>
          <table:table-cell table:formula="of:=[.O77]+[.P77]" office:value-type="float" office:value="209413820" calcext:value-type="float">
            <text:p>2094138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wen Craig</text:p>
          </table:table-cell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78]&gt;NUMBERVALUE(RIGHT([.G$1];4));0;RANDBETWEEN(1000;1000000))" office:value-type="float" office:value="0" calcext:value-type="float">
            <text:p>0</text:p>
          </table:table-cell>
          <table:table-cell table:formula="of:=IF([.$F78]&gt;NUMBERVALUE(RIGHT([.H$1];4));0;RANDBETWEEN(1000;1000000))" office:value-type="float" office:value="0" calcext:value-type="float">
            <text:p>0</text:p>
          </table:table-cell>
          <table:table-cell table:formula="of:=IF([.$F78]&gt;NUMBERVALUE(RIGHT([.I$1];4));0;RANDBETWEEN(1000;1000000))" office:value-type="float" office:value="0" calcext:value-type="float">
            <text:p>0</text:p>
          </table:table-cell>
          <table:table-cell table:formula="of:=IF([.$F78]&gt;NUMBERVALUE(RIGHT([.J$1];4));0;RANDBETWEEN(1000;1000000))" office:value-type="float" office:value="0" calcext:value-type="float">
            <text:p>0</text:p>
          </table:table-cell>
          <table:table-cell table:formula="of:=IF([.$F78]&gt;NUMBERVALUE(RIGHT([.K$1];4));0;RANDBETWEEN(1000;1000000))" office:value-type="float" office:value="489649" calcext:value-type="float">
            <text:p>489649</text:p>
          </table:table-cell>
          <table:table-cell table:formula="of:=IF([.$F78]&gt;NUMBERVALUE(RIGHT([.L$1];4));0;RANDBETWEEN(1000;1000000))" office:value-type="float" office:value="135434" calcext:value-type="float">
            <text:p>135434</text:p>
          </table:table-cell>
          <table:table-cell table:formula="of:=IF([.$F78]&gt;NUMBERVALUE(RIGHT([.M$1];4));0;RANDBETWEEN(1000;1000000))" office:value-type="float" office:value="555552" calcext:value-type="float">
            <text:p>555552</text:p>
          </table:table-cell>
          <table:table-cell table:formula="of:=SUM([.G78:.M78])" office:value-type="float" office:value="1180635" calcext:value-type="float">
            <text:p>1180635</text:p>
          </table:table-cell>
          <table:table-cell table:formula="of:=[.G78]*VLOOKUP(NUMBERVALUE(RIGHT([.G$1];4));[$'salary-percopy'.$A$1:.$B$7];2)+[.H78]*VLOOKUP(NUMBERVALUE(RIGHT([.H$1];4));[$'salary-percopy'.$A$1:.$B$7];2)+[.I78]*VLOOKUP(NUMBERVALUE(RIGHT([.I$1];4));[$'salary-percopy'.$A$1:.$B$7];2)+[.J78]*VLOOKUP(NUMBERVALUE(RIGHT([.J$1];4));[$'salary-percopy'.$A$1:.$B$7];2)+[.K78]*VLOOKUP(NUMBERVALUE(RIGHT([.K$1];4));[$'salary-percopy'.$A$1:.$B$7];2)+[.L78]*VLOOKUP(NUMBERVALUE(RIGHT([.L$1];4));[$'salary-percopy'.$A$1:.$B$7];2)+[.M78]*VLOOKUP(NUMBERVALUE(RIGHT([.M$1];4));[$'salary-percopy'.$A$1:.$B$7];2)" office:value-type="float" office:value="219406020" calcext:value-type="float">
            <text:p>219406020</text:p>
          </table:table-cell>
          <table:table-cell table:formula="of:=IF([.G78]&gt;500000;[.G78]*0.1*VLOOKUP(NUMBERVALUE(RIGHT([.G$1];4));[$'salary-percopy'.$A$1:.$B$7];2))+IF([.H78]&gt;500000;[.H78]*0.1*VLOOKUP(NUMBERVALUE(RIGHT([.H$1];4));[$'salary-percopy'.$A$1:.$B$7];2))+IF([.I78]&gt;500000;[.I78]*0.1*VLOOKUP(NUMBERVALUE(RIGHT([.I$1];4));[$'salary-percopy'.$A$1:.$B$7];2))+IF([.J78]&gt;500000;[.J78]*0.1*VLOOKUP(NUMBERVALUE(RIGHT([.J$1];4));[$'salary-percopy'.$A$1:.$B$7];2))+IF([.K78]&gt;500000;[.K78]*0.1*VLOOKUP(NUMBERVALUE(RIGHT([.K$1];4));[$'salary-percopy'.$A$1:.$B$7];2))+IF([.L78]&gt;500000;[.L78]*0.1*VLOOKUP(NUMBERVALUE(RIGHT([.L$1];4));[$'salary-percopy'.$A$1:.$B$7];2))+IF([.M78]&gt;500000;[.M78]*0.1*VLOOKUP(NUMBERVALUE(RIGHT([.M$1];4));[$'salary-percopy'.$A$1:.$B$7];2))" office:value-type="float" office:value="11111040" calcext:value-type="float">
            <text:p>11111040</text:p>
          </table:table-cell>
          <table:table-cell table:formula="of:=[.O78]+[.P78]" office:value-type="float" office:value="230517060" calcext:value-type="float">
            <text:p>2305170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trick Guerrero</text:p>
          </table:table-cell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79]&gt;NUMBERVALUE(RIGHT([.G$1];4));0;RANDBETWEEN(1000;1000000))" office:value-type="float" office:value="0" calcext:value-type="float">
            <text:p>0</text:p>
          </table:table-cell>
          <table:table-cell table:formula="of:=IF([.$F79]&gt;NUMBERVALUE(RIGHT([.H$1];4));0;RANDBETWEEN(1000;1000000))" office:value-type="float" office:value="0" calcext:value-type="float">
            <text:p>0</text:p>
          </table:table-cell>
          <table:table-cell table:formula="of:=IF([.$F79]&gt;NUMBERVALUE(RIGHT([.I$1];4));0;RANDBETWEEN(1000;1000000))" office:value-type="float" office:value="0" calcext:value-type="float">
            <text:p>0</text:p>
          </table:table-cell>
          <table:table-cell table:formula="of:=IF([.$F79]&gt;NUMBERVALUE(RIGHT([.J$1];4));0;RANDBETWEEN(1000;1000000))" office:value-type="float" office:value="226841" calcext:value-type="float">
            <text:p>226841</text:p>
          </table:table-cell>
          <table:table-cell table:formula="of:=IF([.$F79]&gt;NUMBERVALUE(RIGHT([.K$1];4));0;RANDBETWEEN(1000;1000000))" office:value-type="float" office:value="897072" calcext:value-type="float">
            <text:p>897072</text:p>
          </table:table-cell>
          <table:table-cell table:formula="of:=IF([.$F79]&gt;NUMBERVALUE(RIGHT([.L$1];4));0;RANDBETWEEN(1000;1000000))" office:value-type="float" office:value="458143" calcext:value-type="float">
            <text:p>458143</text:p>
          </table:table-cell>
          <table:table-cell table:formula="of:=IF([.$F79]&gt;NUMBERVALUE(RIGHT([.M$1];4));0;RANDBETWEEN(1000;1000000))" office:value-type="float" office:value="32982" calcext:value-type="float">
            <text:p>32982</text:p>
          </table:table-cell>
          <table:table-cell table:formula="of:=SUM([.G79:.M79])" office:value-type="float" office:value="1615038" calcext:value-type="float">
            <text:p>1615038</text:p>
          </table:table-cell>
          <table:table-cell table:formula="of:=[.G79]*VLOOKUP(NUMBERVALUE(RIGHT([.G$1];4));[$'salary-percopy'.$A$1:.$B$7];2)+[.H79]*VLOOKUP(NUMBERVALUE(RIGHT([.H$1];4));[$'salary-percopy'.$A$1:.$B$7];2)+[.I79]*VLOOKUP(NUMBERVALUE(RIGHT([.I$1];4));[$'salary-percopy'.$A$1:.$B$7];2)+[.J79]*VLOOKUP(NUMBERVALUE(RIGHT([.J$1];4));[$'salary-percopy'.$A$1:.$B$7];2)+[.K79]*VLOOKUP(NUMBERVALUE(RIGHT([.K$1];4));[$'salary-percopy'.$A$1:.$B$7];2)+[.L79]*VLOOKUP(NUMBERVALUE(RIGHT([.L$1];4));[$'salary-percopy'.$A$1:.$B$7];2)+[.M79]*VLOOKUP(NUMBERVALUE(RIGHT([.M$1];4));[$'salary-percopy'.$A$1:.$B$7];2)" office:value-type="float" office:value="275612835" calcext:value-type="float">
            <text:p>275612835</text:p>
          </table:table-cell>
          <table:table-cell table:formula="of:=IF([.G79]&gt;500000;[.G79]*0.1*VLOOKUP(NUMBERVALUE(RIGHT([.G$1];4));[$'salary-percopy'.$A$1:.$B$7];2))+IF([.H79]&gt;500000;[.H79]*0.1*VLOOKUP(NUMBERVALUE(RIGHT([.H$1];4));[$'salary-percopy'.$A$1:.$B$7];2))+IF([.I79]&gt;500000;[.I79]*0.1*VLOOKUP(NUMBERVALUE(RIGHT([.I$1];4));[$'salary-percopy'.$A$1:.$B$7];2))+IF([.J79]&gt;500000;[.J79]*0.1*VLOOKUP(NUMBERVALUE(RIGHT([.J$1];4));[$'salary-percopy'.$A$1:.$B$7];2))+IF([.K79]&gt;500000;[.K79]*0.1*VLOOKUP(NUMBERVALUE(RIGHT([.K$1];4));[$'salary-percopy'.$A$1:.$B$7];2))+IF([.L79]&gt;500000;[.L79]*0.1*VLOOKUP(NUMBERVALUE(RIGHT([.L$1];4));[$'salary-percopy'.$A$1:.$B$7];2))+IF([.M79]&gt;500000;[.M79]*0.1*VLOOKUP(NUMBERVALUE(RIGHT([.M$1];4));[$'salary-percopy'.$A$1:.$B$7];2))" office:value-type="float" office:value="15250224" calcext:value-type="float">
            <text:p>15250224</text:p>
          </table:table-cell>
          <table:table-cell table:formula="of:=[.O79]+[.P79]" office:value-type="float" office:value="290863059" calcext:value-type="float">
            <text:p>2908630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xton Melton</text:p>
          </table:table-cell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80]&gt;NUMBERVALUE(RIGHT([.G$1];4));0;RANDBETWEEN(1000;1000000))" office:value-type="float" office:value="449467" calcext:value-type="float">
            <text:p>449467</text:p>
          </table:table-cell>
          <table:table-cell table:formula="of:=IF([.$F80]&gt;NUMBERVALUE(RIGHT([.H$1];4));0;RANDBETWEEN(1000;1000000))" office:value-type="float" office:value="613940" calcext:value-type="float">
            <text:p>613940</text:p>
          </table:table-cell>
          <table:table-cell table:formula="of:=IF([.$F80]&gt;NUMBERVALUE(RIGHT([.I$1];4));0;RANDBETWEEN(1000;1000000))" office:value-type="float" office:value="69537" calcext:value-type="float">
            <text:p>69537</text:p>
          </table:table-cell>
          <table:table-cell table:formula="of:=IF([.$F80]&gt;NUMBERVALUE(RIGHT([.J$1];4));0;RANDBETWEEN(1000;1000000))" office:value-type="float" office:value="218076" calcext:value-type="float">
            <text:p>218076</text:p>
          </table:table-cell>
          <table:table-cell table:formula="of:=IF([.$F80]&gt;NUMBERVALUE(RIGHT([.K$1];4));0;RANDBETWEEN(1000;1000000))" office:value-type="float" office:value="827418" calcext:value-type="float">
            <text:p>827418</text:p>
          </table:table-cell>
          <table:table-cell table:formula="of:=IF([.$F80]&gt;NUMBERVALUE(RIGHT([.L$1];4));0;RANDBETWEEN(1000;1000000))" office:value-type="float" office:value="823485" calcext:value-type="float">
            <text:p>823485</text:p>
          </table:table-cell>
          <table:table-cell table:formula="of:=IF([.$F80]&gt;NUMBERVALUE(RIGHT([.M$1];4));0;RANDBETWEEN(1000;1000000))" office:value-type="float" office:value="489103" calcext:value-type="float">
            <text:p>489103</text:p>
          </table:table-cell>
          <table:table-cell table:formula="of:=SUM([.G80:.M80])" office:value-type="float" office:value="3491026" calcext:value-type="float">
            <text:p>3491026</text:p>
          </table:table-cell>
          <table:table-cell table:formula="of:=[.G80]*VLOOKUP(NUMBERVALUE(RIGHT([.G$1];4));[$'salary-percopy'.$A$1:.$B$7];2)+[.H80]*VLOOKUP(NUMBERVALUE(RIGHT([.H$1];4));[$'salary-percopy'.$A$1:.$B$7];2)+[.I80]*VLOOKUP(NUMBERVALUE(RIGHT([.I$1];4));[$'salary-percopy'.$A$1:.$B$7];2)+[.J80]*VLOOKUP(NUMBERVALUE(RIGHT([.J$1];4));[$'salary-percopy'.$A$1:.$B$7];2)+[.K80]*VLOOKUP(NUMBERVALUE(RIGHT([.K$1];4));[$'salary-percopy'.$A$1:.$B$7];2)+[.L80]*VLOOKUP(NUMBERVALUE(RIGHT([.L$1];4));[$'salary-percopy'.$A$1:.$B$7];2)+[.M80]*VLOOKUP(NUMBERVALUE(RIGHT([.M$1];4));[$'salary-percopy'.$A$1:.$B$7];2)" office:value-type="float" office:value="542181565" calcext:value-type="float">
            <text:p>542181565</text:p>
          </table:table-cell>
          <table:table-cell table:formula="of:=IF([.G80]&gt;500000;[.G80]*0.1*VLOOKUP(NUMBERVALUE(RIGHT([.G$1];4));[$'salary-percopy'.$A$1:.$B$7];2))+IF([.H80]&gt;500000;[.H80]*0.1*VLOOKUP(NUMBERVALUE(RIGHT([.H$1];4));[$'salary-percopy'.$A$1:.$B$7];2))+IF([.I80]&gt;500000;[.I80]*0.1*VLOOKUP(NUMBERVALUE(RIGHT([.I$1];4));[$'salary-percopy'.$A$1:.$B$7];2))+IF([.J80]&gt;500000;[.J80]*0.1*VLOOKUP(NUMBERVALUE(RIGHT([.J$1];4));[$'salary-percopy'.$A$1:.$B$7];2))+IF([.K80]&gt;500000;[.K80]*0.1*VLOOKUP(NUMBERVALUE(RIGHT([.K$1];4));[$'salary-percopy'.$A$1:.$B$7];2))+IF([.L80]&gt;500000;[.L80]*0.1*VLOOKUP(NUMBERVALUE(RIGHT([.L$1];4));[$'salary-percopy'.$A$1:.$B$7];2))+IF([.M80]&gt;500000;[.M80]*0.1*VLOOKUP(NUMBERVALUE(RIGHT([.M$1];4));[$'salary-percopy'.$A$1:.$B$7];2))" office:value-type="float" office:value="36053918.5" calcext:value-type="float">
            <text:p>36053919</text:p>
          </table:table-cell>
          <table:table-cell table:formula="of:=[.O80]+[.P80]" office:value-type="float" office:value="578235483.5" calcext:value-type="float">
            <text:p>5782354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edro Andrews</text:p>
          </table:table-cell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81]&gt;NUMBERVALUE(RIGHT([.G$1];4));0;RANDBETWEEN(1000;1000000))" office:value-type="float" office:value="0" calcext:value-type="float">
            <text:p>0</text:p>
          </table:table-cell>
          <table:table-cell table:formula="of:=IF([.$F81]&gt;NUMBERVALUE(RIGHT([.H$1];4));0;RANDBETWEEN(1000;1000000))" office:value-type="float" office:value="465449" calcext:value-type="float">
            <text:p>465449</text:p>
          </table:table-cell>
          <table:table-cell table:formula="of:=IF([.$F81]&gt;NUMBERVALUE(RIGHT([.I$1];4));0;RANDBETWEEN(1000;1000000))" office:value-type="float" office:value="300303" calcext:value-type="float">
            <text:p>300303</text:p>
          </table:table-cell>
          <table:table-cell table:formula="of:=IF([.$F81]&gt;NUMBERVALUE(RIGHT([.J$1];4));0;RANDBETWEEN(1000;1000000))" office:value-type="float" office:value="780725" calcext:value-type="float">
            <text:p>780725</text:p>
          </table:table-cell>
          <table:table-cell table:formula="of:=IF([.$F81]&gt;NUMBERVALUE(RIGHT([.K$1];4));0;RANDBETWEEN(1000;1000000))" office:value-type="float" office:value="543502" calcext:value-type="float">
            <text:p>543502</text:p>
          </table:table-cell>
          <table:table-cell table:formula="of:=IF([.$F81]&gt;NUMBERVALUE(RIGHT([.L$1];4));0;RANDBETWEEN(1000;1000000))" office:value-type="float" office:value="984029" calcext:value-type="float">
            <text:p>984029</text:p>
          </table:table-cell>
          <table:table-cell table:formula="of:=IF([.$F81]&gt;NUMBERVALUE(RIGHT([.M$1];4));0;RANDBETWEEN(1000;1000000))" office:value-type="float" office:value="935987" calcext:value-type="float">
            <text:p>935987</text:p>
          </table:table-cell>
          <table:table-cell table:formula="of:=SUM([.G81:.M81])" office:value-type="float" office:value="4009995" calcext:value-type="float">
            <text:p>4009995</text:p>
          </table:table-cell>
          <table:table-cell table:formula="of:=[.G81]*VLOOKUP(NUMBERVALUE(RIGHT([.G$1];4));[$'salary-percopy'.$A$1:.$B$7];2)+[.H81]*VLOOKUP(NUMBERVALUE(RIGHT([.H$1];4));[$'salary-percopy'.$A$1:.$B$7];2)+[.I81]*VLOOKUP(NUMBERVALUE(RIGHT([.I$1];4));[$'salary-percopy'.$A$1:.$B$7];2)+[.J81]*VLOOKUP(NUMBERVALUE(RIGHT([.J$1];4));[$'salary-percopy'.$A$1:.$B$7];2)+[.K81]*VLOOKUP(NUMBERVALUE(RIGHT([.K$1];4));[$'salary-percopy'.$A$1:.$B$7];2)+[.L81]*VLOOKUP(NUMBERVALUE(RIGHT([.L$1];4));[$'salary-percopy'.$A$1:.$B$7];2)+[.M81]*VLOOKUP(NUMBERVALUE(RIGHT([.M$1];4));[$'salary-percopy'.$A$1:.$B$7];2)" office:value-type="float" office:value="658175355" calcext:value-type="float">
            <text:p>658175355</text:p>
          </table:table-cell>
          <table:table-cell table:formula="of:=IF([.G81]&gt;500000;[.G81]*0.1*VLOOKUP(NUMBERVALUE(RIGHT([.G$1];4));[$'salary-percopy'.$A$1:.$B$7];2))+IF([.H81]&gt;500000;[.H81]*0.1*VLOOKUP(NUMBERVALUE(RIGHT([.H$1];4));[$'salary-percopy'.$A$1:.$B$7];2))+IF([.I81]&gt;500000;[.I81]*0.1*VLOOKUP(NUMBERVALUE(RIGHT([.I$1];4));[$'salary-percopy'.$A$1:.$B$7];2))+IF([.J81]&gt;500000;[.J81]*0.1*VLOOKUP(NUMBERVALUE(RIGHT([.J$1];4));[$'salary-percopy'.$A$1:.$B$7];2))+IF([.K81]&gt;500000;[.K81]*0.1*VLOOKUP(NUMBERVALUE(RIGHT([.K$1];4));[$'salary-percopy'.$A$1:.$B$7];2))+IF([.L81]&gt;500000;[.L81]*0.1*VLOOKUP(NUMBERVALUE(RIGHT([.L$1];4));[$'salary-percopy'.$A$1:.$B$7];2))+IF([.M81]&gt;500000;[.M81]*0.1*VLOOKUP(NUMBERVALUE(RIGHT([.M$1];4));[$'salary-percopy'.$A$1:.$B$7];2))" office:value-type="float" office:value="57093960.5" calcext:value-type="float">
            <text:p>57093961</text:p>
          </table:table-cell>
          <table:table-cell table:formula="of:=[.O81]+[.P81]" office:value-type="float" office:value="715269315.5" calcext:value-type="float">
            <text:p>7152693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per Spears</text:p>
          </table:table-cell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82]&gt;NUMBERVALUE(RIGHT([.G$1];4));0;RANDBETWEEN(1000;1000000))" office:value-type="float" office:value="0" calcext:value-type="float">
            <text:p>0</text:p>
          </table:table-cell>
          <table:table-cell table:formula="of:=IF([.$F82]&gt;NUMBERVALUE(RIGHT([.H$1];4));0;RANDBETWEEN(1000;1000000))" office:value-type="float" office:value="0" calcext:value-type="float">
            <text:p>0</text:p>
          </table:table-cell>
          <table:table-cell table:formula="of:=IF([.$F82]&gt;NUMBERVALUE(RIGHT([.I$1];4));0;RANDBETWEEN(1000;1000000))" office:value-type="float" office:value="638262" calcext:value-type="float">
            <text:p>638262</text:p>
          </table:table-cell>
          <table:table-cell table:formula="of:=IF([.$F82]&gt;NUMBERVALUE(RIGHT([.J$1];4));0;RANDBETWEEN(1000;1000000))" office:value-type="float" office:value="117189" calcext:value-type="float">
            <text:p>117189</text:p>
          </table:table-cell>
          <table:table-cell table:formula="of:=IF([.$F82]&gt;NUMBERVALUE(RIGHT([.K$1];4));0;RANDBETWEEN(1000;1000000))" office:value-type="float" office:value="707667" calcext:value-type="float">
            <text:p>707667</text:p>
          </table:table-cell>
          <table:table-cell table:formula="of:=IF([.$F82]&gt;NUMBERVALUE(RIGHT([.L$1];4));0;RANDBETWEEN(1000;1000000))" office:value-type="float" office:value="326821" calcext:value-type="float">
            <text:p>326821</text:p>
          </table:table-cell>
          <table:table-cell table:formula="of:=IF([.$F82]&gt;NUMBERVALUE(RIGHT([.M$1];4));0;RANDBETWEEN(1000;1000000))" office:value-type="float" office:value="759726" calcext:value-type="float">
            <text:p>759726</text:p>
          </table:table-cell>
          <table:table-cell table:formula="of:=SUM([.G82:.M82])" office:value-type="float" office:value="2549665" calcext:value-type="float">
            <text:p>2549665</text:p>
          </table:table-cell>
          <table:table-cell table:formula="of:=[.G82]*VLOOKUP(NUMBERVALUE(RIGHT([.G$1];4));[$'salary-percopy'.$A$1:.$B$7];2)+[.H82]*VLOOKUP(NUMBERVALUE(RIGHT([.H$1];4));[$'salary-percopy'.$A$1:.$B$7];2)+[.I82]*VLOOKUP(NUMBERVALUE(RIGHT([.I$1];4));[$'salary-percopy'.$A$1:.$B$7];2)+[.J82]*VLOOKUP(NUMBERVALUE(RIGHT([.J$1];4));[$'salary-percopy'.$A$1:.$B$7];2)+[.K82]*VLOOKUP(NUMBERVALUE(RIGHT([.K$1];4));[$'salary-percopy'.$A$1:.$B$7];2)+[.L82]*VLOOKUP(NUMBERVALUE(RIGHT([.L$1];4));[$'salary-percopy'.$A$1:.$B$7];2)+[.M82]*VLOOKUP(NUMBERVALUE(RIGHT([.M$1];4));[$'salary-percopy'.$A$1:.$B$7];2)" office:value-type="float" office:value="425708375" calcext:value-type="float">
            <text:p>425708375</text:p>
          </table:table-cell>
          <table:table-cell table:formula="of:=IF([.G82]&gt;500000;[.G82]*0.1*VLOOKUP(NUMBERVALUE(RIGHT([.G$1];4));[$'salary-percopy'.$A$1:.$B$7];2))+IF([.H82]&gt;500000;[.H82]*0.1*VLOOKUP(NUMBERVALUE(RIGHT([.H$1];4));[$'salary-percopy'.$A$1:.$B$7];2))+IF([.I82]&gt;500000;[.I82]*0.1*VLOOKUP(NUMBERVALUE(RIGHT([.I$1];4));[$'salary-percopy'.$A$1:.$B$7];2))+IF([.J82]&gt;500000;[.J82]*0.1*VLOOKUP(NUMBERVALUE(RIGHT([.J$1];4));[$'salary-percopy'.$A$1:.$B$7];2))+IF([.K82]&gt;500000;[.K82]*0.1*VLOOKUP(NUMBERVALUE(RIGHT([.K$1];4));[$'salary-percopy'.$A$1:.$B$7];2))+IF([.L82]&gt;500000;[.L82]*0.1*VLOOKUP(NUMBERVALUE(RIGHT([.L$1];4));[$'salary-percopy'.$A$1:.$B$7];2))+IF([.M82]&gt;500000;[.M82]*0.1*VLOOKUP(NUMBERVALUE(RIGHT([.M$1];4));[$'salary-percopy'.$A$1:.$B$7];2))" office:value-type="float" office:value="34884003" calcext:value-type="float">
            <text:p>34884003</text:p>
          </table:table-cell>
          <table:table-cell table:formula="of:=[.O82]+[.P82]" office:value-type="float" office:value="460592378" calcext:value-type="float">
            <text:p>4605923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ecious Acevedo</text:p>
          </table:table-cell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83]&gt;NUMBERVALUE(RIGHT([.G$1];4));0;RANDBETWEEN(1000;1000000))" office:value-type="float" office:value="0" calcext:value-type="float">
            <text:p>0</text:p>
          </table:table-cell>
          <table:table-cell table:formula="of:=IF([.$F83]&gt;NUMBERVALUE(RIGHT([.H$1];4));0;RANDBETWEEN(1000;1000000))" office:value-type="float" office:value="0" calcext:value-type="float">
            <text:p>0</text:p>
          </table:table-cell>
          <table:table-cell table:formula="of:=IF([.$F83]&gt;NUMBERVALUE(RIGHT([.I$1];4));0;RANDBETWEEN(1000;1000000))" office:value-type="float" office:value="0" calcext:value-type="float">
            <text:p>0</text:p>
          </table:table-cell>
          <table:table-cell table:formula="of:=IF([.$F83]&gt;NUMBERVALUE(RIGHT([.J$1];4));0;RANDBETWEEN(1000;1000000))" office:value-type="float" office:value="0" calcext:value-type="float">
            <text:p>0</text:p>
          </table:table-cell>
          <table:table-cell table:formula="of:=IF([.$F83]&gt;NUMBERVALUE(RIGHT([.K$1];4));0;RANDBETWEEN(1000;1000000))" office:value-type="float" office:value="0" calcext:value-type="float">
            <text:p>0</text:p>
          </table:table-cell>
          <table:table-cell table:formula="of:=IF([.$F83]&gt;NUMBERVALUE(RIGHT([.L$1];4));0;RANDBETWEEN(1000;1000000))" office:value-type="float" office:value="54179" calcext:value-type="float">
            <text:p>54179</text:p>
          </table:table-cell>
          <table:table-cell table:formula="of:=IF([.$F83]&gt;NUMBERVALUE(RIGHT([.M$1];4));0;RANDBETWEEN(1000;1000000))" office:value-type="float" office:value="325925" calcext:value-type="float">
            <text:p>325925</text:p>
          </table:table-cell>
          <table:table-cell table:formula="of:=SUM([.G83:.M83])" office:value-type="float" office:value="380104" calcext:value-type="float">
            <text:p>380104</text:p>
          </table:table-cell>
          <table:table-cell table:formula="of:=[.G83]*VLOOKUP(NUMBERVALUE(RIGHT([.G$1];4));[$'salary-percopy'.$A$1:.$B$7];2)+[.H83]*VLOOKUP(NUMBERVALUE(RIGHT([.H$1];4));[$'salary-percopy'.$A$1:.$B$7];2)+[.I83]*VLOOKUP(NUMBERVALUE(RIGHT([.I$1];4));[$'salary-percopy'.$A$1:.$B$7];2)+[.J83]*VLOOKUP(NUMBERVALUE(RIGHT([.J$1];4));[$'salary-percopy'.$A$1:.$B$7];2)+[.K83]*VLOOKUP(NUMBERVALUE(RIGHT([.K$1];4));[$'salary-percopy'.$A$1:.$B$7];2)+[.L83]*VLOOKUP(NUMBERVALUE(RIGHT([.L$1];4));[$'salary-percopy'.$A$1:.$B$7];2)+[.M83]*VLOOKUP(NUMBERVALUE(RIGHT([.M$1];4));[$'salary-percopy'.$A$1:.$B$7];2)" office:value-type="float" office:value="75208115" calcext:value-type="float">
            <text:p>75208115</text:p>
          </table:table-cell>
          <table:table-cell table:formula="of:=IF([.G83]&gt;500000;[.G83]*0.1*VLOOKUP(NUMBERVALUE(RIGHT([.G$1];4));[$'salary-percopy'.$A$1:.$B$7];2))+IF([.H83]&gt;500000;[.H83]*0.1*VLOOKUP(NUMBERVALUE(RIGHT([.H$1];4));[$'salary-percopy'.$A$1:.$B$7];2))+IF([.I83]&gt;500000;[.I83]*0.1*VLOOKUP(NUMBERVALUE(RIGHT([.I$1];4));[$'salary-percopy'.$A$1:.$B$7];2))+IF([.J83]&gt;500000;[.J83]*0.1*VLOOKUP(NUMBERVALUE(RIGHT([.J$1];4));[$'salary-percopy'.$A$1:.$B$7];2))+IF([.K83]&gt;500000;[.K83]*0.1*VLOOKUP(NUMBERVALUE(RIGHT([.K$1];4));[$'salary-percopy'.$A$1:.$B$7];2))+IF([.L83]&gt;500000;[.L83]*0.1*VLOOKUP(NUMBERVALUE(RIGHT([.L$1];4));[$'salary-percopy'.$A$1:.$B$7];2))+IF([.M83]&gt;500000;[.M83]*0.1*VLOOKUP(NUMBERVALUE(RIGHT([.M$1];4));[$'salary-percopy'.$A$1:.$B$7];2))" office:value-type="float" office:value="0" calcext:value-type="float">
            <text:p>0</text:p>
          </table:table-cell>
          <table:table-cell table:formula="of:=[.O83]+[.P83]" office:value-type="float" office:value="75208115" calcext:value-type="float">
            <text:p>752081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uinten Herman</text:p>
          </table:table-cell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84]&gt;NUMBERVALUE(RIGHT([.G$1];4));0;RANDBETWEEN(1000;1000000))" office:value-type="float" office:value="0" calcext:value-type="float">
            <text:p>0</text:p>
          </table:table-cell>
          <table:table-cell table:formula="of:=IF([.$F84]&gt;NUMBERVALUE(RIGHT([.H$1];4));0;RANDBETWEEN(1000;1000000))" office:value-type="float" office:value="0" calcext:value-type="float">
            <text:p>0</text:p>
          </table:table-cell>
          <table:table-cell table:formula="of:=IF([.$F84]&gt;NUMBERVALUE(RIGHT([.I$1];4));0;RANDBETWEEN(1000;1000000))" office:value-type="float" office:value="0" calcext:value-type="float">
            <text:p>0</text:p>
          </table:table-cell>
          <table:table-cell table:formula="of:=IF([.$F84]&gt;NUMBERVALUE(RIGHT([.J$1];4));0;RANDBETWEEN(1000;1000000))" office:value-type="float" office:value="0" calcext:value-type="float">
            <text:p>0</text:p>
          </table:table-cell>
          <table:table-cell table:formula="of:=IF([.$F84]&gt;NUMBERVALUE(RIGHT([.K$1];4));0;RANDBETWEEN(1000;1000000))" office:value-type="float" office:value="0" calcext:value-type="float">
            <text:p>0</text:p>
          </table:table-cell>
          <table:table-cell table:formula="of:=IF([.$F84]&gt;NUMBERVALUE(RIGHT([.L$1];4));0;RANDBETWEEN(1000;1000000))" office:value-type="float" office:value="640443" calcext:value-type="float">
            <text:p>640443</text:p>
          </table:table-cell>
          <table:table-cell table:formula="of:=IF([.$F84]&gt;NUMBERVALUE(RIGHT([.M$1];4));0;RANDBETWEEN(1000;1000000))" office:value-type="float" office:value="963440" calcext:value-type="float">
            <text:p>963440</text:p>
          </table:table-cell>
          <table:table-cell table:formula="of:=SUM([.G84:.M84])" office:value-type="float" office:value="1603883" calcext:value-type="float">
            <text:p>1603883</text:p>
          </table:table-cell>
          <table:table-cell table:formula="of:=[.G84]*VLOOKUP(NUMBERVALUE(RIGHT([.G$1];4));[$'salary-percopy'.$A$1:.$B$7];2)+[.H84]*VLOOKUP(NUMBERVALUE(RIGHT([.H$1];4));[$'salary-percopy'.$A$1:.$B$7];2)+[.I84]*VLOOKUP(NUMBERVALUE(RIGHT([.I$1];4));[$'salary-percopy'.$A$1:.$B$7];2)+[.J84]*VLOOKUP(NUMBERVALUE(RIGHT([.J$1];4));[$'salary-percopy'.$A$1:.$B$7];2)+[.K84]*VLOOKUP(NUMBERVALUE(RIGHT([.K$1];4));[$'salary-percopy'.$A$1:.$B$7];2)+[.L84]*VLOOKUP(NUMBERVALUE(RIGHT([.L$1];4));[$'salary-percopy'.$A$1:.$B$7];2)+[.M84]*VLOOKUP(NUMBERVALUE(RIGHT([.M$1];4));[$'salary-percopy'.$A$1:.$B$7];2)" office:value-type="float" office:value="311169955" calcext:value-type="float">
            <text:p>311169955</text:p>
          </table:table-cell>
          <table:table-cell table:formula="of:=IF([.G84]&gt;500000;[.G84]*0.1*VLOOKUP(NUMBERVALUE(RIGHT([.G$1];4));[$'salary-percopy'.$A$1:.$B$7];2))+IF([.H84]&gt;500000;[.H84]*0.1*VLOOKUP(NUMBERVALUE(RIGHT([.H$1];4));[$'salary-percopy'.$A$1:.$B$7];2))+IF([.I84]&gt;500000;[.I84]*0.1*VLOOKUP(NUMBERVALUE(RIGHT([.I$1];4));[$'salary-percopy'.$A$1:.$B$7];2))+IF([.J84]&gt;500000;[.J84]*0.1*VLOOKUP(NUMBERVALUE(RIGHT([.J$1];4));[$'salary-percopy'.$A$1:.$B$7];2))+IF([.K84]&gt;500000;[.K84]*0.1*VLOOKUP(NUMBERVALUE(RIGHT([.K$1];4));[$'salary-percopy'.$A$1:.$B$7];2))+IF([.L84]&gt;500000;[.L84]*0.1*VLOOKUP(NUMBERVALUE(RIGHT([.L$1];4));[$'salary-percopy'.$A$1:.$B$7];2))+IF([.M84]&gt;500000;[.M84]*0.1*VLOOKUP(NUMBERVALUE(RIGHT([.M$1];4));[$'salary-percopy'.$A$1:.$B$7];2))" office:value-type="float" office:value="31116995.5" calcext:value-type="float">
            <text:p>31116996</text:p>
          </table:table-cell>
          <table:table-cell table:formula="of:=[.O84]+[.P84]" office:value-type="float" office:value="342286950.5" calcext:value-type="float">
            <text:p>3422869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agan Salazar</text:p>
          </table:table-cell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85]&gt;NUMBERVALUE(RIGHT([.G$1];4));0;RANDBETWEEN(1000;1000000))" office:value-type="float" office:value="461650" calcext:value-type="float">
            <text:p>461650</text:p>
          </table:table-cell>
          <table:table-cell table:formula="of:=IF([.$F85]&gt;NUMBERVALUE(RIGHT([.H$1];4));0;RANDBETWEEN(1000;1000000))" office:value-type="float" office:value="748322" calcext:value-type="float">
            <text:p>748322</text:p>
          </table:table-cell>
          <table:table-cell table:formula="of:=IF([.$F85]&gt;NUMBERVALUE(RIGHT([.I$1];4));0;RANDBETWEEN(1000;1000000))" office:value-type="float" office:value="606330" calcext:value-type="float">
            <text:p>606330</text:p>
          </table:table-cell>
          <table:table-cell table:formula="of:=IF([.$F85]&gt;NUMBERVALUE(RIGHT([.J$1];4));0;RANDBETWEEN(1000;1000000))" office:value-type="float" office:value="409138" calcext:value-type="float">
            <text:p>409138</text:p>
          </table:table-cell>
          <table:table-cell table:formula="of:=IF([.$F85]&gt;NUMBERVALUE(RIGHT([.K$1];4));0;RANDBETWEEN(1000;1000000))" office:value-type="float" office:value="751094" calcext:value-type="float">
            <text:p>751094</text:p>
          </table:table-cell>
          <table:table-cell table:formula="of:=IF([.$F85]&gt;NUMBERVALUE(RIGHT([.L$1];4));0;RANDBETWEEN(1000;1000000))" office:value-type="float" office:value="482744" calcext:value-type="float">
            <text:p>482744</text:p>
          </table:table-cell>
          <table:table-cell table:formula="of:=IF([.$F85]&gt;NUMBERVALUE(RIGHT([.M$1];4));0;RANDBETWEEN(1000;1000000))" office:value-type="float" office:value="181856" calcext:value-type="float">
            <text:p>181856</text:p>
          </table:table-cell>
          <table:table-cell table:formula="of:=SUM([.G85:.M85])" office:value-type="float" office:value="3641134" calcext:value-type="float">
            <text:p>3641134</text:p>
          </table:table-cell>
          <table:table-cell table:formula="of:=[.G85]*VLOOKUP(NUMBERVALUE(RIGHT([.G$1];4));[$'salary-percopy'.$A$1:.$B$7];2)+[.H85]*VLOOKUP(NUMBERVALUE(RIGHT([.H$1];4));[$'salary-percopy'.$A$1:.$B$7];2)+[.I85]*VLOOKUP(NUMBERVALUE(RIGHT([.I$1];4));[$'salary-percopy'.$A$1:.$B$7];2)+[.J85]*VLOOKUP(NUMBERVALUE(RIGHT([.J$1];4));[$'salary-percopy'.$A$1:.$B$7];2)+[.K85]*VLOOKUP(NUMBERVALUE(RIGHT([.K$1];4));[$'salary-percopy'.$A$1:.$B$7];2)+[.L85]*VLOOKUP(NUMBERVALUE(RIGHT([.L$1];4));[$'salary-percopy'.$A$1:.$B$7];2)+[.M85]*VLOOKUP(NUMBERVALUE(RIGHT([.M$1];4));[$'salary-percopy'.$A$1:.$B$7];2)" office:value-type="float" office:value="511884160" calcext:value-type="float">
            <text:p>511884160</text:p>
          </table:table-cell>
          <table:table-cell table:formula="of:=IF([.G85]&gt;500000;[.G85]*0.1*VLOOKUP(NUMBERVALUE(RIGHT([.G$1];4));[$'salary-percopy'.$A$1:.$B$7];2))+IF([.H85]&gt;500000;[.H85]*0.1*VLOOKUP(NUMBERVALUE(RIGHT([.H$1];4));[$'salary-percopy'.$A$1:.$B$7];2))+IF([.I85]&gt;500000;[.I85]*0.1*VLOOKUP(NUMBERVALUE(RIGHT([.I$1];4));[$'salary-percopy'.$A$1:.$B$7];2))+IF([.J85]&gt;500000;[.J85]*0.1*VLOOKUP(NUMBERVALUE(RIGHT([.J$1];4));[$'salary-percopy'.$A$1:.$B$7];2))+IF([.K85]&gt;500000;[.K85]*0.1*VLOOKUP(NUMBERVALUE(RIGHT([.K$1];4));[$'salary-percopy'.$A$1:.$B$7];2))+IF([.L85]&gt;500000;[.L85]*0.1*VLOOKUP(NUMBERVALUE(RIGHT([.L$1];4));[$'salary-percopy'.$A$1:.$B$7];2))+IF([.M85]&gt;500000;[.M85]*0.1*VLOOKUP(NUMBERVALUE(RIGHT([.M$1];4));[$'salary-percopy'.$A$1:.$B$7];2))" office:value-type="float" office:value="28276100" calcext:value-type="float">
            <text:p>28276100</text:p>
          </table:table-cell>
          <table:table-cell table:formula="of:=[.O85]+[.P85]" office:value-type="float" office:value="540160260" calcext:value-type="float">
            <text:p>5401602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oy Dyer</text:p>
          </table:table-cell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86]&gt;NUMBERVALUE(RIGHT([.G$1];4));0;RANDBETWEEN(1000;1000000))" office:value-type="float" office:value="118852" calcext:value-type="float">
            <text:p>118852</text:p>
          </table:table-cell>
          <table:table-cell table:formula="of:=IF([.$F86]&gt;NUMBERVALUE(RIGHT([.H$1];4));0;RANDBETWEEN(1000;1000000))" office:value-type="float" office:value="906755" calcext:value-type="float">
            <text:p>906755</text:p>
          </table:table-cell>
          <table:table-cell table:formula="of:=IF([.$F86]&gt;NUMBERVALUE(RIGHT([.I$1];4));0;RANDBETWEEN(1000;1000000))" office:value-type="float" office:value="590677" calcext:value-type="float">
            <text:p>590677</text:p>
          </table:table-cell>
          <table:table-cell table:formula="of:=IF([.$F86]&gt;NUMBERVALUE(RIGHT([.J$1];4));0;RANDBETWEEN(1000;1000000))" office:value-type="float" office:value="897924" calcext:value-type="float">
            <text:p>897924</text:p>
          </table:table-cell>
          <table:table-cell table:formula="of:=IF([.$F86]&gt;NUMBERVALUE(RIGHT([.K$1];4));0;RANDBETWEEN(1000;1000000))" office:value-type="float" office:value="798491" calcext:value-type="float">
            <text:p>798491</text:p>
          </table:table-cell>
          <table:table-cell table:formula="of:=IF([.$F86]&gt;NUMBERVALUE(RIGHT([.L$1];4));0;RANDBETWEEN(1000;1000000))" office:value-type="float" office:value="131634" calcext:value-type="float">
            <text:p>131634</text:p>
          </table:table-cell>
          <table:table-cell table:formula="of:=IF([.$F86]&gt;NUMBERVALUE(RIGHT([.M$1];4));0;RANDBETWEEN(1000;1000000))" office:value-type="float" office:value="499100" calcext:value-type="float">
            <text:p>499100</text:p>
          </table:table-cell>
          <table:table-cell table:formula="of:=SUM([.G86:.M86])" office:value-type="float" office:value="3943433" calcext:value-type="float">
            <text:p>3943433</text:p>
          </table:table-cell>
          <table:table-cell table:formula="of:=[.G86]*VLOOKUP(NUMBERVALUE(RIGHT([.G$1];4));[$'salary-percopy'.$A$1:.$B$7];2)+[.H86]*VLOOKUP(NUMBERVALUE(RIGHT([.H$1];4));[$'salary-percopy'.$A$1:.$B$7];2)+[.I86]*VLOOKUP(NUMBERVALUE(RIGHT([.I$1];4));[$'salary-percopy'.$A$1:.$B$7];2)+[.J86]*VLOOKUP(NUMBERVALUE(RIGHT([.J$1];4));[$'salary-percopy'.$A$1:.$B$7];2)+[.K86]*VLOOKUP(NUMBERVALUE(RIGHT([.K$1];4));[$'salary-percopy'.$A$1:.$B$7];2)+[.L86]*VLOOKUP(NUMBERVALUE(RIGHT([.L$1];4));[$'salary-percopy'.$A$1:.$B$7];2)+[.M86]*VLOOKUP(NUMBERVALUE(RIGHT([.M$1];4));[$'salary-percopy'.$A$1:.$B$7];2)" office:value-type="float" office:value="568134610" calcext:value-type="float">
            <text:p>568134610</text:p>
          </table:table-cell>
          <table:table-cell table:formula="of:=IF([.G86]&gt;500000;[.G86]*0.1*VLOOKUP(NUMBERVALUE(RIGHT([.G$1];4));[$'salary-percopy'.$A$1:.$B$7];2))+IF([.H86]&gt;500000;[.H86]*0.1*VLOOKUP(NUMBERVALUE(RIGHT([.H$1];4));[$'salary-percopy'.$A$1:.$B$7];2))+IF([.I86]&gt;500000;[.I86]*0.1*VLOOKUP(NUMBERVALUE(RIGHT([.I$1];4));[$'salary-percopy'.$A$1:.$B$7];2))+IF([.J86]&gt;500000;[.J86]*0.1*VLOOKUP(NUMBERVALUE(RIGHT([.J$1];4));[$'salary-percopy'.$A$1:.$B$7];2))+IF([.K86]&gt;500000;[.K86]*0.1*VLOOKUP(NUMBERVALUE(RIGHT([.K$1];4));[$'salary-percopy'.$A$1:.$B$7];2))+IF([.L86]&gt;500000;[.L86]*0.1*VLOOKUP(NUMBERVALUE(RIGHT([.L$1];4));[$'salary-percopy'.$A$1:.$B$7];2))+IF([.M86]&gt;500000;[.M86]*0.1*VLOOKUP(NUMBERVALUE(RIGHT([.M$1];4));[$'salary-percopy'.$A$1:.$B$7];2))" office:value-type="float" office:value="43207712" calcext:value-type="float">
            <text:p>43207712</text:p>
          </table:table-cell>
          <table:table-cell table:formula="of:=[.O86]+[.P86]" office:value-type="float" office:value="611342322" calcext:value-type="float">
            <text:p>6113423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udy Holden</text:p>
          </table:table-cell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87]&gt;NUMBERVALUE(RIGHT([.G$1];4));0;RANDBETWEEN(1000;1000000))" office:value-type="float" office:value="0" calcext:value-type="float">
            <text:p>0</text:p>
          </table:table-cell>
          <table:table-cell table:formula="of:=IF([.$F87]&gt;NUMBERVALUE(RIGHT([.H$1];4));0;RANDBETWEEN(1000;1000000))" office:value-type="float" office:value="0" calcext:value-type="float">
            <text:p>0</text:p>
          </table:table-cell>
          <table:table-cell table:formula="of:=IF([.$F87]&gt;NUMBERVALUE(RIGHT([.I$1];4));0;RANDBETWEEN(1000;1000000))" office:value-type="float" office:value="122185" calcext:value-type="float">
            <text:p>122185</text:p>
          </table:table-cell>
          <table:table-cell table:formula="of:=IF([.$F87]&gt;NUMBERVALUE(RIGHT([.J$1];4));0;RANDBETWEEN(1000;1000000))" office:value-type="float" office:value="10380" calcext:value-type="float">
            <text:p>10380</text:p>
          </table:table-cell>
          <table:table-cell table:formula="of:=IF([.$F87]&gt;NUMBERVALUE(RIGHT([.K$1];4));0;RANDBETWEEN(1000;1000000))" office:value-type="float" office:value="220329" calcext:value-type="float">
            <text:p>220329</text:p>
          </table:table-cell>
          <table:table-cell table:formula="of:=IF([.$F87]&gt;NUMBERVALUE(RIGHT([.L$1];4));0;RANDBETWEEN(1000;1000000))" office:value-type="float" office:value="39065" calcext:value-type="float">
            <text:p>39065</text:p>
          </table:table-cell>
          <table:table-cell table:formula="of:=IF([.$F87]&gt;NUMBERVALUE(RIGHT([.M$1];4));0;RANDBETWEEN(1000;1000000))" office:value-type="float" office:value="639158" calcext:value-type="float">
            <text:p>639158</text:p>
          </table:table-cell>
          <table:table-cell table:formula="of:=SUM([.G87:.M87])" office:value-type="float" office:value="1031117" calcext:value-type="float">
            <text:p>1031117</text:p>
          </table:table-cell>
          <table:table-cell table:formula="of:=[.G87]*VLOOKUP(NUMBERVALUE(RIGHT([.G$1];4));[$'salary-percopy'.$A$1:.$B$7];2)+[.H87]*VLOOKUP(NUMBERVALUE(RIGHT([.H$1];4));[$'salary-percopy'.$A$1:.$B$7];2)+[.I87]*VLOOKUP(NUMBERVALUE(RIGHT([.I$1];4));[$'salary-percopy'.$A$1:.$B$7];2)+[.J87]*VLOOKUP(NUMBERVALUE(RIGHT([.J$1];4));[$'salary-percopy'.$A$1:.$B$7];2)+[.K87]*VLOOKUP(NUMBERVALUE(RIGHT([.K$1];4));[$'salary-percopy'.$A$1:.$B$7];2)+[.L87]*VLOOKUP(NUMBERVALUE(RIGHT([.L$1];4));[$'salary-percopy'.$A$1:.$B$7];2)+[.M87]*VLOOKUP(NUMBERVALUE(RIGHT([.M$1];4));[$'salary-percopy'.$A$1:.$B$7];2)" office:value-type="float" office:value="188629955" calcext:value-type="float">
            <text:p>188629955</text:p>
          </table:table-cell>
          <table:table-cell table:formula="of:=IF([.G87]&gt;500000;[.G87]*0.1*VLOOKUP(NUMBERVALUE(RIGHT([.G$1];4));[$'salary-percopy'.$A$1:.$B$7];2))+IF([.H87]&gt;500000;[.H87]*0.1*VLOOKUP(NUMBERVALUE(RIGHT([.H$1];4));[$'salary-percopy'.$A$1:.$B$7];2))+IF([.I87]&gt;500000;[.I87]*0.1*VLOOKUP(NUMBERVALUE(RIGHT([.I$1];4));[$'salary-percopy'.$A$1:.$B$7];2))+IF([.J87]&gt;500000;[.J87]*0.1*VLOOKUP(NUMBERVALUE(RIGHT([.J$1];4));[$'salary-percopy'.$A$1:.$B$7];2))+IF([.K87]&gt;500000;[.K87]*0.1*VLOOKUP(NUMBERVALUE(RIGHT([.K$1];4));[$'salary-percopy'.$A$1:.$B$7];2))+IF([.L87]&gt;500000;[.L87]*0.1*VLOOKUP(NUMBERVALUE(RIGHT([.L$1];4));[$'salary-percopy'.$A$1:.$B$7];2))+IF([.M87]&gt;500000;[.M87]*0.1*VLOOKUP(NUMBERVALUE(RIGHT([.M$1];4));[$'salary-percopy'.$A$1:.$B$7];2))" office:value-type="float" office:value="12783160" calcext:value-type="float">
            <text:p>12783160</text:p>
          </table:table-cell>
          <table:table-cell table:formula="of:=[.O87]+[.P87]" office:value-type="float" office:value="201413115" calcext:value-type="float">
            <text:p>201413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ndra Burke</text:p>
          </table:table-cell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88]&gt;NUMBERVALUE(RIGHT([.G$1];4));0;RANDBETWEEN(1000;1000000))" office:value-type="float" office:value="0" calcext:value-type="float">
            <text:p>0</text:p>
          </table:table-cell>
          <table:table-cell table:formula="of:=IF([.$F88]&gt;NUMBERVALUE(RIGHT([.H$1];4));0;RANDBETWEEN(1000;1000000))" office:value-type="float" office:value="0" calcext:value-type="float">
            <text:p>0</text:p>
          </table:table-cell>
          <table:table-cell table:formula="of:=IF([.$F88]&gt;NUMBERVALUE(RIGHT([.I$1];4));0;RANDBETWEEN(1000;1000000))" office:value-type="float" office:value="0" calcext:value-type="float">
            <text:p>0</text:p>
          </table:table-cell>
          <table:table-cell table:formula="of:=IF([.$F88]&gt;NUMBERVALUE(RIGHT([.J$1];4));0;RANDBETWEEN(1000;1000000))" office:value-type="float" office:value="0" calcext:value-type="float">
            <text:p>0</text:p>
          </table:table-cell>
          <table:table-cell table:formula="of:=IF([.$F88]&gt;NUMBERVALUE(RIGHT([.K$1];4));0;RANDBETWEEN(1000;1000000))" office:value-type="float" office:value="383301" calcext:value-type="float">
            <text:p>383301</text:p>
          </table:table-cell>
          <table:table-cell table:formula="of:=IF([.$F88]&gt;NUMBERVALUE(RIGHT([.L$1];4));0;RANDBETWEEN(1000;1000000))" office:value-type="float" office:value="505782" calcext:value-type="float">
            <text:p>505782</text:p>
          </table:table-cell>
          <table:table-cell table:formula="of:=IF([.$F88]&gt;NUMBERVALUE(RIGHT([.M$1];4));0;RANDBETWEEN(1000;1000000))" office:value-type="float" office:value="940564" calcext:value-type="float">
            <text:p>940564</text:p>
          </table:table-cell>
          <table:table-cell table:formula="of:=SUM([.G88:.M88])" office:value-type="float" office:value="1829647" calcext:value-type="float">
            <text:p>1829647</text:p>
          </table:table-cell>
          <table:table-cell table:formula="of:=[.G88]*VLOOKUP(NUMBERVALUE(RIGHT([.G$1];4));[$'salary-percopy'.$A$1:.$B$7];2)+[.H88]*VLOOKUP(NUMBERVALUE(RIGHT([.H$1];4));[$'salary-percopy'.$A$1:.$B$7];2)+[.I88]*VLOOKUP(NUMBERVALUE(RIGHT([.I$1];4));[$'salary-percopy'.$A$1:.$B$7];2)+[.J88]*VLOOKUP(NUMBERVALUE(RIGHT([.J$1];4));[$'salary-percopy'.$A$1:.$B$7];2)+[.K88]*VLOOKUP(NUMBERVALUE(RIGHT([.K$1];4));[$'salary-percopy'.$A$1:.$B$7];2)+[.L88]*VLOOKUP(NUMBERVALUE(RIGHT([.L$1];4));[$'salary-percopy'.$A$1:.$B$7];2)+[.M88]*VLOOKUP(NUMBERVALUE(RIGHT([.M$1];4));[$'salary-percopy'.$A$1:.$B$7];2)" office:value-type="float" office:value="346843640" calcext:value-type="float">
            <text:p>346843640</text:p>
          </table:table-cell>
          <table:table-cell table:formula="of:=IF([.G88]&gt;500000;[.G88]*0.1*VLOOKUP(NUMBERVALUE(RIGHT([.G$1];4));[$'salary-percopy'.$A$1:.$B$7];2))+IF([.H88]&gt;500000;[.H88]*0.1*VLOOKUP(NUMBERVALUE(RIGHT([.H$1];4));[$'salary-percopy'.$A$1:.$B$7];2))+IF([.I88]&gt;500000;[.I88]*0.1*VLOOKUP(NUMBERVALUE(RIGHT([.I$1];4));[$'salary-percopy'.$A$1:.$B$7];2))+IF([.J88]&gt;500000;[.J88]*0.1*VLOOKUP(NUMBERVALUE(RIGHT([.J$1];4));[$'salary-percopy'.$A$1:.$B$7];2))+IF([.K88]&gt;500000;[.K88]*0.1*VLOOKUP(NUMBERVALUE(RIGHT([.K$1];4));[$'salary-percopy'.$A$1:.$B$7];2))+IF([.L88]&gt;500000;[.L88]*0.1*VLOOKUP(NUMBERVALUE(RIGHT([.L$1];4));[$'salary-percopy'.$A$1:.$B$7];2))+IF([.M88]&gt;500000;[.M88]*0.1*VLOOKUP(NUMBERVALUE(RIGHT([.M$1];4));[$'salary-percopy'.$A$1:.$B$7];2))" office:value-type="float" office:value="28168247" calcext:value-type="float">
            <text:p>28168247</text:p>
          </table:table-cell>
          <table:table-cell table:formula="of:=[.O88]+[.P88]" office:value-type="float" office:value="375011887" calcext:value-type="float">
            <text:p>3750118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tiago Schaefer</text:p>
          </table:table-cell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89]&gt;NUMBERVALUE(RIGHT([.G$1];4));0;RANDBETWEEN(1000;1000000))" office:value-type="float" office:value="0" calcext:value-type="float">
            <text:p>0</text:p>
          </table:table-cell>
          <table:table-cell table:formula="of:=IF([.$F89]&gt;NUMBERVALUE(RIGHT([.H$1];4));0;RANDBETWEEN(1000;1000000))" office:value-type="float" office:value="0" calcext:value-type="float">
            <text:p>0</text:p>
          </table:table-cell>
          <table:table-cell table:formula="of:=IF([.$F89]&gt;NUMBERVALUE(RIGHT([.I$1];4));0;RANDBETWEEN(1000;1000000))" office:value-type="float" office:value="0" calcext:value-type="float">
            <text:p>0</text:p>
          </table:table-cell>
          <table:table-cell table:formula="of:=IF([.$F89]&gt;NUMBERVALUE(RIGHT([.J$1];4));0;RANDBETWEEN(1000;1000000))" office:value-type="float" office:value="0" calcext:value-type="float">
            <text:p>0</text:p>
          </table:table-cell>
          <table:table-cell table:formula="of:=IF([.$F89]&gt;NUMBERVALUE(RIGHT([.K$1];4));0;RANDBETWEEN(1000;1000000))" office:value-type="float" office:value="964284" calcext:value-type="float">
            <text:p>964284</text:p>
          </table:table-cell>
          <table:table-cell table:formula="of:=IF([.$F89]&gt;NUMBERVALUE(RIGHT([.L$1];4));0;RANDBETWEEN(1000;1000000))" office:value-type="float" office:value="482159" calcext:value-type="float">
            <text:p>482159</text:p>
          </table:table-cell>
          <table:table-cell table:formula="of:=IF([.$F89]&gt;NUMBERVALUE(RIGHT([.M$1];4));0;RANDBETWEEN(1000;1000000))" office:value-type="float" office:value="8111" calcext:value-type="float">
            <text:p>8111</text:p>
          </table:table-cell>
          <table:table-cell table:formula="of:=SUM([.G89:.M89])" office:value-type="float" office:value="1454554" calcext:value-type="float">
            <text:p>1454554</text:p>
          </table:table-cell>
          <table:table-cell table:formula="of:=[.G89]*VLOOKUP(NUMBERVALUE(RIGHT([.G$1];4));[$'salary-percopy'.$A$1:.$B$7];2)+[.H89]*VLOOKUP(NUMBERVALUE(RIGHT([.H$1];4));[$'salary-percopy'.$A$1:.$B$7];2)+[.I89]*VLOOKUP(NUMBERVALUE(RIGHT([.I$1];4));[$'salary-percopy'.$A$1:.$B$7];2)+[.J89]*VLOOKUP(NUMBERVALUE(RIGHT([.J$1];4));[$'salary-percopy'.$A$1:.$B$7];2)+[.K89]*VLOOKUP(NUMBERVALUE(RIGHT([.K$1];4));[$'salary-percopy'.$A$1:.$B$7];2)+[.L89]*VLOOKUP(NUMBERVALUE(RIGHT([.L$1];4));[$'salary-percopy'.$A$1:.$B$7];2)+[.M89]*VLOOKUP(NUMBERVALUE(RIGHT([.M$1];4));[$'salary-percopy'.$A$1:.$B$7];2)" office:value-type="float" office:value="254749895" calcext:value-type="float">
            <text:p>254749895</text:p>
          </table:table-cell>
          <table:table-cell table:formula="of:=IF([.G89]&gt;500000;[.G89]*0.1*VLOOKUP(NUMBERVALUE(RIGHT([.G$1];4));[$'salary-percopy'.$A$1:.$B$7];2))+IF([.H89]&gt;500000;[.H89]*0.1*VLOOKUP(NUMBERVALUE(RIGHT([.H$1];4));[$'salary-percopy'.$A$1:.$B$7];2))+IF([.I89]&gt;500000;[.I89]*0.1*VLOOKUP(NUMBERVALUE(RIGHT([.I$1];4));[$'salary-percopy'.$A$1:.$B$7];2))+IF([.J89]&gt;500000;[.J89]*0.1*VLOOKUP(NUMBERVALUE(RIGHT([.J$1];4));[$'salary-percopy'.$A$1:.$B$7];2))+IF([.K89]&gt;500000;[.K89]*0.1*VLOOKUP(NUMBERVALUE(RIGHT([.K$1];4));[$'salary-percopy'.$A$1:.$B$7];2))+IF([.L89]&gt;500000;[.L89]*0.1*VLOOKUP(NUMBERVALUE(RIGHT([.L$1];4));[$'salary-percopy'.$A$1:.$B$7];2))+IF([.M89]&gt;500000;[.M89]*0.1*VLOOKUP(NUMBERVALUE(RIGHT([.M$1];4));[$'salary-percopy'.$A$1:.$B$7];2))" office:value-type="float" office:value="16392828" calcext:value-type="float">
            <text:p>16392828</text:p>
          </table:table-cell>
          <table:table-cell table:formula="of:=[.O89]+[.P89]" office:value-type="float" office:value="271142723" calcext:value-type="float">
            <text:p>2711427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ra Marks</text:p>
          </table:table-cell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90]&gt;NUMBERVALUE(RIGHT([.G$1];4));0;RANDBETWEEN(1000;1000000))" office:value-type="float" office:value="0" calcext:value-type="float">
            <text:p>0</text:p>
          </table:table-cell>
          <table:table-cell table:formula="of:=IF([.$F90]&gt;NUMBERVALUE(RIGHT([.H$1];4));0;RANDBETWEEN(1000;1000000))" office:value-type="float" office:value="445189" calcext:value-type="float">
            <text:p>445189</text:p>
          </table:table-cell>
          <table:table-cell table:formula="of:=IF([.$F90]&gt;NUMBERVALUE(RIGHT([.I$1];4));0;RANDBETWEEN(1000;1000000))" office:value-type="float" office:value="793559" calcext:value-type="float">
            <text:p>793559</text:p>
          </table:table-cell>
          <table:table-cell table:formula="of:=IF([.$F90]&gt;NUMBERVALUE(RIGHT([.J$1];4));0;RANDBETWEEN(1000;1000000))" office:value-type="float" office:value="315415" calcext:value-type="float">
            <text:p>315415</text:p>
          </table:table-cell>
          <table:table-cell table:formula="of:=IF([.$F90]&gt;NUMBERVALUE(RIGHT([.K$1];4));0;RANDBETWEEN(1000;1000000))" office:value-type="float" office:value="198022" calcext:value-type="float">
            <text:p>198022</text:p>
          </table:table-cell>
          <table:table-cell table:formula="of:=IF([.$F90]&gt;NUMBERVALUE(RIGHT([.L$1];4));0;RANDBETWEEN(1000;1000000))" office:value-type="float" office:value="479544" calcext:value-type="float">
            <text:p>479544</text:p>
          </table:table-cell>
          <table:table-cell table:formula="of:=IF([.$F90]&gt;NUMBERVALUE(RIGHT([.M$1];4));0;RANDBETWEEN(1000;1000000))" office:value-type="float" office:value="279647" calcext:value-type="float">
            <text:p>279647</text:p>
          </table:table-cell>
          <table:table-cell table:formula="of:=SUM([.G90:.M90])" office:value-type="float" office:value="2511376" calcext:value-type="float">
            <text:p>2511376</text:p>
          </table:table-cell>
          <table:table-cell table:formula="of:=[.G90]*VLOOKUP(NUMBERVALUE(RIGHT([.G$1];4));[$'salary-percopy'.$A$1:.$B$7];2)+[.H90]*VLOOKUP(NUMBERVALUE(RIGHT([.H$1];4));[$'salary-percopy'.$A$1:.$B$7];2)+[.I90]*VLOOKUP(NUMBERVALUE(RIGHT([.I$1];4));[$'salary-percopy'.$A$1:.$B$7];2)+[.J90]*VLOOKUP(NUMBERVALUE(RIGHT([.J$1];4));[$'salary-percopy'.$A$1:.$B$7];2)+[.K90]*VLOOKUP(NUMBERVALUE(RIGHT([.K$1];4));[$'salary-percopy'.$A$1:.$B$7];2)+[.L90]*VLOOKUP(NUMBERVALUE(RIGHT([.L$1];4));[$'salary-percopy'.$A$1:.$B$7];2)+[.M90]*VLOOKUP(NUMBERVALUE(RIGHT([.M$1];4));[$'salary-percopy'.$A$1:.$B$7];2)" office:value-type="float" office:value="366664750" calcext:value-type="float">
            <text:p>366664750</text:p>
          </table:table-cell>
          <table:table-cell table:formula="of:=IF([.G90]&gt;500000;[.G90]*0.1*VLOOKUP(NUMBERVALUE(RIGHT([.G$1];4));[$'salary-percopy'.$A$1:.$B$7];2))+IF([.H90]&gt;500000;[.H90]*0.1*VLOOKUP(NUMBERVALUE(RIGHT([.H$1];4));[$'salary-percopy'.$A$1:.$B$7];2))+IF([.I90]&gt;500000;[.I90]*0.1*VLOOKUP(NUMBERVALUE(RIGHT([.I$1];4));[$'salary-percopy'.$A$1:.$B$7];2))+IF([.J90]&gt;500000;[.J90]*0.1*VLOOKUP(NUMBERVALUE(RIGHT([.J$1];4));[$'salary-percopy'.$A$1:.$B$7];2))+IF([.K90]&gt;500000;[.K90]*0.1*VLOOKUP(NUMBERVALUE(RIGHT([.K$1];4));[$'salary-percopy'.$A$1:.$B$7];2))+IF([.L90]&gt;500000;[.L90]*0.1*VLOOKUP(NUMBERVALUE(RIGHT([.L$1];4));[$'salary-percopy'.$A$1:.$B$7];2))+IF([.M90]&gt;500000;[.M90]*0.1*VLOOKUP(NUMBERVALUE(RIGHT([.M$1];4));[$'salary-percopy'.$A$1:.$B$7];2))" office:value-type="float" office:value="9522708" calcext:value-type="float">
            <text:p>9522708</text:p>
          </table:table-cell>
          <table:table-cell table:formula="of:=[.O90]+[.P90]" office:value-type="float" office:value="376187458" calcext:value-type="float">
            <text:p>3761874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iena Long</text:p>
          </table:table-cell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91]&gt;NUMBERVALUE(RIGHT([.G$1];4));0;RANDBETWEEN(1000;1000000))" office:value-type="float" office:value="0" calcext:value-type="float">
            <text:p>0</text:p>
          </table:table-cell>
          <table:table-cell table:formula="of:=IF([.$F91]&gt;NUMBERVALUE(RIGHT([.H$1];4));0;RANDBETWEEN(1000;1000000))" office:value-type="float" office:value="532112" calcext:value-type="float">
            <text:p>532112</text:p>
          </table:table-cell>
          <table:table-cell table:formula="of:=IF([.$F91]&gt;NUMBERVALUE(RIGHT([.I$1];4));0;RANDBETWEEN(1000;1000000))" office:value-type="float" office:value="828787" calcext:value-type="float">
            <text:p>828787</text:p>
          </table:table-cell>
          <table:table-cell table:formula="of:=IF([.$F91]&gt;NUMBERVALUE(RIGHT([.J$1];4));0;RANDBETWEEN(1000;1000000))" office:value-type="float" office:value="322505" calcext:value-type="float">
            <text:p>322505</text:p>
          </table:table-cell>
          <table:table-cell table:formula="of:=IF([.$F91]&gt;NUMBERVALUE(RIGHT([.K$1];4));0;RANDBETWEEN(1000;1000000))" office:value-type="float" office:value="306495" calcext:value-type="float">
            <text:p>306495</text:p>
          </table:table-cell>
          <table:table-cell table:formula="of:=IF([.$F91]&gt;NUMBERVALUE(RIGHT([.L$1];4));0;RANDBETWEEN(1000;1000000))" office:value-type="float" office:value="897843" calcext:value-type="float">
            <text:p>897843</text:p>
          </table:table-cell>
          <table:table-cell table:formula="of:=IF([.$F91]&gt;NUMBERVALUE(RIGHT([.M$1];4));0;RANDBETWEEN(1000;1000000))" office:value-type="float" office:value="384287" calcext:value-type="float">
            <text:p>384287</text:p>
          </table:table-cell>
          <table:table-cell table:formula="of:=SUM([.G91:.M91])" office:value-type="float" office:value="3272029" calcext:value-type="float">
            <text:p>3272029</text:p>
          </table:table-cell>
          <table:table-cell table:formula="of:=[.G91]*VLOOKUP(NUMBERVALUE(RIGHT([.G$1];4));[$'salary-percopy'.$A$1:.$B$7];2)+[.H91]*VLOOKUP(NUMBERVALUE(RIGHT([.H$1];4));[$'salary-percopy'.$A$1:.$B$7];2)+[.I91]*VLOOKUP(NUMBERVALUE(RIGHT([.I$1];4));[$'salary-percopy'.$A$1:.$B$7];2)+[.J91]*VLOOKUP(NUMBERVALUE(RIGHT([.J$1];4));[$'salary-percopy'.$A$1:.$B$7];2)+[.K91]*VLOOKUP(NUMBERVALUE(RIGHT([.K$1];4));[$'salary-percopy'.$A$1:.$B$7];2)+[.L91]*VLOOKUP(NUMBERVALUE(RIGHT([.L$1];4));[$'salary-percopy'.$A$1:.$B$7];2)+[.M91]*VLOOKUP(NUMBERVALUE(RIGHT([.M$1];4));[$'salary-percopy'.$A$1:.$B$7];2)" office:value-type="float" office:value="498199965" calcext:value-type="float">
            <text:p>498199965</text:p>
          </table:table-cell>
          <table:table-cell table:formula="of:=IF([.G91]&gt;500000;[.G91]*0.1*VLOOKUP(NUMBERVALUE(RIGHT([.G$1];4));[$'salary-percopy'.$A$1:.$B$7];2))+IF([.H91]&gt;500000;[.H91]*0.1*VLOOKUP(NUMBERVALUE(RIGHT([.H$1];4));[$'salary-percopy'.$A$1:.$B$7];2))+IF([.I91]&gt;500000;[.I91]*0.1*VLOOKUP(NUMBERVALUE(RIGHT([.I$1];4));[$'salary-percopy'.$A$1:.$B$7];2))+IF([.J91]&gt;500000;[.J91]*0.1*VLOOKUP(NUMBERVALUE(RIGHT([.J$1];4));[$'salary-percopy'.$A$1:.$B$7];2))+IF([.K91]&gt;500000;[.K91]*0.1*VLOOKUP(NUMBERVALUE(RIGHT([.K$1];4));[$'salary-percopy'.$A$1:.$B$7];2))+IF([.L91]&gt;500000;[.L91]*0.1*VLOOKUP(NUMBERVALUE(RIGHT([.L$1];4));[$'salary-percopy'.$A$1:.$B$7];2))+IF([.M91]&gt;500000;[.M91]*0.1*VLOOKUP(NUMBERVALUE(RIGHT([.M$1];4));[$'salary-percopy'.$A$1:.$B$7];2))" office:value-type="float" office:value="32408771.5" calcext:value-type="float">
            <text:p>32408772</text:p>
          </table:table-cell>
          <table:table-cell table:formula="of:=[.O91]+[.P91]" office:value-type="float" office:value="530608736.5" calcext:value-type="float">
            <text:p>5306087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mon Coffey</text:p>
          </table:table-cell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92]&gt;NUMBERVALUE(RIGHT([.G$1];4));0;RANDBETWEEN(1000;1000000))" office:value-type="float" office:value="0" calcext:value-type="float">
            <text:p>0</text:p>
          </table:table-cell>
          <table:table-cell table:formula="of:=IF([.$F92]&gt;NUMBERVALUE(RIGHT([.H$1];4));0;RANDBETWEEN(1000;1000000))" office:value-type="float" office:value="0" calcext:value-type="float">
            <text:p>0</text:p>
          </table:table-cell>
          <table:table-cell table:formula="of:=IF([.$F92]&gt;NUMBERVALUE(RIGHT([.I$1];4));0;RANDBETWEEN(1000;1000000))" office:value-type="float" office:value="0" calcext:value-type="float">
            <text:p>0</text:p>
          </table:table-cell>
          <table:table-cell table:formula="of:=IF([.$F92]&gt;NUMBERVALUE(RIGHT([.J$1];4));0;RANDBETWEEN(1000;1000000))" office:value-type="float" office:value="533660" calcext:value-type="float">
            <text:p>533660</text:p>
          </table:table-cell>
          <table:table-cell table:formula="of:=IF([.$F92]&gt;NUMBERVALUE(RIGHT([.K$1];4));0;RANDBETWEEN(1000;1000000))" office:value-type="float" office:value="784455" calcext:value-type="float">
            <text:p>784455</text:p>
          </table:table-cell>
          <table:table-cell table:formula="of:=IF([.$F92]&gt;NUMBERVALUE(RIGHT([.L$1];4));0;RANDBETWEEN(1000;1000000))" office:value-type="float" office:value="136498" calcext:value-type="float">
            <text:p>136498</text:p>
          </table:table-cell>
          <table:table-cell table:formula="of:=IF([.$F92]&gt;NUMBERVALUE(RIGHT([.M$1];4));0;RANDBETWEEN(1000;1000000))" office:value-type="float" office:value="999744" calcext:value-type="float">
            <text:p>999744</text:p>
          </table:table-cell>
          <table:table-cell table:formula="of:=SUM([.G92:.M92])" office:value-type="float" office:value="2454357" calcext:value-type="float">
            <text:p>2454357</text:p>
          </table:table-cell>
          <table:table-cell table:formula="of:=[.G92]*VLOOKUP(NUMBERVALUE(RIGHT([.G$1];4));[$'salary-percopy'.$A$1:.$B$7];2)+[.H92]*VLOOKUP(NUMBERVALUE(RIGHT([.H$1];4));[$'salary-percopy'.$A$1:.$B$7];2)+[.I92]*VLOOKUP(NUMBERVALUE(RIGHT([.I$1];4));[$'salary-percopy'.$A$1:.$B$7];2)+[.J92]*VLOOKUP(NUMBERVALUE(RIGHT([.J$1];4));[$'salary-percopy'.$A$1:.$B$7];2)+[.K92]*VLOOKUP(NUMBERVALUE(RIGHT([.K$1];4));[$'salary-percopy'.$A$1:.$B$7];2)+[.L92]*VLOOKUP(NUMBERVALUE(RIGHT([.L$1];4));[$'salary-percopy'.$A$1:.$B$7];2)+[.M92]*VLOOKUP(NUMBERVALUE(RIGHT([.M$1];4));[$'salary-percopy'.$A$1:.$B$7];2)" office:value-type="float" office:value="433270680" calcext:value-type="float">
            <text:p>433270680</text:p>
          </table:table-cell>
          <table:table-cell table:formula="of:=IF([.G92]&gt;500000;[.G92]*0.1*VLOOKUP(NUMBERVALUE(RIGHT([.G$1];4));[$'salary-percopy'.$A$1:.$B$7];2))+IF([.H92]&gt;500000;[.H92]*0.1*VLOOKUP(NUMBERVALUE(RIGHT([.H$1];4));[$'salary-percopy'.$A$1:.$B$7];2))+IF([.I92]&gt;500000;[.I92]*0.1*VLOOKUP(NUMBERVALUE(RIGHT([.I$1];4));[$'salary-percopy'.$A$1:.$B$7];2))+IF([.J92]&gt;500000;[.J92]*0.1*VLOOKUP(NUMBERVALUE(RIGHT([.J$1];4));[$'salary-percopy'.$A$1:.$B$7];2))+IF([.K92]&gt;500000;[.K92]*0.1*VLOOKUP(NUMBERVALUE(RIGHT([.K$1];4));[$'salary-percopy'.$A$1:.$B$7];2))+IF([.L92]&gt;500000;[.L92]*0.1*VLOOKUP(NUMBERVALUE(RIGHT([.L$1];4));[$'salary-percopy'.$A$1:.$B$7];2))+IF([.M92]&gt;500000;[.M92]*0.1*VLOOKUP(NUMBERVALUE(RIGHT([.M$1];4));[$'salary-percopy'.$A$1:.$B$7];2))" office:value-type="float" office:value="40801855" calcext:value-type="float">
            <text:p>40801855</text:p>
          </table:table-cell>
          <table:table-cell table:formula="of:=[.O92]+[.P92]" office:value-type="float" office:value="474072535" calcext:value-type="float">
            <text:p>4740725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kylar Cochran</text:p>
          </table:table-cell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3]&gt;NUMBERVALUE(RIGHT([.G$1];4));0;RANDBETWEEN(1000;1000000))" office:value-type="float" office:value="0" calcext:value-type="float">
            <text:p>0</text:p>
          </table:table-cell>
          <table:table-cell table:formula="of:=IF([.$F93]&gt;NUMBERVALUE(RIGHT([.H$1];4));0;RANDBETWEEN(1000;1000000))" office:value-type="float" office:value="0" calcext:value-type="float">
            <text:p>0</text:p>
          </table:table-cell>
          <table:table-cell table:formula="of:=IF([.$F93]&gt;NUMBERVALUE(RIGHT([.I$1];4));0;RANDBETWEEN(1000;1000000))" office:value-type="float" office:value="840863" calcext:value-type="float">
            <text:p>840863</text:p>
          </table:table-cell>
          <table:table-cell table:formula="of:=IF([.$F93]&gt;NUMBERVALUE(RIGHT([.J$1];4));0;RANDBETWEEN(1000;1000000))" office:value-type="float" office:value="984398" calcext:value-type="float">
            <text:p>984398</text:p>
          </table:table-cell>
          <table:table-cell table:formula="of:=IF([.$F93]&gt;NUMBERVALUE(RIGHT([.K$1];4));0;RANDBETWEEN(1000;1000000))" office:value-type="float" office:value="978736" calcext:value-type="float">
            <text:p>978736</text:p>
          </table:table-cell>
          <table:table-cell table:formula="of:=IF([.$F93]&gt;NUMBERVALUE(RIGHT([.L$1];4));0;RANDBETWEEN(1000;1000000))" office:value-type="float" office:value="981105" calcext:value-type="float">
            <text:p>981105</text:p>
          </table:table-cell>
          <table:table-cell table:formula="of:=IF([.$F93]&gt;NUMBERVALUE(RIGHT([.M$1];4));0;RANDBETWEEN(1000;1000000))" office:value-type="float" office:value="464892" calcext:value-type="float">
            <text:p>464892</text:p>
          </table:table-cell>
          <table:table-cell table:formula="of:=SUM([.G93:.M93])" office:value-type="float" office:value="4249994" calcext:value-type="float">
            <text:p>4249994</text:p>
          </table:table-cell>
          <table:table-cell table:formula="of:=[.G93]*VLOOKUP(NUMBERVALUE(RIGHT([.G$1];4));[$'salary-percopy'.$A$1:.$B$7];2)+[.H93]*VLOOKUP(NUMBERVALUE(RIGHT([.H$1];4));[$'salary-percopy'.$A$1:.$B$7];2)+[.I93]*VLOOKUP(NUMBERVALUE(RIGHT([.I$1];4));[$'salary-percopy'.$A$1:.$B$7];2)+[.J93]*VLOOKUP(NUMBERVALUE(RIGHT([.J$1];4));[$'salary-percopy'.$A$1:.$B$7];2)+[.K93]*VLOOKUP(NUMBERVALUE(RIGHT([.K$1];4));[$'salary-percopy'.$A$1:.$B$7];2)+[.L93]*VLOOKUP(NUMBERVALUE(RIGHT([.L$1];4));[$'salary-percopy'.$A$1:.$B$7];2)+[.M93]*VLOOKUP(NUMBERVALUE(RIGHT([.M$1];4));[$'salary-percopy'.$A$1:.$B$7];2)" office:value-type="float" office:value="679587225" calcext:value-type="float">
            <text:p>679587225</text:p>
          </table:table-cell>
          <table:table-cell table:formula="of:=IF([.G93]&gt;500000;[.G93]*0.1*VLOOKUP(NUMBERVALUE(RIGHT([.G$1];4));[$'salary-percopy'.$A$1:.$B$7];2))+IF([.H93]&gt;500000;[.H93]*0.1*VLOOKUP(NUMBERVALUE(RIGHT([.H$1];4));[$'salary-percopy'.$A$1:.$B$7];2))+IF([.I93]&gt;500000;[.I93]*0.1*VLOOKUP(NUMBERVALUE(RIGHT([.I$1];4));[$'salary-percopy'.$A$1:.$B$7];2))+IF([.J93]&gt;500000;[.J93]*0.1*VLOOKUP(NUMBERVALUE(RIGHT([.J$1];4));[$'salary-percopy'.$A$1:.$B$7];2))+IF([.K93]&gt;500000;[.K93]*0.1*VLOOKUP(NUMBERVALUE(RIGHT([.K$1];4));[$'salary-percopy'.$A$1:.$B$7];2))+IF([.L93]&gt;500000;[.L93]*0.1*VLOOKUP(NUMBERVALUE(RIGHT([.L$1];4));[$'salary-percopy'.$A$1:.$B$7];2))+IF([.M93]&gt;500000;[.M93]*0.1*VLOOKUP(NUMBERVALUE(RIGHT([.M$1];4));[$'salary-percopy'.$A$1:.$B$7];2))" office:value-type="float" office:value="58660882.5" calcext:value-type="float">
            <text:p>58660883</text:p>
          </table:table-cell>
          <table:table-cell table:formula="of:=[.O93]+[.P93]" office:value-type="float" office:value="738248107.5" calcext:value-type="float">
            <text:p>7382481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kyler Webb</text:p>
          </table:table-cell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94]&gt;NUMBERVALUE(RIGHT([.G$1];4));0;RANDBETWEEN(1000;1000000))" office:value-type="float" office:value="345451" calcext:value-type="float">
            <text:p>345451</text:p>
          </table:table-cell>
          <table:table-cell table:formula="of:=IF([.$F94]&gt;NUMBERVALUE(RIGHT([.H$1];4));0;RANDBETWEEN(1000;1000000))" office:value-type="float" office:value="369853" calcext:value-type="float">
            <text:p>369853</text:p>
          </table:table-cell>
          <table:table-cell table:formula="of:=IF([.$F94]&gt;NUMBERVALUE(RIGHT([.I$1];4));0;RANDBETWEEN(1000;1000000))" office:value-type="float" office:value="386452" calcext:value-type="float">
            <text:p>386452</text:p>
          </table:table-cell>
          <table:table-cell table:formula="of:=IF([.$F94]&gt;NUMBERVALUE(RIGHT([.J$1];4));0;RANDBETWEEN(1000;1000000))" office:value-type="float" office:value="618795" calcext:value-type="float">
            <text:p>618795</text:p>
          </table:table-cell>
          <table:table-cell table:formula="of:=IF([.$F94]&gt;NUMBERVALUE(RIGHT([.K$1];4));0;RANDBETWEEN(1000;1000000))" office:value-type="float" office:value="82113" calcext:value-type="float">
            <text:p>82113</text:p>
          </table:table-cell>
          <table:table-cell table:formula="of:=IF([.$F94]&gt;NUMBERVALUE(RIGHT([.L$1];4));0;RANDBETWEEN(1000;1000000))" office:value-type="float" office:value="864041" calcext:value-type="float">
            <text:p>864041</text:p>
          </table:table-cell>
          <table:table-cell table:formula="of:=IF([.$F94]&gt;NUMBERVALUE(RIGHT([.M$1];4));0;RANDBETWEEN(1000;1000000))" office:value-type="float" office:value="147471" calcext:value-type="float">
            <text:p>147471</text:p>
          </table:table-cell>
          <table:table-cell table:formula="of:=SUM([.G94:.M94])" office:value-type="float" office:value="2814176" calcext:value-type="float">
            <text:p>2814176</text:p>
          </table:table-cell>
          <table:table-cell table:formula="of:=[.G94]*VLOOKUP(NUMBERVALUE(RIGHT([.G$1];4));[$'salary-percopy'.$A$1:.$B$7];2)+[.H94]*VLOOKUP(NUMBERVALUE(RIGHT([.H$1];4));[$'salary-percopy'.$A$1:.$B$7];2)+[.I94]*VLOOKUP(NUMBERVALUE(RIGHT([.I$1];4));[$'salary-percopy'.$A$1:.$B$7];2)+[.J94]*VLOOKUP(NUMBERVALUE(RIGHT([.J$1];4));[$'salary-percopy'.$A$1:.$B$7];2)+[.K94]*VLOOKUP(NUMBERVALUE(RIGHT([.K$1];4));[$'salary-percopy'.$A$1:.$B$7];2)+[.L94]*VLOOKUP(NUMBERVALUE(RIGHT([.L$1];4));[$'salary-percopy'.$A$1:.$B$7];2)+[.M94]*VLOOKUP(NUMBERVALUE(RIGHT([.M$1];4));[$'salary-percopy'.$A$1:.$B$7];2)" office:value-type="float" office:value="411535465" calcext:value-type="float">
            <text:p>411535465</text:p>
          </table:table-cell>
          <table:table-cell table:formula="of:=IF([.G94]&gt;500000;[.G94]*0.1*VLOOKUP(NUMBERVALUE(RIGHT([.G$1];4));[$'salary-percopy'.$A$1:.$B$7];2))+IF([.H94]&gt;500000;[.H94]*0.1*VLOOKUP(NUMBERVALUE(RIGHT([.H$1];4));[$'salary-percopy'.$A$1:.$B$7];2))+IF([.I94]&gt;500000;[.I94]*0.1*VLOOKUP(NUMBERVALUE(RIGHT([.I$1];4));[$'salary-percopy'.$A$1:.$B$7];2))+IF([.J94]&gt;500000;[.J94]*0.1*VLOOKUP(NUMBERVALUE(RIGHT([.J$1];4));[$'salary-percopy'.$A$1:.$B$7];2))+IF([.K94]&gt;500000;[.K94]*0.1*VLOOKUP(NUMBERVALUE(RIGHT([.K$1];4));[$'salary-percopy'.$A$1:.$B$7];2))+IF([.L94]&gt;500000;[.L94]*0.1*VLOOKUP(NUMBERVALUE(RIGHT([.L$1];4));[$'salary-percopy'.$A$1:.$B$7];2))+IF([.M94]&gt;500000;[.M94]*0.1*VLOOKUP(NUMBERVALUE(RIGHT([.M$1];4));[$'salary-percopy'.$A$1:.$B$7];2))" office:value-type="float" office:value="24647888.5" calcext:value-type="float">
            <text:p>24647889</text:p>
          </table:table-cell>
          <table:table-cell table:formula="of:=[.O94]+[.P94]" office:value-type="float" office:value="436183353.5" calcext:value-type="float">
            <text:p>4361833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lan Deleon</text:p>
          </table:table-cell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5]&gt;NUMBERVALUE(RIGHT([.G$1];4));0;RANDBETWEEN(1000;1000000))" office:value-type="float" office:value="0" calcext:value-type="float">
            <text:p>0</text:p>
          </table:table-cell>
          <table:table-cell table:formula="of:=IF([.$F95]&gt;NUMBERVALUE(RIGHT([.H$1];4));0;RANDBETWEEN(1000;1000000))" office:value-type="float" office:value="0" calcext:value-type="float">
            <text:p>0</text:p>
          </table:table-cell>
          <table:table-cell table:formula="of:=IF([.$F95]&gt;NUMBERVALUE(RIGHT([.I$1];4));0;RANDBETWEEN(1000;1000000))" office:value-type="float" office:value="267693" calcext:value-type="float">
            <text:p>267693</text:p>
          </table:table-cell>
          <table:table-cell table:formula="of:=IF([.$F95]&gt;NUMBERVALUE(RIGHT([.J$1];4));0;RANDBETWEEN(1000;1000000))" office:value-type="float" office:value="798074" calcext:value-type="float">
            <text:p>798074</text:p>
          </table:table-cell>
          <table:table-cell table:formula="of:=IF([.$F95]&gt;NUMBERVALUE(RIGHT([.K$1];4));0;RANDBETWEEN(1000;1000000))" office:value-type="float" office:value="211730" calcext:value-type="float">
            <text:p>211730</text:p>
          </table:table-cell>
          <table:table-cell table:formula="of:=IF([.$F95]&gt;NUMBERVALUE(RIGHT([.L$1];4));0;RANDBETWEEN(1000;1000000))" office:value-type="float" office:value="728339" calcext:value-type="float">
            <text:p>728339</text:p>
          </table:table-cell>
          <table:table-cell table:formula="of:=IF([.$F95]&gt;NUMBERVALUE(RIGHT([.M$1];4));0;RANDBETWEEN(1000;1000000))" office:value-type="float" office:value="658401" calcext:value-type="float">
            <text:p>658401</text:p>
          </table:table-cell>
          <table:table-cell table:formula="of:=SUM([.G95:.M95])" office:value-type="float" office:value="2664237" calcext:value-type="float">
            <text:p>2664237</text:p>
          </table:table-cell>
          <table:table-cell table:formula="of:=[.G95]*VLOOKUP(NUMBERVALUE(RIGHT([.G$1];4));[$'salary-percopy'.$A$1:.$B$7];2)+[.H95]*VLOOKUP(NUMBERVALUE(RIGHT([.H$1];4));[$'salary-percopy'.$A$1:.$B$7];2)+[.I95]*VLOOKUP(NUMBERVALUE(RIGHT([.I$1];4));[$'salary-percopy'.$A$1:.$B$7];2)+[.J95]*VLOOKUP(NUMBERVALUE(RIGHT([.J$1];4));[$'salary-percopy'.$A$1:.$B$7];2)+[.K95]*VLOOKUP(NUMBERVALUE(RIGHT([.K$1];4));[$'salary-percopy'.$A$1:.$B$7];2)+[.L95]*VLOOKUP(NUMBERVALUE(RIGHT([.L$1];4));[$'salary-percopy'.$A$1:.$B$7];2)+[.M95]*VLOOKUP(NUMBERVALUE(RIGHT([.M$1];4));[$'salary-percopy'.$A$1:.$B$7];2)" office:value-type="float" office:value="446270535" calcext:value-type="float">
            <text:p>446270535</text:p>
          </table:table-cell>
          <table:table-cell table:formula="of:=IF([.G95]&gt;500000;[.G95]*0.1*VLOOKUP(NUMBERVALUE(RIGHT([.G$1];4));[$'salary-percopy'.$A$1:.$B$7];2))+IF([.H95]&gt;500000;[.H95]*0.1*VLOOKUP(NUMBERVALUE(RIGHT([.H$1];4));[$'salary-percopy'.$A$1:.$B$7];2))+IF([.I95]&gt;500000;[.I95]*0.1*VLOOKUP(NUMBERVALUE(RIGHT([.I$1];4));[$'salary-percopy'.$A$1:.$B$7];2))+IF([.J95]&gt;500000;[.J95]*0.1*VLOOKUP(NUMBERVALUE(RIGHT([.J$1];4));[$'salary-percopy'.$A$1:.$B$7];2))+IF([.K95]&gt;500000;[.K95]*0.1*VLOOKUP(NUMBERVALUE(RIGHT([.K$1];4));[$'salary-percopy'.$A$1:.$B$7];2))+IF([.L95]&gt;500000;[.L95]*0.1*VLOOKUP(NUMBERVALUE(RIGHT([.L$1];4));[$'salary-percopy'.$A$1:.$B$7];2))+IF([.M95]&gt;500000;[.M95]*0.1*VLOOKUP(NUMBERVALUE(RIGHT([.M$1];4));[$'salary-percopy'.$A$1:.$B$7];2))" office:value-type="float" office:value="37815327.5" calcext:value-type="float">
            <text:p>37815328</text:p>
          </table:table-cell>
          <table:table-cell table:formula="of:=[.O95]+[.P95]" office:value-type="float" office:value="484085862.5" calcext:value-type="float">
            <text:p>4840858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ucker Proctor</text:p>
          </table:table-cell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96]&gt;NUMBERVALUE(RIGHT([.G$1];4));0;RANDBETWEEN(1000;1000000))" office:value-type="float" office:value="0" calcext:value-type="float">
            <text:p>0</text:p>
          </table:table-cell>
          <table:table-cell table:formula="of:=IF([.$F96]&gt;NUMBERVALUE(RIGHT([.H$1];4));0;RANDBETWEEN(1000;1000000))" office:value-type="float" office:value="0" calcext:value-type="float">
            <text:p>0</text:p>
          </table:table-cell>
          <table:table-cell table:formula="of:=IF([.$F96]&gt;NUMBERVALUE(RIGHT([.I$1];4));0;RANDBETWEEN(1000;1000000))" office:value-type="float" office:value="0" calcext:value-type="float">
            <text:p>0</text:p>
          </table:table-cell>
          <table:table-cell table:formula="of:=IF([.$F96]&gt;NUMBERVALUE(RIGHT([.J$1];4));0;RANDBETWEEN(1000;1000000))" office:value-type="float" office:value="0" calcext:value-type="float">
            <text:p>0</text:p>
          </table:table-cell>
          <table:table-cell table:formula="of:=IF([.$F96]&gt;NUMBERVALUE(RIGHT([.K$1];4));0;RANDBETWEEN(1000;1000000))" office:value-type="float" office:value="292149" calcext:value-type="float">
            <text:p>292149</text:p>
          </table:table-cell>
          <table:table-cell table:formula="of:=IF([.$F96]&gt;NUMBERVALUE(RIGHT([.L$1];4));0;RANDBETWEEN(1000;1000000))" office:value-type="float" office:value="894513" calcext:value-type="float">
            <text:p>894513</text:p>
          </table:table-cell>
          <table:table-cell table:formula="of:=IF([.$F96]&gt;NUMBERVALUE(RIGHT([.M$1];4));0;RANDBETWEEN(1000;1000000))" office:value-type="float" office:value="491292" calcext:value-type="float">
            <text:p>491292</text:p>
          </table:table-cell>
          <table:table-cell table:formula="of:=SUM([.G96:.M96])" office:value-type="float" office:value="1677954" calcext:value-type="float">
            <text:p>1677954</text:p>
          </table:table-cell>
          <table:table-cell table:formula="of:=[.G96]*VLOOKUP(NUMBERVALUE(RIGHT([.G$1];4));[$'salary-percopy'.$A$1:.$B$7];2)+[.H96]*VLOOKUP(NUMBERVALUE(RIGHT([.H$1];4));[$'salary-percopy'.$A$1:.$B$7];2)+[.I96]*VLOOKUP(NUMBERVALUE(RIGHT([.I$1];4));[$'salary-percopy'.$A$1:.$B$7];2)+[.J96]*VLOOKUP(NUMBERVALUE(RIGHT([.J$1];4));[$'salary-percopy'.$A$1:.$B$7];2)+[.K96]*VLOOKUP(NUMBERVALUE(RIGHT([.K$1];4));[$'salary-percopy'.$A$1:.$B$7];2)+[.L96]*VLOOKUP(NUMBERVALUE(RIGHT([.L$1];4));[$'salary-percopy'.$A$1:.$B$7];2)+[.M96]*VLOOKUP(NUMBERVALUE(RIGHT([.M$1];4));[$'salary-percopy'.$A$1:.$B$7];2)" office:value-type="float" office:value="313408635" calcext:value-type="float">
            <text:p>313408635</text:p>
          </table:table-cell>
          <table:table-cell table:formula="of:=IF([.G96]&gt;500000;[.G96]*0.1*VLOOKUP(NUMBERVALUE(RIGHT([.G$1];4));[$'salary-percopy'.$A$1:.$B$7];2))+IF([.H96]&gt;500000;[.H96]*0.1*VLOOKUP(NUMBERVALUE(RIGHT([.H$1];4));[$'salary-percopy'.$A$1:.$B$7];2))+IF([.I96]&gt;500000;[.I96]*0.1*VLOOKUP(NUMBERVALUE(RIGHT([.I$1];4));[$'salary-percopy'.$A$1:.$B$7];2))+IF([.J96]&gt;500000;[.J96]*0.1*VLOOKUP(NUMBERVALUE(RIGHT([.J$1];4));[$'salary-percopy'.$A$1:.$B$7];2))+IF([.K96]&gt;500000;[.K96]*0.1*VLOOKUP(NUMBERVALUE(RIGHT([.K$1];4));[$'salary-percopy'.$A$1:.$B$7];2))+IF([.L96]&gt;500000;[.L96]*0.1*VLOOKUP(NUMBERVALUE(RIGHT([.L$1];4));[$'salary-percopy'.$A$1:.$B$7];2))+IF([.M96]&gt;500000;[.M96]*0.1*VLOOKUP(NUMBERVALUE(RIGHT([.M$1];4));[$'salary-percopy'.$A$1:.$B$7];2))" office:value-type="float" office:value="16548490.5" calcext:value-type="float">
            <text:p>16548491</text:p>
          </table:table-cell>
          <table:table-cell table:formula="of:=[.O96]+[.P96]" office:value-type="float" office:value="329957125.5" calcext:value-type="float">
            <text:p>3299571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yrese Forbes</text:p>
          </table:table-cell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97]&gt;NUMBERVALUE(RIGHT([.G$1];4));0;RANDBETWEEN(1000;1000000))" office:value-type="float" office:value="0" calcext:value-type="float">
            <text:p>0</text:p>
          </table:table-cell>
          <table:table-cell table:formula="of:=IF([.$F97]&gt;NUMBERVALUE(RIGHT([.H$1];4));0;RANDBETWEEN(1000;1000000))" office:value-type="float" office:value="0" calcext:value-type="float">
            <text:p>0</text:p>
          </table:table-cell>
          <table:table-cell table:formula="of:=IF([.$F97]&gt;NUMBERVALUE(RIGHT([.I$1];4));0;RANDBETWEEN(1000;1000000))" office:value-type="float" office:value="0" calcext:value-type="float">
            <text:p>0</text:p>
          </table:table-cell>
          <table:table-cell table:formula="of:=IF([.$F97]&gt;NUMBERVALUE(RIGHT([.J$1];4));0;RANDBETWEEN(1000;1000000))" office:value-type="float" office:value="688741" calcext:value-type="float">
            <text:p>688741</text:p>
          </table:table-cell>
          <table:table-cell table:formula="of:=IF([.$F97]&gt;NUMBERVALUE(RIGHT([.K$1];4));0;RANDBETWEEN(1000;1000000))" office:value-type="float" office:value="606150" calcext:value-type="float">
            <text:p>606150</text:p>
          </table:table-cell>
          <table:table-cell table:formula="of:=IF([.$F97]&gt;NUMBERVALUE(RIGHT([.L$1];4));0;RANDBETWEEN(1000;1000000))" office:value-type="float" office:value="684410" calcext:value-type="float">
            <text:p>684410</text:p>
          </table:table-cell>
          <table:table-cell table:formula="of:=IF([.$F97]&gt;NUMBERVALUE(RIGHT([.M$1];4));0;RANDBETWEEN(1000;1000000))" office:value-type="float" office:value="335209" calcext:value-type="float">
            <text:p>335209</text:p>
          </table:table-cell>
          <table:table-cell table:formula="of:=SUM([.G97:.M97])" office:value-type="float" office:value="2314510" calcext:value-type="float">
            <text:p>2314510</text:p>
          </table:table-cell>
          <table:table-cell table:formula="of:=[.G97]*VLOOKUP(NUMBERVALUE(RIGHT([.G$1];4));[$'salary-percopy'.$A$1:.$B$7];2)+[.H97]*VLOOKUP(NUMBERVALUE(RIGHT([.H$1];4));[$'salary-percopy'.$A$1:.$B$7];2)+[.I97]*VLOOKUP(NUMBERVALUE(RIGHT([.I$1];4));[$'salary-percopy'.$A$1:.$B$7];2)+[.J97]*VLOOKUP(NUMBERVALUE(RIGHT([.J$1];4));[$'salary-percopy'.$A$1:.$B$7];2)+[.K97]*VLOOKUP(NUMBERVALUE(RIGHT([.K$1];4));[$'salary-percopy'.$A$1:.$B$7];2)+[.L97]*VLOOKUP(NUMBERVALUE(RIGHT([.L$1];4));[$'salary-percopy'.$A$1:.$B$7];2)+[.M97]*VLOOKUP(NUMBERVALUE(RIGHT([.M$1];4));[$'salary-percopy'.$A$1:.$B$7];2)" office:value-type="float" office:value="393126890" calcext:value-type="float">
            <text:p>393126890</text:p>
          </table:table-cell>
          <table:table-cell table:formula="of:=IF([.G97]&gt;500000;[.G97]*0.1*VLOOKUP(NUMBERVALUE(RIGHT([.G$1];4));[$'salary-percopy'.$A$1:.$B$7];2))+IF([.H97]&gt;500000;[.H97]*0.1*VLOOKUP(NUMBERVALUE(RIGHT([.H$1];4));[$'salary-percopy'.$A$1:.$B$7];2))+IF([.I97]&gt;500000;[.I97]*0.1*VLOOKUP(NUMBERVALUE(RIGHT([.I$1];4));[$'salary-percopy'.$A$1:.$B$7];2))+IF([.J97]&gt;500000;[.J97]*0.1*VLOOKUP(NUMBERVALUE(RIGHT([.J$1];4));[$'salary-percopy'.$A$1:.$B$7];2))+IF([.K97]&gt;500000;[.K97]*0.1*VLOOKUP(NUMBERVALUE(RIGHT([.K$1];4));[$'salary-percopy'.$A$1:.$B$7];2))+IF([.L97]&gt;500000;[.L97]*0.1*VLOOKUP(NUMBERVALUE(RIGHT([.L$1];4));[$'salary-percopy'.$A$1:.$B$7];2))+IF([.M97]&gt;500000;[.M97]*0.1*VLOOKUP(NUMBERVALUE(RIGHT([.M$1];4));[$'salary-percopy'.$A$1:.$B$7];2))" office:value-type="float" office:value="32608509" calcext:value-type="float">
            <text:p>32608509</text:p>
          </table:table-cell>
          <table:table-cell table:formula="of:=[.O97]+[.P97]" office:value-type="float" office:value="425735399" calcext:value-type="float">
            <text:p>4257353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riel Cruz</text:p>
          </table:table-cell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8]&gt;NUMBERVALUE(RIGHT([.G$1];4));0;RANDBETWEEN(1000;1000000))" office:value-type="float" office:value="0" calcext:value-type="float">
            <text:p>0</text:p>
          </table:table-cell>
          <table:table-cell table:formula="of:=IF([.$F98]&gt;NUMBERVALUE(RIGHT([.H$1];4));0;RANDBETWEEN(1000;1000000))" office:value-type="float" office:value="0" calcext:value-type="float">
            <text:p>0</text:p>
          </table:table-cell>
          <table:table-cell table:formula="of:=IF([.$F98]&gt;NUMBERVALUE(RIGHT([.I$1];4));0;RANDBETWEEN(1000;1000000))" office:value-type="float" office:value="875602" calcext:value-type="float">
            <text:p>875602</text:p>
          </table:table-cell>
          <table:table-cell table:formula="of:=IF([.$F98]&gt;NUMBERVALUE(RIGHT([.J$1];4));0;RANDBETWEEN(1000;1000000))" office:value-type="float" office:value="654373" calcext:value-type="float">
            <text:p>654373</text:p>
          </table:table-cell>
          <table:table-cell table:formula="of:=IF([.$F98]&gt;NUMBERVALUE(RIGHT([.K$1];4));0;RANDBETWEEN(1000;1000000))" office:value-type="float" office:value="600031" calcext:value-type="float">
            <text:p>600031</text:p>
          </table:table-cell>
          <table:table-cell table:formula="of:=IF([.$F98]&gt;NUMBERVALUE(RIGHT([.L$1];4));0;RANDBETWEEN(1000;1000000))" office:value-type="float" office:value="230634" calcext:value-type="float">
            <text:p>230634</text:p>
          </table:table-cell>
          <table:table-cell table:formula="of:=IF([.$F98]&gt;NUMBERVALUE(RIGHT([.M$1];4));0;RANDBETWEEN(1000;1000000))" office:value-type="float" office:value="117927" calcext:value-type="float">
            <text:p>117927</text:p>
          </table:table-cell>
          <table:table-cell table:formula="of:=SUM([.G98:.M98])" office:value-type="float" office:value="2478567" calcext:value-type="float">
            <text:p>2478567</text:p>
          </table:table-cell>
          <table:table-cell table:formula="of:=[.G98]*VLOOKUP(NUMBERVALUE(RIGHT([.G$1];4));[$'salary-percopy'.$A$1:.$B$7];2)+[.H98]*VLOOKUP(NUMBERVALUE(RIGHT([.H$1];4));[$'salary-percopy'.$A$1:.$B$7];2)+[.I98]*VLOOKUP(NUMBERVALUE(RIGHT([.I$1];4));[$'salary-percopy'.$A$1:.$B$7];2)+[.J98]*VLOOKUP(NUMBERVALUE(RIGHT([.J$1];4));[$'salary-percopy'.$A$1:.$B$7];2)+[.K98]*VLOOKUP(NUMBERVALUE(RIGHT([.K$1];4));[$'salary-percopy'.$A$1:.$B$7];2)+[.L98]*VLOOKUP(NUMBERVALUE(RIGHT([.L$1];4));[$'salary-percopy'.$A$1:.$B$7];2)+[.M98]*VLOOKUP(NUMBERVALUE(RIGHT([.M$1];4));[$'salary-percopy'.$A$1:.$B$7];2)" office:value-type="float" office:value="364942420" calcext:value-type="float">
            <text:p>364942420</text:p>
          </table:table-cell>
          <table:table-cell table:formula="of:=IF([.G98]&gt;500000;[.G98]*0.1*VLOOKUP(NUMBERVALUE(RIGHT([.G$1];4));[$'salary-percopy'.$A$1:.$B$7];2))+IF([.H98]&gt;500000;[.H98]*0.1*VLOOKUP(NUMBERVALUE(RIGHT([.H$1];4));[$'salary-percopy'.$A$1:.$B$7];2))+IF([.I98]&gt;500000;[.I98]*0.1*VLOOKUP(NUMBERVALUE(RIGHT([.I$1];4));[$'salary-percopy'.$A$1:.$B$7];2))+IF([.J98]&gt;500000;[.J98]*0.1*VLOOKUP(NUMBERVALUE(RIGHT([.J$1];4));[$'salary-percopy'.$A$1:.$B$7];2))+IF([.K98]&gt;500000;[.K98]*0.1*VLOOKUP(NUMBERVALUE(RIGHT([.K$1];4));[$'salary-percopy'.$A$1:.$B$7];2))+IF([.L98]&gt;500000;[.L98]*0.1*VLOOKUP(NUMBERVALUE(RIGHT([.L$1];4));[$'salary-percopy'.$A$1:.$B$7];2))+IF([.M98]&gt;500000;[.M98]*0.1*VLOOKUP(NUMBERVALUE(RIGHT([.M$1];4));[$'salary-percopy'.$A$1:.$B$7];2))" office:value-type="float" office:value="29868973" calcext:value-type="float">
            <text:p>29868973</text:p>
          </table:table-cell>
          <table:table-cell table:formula="of:=[.O98]+[.P98]" office:value-type="float" office:value="394811393" calcext:value-type="float">
            <text:p>3948113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eria Mueller</text:p>
          </table:table-cell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99]&gt;NUMBERVALUE(RIGHT([.G$1];4));0;RANDBETWEEN(1000;1000000))" office:value-type="float" office:value="0" calcext:value-type="float">
            <text:p>0</text:p>
          </table:table-cell>
          <table:table-cell table:formula="of:=IF([.$F99]&gt;NUMBERVALUE(RIGHT([.H$1];4));0;RANDBETWEEN(1000;1000000))" office:value-type="float" office:value="479141" calcext:value-type="float">
            <text:p>479141</text:p>
          </table:table-cell>
          <table:table-cell table:formula="of:=IF([.$F99]&gt;NUMBERVALUE(RIGHT([.I$1];4));0;RANDBETWEEN(1000;1000000))" office:value-type="float" office:value="552737" calcext:value-type="float">
            <text:p>552737</text:p>
          </table:table-cell>
          <table:table-cell table:formula="of:=IF([.$F99]&gt;NUMBERVALUE(RIGHT([.J$1];4));0;RANDBETWEEN(1000;1000000))" office:value-type="float" office:value="579012" calcext:value-type="float">
            <text:p>579012</text:p>
          </table:table-cell>
          <table:table-cell table:formula="of:=IF([.$F99]&gt;NUMBERVALUE(RIGHT([.K$1];4));0;RANDBETWEEN(1000;1000000))" office:value-type="float" office:value="451066" calcext:value-type="float">
            <text:p>451066</text:p>
          </table:table-cell>
          <table:table-cell table:formula="of:=IF([.$F99]&gt;NUMBERVALUE(RIGHT([.L$1];4));0;RANDBETWEEN(1000;1000000))" office:value-type="float" office:value="529323" calcext:value-type="float">
            <text:p>529323</text:p>
          </table:table-cell>
          <table:table-cell table:formula="of:=IF([.$F99]&gt;NUMBERVALUE(RIGHT([.M$1];4));0;RANDBETWEEN(1000;1000000))" office:value-type="float" office:value="957339" calcext:value-type="float">
            <text:p>957339</text:p>
          </table:table-cell>
          <table:table-cell table:formula="of:=SUM([.G99:.M99])" office:value-type="float" office:value="3548618" calcext:value-type="float">
            <text:p>3548618</text:p>
          </table:table-cell>
          <table:table-cell table:formula="of:=[.G99]*VLOOKUP(NUMBERVALUE(RIGHT([.G$1];4));[$'salary-percopy'.$A$1:.$B$7];2)+[.H99]*VLOOKUP(NUMBERVALUE(RIGHT([.H$1];4));[$'salary-percopy'.$A$1:.$B$7];2)+[.I99]*VLOOKUP(NUMBERVALUE(RIGHT([.I$1];4));[$'salary-percopy'.$A$1:.$B$7];2)+[.J99]*VLOOKUP(NUMBERVALUE(RIGHT([.J$1];4));[$'salary-percopy'.$A$1:.$B$7];2)+[.K99]*VLOOKUP(NUMBERVALUE(RIGHT([.K$1];4));[$'salary-percopy'.$A$1:.$B$7];2)+[.L99]*VLOOKUP(NUMBERVALUE(RIGHT([.L$1];4));[$'salary-percopy'.$A$1:.$B$7];2)+[.M99]*VLOOKUP(NUMBERVALUE(RIGHT([.M$1];4));[$'salary-percopy'.$A$1:.$B$7];2)" office:value-type="float" office:value="566169405" calcext:value-type="float">
            <text:p>566169405</text:p>
          </table:table-cell>
          <table:table-cell table:formula="of:=IF([.G99]&gt;500000;[.G99]*0.1*VLOOKUP(NUMBERVALUE(RIGHT([.G$1];4));[$'salary-percopy'.$A$1:.$B$7];2))+IF([.H99]&gt;500000;[.H99]*0.1*VLOOKUP(NUMBERVALUE(RIGHT([.H$1];4));[$'salary-percopy'.$A$1:.$B$7];2))+IF([.I99]&gt;500000;[.I99]*0.1*VLOOKUP(NUMBERVALUE(RIGHT([.I$1];4));[$'salary-percopy'.$A$1:.$B$7];2))+IF([.J99]&gt;500000;[.J99]*0.1*VLOOKUP(NUMBERVALUE(RIGHT([.J$1];4));[$'salary-percopy'.$A$1:.$B$7];2))+IF([.K99]&gt;500000;[.K99]*0.1*VLOOKUP(NUMBERVALUE(RIGHT([.K$1];4));[$'salary-percopy'.$A$1:.$B$7];2))+IF([.L99]&gt;500000;[.L99]*0.1*VLOOKUP(NUMBERVALUE(RIGHT([.L$1];4));[$'salary-percopy'.$A$1:.$B$7];2))+IF([.M99]&gt;500000;[.M99]*0.1*VLOOKUP(NUMBERVALUE(RIGHT([.M$1];4));[$'salary-percopy'.$A$1:.$B$7];2))" office:value-type="float" office:value="43678267.5" calcext:value-type="float">
            <text:p>43678268</text:p>
          </table:table-cell>
          <table:table-cell table:formula="of:=[.O99]+[.P99]" office:value-type="float" office:value="609847672.5" calcext:value-type="float">
            <text:p>6098476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eston Blackwell</text:p>
          </table:table-cell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100]&gt;NUMBERVALUE(RIGHT([.G$1];4));0;RANDBETWEEN(1000;1000000))" office:value-type="float" office:value="0" calcext:value-type="float">
            <text:p>0</text:p>
          </table:table-cell>
          <table:table-cell table:formula="of:=IF([.$F100]&gt;NUMBERVALUE(RIGHT([.H$1];4));0;RANDBETWEEN(1000;1000000))" office:value-type="float" office:value="0" calcext:value-type="float">
            <text:p>0</text:p>
          </table:table-cell>
          <table:table-cell table:formula="of:=IF([.$F100]&gt;NUMBERVALUE(RIGHT([.I$1];4));0;RANDBETWEEN(1000;1000000))" office:value-type="float" office:value="0" calcext:value-type="float">
            <text:p>0</text:p>
          </table:table-cell>
          <table:table-cell table:formula="of:=IF([.$F100]&gt;NUMBERVALUE(RIGHT([.J$1];4));0;RANDBETWEEN(1000;1000000))" office:value-type="float" office:value="0" calcext:value-type="float">
            <text:p>0</text:p>
          </table:table-cell>
          <table:table-cell table:formula="of:=IF([.$F100]&gt;NUMBERVALUE(RIGHT([.K$1];4));0;RANDBETWEEN(1000;1000000))" office:value-type="float" office:value="177020" calcext:value-type="float">
            <text:p>177020</text:p>
          </table:table-cell>
          <table:table-cell table:formula="of:=IF([.$F100]&gt;NUMBERVALUE(RIGHT([.L$1];4));0;RANDBETWEEN(1000;1000000))" office:value-type="float" office:value="682091" calcext:value-type="float">
            <text:p>682091</text:p>
          </table:table-cell>
          <table:table-cell table:formula="of:=IF([.$F100]&gt;NUMBERVALUE(RIGHT([.M$1];4));0;RANDBETWEEN(1000;1000000))" office:value-type="float" office:value="196167" calcext:value-type="float">
            <text:p>196167</text:p>
          </table:table-cell>
          <table:table-cell table:formula="of:=SUM([.G100:.M100])" office:value-type="float" office:value="1055278" calcext:value-type="float">
            <text:p>1055278</text:p>
          </table:table-cell>
          <table:table-cell table:formula="of:=[.G100]*VLOOKUP(NUMBERVALUE(RIGHT([.G$1];4));[$'salary-percopy'.$A$1:.$B$7];2)+[.H100]*VLOOKUP(NUMBERVALUE(RIGHT([.H$1];4));[$'salary-percopy'.$A$1:.$B$7];2)+[.I100]*VLOOKUP(NUMBERVALUE(RIGHT([.I$1];4));[$'salary-percopy'.$A$1:.$B$7];2)+[.J100]*VLOOKUP(NUMBERVALUE(RIGHT([.J$1];4));[$'salary-percopy'.$A$1:.$B$7];2)+[.K100]*VLOOKUP(NUMBERVALUE(RIGHT([.K$1];4));[$'salary-percopy'.$A$1:.$B$7];2)+[.L100]*VLOOKUP(NUMBERVALUE(RIGHT([.L$1];4));[$'salary-percopy'.$A$1:.$B$7];2)+[.M100]*VLOOKUP(NUMBERVALUE(RIGHT([.M$1];4));[$'salary-percopy'.$A$1:.$B$7];2)" office:value-type="float" office:value="195513635" calcext:value-type="float">
            <text:p>195513635</text:p>
          </table:table-cell>
          <table:table-cell table:formula="of:=IF([.G100]&gt;500000;[.G100]*0.1*VLOOKUP(NUMBERVALUE(RIGHT([.G$1];4));[$'salary-percopy'.$A$1:.$B$7];2))+IF([.H100]&gt;500000;[.H100]*0.1*VLOOKUP(NUMBERVALUE(RIGHT([.H$1];4));[$'salary-percopy'.$A$1:.$B$7];2))+IF([.I100]&gt;500000;[.I100]*0.1*VLOOKUP(NUMBERVALUE(RIGHT([.I$1];4));[$'salary-percopy'.$A$1:.$B$7];2))+IF([.J100]&gt;500000;[.J100]*0.1*VLOOKUP(NUMBERVALUE(RIGHT([.J$1];4));[$'salary-percopy'.$A$1:.$B$7];2))+IF([.K100]&gt;500000;[.K100]*0.1*VLOOKUP(NUMBERVALUE(RIGHT([.K$1];4));[$'salary-percopy'.$A$1:.$B$7];2))+IF([.L100]&gt;500000;[.L100]*0.1*VLOOKUP(NUMBERVALUE(RIGHT([.L$1];4));[$'salary-percopy'.$A$1:.$B$7];2))+IF([.M100]&gt;500000;[.M100]*0.1*VLOOKUP(NUMBERVALUE(RIGHT([.M$1];4));[$'salary-percopy'.$A$1:.$B$7];2))" office:value-type="float" office:value="12618683.5" calcext:value-type="float">
            <text:p>12618684</text:p>
          </table:table-cell>
          <table:table-cell table:formula="of:=[.O100]+[.P100]" office:value-type="float" office:value="208132318.5" calcext:value-type="float">
            <text:p>2081323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oie Beck</text:p>
          </table:table-cell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01]&gt;NUMBERVALUE(RIGHT([.G$1];4));0;RANDBETWEEN(1000;1000000))" office:value-type="float" office:value="0" calcext:value-type="float">
            <text:p>0</text:p>
          </table:table-cell>
          <table:table-cell table:formula="of:=IF([.$F101]&gt;NUMBERVALUE(RIGHT([.H$1];4));0;RANDBETWEEN(1000;1000000))" office:value-type="float" office:value="0" calcext:value-type="float">
            <text:p>0</text:p>
          </table:table-cell>
          <table:table-cell table:formula="of:=IF([.$F101]&gt;NUMBERVALUE(RIGHT([.I$1];4));0;RANDBETWEEN(1000;1000000))" office:value-type="float" office:value="0" calcext:value-type="float">
            <text:p>0</text:p>
          </table:table-cell>
          <table:table-cell table:formula="of:=IF([.$F101]&gt;NUMBERVALUE(RIGHT([.J$1];4));0;RANDBETWEEN(1000;1000000))" office:value-type="float" office:value="0" calcext:value-type="float">
            <text:p>0</text:p>
          </table:table-cell>
          <table:table-cell table:formula="of:=IF([.$F101]&gt;NUMBERVALUE(RIGHT([.K$1];4));0;RANDBETWEEN(1000;1000000))" office:value-type="float" office:value="0" calcext:value-type="float">
            <text:p>0</text:p>
          </table:table-cell>
          <table:table-cell table:formula="of:=IF([.$F101]&gt;NUMBERVALUE(RIGHT([.L$1];4));0;RANDBETWEEN(1000;1000000))" office:value-type="float" office:value="0" calcext:value-type="float">
            <text:p>0</text:p>
          </table:table-cell>
          <table:table-cell table:formula="of:=IF([.$F101]&gt;NUMBERVALUE(RIGHT([.M$1];4));0;RANDBETWEEN(1000;1000000))" office:value-type="float" office:value="640083" calcext:value-type="float">
            <text:p>640083</text:p>
          </table:table-cell>
          <table:table-cell table:formula="of:=SUM([.G101:.M101])" office:value-type="float" office:value="640083" calcext:value-type="float">
            <text:p>640083</text:p>
          </table:table-cell>
          <table:table-cell table:formula="of:=[.G101]*VLOOKUP(NUMBERVALUE(RIGHT([.G$1];4));[$'salary-percopy'.$A$1:.$B$7];2)+[.H101]*VLOOKUP(NUMBERVALUE(RIGHT([.H$1];4));[$'salary-percopy'.$A$1:.$B$7];2)+[.I101]*VLOOKUP(NUMBERVALUE(RIGHT([.I$1];4));[$'salary-percopy'.$A$1:.$B$7];2)+[.J101]*VLOOKUP(NUMBERVALUE(RIGHT([.J$1];4));[$'salary-percopy'.$A$1:.$B$7];2)+[.K101]*VLOOKUP(NUMBERVALUE(RIGHT([.K$1];4));[$'salary-percopy'.$A$1:.$B$7];2)+[.L101]*VLOOKUP(NUMBERVALUE(RIGHT([.L$1];4));[$'salary-percopy'.$A$1:.$B$7];2)+[.M101]*VLOOKUP(NUMBERVALUE(RIGHT([.M$1];4));[$'salary-percopy'.$A$1:.$B$7];2)" office:value-type="float" office:value="128016600" calcext:value-type="float">
            <text:p>128016600</text:p>
          </table:table-cell>
          <table:table-cell table:formula="of:=IF([.G101]&gt;500000;[.G101]*0.1*VLOOKUP(NUMBERVALUE(RIGHT([.G$1];4));[$'salary-percopy'.$A$1:.$B$7];2))+IF([.H101]&gt;500000;[.H101]*0.1*VLOOKUP(NUMBERVALUE(RIGHT([.H$1];4));[$'salary-percopy'.$A$1:.$B$7];2))+IF([.I101]&gt;500000;[.I101]*0.1*VLOOKUP(NUMBERVALUE(RIGHT([.I$1];4));[$'salary-percopy'.$A$1:.$B$7];2))+IF([.J101]&gt;500000;[.J101]*0.1*VLOOKUP(NUMBERVALUE(RIGHT([.J$1];4));[$'salary-percopy'.$A$1:.$B$7];2))+IF([.K101]&gt;500000;[.K101]*0.1*VLOOKUP(NUMBERVALUE(RIGHT([.K$1];4));[$'salary-percopy'.$A$1:.$B$7];2))+IF([.L101]&gt;500000;[.L101]*0.1*VLOOKUP(NUMBERVALUE(RIGHT([.L$1];4));[$'salary-percopy'.$A$1:.$B$7];2))+IF([.M101]&gt;500000;[.M101]*0.1*VLOOKUP(NUMBERVALUE(RIGHT([.M$1];4));[$'salary-percopy'.$A$1:.$B$7];2))" office:value-type="float" office:value="12801660" calcext:value-type="float">
            <text:p>12801660</text:p>
          </table:table-cell>
          <table:table-cell table:formula="of:=[.O101]+[.P101]" office:value-type="float" office:value="140818260" calcext:value-type="float">
            <text:p>140818260</text:p>
          </table:table-cell>
        </table:table-row>
      </table:table>
      <table:table table:name="editor-name" table:style-name="ta1">
        <table:table-column table:style-name="co5" table:default-cell-style-name="Default"/>
        <table:table-row table:style-name="ro1">
          <table:table-cell office:value-type="string" calcext:value-type="string">
            <text:p>Winston Wang</text:p>
          </table:table-cell>
        </table:table-row>
        <table:table-row table:style-name="ro1">
          <table:table-cell office:value-type="string" calcext:value-type="string">
            <text:p>Santos Whitehead</text:p>
          </table:table-cell>
        </table:table-row>
        <table:table-row table:style-name="ro1">
          <table:table-cell office:value-type="string" calcext:value-type="string">
            <text:p>Solomon Dunlap</text:p>
          </table:table-cell>
        </table:table-row>
        <table:table-row table:style-name="ro1">
          <table:table-cell office:value-type="string" calcext:value-type="string">
            <text:p>Valentino Stanton</text:p>
          </table:table-cell>
        </table:table-row>
        <table:table-row table:style-name="ro1">
          <table:table-cell office:value-type="string" calcext:value-type="string">
            <text:p>Camden Byrd</text:p>
          </table:table-cell>
        </table:table-row>
        <table:table-row table:style-name="ro1">
          <table:table-cell office:value-type="string" calcext:value-type="string">
            <text:p>Atticus Weeks</text:p>
          </table:table-cell>
        </table:table-row>
        <table:table-row table:style-name="ro1">
          <table:table-cell office:value-type="string" calcext:value-type="string">
            <text:p>Ezra Huerta</text:p>
          </table:table-cell>
        </table:table-row>
        <table:table-row table:style-name="ro1">
          <table:table-cell office:value-type="string" calcext:value-type="string">
            <text:p>Cale Rice</text:p>
          </table:table-cell>
        </table:table-row>
        <table:table-row table:style-name="ro1">
          <table:table-cell office:value-type="string" calcext:value-type="string">
            <text:p>Jovanny Hunt</text:p>
          </table:table-cell>
        </table:table-row>
        <table:table-row table:style-name="ro1">
          <table:table-cell office:value-type="string" calcext:value-type="string">
            <text:p>Ruben Haas</text:p>
          </table:table-cell>
        </table:table-row>
        <table:table-row table:style-name="ro1">
          <table:table-cell office:value-type="string" calcext:value-type="string">
            <text:p>Bronson Riddle</text:p>
          </table:table-cell>
        </table:table-row>
        <table:table-row table:style-name="ro1">
          <table:table-cell office:value-type="string" calcext:value-type="string">
            <text:p>Ivan Valentine</text:p>
          </table:table-cell>
        </table:table-row>
        <table:table-row table:style-name="ro1">
          <table:table-cell office:value-type="string" calcext:value-type="string">
            <text:p>Kayleigh Jenkins</text:p>
          </table:table-cell>
        </table:table-row>
        <table:table-row table:style-name="ro1">
          <table:table-cell office:value-type="string" calcext:value-type="string">
            <text:p>Destiny Wilson</text:p>
          </table:table-cell>
        </table:table-row>
        <table:table-row table:style-name="ro1">
          <table:table-cell office:value-type="string" calcext:value-type="string">
            <text:p>Ada Potts</text:p>
          </table:table-cell>
        </table:table-row>
      </table:table>
      <table:table table:name="novel-titl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</table:table-row>
      </table:table>
      <table:table table:name="salary-percopy" table:style-name="ta1"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main.A1:main.Q101">
          <table:sort>
            <table:sort-by table:field-number="1" table:data-type="automatic"/>
          </table:sort>
        </table:database-range>
        <table:database-range table:name="__Anonymous_Sheet_DB__2" table:target-range-address="'novel-title'.A1:'novel-title'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5:41:20.542155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8:43:17.424158939</meta:creation-date>
    <dc:date>2017-12-10T15:41:44.854609870</dc:date>
    <meta:editing-duration>PT1H55M50S</meta:editing-duration>
    <meta:editing-cycles>10</meta:editing-cycles>
    <meta:generator>LibreOffice/5.3.3.2$Linux_X86_64 LibreOffice_project/3d9a8b4b4e538a85e0782bd6c2d430bafe583448</meta:generator>
    <meta:document-statistic meta:table-count="4" meta:cell-count="1946" meta:object-count="0"/>
  </office:meta>
</office:document-meta>
</file>